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0.5839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294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287in" svg:y="0.4555in">
            <draw:object draw:notify-on-update-of-ranges="Sheet1.A4:Sheet1.A24 Sheet1.B4:Sheet1.B24 Sheet1.C4:Sheet1.C24 Sheet1.D4:Sheet1.D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2701in" svg:y="4.848in">
            <draw:object draw:notify-on-update-of-ranges="Sheet1.A27:Sheet1.A47 Sheet1.B27:Sheet1.B47 Sheet1.C27:Sheet1.C47 Sheet1.D27:Sheet1.D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3457in" svg:y="8.7071in">
            <draw:object draw:notify-on-update-of-ranges="Sheet1.A50:Sheet1.A70 Sheet1.B50:Sheet1.B70 Sheet1.C50:Sheet1.C70 Sheet1.D50:Sheet1.D7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6.3563in" svg:y="12.8642in">
            <draw:object draw:notify-on-update-of-ranges="Sheet1.A73:Sheet1.A93 Sheet1.B73:Sheet1.B93 Sheet1.C73:Sheet1.C93 Sheet1.D73:Sheet1.D9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6.4429in" svg:y="16.9169in">
            <draw:object draw:notify-on-update-of-ranges="Sheet1.A96:Sheet1.A116 Sheet1.B96:Sheet1.B116 Sheet1.C96:Sheet1.C116 Sheet1.D96:Sheet1.D11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6.324in" svg:y="21.074in">
            <draw:object draw:notify-on-update-of-ranges="Sheet1.A119:Sheet1.A139 Sheet1.B119:Sheet1.B139 Sheet1.C119:Sheet1.C139 Sheet1.D119:Sheet1.D1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88in" svg:height="3.5429in" svg:x="6.3567in" svg:y="25.1583in">
            <draw:object draw:notify-on-update-of-ranges="Sheet1.A142:Sheet1.A162 Sheet1.B142:Sheet1.B162 Sheet1.C142:Sheet1.C162 Sheet1.D142:Sheet1.D16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2988in" svg:height="3.5429in" svg:x="6.3134in" svg:y="29.3673in">
            <draw:object draw:notify-on-update-of-ranges="Sheet1.A165:Sheet1.A185 Sheet1.B165:Sheet1.B185 Sheet1.C165:Sheet1.C185 Sheet1.D165:Sheet1.D18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6.2988in" svg:height="3.5429in" svg:x="6.3567in" svg:y="33.3157in">
            <draw:object draw:notify-on-update-of-ranges="Sheet1.A188:Sheet1.A208 Sheet1.B188:Sheet1.B208 Sheet1.C188:Sheet1.C208 Sheet1.D188:Sheet1.D20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6.2988in" svg:height="3.5429in" svg:x="6.6705in" svg:y="37.3787in">
            <draw:object draw:notify-on-update-of-ranges="Sheet1.A211:Sheet1.A231 Sheet1.B211:Sheet1.B231 Sheet1.C211:Sheet1.C231 Sheet1.D211:Sheet1.D23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6.2988in" svg:height="3.5429in" svg:x="6.9299in" svg:y="41.6398in">
            <draw:object draw:notify-on-update-of-ranges="Sheet1.A234:Sheet1.A254 Sheet1.B234:Sheet1.B254 Sheet1.C234:Sheet1.C254 Sheet1.D234:Sheet1.D254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egree of Polynomial</text:p>
          </table:table-cell>
          <table:table-cell office:value-type="string">
            <text:p><text:s/>Lamda</text:p>
          </table:table-cell>
          <table:table-cell office:value-type="string">
            <text:p><text:s/>Training Data</text:p>
          </table:table-cell>
          <table:table-cell office:value-type="string">
            <text:p><text:s/>Testing Data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37.3802121290206">
            <text:p>37.380212129</text:p>
          </table:table-cell>
          <table:table-cell office:value-type="float" office:value="39.0737365241341">
            <text:p>39.07373652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7.83185188577048">
            <text:p>7.8318518858</text:p>
          </table:table-cell>
          <table:table-cell office:value-type="float" office:value="8.56879415131158">
            <text:p>8.56879415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2.96373123266796">
            <text:p>2.9637312327</text:p>
          </table:table-cell>
          <table:table-cell office:value-type="float" office:value="3.38181278835159">
            <text:p>3.381812788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1.46367079886312">
            <text:p>1.4636707989</text:p>
          </table:table-cell>
          <table:table-cell office:value-type="float" office:value="1.72232199961801">
            <text:p>1.722321999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0.862514504259067">
            <text:p>0.8625145043</text:p>
          </table:table-cell>
          <table:table-cell office:value-type="float" office:value="1.02550749205671">
            <text:p>1.02550749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.586276960222553">
            <text:p>0.5862769602</text:p>
          </table:table-cell>
          <table:table-cell office:value-type="float" office:value="0.685497806048705">
            <text:p>0.6854978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.449960340130931">
            <text:p>0.4499603401</text:p>
          </table:table-cell>
          <table:table-cell office:value-type="float" office:value="0.503629655977444">
            <text:p>0.5036296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.381080014088871">
            <text:p>0.3810800141</text:p>
          </table:table-cell>
          <table:table-cell office:value-type="float" office:value="0.400585682450655">
            <text:p>0.40058568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.347273620664548">
            <text:p>0.3472736207</text:p>
          </table:table-cell>
          <table:table-cell office:value-type="float" office:value="0.340207563204876">
            <text:p>0.34020756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32681837828376">
            <text:p>0.3326818378</text:p>
          </table:table-cell>
          <table:table-cell office:value-type="float" office:value="0.304358399711538">
            <text:p>0.304358399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328976714286902">
            <text:p>0.3289767143</text:p>
          </table:table-cell>
          <table:table-cell office:value-type="float" office:value="0.283260873814202">
            <text:p>0.28326087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31549716746259">
            <text:p>0.3315497167</text:p>
          </table:table-cell>
          <table:table-cell office:value-type="float" office:value="0.271340207643674">
            <text:p>0.271340207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337746237461987">
            <text:p>0.3377462375</text:p>
          </table:table-cell>
          <table:table-cell office:value-type="float" office:value="0.265272854903345">
            <text:p>0.26527285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45990036671219">
            <text:p>0.3459900367</text:p>
          </table:table-cell>
          <table:table-cell office:value-type="float" office:value="0.263004762578814">
            <text:p>0.26300476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355324259470713">
            <text:p>0.3553242595</text:p>
          </table:table-cell>
          <table:table-cell office:value-type="float" office:value="0.26322867938238">
            <text:p>0.263228679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365159561371603">
            <text:p>0.3651595614</text:p>
          </table:table-cell>
          <table:table-cell office:value-type="float" office:value="0.265092463536834">
            <text:p>0.26509246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375130502346778">
            <text:p>0.3751305023</text:p>
          </table:table-cell>
          <table:table-cell office:value-type="float" office:value="0.2680297123828">
            <text:p>0.26802971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385010990068444">
            <text:p>0.3850109901</text:p>
          </table:table-cell>
          <table:table-cell office:value-type="float" office:value="0.271658029322946">
            <text:p>0.271658029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394663115022164">
            <text:p>0.394663115</text:p>
          </table:table-cell>
          <table:table-cell office:value-type="float" office:value="0.275716106735307">
            <text:p>0.275716106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404005466001738">
            <text:p>0.404005466</text:p>
          </table:table-cell>
          <table:table-cell office:value-type="float" office:value="0.280023814927658">
            <text:p>0.28002381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412993121123033">
            <text:p>0.4129931211</text:p>
          </table:table-cell>
          <table:table-cell office:value-type="float" office:value="0.284456317050989">
            <text:p>0.284456317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2.90237196759361">
            <text:p>2.9023719676</text:p>
          </table:table-cell>
          <table:table-cell office:value-type="float" office:value="3.40793388202971">
            <text:p>3.4079338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float" office:value="1.64568339365521">
            <text:p>1.6456833937</text:p>
          </table:table-cell>
          <table:table-cell office:value-type="float" office:value="2.00644617612212">
            <text:p>2.00644617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1.03735408876498">
            <text:p>1.0373540888</text:p>
          </table:table-cell>
          <table:table-cell office:value-type="float" office:value="1.30054882764015">
            <text:p>1.30054882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float" office:value="0.715473017414088">
            <text:p>0.7154730174</text:p>
          </table:table-cell>
          <table:table-cell office:value-type="float" office:value="0.90811717027516">
            <text:p>0.90811717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0.536387062275034">
            <text:p>0.5363870623</text:p>
          </table:table-cell>
          <table:table-cell office:value-type="float" office:value="0.675163356841127">
            <text:p>0.67516335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0.435371309068452">
            <text:p>0.4353713091</text:p>
          </table:table-cell>
          <table:table-cell office:value-type="float" office:value="0.530920119564081">
            <text:p>0.53092011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0.381383775172784">
            <text:p>0.3813837752</text:p>
          </table:table-cell>
          <table:table-cell office:value-type="float" office:value="0.440075716425176">
            <text:p>0.44007571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0.362091979505455">
            <text:p>0.3620919795</text:p>
          </table:table-cell>
          <table:table-cell office:value-type="float" office:value="0.38560057746001">
            <text:p>0.38560057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.395858341280478">
            <text:p>0.3958583413</text:p>
          </table:table-cell>
          <table:table-cell office:value-type="float" office:value="0.37224374647156">
            <text:p>0.3722437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.82566778502898">
            <text:p>2.825667785</text:p>
          </table:table-cell>
          <table:table-cell office:value-type="float" office:value="2.11499650619268">
            <text:p>2.11499650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38492476815612">
            <text:p>0.2384924768</text:p>
          </table:table-cell>
          <table:table-cell office:value-type="float" office:value="0.282473707974066">
            <text:p>0.28247370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253830955056799">
            <text:p>0.2538309551</text:p>
          </table:table-cell>
          <table:table-cell office:value-type="float" office:value="0.257858000051366">
            <text:p>0.257858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6784939965551">
            <text:p>0.2678493997</text:p>
          </table:table-cell>
          <table:table-cell office:value-type="float" office:value="0.250848710166073">
            <text:p>0.25084871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79692050829231">
            <text:p>0.2796920508</text:p>
          </table:table-cell>
          <table:table-cell office:value-type="float" office:value="0.247473678309452">
            <text:p>0.24747367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90708652980606">
            <text:p>0.290708653</text:p>
          </table:table-cell>
          <table:table-cell office:value-type="float" office:value="0.246222945870342">
            <text:p>0.24622294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301330786825845">
            <text:p>0.3013307868</text:p>
          </table:table-cell>
          <table:table-cell office:value-type="float" office:value="0.246463863132874">
            <text:p>0.24646386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11673887313565">
            <text:p>0.3116738873</text:p>
          </table:table-cell>
          <table:table-cell office:value-type="float" office:value="0.24778556237218">
            <text:p>0.24778556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321751896110496">
            <text:p>0.3217518961</text:p>
          </table:table-cell>
          <table:table-cell office:value-type="float" office:value="0.249892042320506">
            <text:p>0.24989204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33154999377664">
            <text:p>0.3315499938</text:p>
          </table:table-cell>
          <table:table-cell office:value-type="float" office:value="0.252564110265178">
            <text:p>0.25256411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341049528897646">
            <text:p>0.3410495289</text:p>
          </table:table-cell>
          <table:table-cell office:value-type="float" office:value="0.255637792739196">
            <text:p>0.25563779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350236008286306">
            <text:p>0.3502360083</text:p>
          </table:table-cell>
          <table:table-cell office:value-type="float" office:value="0.258989764361749">
            <text:p>0.258989764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1.63211198062362">
            <text:p>1.6321119806</text:p>
          </table:table-cell>
          <table:table-cell office:value-type="float" office:value="2.0158400666099">
            <text:p>2.0158400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float" office:value="1.0753814795992">
            <text:p>1.0753814796</text:p>
          </table:table-cell>
          <table:table-cell office:value-type="float" office:value="1.37435146944937">
            <text:p>1.37435146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office:value-type="float" office:value="0.759901480987483">
            <text:p>0.759901481</text:p>
          </table:table-cell>
          <table:table-cell office:value-type="float" office:value="0.993396108640805">
            <text:p>0.99339610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float" office:value="0.575063740231512">
            <text:p>0.5750637402</text:p>
          </table:table-cell>
          <table:table-cell office:value-type="float" office:value="0.755839628356755">
            <text:p>0.75583962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float" office:value="0.467304194995166">
            <text:p>0.467304195</text:p>
          </table:table-cell>
          <table:table-cell office:value-type="float" office:value="0.603701885724671">
            <text:p>0.60370188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0.4105818567015">
            <text:p>0.4105818567</text:p>
          </table:table-cell>
          <table:table-cell office:value-type="float" office:value="0.507209242705183">
            <text:p>0.5072092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0.39806190412448">
            <text:p>0.3980619041</text:p>
          </table:table-cell>
          <table:table-cell office:value-type="float" office:value="0.454448566836717">
            <text:p>0.4544485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0.465428993465019">
            <text:p>0.4654289935</text:p>
          </table:table-cell>
          <table:table-cell office:value-type="float" office:value="0.465747031585957">
            <text:p>0.4657470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.46245667630169">
            <text:p>1.4624566763</text:p>
          </table:table-cell>
          <table:table-cell office:value-type="float" office:value="1.18059765824962">
            <text:p>1.18059765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.367332611902658">
            <text:p>0.3673326119</text:p>
          </table:table-cell>
          <table:table-cell office:value-type="float" office:value="0.486373414214147">
            <text:p>0.4863734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149151725204086">
            <text:p>0.0149151725</text:p>
          </table:table-cell>
          <table:table-cell office:value-type="float" office:value="0.0609385824368655">
            <text:p>0.0609385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92124387003408">
            <text:p>0.192124387</text:p>
          </table:table-cell>
          <table:table-cell office:value-type="float" office:value="0.228481660982299">
            <text:p>0.22848166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.211635427039804">
            <text:p>0.211635427</text:p>
          </table:table-cell>
          <table:table-cell office:value-type="float" office:value="0.227349072509933">
            <text:p>0.2273490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25996452179751">
            <text:p>0.2259964522</text:p>
          </table:table-cell>
          <table:table-cell office:value-type="float" office:value="0.225893741995228">
            <text:p>0.225893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238622979576458">
            <text:p>0.2386229796</text:p>
          </table:table-cell>
          <table:table-cell office:value-type="float" office:value="0.225456456009975">
            <text:p>0.2254564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250381150226438">
            <text:p>0.2503811502</text:p>
          </table:table-cell>
          <table:table-cell office:value-type="float" office:value="0.226008755351897">
            <text:p>0.22600875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261583868436632">
            <text:p>0.2615838684</text:p>
          </table:table-cell>
          <table:table-cell office:value-type="float" office:value="0.227380723541715">
            <text:p>0.2273807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272356581545734">
            <text:p>0.2723565815</text:p>
          </table:table-cell>
          <table:table-cell office:value-type="float" office:value="0.229399749463225">
            <text:p>0.2293997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282751454053313">
            <text:p>0.2827514541</text:p>
          </table:table-cell>
          <table:table-cell office:value-type="float" office:value="0.23191650365546">
            <text:p>0.2319165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292790898297516">
            <text:p>0.2927908983</text:p>
          </table:table-cell>
          <table:table-cell office:value-type="float" office:value="0.23480818245178">
            <text:p>0.2348081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302485691187967">
            <text:p>0.3024856912</text:p>
          </table:table-cell>
          <table:table-cell office:value-type="float" office:value="0.237975947511112">
            <text:p>0.237975947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0">
            <text:p>-10</text:p>
          </table:table-cell>
          <table:table-cell office:value-type="float" office:value="1.22046448130269">
            <text:p>1.2204644813</text:p>
          </table:table-cell>
          <table:table-cell office:value-type="float" office:value="1.5532459751955">
            <text:p>1.55324597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 office:value-type="float" office:value="0.861791766836895">
            <text:p>0.8617917668</text:p>
          </table:table-cell>
          <table:table-cell office:value-type="float" office:value="1.13305083562118">
            <text:p>1.13305083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">
            <text:p>-8</text:p>
          </table:table-cell>
          <table:table-cell office:value-type="float" office:value="0.64591193315048">
            <text:p>0.6459119332</text:p>
          </table:table-cell>
          <table:table-cell office:value-type="float" office:value="0.865967888158531">
            <text:p>0.86596788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7">
            <text:p>-7</text:p>
          </table:table-cell>
          <table:table-cell office:value-type="float" office:value="0.516436912516909">
            <text:p>0.5164369125</text:p>
          </table:table-cell>
          <table:table-cell office:value-type="float" office:value="0.692378722363016">
            <text:p>0.69237872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6">
            <text:p>-6</text:p>
          </table:table-cell>
          <table:table-cell office:value-type="float" office:value="0.445320264532297">
            <text:p>0.4453202645</text:p>
          </table:table-cell>
          <table:table-cell office:value-type="float" office:value="0.581240605578217">
            <text:p>0.58124060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office:value-type="float" office:value="0.424232132049307">
            <text:p>0.424232132</text:p>
          </table:table-cell>
          <table:table-cell office:value-type="float" office:value="0.520064282783148">
            <text:p>0.52006428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0.480874697082325">
            <text:p>0.4808746971</text:p>
          </table:table-cell>
          <table:table-cell office:value-type="float" office:value="0.525526485029906">
            <text:p>0.5255264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0.951833381045234">
            <text:p>0.951833381</text:p>
          </table:table-cell>
          <table:table-cell office:value-type="float" office:value="0.855342067633974">
            <text:p>0.85534206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4.77174117074574">
            <text:p>4.7717411707</text:p>
          </table:table-cell>
          <table:table-cell office:value-type="float" office:value="4.39439982865105">
            <text:p>4.39439982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.23922841262484">
            <text:p>0.2392284126</text:p>
          </table:table-cell>
          <table:table-cell office:value-type="float" office:value="0.342906248138894">
            <text:p>0.34290624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449961134856737">
            <text:p>0.0044996113</text:p>
          </table:table-cell>
          <table:table-cell office:value-type="float" office:value="0.0750921722193544">
            <text:p>0.07509217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52400149299299">
            <text:p>0.1524001493</text:p>
          </table:table-cell>
          <table:table-cell office:value-type="float" office:value="0.201538491485685">
            <text:p>0.20153849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173944591409825">
            <text:p>0.1739445914</text:p>
          </table:table-cell>
          <table:table-cell office:value-type="float" office:value="0.206140539875104">
            <text:p>0.2061405399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0.188914451906438">
            <text:p>0.1889144519</text:p>
          </table:table-cell>
          <table:table-cell office:value-type="float" office:value="0.206794192187537">
            <text:p>0.20679419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01889369741019">
            <text:p>0.2018893697</text:p>
          </table:table-cell>
          <table:table-cell office:value-type="float" office:value="0.207397672428181">
            <text:p>0.20739767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213911883994186">
            <text:p>0.213911884</text:p>
          </table:table-cell>
          <table:table-cell office:value-type="float" office:value="0.208516777794936">
            <text:p>0.20851677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225343340642987">
            <text:p>0.2253433406</text:p>
          </table:table-cell>
          <table:table-cell office:value-type="float" office:value="0.210203396576902">
            <text:p>0.21020339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236330926590839">
            <text:p>0.2363309266</text:p>
          </table:table-cell>
          <table:table-cell office:value-type="float" office:value="0.212392197822745">
            <text:p>0.21239219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246939139515751">
            <text:p>0.2469391395</text:p>
          </table:table-cell>
          <table:table-cell office:value-type="float" office:value="0.214993583121225">
            <text:p>0.21499358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257197720690847">
            <text:p>0.2571977207</text:p>
          </table:table-cell>
          <table:table-cell office:value-type="float" office:value="0.217920618011488">
            <text:p>0.2179206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267121592290005">
            <text:p>0.2671215923</text:p>
          </table:table-cell>
          <table:table-cell office:value-type="float" office:value="0.221096878528638">
            <text:p>0.221096878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0">
            <text:p>-10</text:p>
          </table:table-cell>
          <table:table-cell office:value-type="float" office:value="1.00799508049681">
            <text:p>1.0079950805</text:p>
          </table:table-cell>
          <table:table-cell office:value-type="float" office:value="1.30895206379273">
            <text:p>1.30895206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9">
            <text:p>-9</text:p>
          </table:table-cell>
          <table:table-cell office:value-type="float" office:value="0.743420922814959">
            <text:p>0.7434209228</text:p>
          </table:table-cell>
          <table:table-cell office:value-type="float" office:value="0.996681207544734">
            <text:p>0.99668120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.580309735732433">
            <text:p>0.5803097357</text:p>
          </table:table-cell>
          <table:table-cell office:value-type="float" office:value="0.791621877422026">
            <text:p>0.79162187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7">
            <text:p>-7</text:p>
          </table:table-cell>
          <table:table-cell office:value-type="float" office:value="0.484709825489784">
            <text:p>0.4847098255</text:p>
          </table:table-cell>
          <table:table-cell office:value-type="float" office:value="0.657834402593423">
            <text:p>0.65783440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6">
            <text:p>-6</text:p>
          </table:table-cell>
          <table:table-cell office:value-type="float" office:value="0.442907845036239">
            <text:p>0.442907845</text:p>
          </table:table-cell>
          <table:table-cell office:value-type="float" office:value="0.578781010430202">
            <text:p>0.57878101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0.467538515250586">
            <text:p>0.4675385153</text:p>
          </table:table-cell>
          <table:table-cell office:value-type="float" office:value="0.560560754598562">
            <text:p>0.56056075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.694562184789708">
            <text:p>0.6945621848</text:p>
          </table:table-cell>
          <table:table-cell office:value-type="float" office:value="0.708241707115575">
            <text:p>0.70824170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7.85686742122774">
            <text:p>7.8568674212</text:p>
          </table:table-cell>
          <table:table-cell office:value-type="float" office:value="6.51682193735945">
            <text:p>6.51682193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0.500248611153138">
            <text:p>0.5002486112</text:p>
          </table:table-cell>
          <table:table-cell office:value-type="float" office:value="0.590061471967232">
            <text:p>0.5900614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.214296393444245">
            <text:p>0.2142963934</text:p>
          </table:table-cell>
          <table:table-cell office:value-type="float" office:value="0.312187137926707">
            <text:p>0.31218713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0170335926495353">
            <text:p>0.0017033593</text:p>
          </table:table-cell>
          <table:table-cell office:value-type="float" office:value="0.0685597690365133">
            <text:p>0.0685597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300138834885">
            <text:p>0.1300138835</text:p>
          </table:table-cell>
          <table:table-cell office:value-type="float" office:value="0.182478672368163">
            <text:p>0.18247867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150568842441844">
            <text:p>0.1505688424</text:p>
          </table:table-cell>
          <table:table-cell office:value-type="float" office:value="0.190299937983308">
            <text:p>0.1902999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164816754496961">
            <text:p>0.1648167545</text:p>
          </table:table-cell>
          <table:table-cell office:value-type="float" office:value="0.192348937483663">
            <text:p>0.1923489375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177253991805549">
            <text:p>0.1772539918</text:p>
          </table:table-cell>
          <table:table-cell office:value-type="float" office:value="0.193676592488035">
            <text:p>0.19367659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188879504129772">
            <text:p>0.1888795041</text:p>
          </table:table-cell>
          <table:table-cell office:value-type="float" office:value="0.195202484642391">
            <text:p>0.19520248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200018636290566">
            <text:p>0.2000186363</text:p>
          </table:table-cell>
          <table:table-cell office:value-type="float" office:value="0.197121800478387">
            <text:p>0.19712180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210794459638704">
            <text:p>0.2107944596</text:p>
          </table:table-cell>
          <table:table-cell office:value-type="float" office:value="0.199440576374877">
            <text:p>0.19944057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221255485982137">
            <text:p>0.221255486</text:p>
          </table:table-cell>
          <table:table-cell office:value-type="float" office:value="0.202109654128853">
            <text:p>0.20210965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231420327179534">
            <text:p>0.2314203272</text:p>
          </table:table-cell>
          <table:table-cell office:value-type="float" office:value="0.205066832575574">
            <text:p>0.20506683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241295654611141">
            <text:p>0.2412956546</text:p>
          </table:table-cell>
          <table:table-cell office:value-type="float" office:value="0.208251486396085">
            <text:p>0.208251486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0.871708177258792">
            <text:p>0.8717081773</text:p>
          </table:table-cell>
          <table:table-cell office:value-type="float" office:value="1.14842051210261">
            <text:p>1.14842051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float" office:value="0.663548379169644">
            <text:p>0.6635483792</text:p>
          </table:table-cell>
          <table:table-cell office:value-type="float" office:value="0.902641352282185">
            <text:p>0.90264135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float" office:value="0.534901275745181">
            <text:p>0.5349012757</text:p>
          </table:table-cell>
          <table:table-cell office:value-type="float" office:value="0.739307915846789">
            <text:p>0.73930791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7">
            <text:p>-7</text:p>
          </table:table-cell>
          <table:table-cell office:value-type="float" office:value="0.464882309655021">
            <text:p>0.4648823097</text:p>
          </table:table-cell>
          <table:table-cell office:value-type="float" office:value="0.636067366857766">
            <text:p>0.63606736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 office:value-type="float" office:value="0.452842547631507">
            <text:p>0.4528425476</text:p>
          </table:table-cell>
          <table:table-cell office:value-type="float" office:value="0.588891767081427">
            <text:p>0.58889176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0.551754799561446">
            <text:p>0.5517547996</text:p>
          </table:table-cell>
          <table:table-cell office:value-type="float" office:value="0.638459836261796">
            <text:p>0.63845983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float" office:value="1.39086038638662">
            <text:p>1.3908603864</text:p>
          </table:table-cell>
          <table:table-cell office:value-type="float" office:value="1.29654413305992">
            <text:p>1.29654413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5.32352293553332">
            <text:p>5.3235229355</text:p>
          </table:table-cell>
          <table:table-cell office:value-type="float" office:value="4.57746450886368">
            <text:p>4.57746450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0.271213320535283">
            <text:p>0.2712133205</text:p>
          </table:table-cell>
          <table:table-cell office:value-type="float" office:value="0.363877284833213">
            <text:p>0.36387728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0.204849523656796">
            <text:p>0.2048495237</text:p>
          </table:table-cell>
          <table:table-cell office:value-type="float" office:value="0.299961831435086">
            <text:p>0.29996183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0164732831703986">
            <text:p>0.0016473283</text:p>
          </table:table-cell>
          <table:table-cell office:value-type="float" office:value="0.0680514915629971">
            <text:p>0.06805149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118579686038477">
            <text:p>0.118579686</text:p>
          </table:table-cell>
          <table:table-cell office:value-type="float" office:value="0.170386692996672">
            <text:p>0.1703866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3674222978315">
            <text:p>0.1367422298</text:p>
          </table:table-cell>
          <table:table-cell office:value-type="float" office:value="0.179363939278778">
            <text:p>0.17936393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149632575254892">
            <text:p>0.1496325753</text:p>
          </table:table-cell>
          <table:table-cell office:value-type="float" office:value="0.182106617543081">
            <text:p>0.18210661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161095848026723">
            <text:p>0.161095848</text:p>
          </table:table-cell>
          <table:table-cell office:value-type="float" office:value="0.183817163305079">
            <text:p>0.183817163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.171978566862911">
            <text:p>0.1719785669</text:p>
          </table:table-cell>
          <table:table-cell office:value-type="float" office:value="0.185553729875237">
            <text:p>0.18555372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82535133699277">
            <text:p>0.1825351337</text:p>
          </table:table-cell>
          <table:table-cell office:value-type="float" office:value="0.187582311492224">
            <text:p>0.18758231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192847659539048">
            <text:p>0.1928476595</text:p>
          </table:table-cell>
          <table:table-cell office:value-type="float" office:value="0.189948281159884">
            <text:p>0.18994828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20293850056107">
            <text:p>0.2029385006</text:p>
          </table:table-cell>
          <table:table-cell office:value-type="float" office:value="0.192626262743962">
            <text:p>0.19262626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21280834812837">
            <text:p>0.2128083481</text:p>
          </table:table-cell>
          <table:table-cell office:value-type="float" office:value="0.195569259640459">
            <text:p>0.19556925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222450877573403">
            <text:p>0.2224508776</text:p>
          </table:table-cell>
          <table:table-cell office:value-type="float" office:value="0.198726688340318">
            <text:p>0.198726688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0">
            <text:p>-10</text:p>
          </table:table-cell>
          <table:table-cell office:value-type="float" office:value="0.772511399889059">
            <text:p>0.7725113999</text:p>
          </table:table-cell>
          <table:table-cell office:value-type="float" office:value="1.02845434418156">
            <text:p>1.02845434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9">
            <text:p>-9</text:p>
          </table:table-cell>
          <table:table-cell office:value-type="float" office:value="0.602726687440796">
            <text:p>0.6027266874</text:p>
          </table:table-cell>
          <table:table-cell office:value-type="float" office:value="0.829276230632324">
            <text:p>0.82927623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8">
            <text:p>-8</text:p>
          </table:table-cell>
          <table:table-cell office:value-type="float" office:value="0.49930396800643">
            <text:p>0.499303968</text:p>
          </table:table-cell>
          <table:table-cell office:value-type="float" office:value="0.697532842536538">
            <text:p>0.69753284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7">
            <text:p>-7</text:p>
          </table:table-cell>
          <table:table-cell office:value-type="float" office:value="0.451113805592359">
            <text:p>0.4511138056</text:p>
          </table:table-cell>
          <table:table-cell office:value-type="float" office:value="0.620821211046121">
            <text:p>0.6208212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6">
            <text:p>-6</text:p>
          </table:table-cell>
          <table:table-cell office:value-type="float" office:value="0.474237930916742">
            <text:p>0.4742379309</text:p>
          </table:table-cell>
          <table:table-cell office:value-type="float" office:value="0.610567887205245">
            <text:p>0.61056788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5">
            <text:p>-5</text:p>
          </table:table-cell>
          <table:table-cell office:value-type="float" office:value="0.719754018613255">
            <text:p>0.7197540186</text:p>
          </table:table-cell>
          <table:table-cell office:value-type="float" office:value="0.791181287773942">
            <text:p>0.79118128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office:value-type="float" office:value="7.38243007751984">
            <text:p>7.3824300775</text:p>
          </table:table-cell>
          <table:table-cell office:value-type="float" office:value="6.25595600839222">
            <text:p>6.25595600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0.735614382909777">
            <text:p>0.7356143829</text:p>
          </table:table-cell>
          <table:table-cell office:value-type="float" office:value="0.72334116668927">
            <text:p>0.72334116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float" office:value="0.208030654296044">
            <text:p>0.2080306543</text:p>
          </table:table-cell>
          <table:table-cell office:value-type="float" office:value="0.29565600355822">
            <text:p>0.29565600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0.200290935100585">
            <text:p>0.2002909351</text:p>
          </table:table-cell>
          <table:table-cell office:value-type="float" office:value="0.293840432474166">
            <text:p>0.29384043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0162427046262247">
            <text:p>0.0016242705</text:p>
          </table:table-cell>
          <table:table-cell office:value-type="float" office:value="0.0692094555202652">
            <text:p>0.06920945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13370348143969">
            <text:p>0.1133703481</text:p>
          </table:table-cell>
          <table:table-cell office:value-type="float" office:value="0.1631341680668">
            <text:p>0.16313416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28913563925853">
            <text:p>0.1289135639</text:p>
          </table:table-cell>
          <table:table-cell office:value-type="float" office:value="0.172087763225613">
            <text:p>0.17208776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140289463124978">
            <text:p>0.1402894631</text:p>
          </table:table-cell>
          <table:table-cell office:value-type="float" office:value="0.175049960558826">
            <text:p>0.17504996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150647342590784">
            <text:p>0.1506473426</text:p>
          </table:table-cell>
          <table:table-cell office:value-type="float" office:value="0.176901578630686">
            <text:p>0.17690157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160663631859769">
            <text:p>0.1606636319</text:p>
          </table:table-cell>
          <table:table-cell office:value-type="float" office:value="0.178706567629789">
            <text:p>0.1787065676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.170518832840938">
            <text:p>0.1705188328</text:p>
          </table:table-cell>
          <table:table-cell office:value-type="float" office:value="0.180752874608383">
            <text:p>0.18075287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180253691155076">
            <text:p>0.1802536912</text:p>
          </table:table-cell>
          <table:table-cell office:value-type="float" office:value="0.1831030470784">
            <text:p>0.18310304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189864228802916">
            <text:p>0.1898642288</text:p>
          </table:table-cell>
          <table:table-cell office:value-type="float" office:value="0.185743923048501">
            <text:p>0.1857439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199332964711695">
            <text:p>0.1993329647</text:p>
          </table:table-cell>
          <table:table-cell office:value-type="float" office:value="0.188637101652636">
            <text:p>0.18863710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208640285497618">
            <text:p>0.2086402855</text:p>
          </table:table-cell>
          <table:table-cell office:value-type="float" office:value="0.191738046094553">
            <text:p>0.191738046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">
            <text:p>-10</text:p>
          </table:table-cell>
          <table:table-cell office:value-type="float" office:value="0.694205905039674">
            <text:p>0.694205905</text:p>
          </table:table-cell>
          <table:table-cell office:value-type="float" office:value="0.930933720579487">
            <text:p>0.93093372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">
            <text:p>-9</text:p>
          </table:table-cell>
          <table:table-cell office:value-type="float" office:value="0.552495397862802">
            <text:p>0.5524953979</text:p>
          </table:table-cell>
          <table:table-cell office:value-type="float" office:value="0.767013693389931">
            <text:p>0.76701369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">
            <text:p>-8</text:p>
          </table:table-cell>
          <table:table-cell office:value-type="float" office:value="0.468719862091912">
            <text:p>0.4687198621</text:p>
          </table:table-cell>
          <table:table-cell office:value-type="float" office:value="0.660895478900145">
            <text:p>0.66089547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">
            <text:p>-7</text:p>
          </table:table-cell>
          <table:table-cell office:value-type="float" office:value="0.440630457531563">
            <text:p>0.4406304575</text:p>
          </table:table-cell>
          <table:table-cell office:value-type="float" office:value="0.609115127908019">
            <text:p>0.60911512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">
            <text:p>-6</text:p>
          </table:table-cell>
          <table:table-cell office:value-type="float" office:value="0.510615993721132">
            <text:p>0.5106159937</text:p>
          </table:table-cell>
          <table:table-cell office:value-type="float" office:value="0.647111519195342">
            <text:p>0.64711151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office:value-type="float" office:value="1.1324297003256">
            <text:p>1.1324297003</text:p>
          </table:table-cell>
          <table:table-cell office:value-type="float" office:value="1.15700993609063">
            <text:p>1.15700993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office:value-type="float" office:value="17.5504290376251">
            <text:p>17.5504290376</text:p>
          </table:table-cell>
          <table:table-cell office:value-type="float" office:value="14.0184196566867">
            <text:p>14.01841965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office:value-type="float" office:value="0.338265704235176">
            <text:p>0.3382657042</text:p>
          </table:table-cell>
          <table:table-cell office:value-type="float" office:value="0.381740316911884">
            <text:p>0.381740316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office:value-type="float" office:value="0.180554908403651">
            <text:p>0.1805549084</text:p>
          </table:table-cell>
          <table:table-cell office:value-type="float" office:value="0.263185186566849">
            <text:p>0.263185186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0.197733704386569">
            <text:p>0.1977337044</text:p>
          </table:table-cell>
          <table:table-cell office:value-type="float" office:value="0.290297701896666">
            <text:p>0.29029770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01591357617261">
            <text:p>0.0015913576</text:p>
          </table:table-cell>
          <table:table-cell office:value-type="float" office:value="0.0684956435445058">
            <text:p>0.06849564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11453914230942">
            <text:p>0.1114539142</text:p>
          </table:table-cell>
          <table:table-cell office:value-type="float" office:value="0.158936587019341">
            <text:p>0.15893658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2473324895137">
            <text:p>0.124733249</text:p>
          </table:table-cell>
          <table:table-cell office:value-type="float" office:value="0.167336935161538">
            <text:p>0.16733693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134699429291573">
            <text:p>0.1346994293</text:p>
          </table:table-cell>
          <table:table-cell office:value-type="float" office:value="0.170251104969364">
            <text:p>0.1702511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143991935164738">
            <text:p>0.1439919352</text:p>
          </table:table-cell>
          <table:table-cell office:value-type="float" office:value="0.172100245721898">
            <text:p>0.17210024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153148006283776">
            <text:p>0.1531480063</text:p>
          </table:table-cell>
          <table:table-cell office:value-type="float" office:value="0.173888906113389">
            <text:p>0.17388890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16228751541729">
            <text:p>0.1622875154</text:p>
          </table:table-cell>
          <table:table-cell office:value-type="float" office:value="0.175899192738358">
            <text:p>0.1758991927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0.171417248278759">
            <text:p>0.1714172483</text:p>
          </table:table-cell>
          <table:table-cell office:value-type="float" office:value="0.178197387625214">
            <text:p>0.17819738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180511367958283">
            <text:p>0.180511368</text:p>
          </table:table-cell>
          <table:table-cell office:value-type="float" office:value="0.180775323330234">
            <text:p>0.18077532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189537055991322">
            <text:p>0.189537056</text:p>
          </table:table-cell>
          <table:table-cell office:value-type="float" office:value="0.183599021244152">
            <text:p>0.18359902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.198463280780057">
            <text:p>0.1984632808</text:p>
          </table:table-cell>
          <table:table-cell office:value-type="float" office:value="0.186627461142642">
            <text:p>0.186627461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0">
            <text:p>-10</text:p>
          </table:table-cell>
          <table:table-cell office:value-type="float" office:value="0.628933537704968">
            <text:p>0.6289335377</text:p>
          </table:table-cell>
          <table:table-cell office:value-type="float" office:value="0.846897910716988">
            <text:p>0.84689791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9">
            <text:p>-9</text:p>
          </table:table-cell>
          <table:table-cell office:value-type="float" office:value="0.508600429313984">
            <text:p>0.5086004293</text:p>
          </table:table-cell>
          <table:table-cell office:value-type="float" office:value="0.710884473745867">
            <text:p>0.71088447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.440542865573027">
            <text:p>0.4405428656</text:p>
          </table:table-cell>
          <table:table-cell office:value-type="float" office:value="0.626347268392999">
            <text:p>0.62634726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7">
            <text:p>-7</text:p>
          </table:table-cell>
          <table:table-cell office:value-type="float" office:value="0.431889164546728">
            <text:p>0.4318891645</text:p>
          </table:table-cell>
          <table:table-cell office:value-type="float" office:value="0.599275593245442">
            <text:p>0.59927559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6">
            <text:p>-6</text:p>
          </table:table-cell>
          <table:table-cell office:value-type="float" office:value="0.572510417056152">
            <text:p>0.5725104171</text:p>
          </table:table-cell>
          <table:table-cell office:value-type="float" office:value="0.70844762435273">
            <text:p>0.70844762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 office:value-type="float" office:value="2.83552926556097">
            <text:p>2.8355292656</text:p>
          </table:table-cell>
          <table:table-cell office:value-type="float" office:value="2.61387366444552">
            <text:p>2.61387366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.20408023492675">
            <text:p>1.2040802349</text:p>
          </table:table-cell>
          <table:table-cell office:value-type="float" office:value="0.9947915654402">
            <text:p>0.99479156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0.229523207202175">
            <text:p>0.2295232072</text:p>
          </table:table-cell>
          <table:table-cell office:value-type="float" office:value="0.285396941880059">
            <text:p>0.28539694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 office:value-type="float" office:value="0.165724475849172">
            <text:p>0.1657244758</text:p>
          </table:table-cell>
          <table:table-cell office:value-type="float" office:value="0.243836251261699">
            <text:p>0.24383625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0.196085200745363">
            <text:p>0.1960852007</text:p>
          </table:table-cell>
          <table:table-cell office:value-type="float" office:value="0.287951378367872">
            <text:p>0.28795137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5.843082580076832E-5</text:p>
          </table:table-cell>
          <table:table-cell office:value-type="float" office:value="0.0648921368466537">
            <text:p>0.06489213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11150452994087">
            <text:p>0.111150453</text:p>
          </table:table-cell>
          <table:table-cell office:value-type="float" office:value="0.156577162374482">
            <text:p>0.15657716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12271834424855">
            <text:p>0.1227183442</text:p>
          </table:table-cell>
          <table:table-cell office:value-type="float" office:value="0.164268795867065">
            <text:p>0.16426879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131494748450188">
            <text:p>0.1314947485</text:p>
          </table:table-cell>
          <table:table-cell office:value-type="float" office:value="0.167007741544993">
            <text:p>0.16700774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139844521322773">
            <text:p>0.1398445213</text:p>
          </table:table-cell>
          <table:table-cell office:value-type="float" office:value="0.168780936230413">
            <text:p>0.16878093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.148213535601987">
            <text:p>0.1482135356</text:p>
          </table:table-cell>
          <table:table-cell office:value-type="float" office:value="0.170510455651515">
            <text:p>0.17051045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156680041871151">
            <text:p>0.1566800419</text:p>
          </table:table-cell>
          <table:table-cell office:value-type="float" office:value="0.172459133123974">
            <text:p>0.17245913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.165226930502574">
            <text:p>0.1652269305</text:p>
          </table:table-cell>
          <table:table-cell office:value-type="float" office:value="0.174689649783996">
            <text:p>0.174689649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173812575814873">
            <text:p>0.1738125758</text:p>
          </table:table-cell>
          <table:table-cell office:value-type="float" office:value="0.177194648253744">
            <text:p>0.17719464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182392761836328">
            <text:p>0.1823927618</text:p>
          </table:table-cell>
          <table:table-cell office:value-type="float" office:value="0.17994207950621">
            <text:p>0.17994207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190927728196218">
            <text:p>0.1909277282</text:p>
          </table:table-cell>
          <table:table-cell office:value-type="float" office:value="0.182892910789476">
            <text:p>0.182892910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0">
            <text:p>-10</text:p>
          </table:table-cell>
          <table:table-cell office:value-type="float" office:value="0.572502212533878">
            <text:p>0.5725022125</text:p>
          </table:table-cell>
          <table:table-cell office:value-type="float" office:value="0.771399288082039">
            <text:p>0.77139928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9">
            <text:p>-9</text:p>
          </table:table-cell>
          <table:table-cell office:value-type="float" office:value="0.468713148842891">
            <text:p>0.4687131488</text:p>
          </table:table-cell>
          <table:table-cell office:value-type="float" office:value="0.657983433973358">
            <text:p>0.6579834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">
            <text:p>-8</text:p>
          </table:table-cell>
          <table:table-cell office:value-type="float" office:value="0.413153339339958">
            <text:p>0.4131533393</text:p>
          </table:table-cell>
          <table:table-cell office:value-type="float" office:value="0.591840739253249">
            <text:p>0.591840739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7">
            <text:p>-7</text:p>
          </table:table-cell>
          <table:table-cell office:value-type="float" office:value="0.423858546208271">
            <text:p>0.4238585462</text:p>
          </table:table-cell>
          <table:table-cell office:value-type="float" office:value="0.590165272646565">
            <text:p>0.59016527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6">
            <text:p>-6</text:p>
          </table:table-cell>
          <table:table-cell office:value-type="float" office:value="0.689401280678322">
            <text:p>0.6894012807</text:p>
          </table:table-cell>
          <table:table-cell office:value-type="float" office:value="0.821926609425122">
            <text:p>0.821926609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5">
            <text:p>-5</text:p>
          </table:table-cell>
          <table:table-cell office:value-type="float" office:value="116.772406811161">
            <text:p>116.7724068112</text:p>
          </table:table-cell>
          <table:table-cell office:value-type="float" office:value="94.4660824979334">
            <text:p>94.46608249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office:value-type="float" office:value="0.428867821942019">
            <text:p>0.4288678219</text:p>
          </table:table-cell>
          <table:table-cell office:value-type="float" office:value="0.400352077758734">
            <text:p>0.40035207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office:value-type="float" office:value="0.186222404520787">
            <text:p>0.1862224045</text:p>
          </table:table-cell>
          <table:table-cell office:value-type="float" office:value="0.245408417498901">
            <text:p>0.24540841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office:value-type="float" office:value="0.156736082869401">
            <text:p>0.1567360829</text:p>
          </table:table-cell>
          <table:table-cell office:value-type="float" office:value="0.230676208231218">
            <text:p>0.23067620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0.19483694977795">
            <text:p>0.1948369498</text:p>
          </table:table-cell>
          <table:table-cell office:value-type="float" office:value="0.28613260938123">
            <text:p>0.286132609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3.142010705317299E-5</text:p>
          </table:table-cell>
          <table:table-cell office:value-type="float" office:value="0.0673093180495063">
            <text:p>0.0673093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111544154546279">
            <text:p>0.1115441545</text:p>
          </table:table-cell>
          <table:table-cell office:value-type="float" office:value="0.155291506351553">
            <text:p>0.15529150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21953649128419">
            <text:p>0.1219536491</text:p>
          </table:table-cell>
          <table:table-cell office:value-type="float" office:value="0.162303912541723">
            <text:p>0.1623039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.129791383689429">
            <text:p>0.1297913837</text:p>
          </table:table-cell>
          <table:table-cell office:value-type="float" office:value="0.164824160973132">
            <text:p>0.1648241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137351310908744">
            <text:p>0.1373513109</text:p>
          </table:table-cell>
          <table:table-cell office:value-type="float" office:value="0.166491787014825">
            <text:p>0.16649178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145035254722979">
            <text:p>0.1450352547</text:p>
          </table:table-cell>
          <table:table-cell office:value-type="float" office:value="0.168145909094944">
            <text:p>0.168145909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.152898786344289">
            <text:p>0.1528987863</text:p>
          </table:table-cell>
          <table:table-cell office:value-type="float" office:value="0.170025284528271">
            <text:p>0.17002528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.160910888630904">
            <text:p>0.1609108886</text:p>
          </table:table-cell>
          <table:table-cell office:value-type="float" office:value="0.172185500959751">
            <text:p>0.1721855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69020217716928">
            <text:p>0.1690202177</text:p>
          </table:table-cell>
          <table:table-cell office:value-type="float" office:value="0.17461776364525">
            <text:p>0.1746177636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0.17717516609559">
            <text:p>0.1771751661</text:p>
          </table:table-cell>
          <table:table-cell office:value-type="float" office:value="0.177290530497063">
            <text:p>0.17729053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185330035056588">
            <text:p>0.1853300351</text:p>
          </table:table-cell>
          <table:table-cell office:value-type="float" office:value="0.180165858084194">
            <text:p>0.180165858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522583691555244">
            <text:p>0.5225836916</text:p>
          </table:table-cell>
          <table:table-cell office:value-type="float" office:value="0.701500154057158">
            <text:p>0.70150015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9">
            <text:p>-9</text:p>
          </table:table-cell>
          <table:table-cell office:value-type="float" office:value="0.431539988788091">
            <text:p>0.4315399888</text:p>
          </table:table-cell>
          <table:table-cell office:value-type="float" office:value="0.606451232767549">
            <text:p>0.60645123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float" office:value="0.385427837781545">
            <text:p>0.3854278378</text:p>
          </table:table-cell>
          <table:table-cell office:value-type="float" office:value="0.555736143521607">
            <text:p>0.55573614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office:value-type="float" office:value="0.415641656303325">
            <text:p>0.4156416563</text:p>
          </table:table-cell>
          <table:table-cell office:value-type="float" office:value="0.580769999045587">
            <text:p>0.5807699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0.967746736513286">
            <text:p>0.9677467365</text:p>
          </table:table-cell>
          <table:table-cell office:value-type="float" office:value="1.08384338786304">
            <text:p>1.08384338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float" office:value="2.87428974214557">
            <text:p>2.8742897421</text:p>
          </table:table-cell>
          <table:table-cell office:value-type="float" office:value="2.10395083994602">
            <text:p>2.10395083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">
            <text:p>-4</text:p>
          </table:table-cell>
          <table:table-cell office:value-type="float" office:value="0.253855893492587">
            <text:p>0.2538558935</text:p>
          </table:table-cell>
          <table:table-cell office:value-type="float" office:value="0.272027914660897">
            <text:p>0.27202791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0.165651214769949">
            <text:p>0.1656512148</text:p>
          </table:table-cell>
          <table:table-cell office:value-type="float" office:value="0.225268526974397">
            <text:p>0.2252685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0.15097274776889">
            <text:p>0.1509727478</text:p>
          </table:table-cell>
          <table:table-cell office:value-type="float" office:value="0.22094179244992">
            <text:p>0.22094179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0.193694521343984">
            <text:p>0.1936945213</text:p>
          </table:table-cell>
          <table:table-cell office:value-type="float" office:value="0.284433657861269">
            <text:p>0.28443365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3172702803241">
            <text:p>0.0031727028</text:p>
          </table:table-cell>
          <table:table-cell office:value-type="float" office:value="0.0505836536547918">
            <text:p>0.05058365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12158787772816">
            <text:p>0.1121587878</text:p>
          </table:table-cell>
          <table:table-cell office:value-type="float" office:value="0.154618263576861">
            <text:p>0.15461826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121882119584529">
            <text:p>0.1218821196</text:p>
          </table:table-cell>
          <table:table-cell office:value-type="float" office:value="0.161057006295541">
            <text:p>0.16105700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129020568398027">
            <text:p>0.1290205684</text:p>
          </table:table-cell>
          <table:table-cell office:value-type="float" office:value="0.163360530293938">
            <text:p>0.16336053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35945324737122">
            <text:p>0.1359453247</text:p>
          </table:table-cell>
          <table:table-cell office:value-type="float" office:value="0.164918187317695">
            <text:p>0.16491818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43053385940724">
            <text:p>0.1430533859</text:p>
          </table:table-cell>
          <table:table-cell office:value-type="float" office:value="0.166496053270135">
            <text:p>0.16649605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150393848125282">
            <text:p>0.1503938481</text:p>
          </table:table-cell>
          <table:table-cell office:value-type="float" office:value="0.168308732404656">
            <text:p>0.16830873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57930439516187">
            <text:p>0.1579304395</text:p>
          </table:table-cell>
          <table:table-cell office:value-type="float" office:value="0.170403487808564">
            <text:p>0.17040348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165607432763169">
            <text:p>0.1656074328</text:p>
          </table:table-cell>
          <table:table-cell office:value-type="float" office:value="0.172769014611854">
            <text:p>0.17276901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17336941126297">
            <text:p>0.1733694113</text:p>
          </table:table-cell>
          <table:table-cell office:value-type="float" office:value="0.175373508336332">
            <text:p>0.1753735083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181167280863815">
            <text:p>0.1811672809</text:p>
          </table:table-cell>
          <table:table-cell office:value-type="float" office:value="0.178179599022701">
            <text:p>0.17817959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0">
            <text:p>-10</text:p>
          </table:table-cell>
          <table:table-cell office:value-type="float" office:value="0.47793919252639">
            <text:p>0.4779391925</text:p>
          </table:table-cell>
          <table:table-cell office:value-type="float" office:value="0.635393974077129">
            <text:p>0.635393974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9">
            <text:p>-9</text:p>
          </table:table-cell>
          <table:table-cell office:value-type="float" office:value="0.396468160110967">
            <text:p>0.3964681601</text:p>
          </table:table-cell>
          <table:table-cell office:value-type="float" office:value="0.555028975782602">
            <text:p>0.55502897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">
            <text:p>-8</text:p>
          </table:table-cell>
          <table:table-cell office:value-type="float" office:value="0.356554742116905">
            <text:p>0.3565547421</text:p>
          </table:table-cell>
          <table:table-cell office:value-type="float" office:value="0.516493019032468">
            <text:p>0.5164930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7">
            <text:p>-7</text:p>
          </table:table-cell>
          <table:table-cell office:value-type="float" office:value="0.406140470843981">
            <text:p>0.4061404708</text:p>
          </table:table-cell>
          <table:table-cell office:value-type="float" office:value="0.569812823939896">
            <text:p>0.56981282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6">
            <text:p>-6</text:p>
          </table:table-cell>
          <table:table-cell office:value-type="float" office:value="2.12911022881742">
            <text:p>2.1291102288</text:p>
          </table:table-cell>
          <table:table-cell office:value-type="float" office:value="2.12225371979176">
            <text:p>2.122253719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5">
            <text:p>-5</text:p>
          </table:table-cell>
          <table:table-cell office:value-type="float" office:value="0.546443358728691">
            <text:p>0.5464433587</text:p>
          </table:table-cell>
          <table:table-cell office:value-type="float" office:value="0.426879397029417">
            <text:p>0.42687939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">
            <text:p>-4</text:p>
          </table:table-cell>
          <table:table-cell office:value-type="float" office:value="0.1938007836517">
            <text:p>0.1938007837</text:p>
          </table:table-cell>
          <table:table-cell office:value-type="float" office:value="0.230582678277989">
            <text:p>0.230582678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3">
            <text:p>-3</text:p>
          </table:table-cell>
          <table:table-cell office:value-type="float" office:value="0.155059808645951">
            <text:p>0.1550598086</text:p>
          </table:table-cell>
          <table:table-cell office:value-type="float" office:value="0.213974897262865">
            <text:p>0.213974897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">
            <text:p>-2</text:p>
          </table:table-cell>
          <table:table-cell office:value-type="float" office:value="0.147256012997746">
            <text:p>0.147256013</text:p>
          </table:table-cell>
          <table:table-cell office:value-type="float" office:value="0.213342037553477">
            <text:p>0.213342037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0.192420001670557">
            <text:p>0.1924200017</text:p>
          </table:table-cell>
          <table:table-cell office:value-type="float" office:value="0.282503178783977">
            <text:p>0.282503178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681166034532947">
            <text:p>0.6811660345</text:p>
          </table:table-cell>
          <table:table-cell office:value-type="float" office:value="0.660952471632345">
            <text:p>0.66095247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112762371479568">
            <text:p>0.1127623715</text:p>
          </table:table-cell>
          <table:table-cell office:value-type="float" office:value="0.154285301580084">
            <text:p>0.15428530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122169027565701">
            <text:p>0.1221690276</text:p>
          </table:table-cell>
          <table:table-cell office:value-type="float" office:value="0.160275549063088">
            <text:p>0.160275549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128817113994729">
            <text:p>0.128817114</text:p>
          </table:table-cell>
          <table:table-cell office:value-type="float" office:value="0.162386413013235">
            <text:p>0.1623864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135249082146576">
            <text:p>0.1352490821</text:p>
          </table:table-cell>
          <table:table-cell office:value-type="float" office:value="0.163843052850033">
            <text:p>0.16384305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14188615641728">
            <text:p>0.1418861564</text:p>
          </table:table-cell>
          <table:table-cell office:value-type="float" office:value="0.16535199545967">
            <text:p>0.165351995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148783551454018">
            <text:p>0.1487835515</text:p>
          </table:table-cell>
          <table:table-cell office:value-type="float" office:value="0.167105936081783">
            <text:p>0.167105936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155906630383816">
            <text:p>0.1559066304</text:p>
          </table:table-cell>
          <table:table-cell office:value-type="float" office:value="0.169143833860264">
            <text:p>0.16914383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163199618001953">
            <text:p>0.163199618</text:p>
          </table:table-cell>
          <table:table-cell office:value-type="float" office:value="0.171451486565273">
            <text:p>0.171451486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170606260713772">
            <text:p>0.1706062607</text:p>
          </table:table-cell>
          <table:table-cell office:value-type="float" office:value="0.173996446841606">
            <text:p>0.173996446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178076222002475">
            <text:p>0.178076222</text:p>
          </table:table-cell>
          <table:table-cell office:value-type="float" office:value="0.176741629379835">
            <text:p>0.176741629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0">
            <text:p>-10</text:p>
          </table:table-cell>
          <table:table-cell office:value-type="float" office:value="0.438079255881929">
            <text:p>0.4380792559</text:p>
          </table:table-cell>
          <table:table-cell office:value-type="float" office:value="0.571997257973128">
            <text:p>0.5719972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9">
            <text:p>-9</text:p>
          </table:table-cell>
          <table:table-cell office:value-type="float" office:value="0.363479648938785">
            <text:p>0.3634796489</text:p>
          </table:table-cell>
          <table:table-cell office:value-type="float" office:value="0.502877722366157">
            <text:p>0.502877722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.326072818825579">
            <text:p>0.3260728188</text:p>
          </table:table-cell>
          <table:table-cell office:value-type="float" office:value="0.47249794664847">
            <text:p>0.47249794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7">
            <text:p>-7</text:p>
          </table:table-cell>
          <table:table-cell office:value-type="float" office:value="0.393459581634439">
            <text:p>0.3934595816</text:p>
          </table:table-cell>
          <table:table-cell office:value-type="float" office:value="0.555032736196803">
            <text:p>0.555032736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6">
            <text:p>-6</text:p>
          </table:table-cell>
          <table:table-cell office:value-type="float" office:value="717.564681678171">
            <text:p>717.5646816782</text:p>
          </table:table-cell>
          <table:table-cell office:value-type="float" office:value="569.038376062876">
            <text:p>569.038376062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5">
            <text:p>-5</text:p>
          </table:table-cell>
          <table:table-cell office:value-type="float" office:value="0.260675384457941">
            <text:p>0.2606753845</text:p>
          </table:table-cell>
          <table:table-cell office:value-type="float" office:value="0.250705686781513">
            <text:p>0.25070568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0.16928590676543">
            <text:p>0.1692859068</text:p>
          </table:table-cell>
          <table:table-cell office:value-type="float" office:value="0.215203741400798">
            <text:p>0.215203741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3">
            <text:p>-3</text:p>
          </table:table-cell>
          <table:table-cell office:value-type="float" office:value="0.149577535726542">
            <text:p>0.1495775357</text:p>
          </table:table-cell>
          <table:table-cell office:value-type="float" office:value="0.207284170281749">
            <text:p>0.20728417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">
            <text:p>-2</text:p>
          </table:table-cell>
          <table:table-cell office:value-type="float" office:value="0.145005734988458">
            <text:p>0.145005735</text:p>
          </table:table-cell>
          <table:table-cell office:value-type="float" office:value="0.207212819886822">
            <text:p>0.207212819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0.190711787360018">
            <text:p>0.1907117874</text:p>
          </table:table-cell>
          <table:table-cell office:value-type="float" office:value="0.279869152375387">
            <text:p>0.279869152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15379552568944">
            <text:p>0.1153795526</text:p>
          </table:table-cell>
          <table:table-cell office:value-type="float" office:value="0.246847662994048">
            <text:p>0.24684766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113254705903829">
            <text:p>0.1132547059</text:p>
          </table:table-cell>
          <table:table-cell office:value-type="float" office:value="0.154134748961268">
            <text:p>0.1541347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122616573277192">
            <text:p>0.1226165733</text:p>
          </table:table-cell>
          <table:table-cell office:value-type="float" office:value="0.15979484495489">
            <text:p>0.1597948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.128947141575012">
            <text:p>0.1289471416</text:p>
          </table:table-cell>
          <table:table-cell office:value-type="float" office:value="0.161745840748929">
            <text:p>0.161745840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135010543531763">
            <text:p>0.1350105435</text:p>
          </table:table-cell>
          <table:table-cell office:value-type="float" office:value="0.163116647192156">
            <text:p>0.16311664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141271706245811">
            <text:p>0.1412717062</text:p>
          </table:table-cell>
          <table:table-cell office:value-type="float" office:value="0.164567824713526">
            <text:p>0.16456782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147801001096535">
            <text:p>0.1478010011</text:p>
          </table:table-cell>
          <table:table-cell office:value-type="float" office:value="0.166273334395496">
            <text:p>0.166273334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.154570553251077">
            <text:p>0.1545705533</text:p>
          </table:table-cell>
          <table:table-cell office:value-type="float" office:value="0.168264490036266">
            <text:p>0.168264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161527858176361">
            <text:p>0.1615278582</text:p>
          </table:table-cell>
          <table:table-cell office:value-type="float" office:value="0.170524188743784">
            <text:p>0.17052418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168618158876675">
            <text:p>0.1686181589</text:p>
          </table:table-cell>
          <table:table-cell office:value-type="float" office:value="0.17301918651911">
            <text:p>0.173019186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175791607458124">
            <text:p>0.1757916075</text:p>
          </table:table-cell>
          <table:table-cell office:value-type="float" office:value="0.175712527324963">
            <text:p>0.175712527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0">
            <text:p>-10</text:p>
          </table:table-cell>
          <table:table-cell office:value-type="float" office:value="0.403142852322597">
            <text:p>0.4031428523</text:p>
          </table:table-cell>
          <table:table-cell office:value-type="float" office:value="0.510771305881369">
            <text:p>0.510771305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9">
            <text:p>-9</text:p>
          </table:table-cell>
          <table:table-cell office:value-type="float" office:value="0.333269995912142">
            <text:p>0.3332699959</text:p>
          </table:table-cell>
          <table:table-cell office:value-type="float" office:value="0.449568236023653">
            <text:p>0.44956823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">
            <text:p>-8</text:p>
          </table:table-cell>
          <table:table-cell office:value-type="float" office:value="0.294279996570679">
            <text:p>0.2942799966</text:p>
          </table:table-cell>
          <table:table-cell office:value-type="float" office:value="0.422041857166689">
            <text:p>0.422041857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7">
            <text:p>-7</text:p>
          </table:table-cell>
          <table:table-cell office:value-type="float" office:value="0.373130806970219">
            <text:p>0.373130807</text:p>
          </table:table-cell>
          <table:table-cell office:value-type="float" office:value="0.530950187206149">
            <text:p>0.530950187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6">
            <text:p>-6</text:p>
          </table:table-cell>
          <table:table-cell office:value-type="float" office:value="0.775826500846519">
            <text:p>0.7758265008</text:p>
          </table:table-cell>
          <table:table-cell office:value-type="float" office:value="0.514690564615505">
            <text:p>0.51469056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5">
            <text:p>-5</text:p>
          </table:table-cell>
          <table:table-cell office:value-type="float" office:value="0.190787174027753">
            <text:p>0.190787174</text:p>
          </table:table-cell>
          <table:table-cell office:value-type="float" office:value="0.219658637643925">
            <text:p>0.219658637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4">
            <text:p>-4</text:p>
          </table:table-cell>
          <table:table-cell office:value-type="float" office:value="0.158817375090976">
            <text:p>0.1588173751</text:p>
          </table:table-cell>
          <table:table-cell office:value-type="float" office:value="0.20978469677275">
            <text:p>0.209784696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0.14702144415848">
            <text:p>0.1470214442</text:p>
          </table:table-cell>
          <table:table-cell office:value-type="float" office:value="0.203277055950916">
            <text:p>0.20327705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">
            <text:p>-2</text:p>
          </table:table-cell>
          <table:table-cell office:value-type="float" office:value="0.143929489521701">
            <text:p>0.1439294895</text:p>
          </table:table-cell>
          <table:table-cell office:value-type="float" office:value="0.202197178231816">
            <text:p>0.202197178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0.187984421642695">
            <text:p>0.1879844216</text:p>
          </table:table-cell>
          <table:table-cell office:value-type="float" office:value="0.275575007636275">
            <text:p>0.275575007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.39516999028058">
            <text:p>2.3951699903</text:p>
          </table:table-cell>
          <table:table-cell office:value-type="float" office:value="0.953270786059548">
            <text:p>0.95327078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113604171936209">
            <text:p>0.1136041719</text:p>
          </table:table-cell>
          <table:table-cell office:value-type="float" office:value="0.154076516206029">
            <text:p>0.154076516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123110846092514">
            <text:p>0.1231108461</text:p>
          </table:table-cell>
          <table:table-cell office:value-type="float" office:value="0.159507522068452">
            <text:p>0.15950752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129261632571587">
            <text:p>0.1292616326</text:p>
          </table:table-cell>
          <table:table-cell office:value-type="float" office:value="0.161332946621545">
            <text:p>0.161332946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135061135105385">
            <text:p>0.1350611351</text:p>
          </table:table-cell>
          <table:table-cell office:value-type="float" office:value="0.162635256458871">
            <text:p>0.16263525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141029516274526">
            <text:p>0.1410295163</text:p>
          </table:table-cell>
          <table:table-cell office:value-type="float" office:value="0.164041129723024">
            <text:p>0.164041129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147258253663864">
            <text:p>0.1472582537</text:p>
          </table:table-cell>
          <table:table-cell office:value-type="float" office:value="0.165709138752709">
            <text:p>0.165709138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15372979774081">
            <text:p>0.1537297977</text:p>
          </table:table-cell>
          <table:table-cell office:value-type="float" office:value="0.167663888322319">
            <text:p>0.167663888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160397313625344">
            <text:p>0.1603973136</text:p>
          </table:table-cell>
          <table:table-cell office:value-type="float" office:value="0.169885573706902">
            <text:p>0.169885573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167209284805817">
            <text:p>0.1672092848</text:p>
          </table:table-cell>
          <table:table-cell office:value-type="float" office:value="0.172340129439876">
            <text:p>0.172340129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174117683789044">
            <text:p>0.1741176838</text:p>
          </table:table-cell>
          <table:table-cell office:value-type="float" office:value="0.17499065132991">
            <text:p>0.174990651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0">
            <text:p>-10</text:p>
          </table:table-cell>
          <table:table-cell office:value-type="float" office:value="0.373918863747833">
            <text:p>0.3739188637</text:p>
          </table:table-cell>
          <table:table-cell office:value-type="float" office:value="0.451682217257249">
            <text:p>0.451682217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9">
            <text:p>-9</text:p>
          </table:table-cell>
          <table:table-cell office:value-type="float" office:value="0.307627113606401">
            <text:p>0.3076271136</text:p>
          </table:table-cell>
          <table:table-cell office:value-type="float" office:value="0.395253658489589">
            <text:p>0.39525365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8">
            <text:p>-8</text:p>
          </table:table-cell>
          <table:table-cell office:value-type="float" office:value="0.263675874653483">
            <text:p>0.2636758747</text:p>
          </table:table-cell>
          <table:table-cell office:value-type="float" office:value="0.363748775199978">
            <text:p>0.363748775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7">
            <text:p>-7</text:p>
          </table:table-cell>
          <table:table-cell office:value-type="float" office:value="0.330026984638212">
            <text:p>0.3300269846</text:p>
          </table:table-cell>
          <table:table-cell office:value-type="float" office:value="0.47796848286166">
            <text:p>0.47796848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6">
            <text:p>-6</text:p>
          </table:table-cell>
          <table:table-cell office:value-type="float" office:value="0.221505542093697">
            <text:p>0.2215055421</text:p>
          </table:table-cell>
          <table:table-cell office:value-type="float" office:value="0.225940372480131">
            <text:p>0.22594037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5">
            <text:p>-5</text:p>
          </table:table-cell>
          <table:table-cell office:value-type="float" office:value="0.170695851421556">
            <text:p>0.1706958514</text:p>
          </table:table-cell>
          <table:table-cell office:value-type="float" office:value="0.218180076545595">
            <text:p>0.21818007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4">
            <text:p>-4</text:p>
          </table:table-cell>
          <table:table-cell office:value-type="float" office:value="0.154802239309528">
            <text:p>0.1548022393</text:p>
          </table:table-cell>
          <table:table-cell office:value-type="float" office:value="0.208769400977588">
            <text:p>0.2087694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3">
            <text:p>-3</text:p>
          </table:table-cell>
          <table:table-cell office:value-type="float" office:value="0.14629673636758">
            <text:p>0.1462967364</text:p>
          </table:table-cell>
          <table:table-cell office:value-type="float" office:value="0.200983100116846">
            <text:p>0.20098310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">
            <text:p>-2</text:p>
          </table:table-cell>
          <table:table-cell office:value-type="float" office:value="0.14389205677918">
            <text:p>0.1438920568</text:p>
          </table:table-cell>
          <table:table-cell office:value-type="float" office:value="0.19810808764764">
            <text:p>0.198108087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0.182588624518296">
            <text:p>0.1825886245</text:p>
          </table:table-cell>
          <table:table-cell office:value-type="float" office:value="0.266782433215542">
            <text:p>0.26678243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70366716413413">
            <text:p>0.7036671641</text:p>
          </table:table-cell>
          <table:table-cell office:value-type="float" office:value="0.566690943804789">
            <text:p>0.56669094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113812865598856">
            <text:p>0.1138128656</text:p>
          </table:table-cell>
          <table:table-cell office:value-type="float" office:value="0.154060286855776">
            <text:p>0.154060286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123589010033842">
            <text:p>0.12358901</text:p>
          </table:table-cell>
          <table:table-cell office:value-type="float" office:value="0.159343474469181">
            <text:p>0.15934347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.12966654248487">
            <text:p>0.1296665425</text:p>
          </table:table-cell>
          <table:table-cell office:value-type="float" office:value="0.161075501957856">
            <text:p>0.16107550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135288152544632">
            <text:p>0.1352881525</text:p>
          </table:table-cell>
          <table:table-cell office:value-type="float" office:value="0.162326579036018">
            <text:p>0.16232657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141034681741668">
            <text:p>0.1410346817</text:p>
          </table:table-cell>
          <table:table-cell office:value-type="float" office:value="0.163699523062347">
            <text:p>0.16369952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14702217189259">
            <text:p>0.1470221719</text:p>
          </table:table-cell>
          <table:table-cell office:value-type="float" office:value="0.165340646476218">
            <text:p>0.16534064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153245667013665">
            <text:p>0.153245667</text:p>
          </table:table-cell>
          <table:table-cell office:value-type="float" office:value="0.167268854510671">
            <text:p>0.16726885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.159665623441057">
            <text:p>0.1596656234</text:p>
          </table:table-cell>
          <table:table-cell office:value-type="float" office:value="0.169461933695508">
            <text:p>0.169461933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166235000147814">
            <text:p>0.1662350001</text:p>
          </table:table-cell>
          <table:table-cell office:value-type="float" office:value="0.171885042621171">
            <text:p>0.171885042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.17290857004261">
            <text:p>0.17290857</text:p>
          </table:table-cell>
          <table:table-cell office:value-type="float" office:value="0.174501296694573">
            <text:p>0.174501296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  <table:table-cell office:value-type="float" office:value="0.351997263193795">
            <text:p>0.3519972632</text:p>
          </table:table-cell>
          <table:table-cell office:value-type="float" office:value="0.395273916077923">
            <text:p>0.39527391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9">
            <text:p>-9</text:p>
          </table:table-cell>
          <table:table-cell office:value-type="float" office:value="0.29027571842944">
            <text:p>0.2902757184</text:p>
          </table:table-cell>
          <table:table-cell office:value-type="float" office:value="0.341151630135451">
            <text:p>0.341151630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  <table:table-cell office:value-type="float" office:value="0.244069105916845">
            <text:p>0.2440691059</text:p>
          </table:table-cell>
          <table:table-cell office:value-type="float" office:value="0.298910709018921">
            <text:p>0.2989107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7">
            <text:p>-7</text:p>
          </table:table-cell>
          <table:table-cell office:value-type="float" office:value="0.211214481263517">
            <text:p>0.2112144813</text:p>
          </table:table-cell>
          <table:table-cell office:value-type="float" office:value="0.256247527708123">
            <text:p>0.256247527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6">
            <text:p>-6</text:p>
          </table:table-cell>
          <table:table-cell office:value-type="float" office:value="0.184419940033319">
            <text:p>0.18441994</text:p>
          </table:table-cell>
          <table:table-cell office:value-type="float" office:value="0.244148102210282">
            <text:p>0.24414810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5">
            <text:p>-5</text:p>
          </table:table-cell>
          <table:table-cell office:value-type="float" office:value="0.166336893892387">
            <text:p>0.1663368939</text:p>
          </table:table-cell>
          <table:table-cell office:value-type="float" office:value="0.224354218384497">
            <text:p>0.22435421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4">
            <text:p>-4</text:p>
          </table:table-cell>
          <table:table-cell office:value-type="float" office:value="0.15406657804951">
            <text:p>0.154066578</text:p>
          </table:table-cell>
          <table:table-cell office:value-type="float" office:value="0.209896251565225">
            <text:p>0.20989625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  <table:table-cell office:value-type="float" office:value="0.146806588619901">
            <text:p>0.1468065886</text:p>
          </table:table-cell>
          <table:table-cell office:value-type="float" office:value="0.199869936674956">
            <text:p>0.19986993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2">
            <text:p>-2</text:p>
          </table:table-cell>
          <table:table-cell office:value-type="float" office:value="0.14485601278373">
            <text:p>0.1448560128</text:p>
          </table:table-cell>
          <table:table-cell office:value-type="float" office:value="0.194864651012589">
            <text:p>0.19486465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0.167119863539098">
            <text:p>0.1671198635</text:p>
          </table:table-cell>
          <table:table-cell office:value-type="float" office:value="0.238352038787684">
            <text:p>0.23835203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.92844608895888">
            <text:p>1.928446089</text:p>
          </table:table-cell>
          <table:table-cell office:value-type="float" office:value="0.978042964437364">
            <text:p>0.97804296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113897754667693">
            <text:p>0.1138977547</text:p>
          </table:table-cell>
          <table:table-cell office:value-type="float" office:value="0.15405887512077">
            <text:p>0.154058875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124019023168472">
            <text:p>0.1240190232</text:p>
          </table:table-cell>
          <table:table-cell office:value-type="float" office:value="0.159256852754452">
            <text:p>0.15925685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130103489824002">
            <text:p>0.1301034898</text:p>
          </table:table-cell>
          <table:table-cell office:value-type="float" office:value="0.160923935189509">
            <text:p>0.16092393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135616497062646">
            <text:p>0.1356164971</text:p>
          </table:table-cell>
          <table:table-cell office:value-type="float" office:value="0.162139837665097">
            <text:p>0.162139837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.14120061680898">
            <text:p>0.1412006168</text:p>
          </table:table-cell>
          <table:table-cell office:value-type="float" office:value="0.163491428049468">
            <text:p>0.1634914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146998008861752">
            <text:p>0.1469980089</text:p>
          </table:table-cell>
          <table:table-cell office:value-type="float" office:value="0.165115497534213">
            <text:p>0.16511549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.153017557552987">
            <text:p>0.1530175576</text:p>
          </table:table-cell>
          <table:table-cell office:value-type="float" office:value="0.167026223364818">
            <text:p>0.16702622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159228004040827">
            <text:p>0.159228004</text:p>
          </table:table-cell>
          <table:table-cell office:value-type="float" office:value="0.169199307693233">
            <text:p>0.169199307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1655875977635">
            <text:p>0.1655875978</text:p>
          </table:table-cell>
          <table:table-cell office:value-type="float" office:value="0.171599213982363">
            <text:p>0.1715992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172054595628395">
            <text:p>0.1720545956</text:p>
          </table:table-cell>
          <table:table-cell office:value-type="float" office:value="0.174189070718748">
            <text:p>0.174189070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0">
            <text:p>-10</text:p>
          </table:table-cell>
          <table:table-cell office:value-type="float" office:value="0.340082605989951">
            <text:p>0.340082606</text:p>
          </table:table-cell>
          <table:table-cell office:value-type="float" office:value="0.342871250469233">
            <text:p>0.342871250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9">
            <text:p>-9</text:p>
          </table:table-cell>
          <table:table-cell office:value-type="float" office:value="0.288711126434598">
            <text:p>0.2887111264</text:p>
          </table:table-cell>
          <table:table-cell office:value-type="float" office:value="0.290690444483338">
            <text:p>0.29069044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0.273855781633314">
            <text:p>0.2738557816</text:p>
          </table:table-cell>
          <table:table-cell office:value-type="float" office:value="0.243446951031177">
            <text:p>0.2434469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7">
            <text:p>-7</text:p>
          </table:table-cell>
          <table:table-cell office:value-type="float" office:value="0.754678244195615">
            <text:p>0.7546782442</text:p>
          </table:table-cell>
          <table:table-cell office:value-type="float" office:value="0.942092120169995">
            <text:p>0.94209212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6">
            <text:p>-6</text:p>
          </table:table-cell>
          <table:table-cell office:value-type="float" office:value="0.192221527702703">
            <text:p>0.1922215277</text:p>
          </table:table-cell>
          <table:table-cell office:value-type="float" office:value="0.273731046174567">
            <text:p>0.27373104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5">
            <text:p>-5</text:p>
          </table:table-cell>
          <table:table-cell office:value-type="float" office:value="0.167783155723274">
            <text:p>0.1677831557</text:p>
          </table:table-cell>
          <table:table-cell office:value-type="float" office:value="0.232426613918524">
            <text:p>0.232426613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0.155119443827907">
            <text:p>0.1551194438</text:p>
          </table:table-cell>
          <table:table-cell office:value-type="float" office:value="0.212134405389739">
            <text:p>0.21213440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3">
            <text:p>-3</text:p>
          </table:table-cell>
          <table:table-cell office:value-type="float" office:value="0.148204083859389">
            <text:p>0.1482040839</text:p>
          </table:table-cell>
          <table:table-cell office:value-type="float" office:value="0.199627152865688">
            <text:p>0.199627152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0.146854086750164">
            <text:p>0.1468540868</text:p>
          </table:table-cell>
          <table:table-cell office:value-type="float" office:value="0.192461670225613">
            <text:p>0.19246167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0.439138452086928">
            <text:p>0.4391384521</text:p>
          </table:table-cell>
          <table:table-cell office:value-type="float" office:value="0.585885644225595">
            <text:p>0.58588564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650204909836736">
            <text:p>0.6502049098</text:p>
          </table:table-cell>
          <table:table-cell office:value-type="float" office:value="0.471091128222927">
            <text:p>0.471091128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113880793209205">
            <text:p>0.1138807932</text:p>
          </table:table-cell>
          <table:table-cell office:value-type="float" office:value="0.154058408349493">
            <text:p>0.154058408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124387113439255">
            <text:p>0.1243871134</text:p>
          </table:table-cell>
          <table:table-cell office:value-type="float" office:value="0.159217657953263">
            <text:p>0.15921765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130537213894083">
            <text:p>0.1305372139</text:p>
          </table:table-cell>
          <table:table-cell office:value-type="float" office:value="0.160844028811046">
            <text:p>0.16084402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35996493813885">
            <text:p>0.1359964938</text:p>
          </table:table-cell>
          <table:table-cell office:value-type="float" office:value="0.16203910436004">
            <text:p>0.162039104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141467319775383">
            <text:p>0.1414673198</text:p>
          </table:table-cell>
          <table:table-cell office:value-type="float" office:value="0.16337979396378">
            <text:p>0.16337979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147118134249302">
            <text:p>0.1471181342</text:p>
          </table:table-cell>
          <table:table-cell office:value-type="float" office:value="0.164995660514601">
            <text:p>0.164995660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.152972134571875">
            <text:p>0.1529721346</text:p>
          </table:table-cell>
          <table:table-cell office:value-type="float" office:value="0.166897031056243">
            <text:p>0.16689703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159006851030052">
            <text:p>0.159006851</text:p>
          </table:table-cell>
          <table:table-cell office:value-type="float" office:value="0.169057843131202">
            <text:p>0.16905784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.165186303311245">
            <text:p>0.1651863033</text:p>
          </table:table-cell>
          <table:table-cell office:value-type="float" office:value="0.171441960232948">
            <text:p>0.17144196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171472674167118">
            <text:p>0.1714726742</text:p>
          </table:table-cell>
          <table:table-cell office:value-type="float" office:value="0.174012531464901">
            <text:p>0.174012531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0">
            <text:p>-10</text:p>
          </table:table-cell>
          <table:table-cell office:value-type="float" office:value="0.342556172138294">
            <text:p>0.3425561721</text:p>
          </table:table-cell>
          <table:table-cell office:value-type="float" office:value="0.296975489005573">
            <text:p>0.2969754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9">
            <text:p>-9</text:p>
          </table:table-cell>
          <table:table-cell office:value-type="float" office:value="0.318376936430302">
            <text:p>0.3183769364</text:p>
          </table:table-cell>
          <table:table-cell office:value-type="float" office:value="0.252273038891621">
            <text:p>0.25227303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8">
            <text:p>-8</text:p>
          </table:table-cell>
          <table:table-cell office:value-type="float" office:value="0.54037133377719">
            <text:p>0.5403713338</text:p>
          </table:table-cell>
          <table:table-cell office:value-type="float" office:value="0.305048767134725">
            <text:p>0.305048767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">
            <text:p>-7</text:p>
          </table:table-cell>
          <table:table-cell office:value-type="float" office:value="0.543838461651951">
            <text:p>0.5438384617</text:p>
          </table:table-cell>
          <table:table-cell office:value-type="float" office:value="0.723102485953846">
            <text:p>0.72310248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6">
            <text:p>-6</text:p>
          </table:table-cell>
          <table:table-cell office:value-type="float" office:value="0.205343367316539">
            <text:p>0.2053433673</text:p>
          </table:table-cell>
          <table:table-cell office:value-type="float" office:value="0.2980897306315">
            <text:p>0.29808973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5">
            <text:p>-5</text:p>
          </table:table-cell>
          <table:table-cell office:value-type="float" office:value="0.171507959987869">
            <text:p>0.17150796</text:p>
          </table:table-cell>
          <table:table-cell office:value-type="float" office:value="0.240637814408027">
            <text:p>0.24063781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4">
            <text:p>-4</text:p>
          </table:table-cell>
          <table:table-cell office:value-type="float" office:value="0.157197695440622">
            <text:p>0.1571976954</text:p>
          </table:table-cell>
          <table:table-cell office:value-type="float" office:value="0.214974163155653">
            <text:p>0.21497416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3">
            <text:p>-3</text:p>
          </table:table-cell>
          <table:table-cell office:value-type="float" office:value="0.150277060998471">
            <text:p>0.150277061</text:p>
          </table:table-cell>
          <table:table-cell office:value-type="float" office:value="0.200065252101538">
            <text:p>0.200065252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2">
            <text:p>-2</text:p>
          </table:table-cell>
          <table:table-cell office:value-type="float" office:value="0.149977524462556">
            <text:p>0.1499775245</text:p>
          </table:table-cell>
          <table:table-cell office:value-type="float" office:value="0.190956307219226">
            <text:p>0.190956307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0.22862208394528">
            <text:p>0.2286220839</text:p>
          </table:table-cell>
          <table:table-cell office:value-type="float" office:value="0.33476086752559">
            <text:p>0.334760867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9.2990810770205">
            <text:p>49.299081077</text:p>
          </table:table-cell>
          <table:table-cell office:value-type="float" office:value="33.9752796943685">
            <text:p>33.97527969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113783987765958">
            <text:p>0.1137839878</text:p>
          </table:table-cell>
          <table:table-cell office:value-type="float" office:value="0.154052560537606">
            <text:p>0.15405256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124690062200012">
            <text:p>0.1246900622</text:p>
          </table:table-cell>
          <table:table-cell office:value-type="float" office:value="0.159206300586404">
            <text:p>0.1592063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.130947389775424">
            <text:p>0.1309473898</text:p>
          </table:table-cell>
          <table:table-cell office:value-type="float" office:value="0.160812049369523">
            <text:p>0.160812049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.136395704355085">
            <text:p>0.1363957044</text:p>
          </table:table-cell>
          <table:table-cell office:value-type="float" office:value="0.161998780833802">
            <text:p>0.16199878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141793337060441">
            <text:p>0.1417933371</text:p>
          </table:table-cell>
          <table:table-cell office:value-type="float" office:value="0.163337795696832">
            <text:p>0.163337795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.147334212115479">
            <text:p>0.1473342121</text:p>
          </table:table-cell>
          <table:table-cell office:value-type="float" office:value="0.164953282750508">
            <text:p>0.16495328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153055748048173">
            <text:p>0.153055748</text:p>
          </table:table-cell>
          <table:table-cell office:value-type="float" office:value="0.166852479193997">
            <text:p>0.16685247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.158944399547628">
            <text:p>0.1589443995</text:p>
          </table:table-cell>
          <table:table-cell office:value-type="float" office:value="0.169007853595741">
            <text:p>0.169007853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164970176461304">
            <text:p>0.1649701765</text:p>
          </table:table-cell>
          <table:table-cell office:value-type="float" office:value="0.171382766544279">
            <text:p>0.171382766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171099437244225">
            <text:p>0.1710994372</text:p>
          </table:table-cell>
          <table:table-cell office:value-type="float" office:value="0.173940402244588">
            <text:p>0.173940402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10">
            <text:p>-10</text:p>
          </table:table-cell>
          <table:table-cell office:value-type="float" office:value="0.366463146553147">
            <text:p>0.3664631466</text:p>
          </table:table-cell>
          <table:table-cell office:value-type="float" office:value="0.261987111637069">
            <text:p>0.26198711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9">
            <text:p>-9</text:p>
          </table:table-cell>
          <table:table-cell office:value-type="float" office:value="0.413017334409511">
            <text:p>0.4130173344</text:p>
          </table:table-cell>
          <table:table-cell office:value-type="float" office:value="0.24643173996494">
            <text:p>0.2464317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2.64790113094258">
            <text:p>2.6479011309</text:p>
          </table:table-cell>
          <table:table-cell office:value-type="float" office:value="1.57919077651165">
            <text:p>1.579190776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7">
            <text:p>-7</text:p>
          </table:table-cell>
          <table:table-cell office:value-type="float" office:value="0.498681928169452">
            <text:p>0.4986819282</text:p>
          </table:table-cell>
          <table:table-cell office:value-type="float" office:value="0.674155485089805">
            <text:p>0.674155485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6">
            <text:p>-6</text:p>
          </table:table-cell>
          <table:table-cell office:value-type="float" office:value="0.217708036308489">
            <text:p>0.2177080363</text:p>
          </table:table-cell>
          <table:table-cell office:value-type="float" office:value="0.317194115765385">
            <text:p>0.317194115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5">
            <text:p>-5</text:p>
          </table:table-cell>
          <table:table-cell office:value-type="float" office:value="0.176095437440702">
            <text:p>0.1760954374</text:p>
          </table:table-cell>
          <table:table-cell office:value-type="float" office:value="0.248432646663027">
            <text:p>0.248432646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4">
            <text:p>-4</text:p>
          </table:table-cell>
          <table:table-cell office:value-type="float" office:value="0.159884134935772">
            <text:p>0.1598841349</text:p>
          </table:table-cell>
          <table:table-cell office:value-type="float" office:value="0.218147828688496">
            <text:p>0.21814782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3">
            <text:p>-3</text:p>
          </table:table-cell>
          <table:table-cell office:value-type="float" office:value="0.152890300423618">
            <text:p>0.1528903004</text:p>
          </table:table-cell>
          <table:table-cell office:value-type="float" office:value="0.201064545820436">
            <text:p>0.201064545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office:value-type="float" office:value="0.154373756853639">
            <text:p>0.1543737569</text:p>
          </table:table-cell>
          <table:table-cell office:value-type="float" office:value="0.190464813284306">
            <text:p>0.19046481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0.214531033944752">
            <text:p>0.2145310339</text:p>
          </table:table-cell>
          <table:table-cell office:value-type="float" office:value="0.315320943760218">
            <text:p>0.315320943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806578242401362">
            <text:p>0.8065782424</text:p>
          </table:table-cell>
          <table:table-cell office:value-type="float" office:value="0.589761939958837">
            <text:p>0.5897619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113627157578252">
            <text:p>0.1136271576</text:p>
          </table:table-cell>
          <table:table-cell office:value-type="float" office:value="0.154039178699659">
            <text:p>0.15403917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124930474870866">
            <text:p>0.1249304749</text:p>
          </table:table-cell>
          <table:table-cell office:value-type="float" office:value="0.159210061951001">
            <text:p>0.15921006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131323267257664">
            <text:p>0.1313232673</text:p>
          </table:table-cell>
          <table:table-cell office:value-type="float" office:value="0.160811480417265">
            <text:p>0.16081148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136793385129079">
            <text:p>0.1367933851</text:p>
          </table:table-cell>
          <table:table-cell office:value-type="float" office:value="0.162000519321088">
            <text:p>0.162000519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.142150211987983">
            <text:p>0.142150212</text:p>
          </table:table-cell>
          <table:table-cell office:value-type="float" office:value="0.163345872982312">
            <text:p>0.16334587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.147611720095079">
            <text:p>0.1476117201</text:p>
          </table:table-cell>
          <table:table-cell office:value-type="float" office:value="0.164967809082766">
            <text:p>0.16496780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.153229062867593">
            <text:p>0.1532290629</text:p>
          </table:table-cell>
          <table:table-cell office:value-type="float" office:value="0.166871112612102">
            <text:p>0.166871112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15899748555565">
            <text:p>0.1589974856</text:p>
          </table:table-cell>
          <table:table-cell office:value-type="float" office:value="0.1690270449969">
            <text:p>0.1690270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.164893012179927">
            <text:p>0.1648930122</text:p>
          </table:table-cell>
          <table:table-cell office:value-type="float" office:value="0.17139855565282">
            <text:p>0.171398555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170886277975659">
            <text:p>0.170886278</text:p>
          </table:table-cell>
          <table:table-cell office:value-type="float" office:value="0.173948880933023">
            <text:p>0.173948880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0">
            <text:p>-10</text:p>
          </table:table-cell>
          <table:table-cell office:value-type="float" office:value="0.423277947172118">
            <text:p>0.4232779472</text:p>
          </table:table-cell>
          <table:table-cell office:value-type="float" office:value="0.245532208542286">
            <text:p>0.245532208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9">
            <text:p>-9</text:p>
          </table:table-cell>
          <table:table-cell office:value-type="float" office:value="0.653552449237828">
            <text:p>0.6535524492</text:p>
          </table:table-cell>
          <table:table-cell office:value-type="float" office:value="0.326525995857233">
            <text:p>0.326525995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8">
            <text:p>-8</text:p>
          </table:table-cell>
          <table:table-cell office:value-type="float" office:value="234.745546340863">
            <text:p>234.7455463409</text:p>
          </table:table-cell>
          <table:table-cell office:value-type="float" office:value="181.596311965553">
            <text:p>181.59631196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">
            <text:p>-7</text:p>
          </table:table-cell>
          <table:table-cell office:value-type="float" office:value="0.478829005747601">
            <text:p>0.4788290057</text:p>
          </table:table-cell>
          <table:table-cell office:value-type="float" office:value="0.652313828664709">
            <text:p>0.65231382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6">
            <text:p>-6</text:p>
          </table:table-cell>
          <table:table-cell office:value-type="float" office:value="0.228399653473991">
            <text:p>0.2283996535</text:p>
          </table:table-cell>
          <table:table-cell office:value-type="float" office:value="0.332336999634308">
            <text:p>0.332336999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5">
            <text:p>-5</text:p>
          </table:table-cell>
          <table:table-cell office:value-type="float" office:value="0.18093296004469">
            <text:p>0.18093296</text:p>
          </table:table-cell>
          <table:table-cell office:value-type="float" office:value="0.255661918784102">
            <text:p>0.255661918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4">
            <text:p>-4</text:p>
          </table:table-cell>
          <table:table-cell office:value-type="float" office:value="0.162938461013165">
            <text:p>0.162938461</text:p>
          </table:table-cell>
          <table:table-cell office:value-type="float" office:value="0.221508262297356">
            <text:p>0.221508262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3">
            <text:p>-3</text:p>
          </table:table-cell>
          <table:table-cell office:value-type="float" office:value="0.155954586778421">
            <text:p>0.1559545868</text:p>
          </table:table-cell>
          <table:table-cell office:value-type="float" office:value="0.202547583262713">
            <text:p>0.20254758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2">
            <text:p>-2</text:p>
          </table:table-cell>
          <table:table-cell office:value-type="float" office:value="0.160250587668475">
            <text:p>0.1602505877</text:p>
          </table:table-cell>
          <table:table-cell office:value-type="float" office:value="0.191166376041416">
            <text:p>0.19116637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0.209618614282884">
            <text:p>0.2096186143</text:p>
          </table:table-cell>
          <table:table-cell office:value-type="float" office:value="0.308353513296814">
            <text:p>0.30835351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.79551464364563">
            <text:p>4.7955146436</text:p>
          </table:table-cell>
          <table:table-cell office:value-type="float" office:value="3.74788190273797">
            <text:p>3.747881902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113427123710953">
            <text:p>0.1134271237</text:p>
          </table:table-cell>
          <table:table-cell office:value-type="float" office:value="0.154018320348431">
            <text:p>0.154018320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125113910851915">
            <text:p>0.1251139109</text:p>
          </table:table-cell>
          <table:table-cell office:value-type="float" office:value="0.159220777606592">
            <text:p>0.159220777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.131660152499577">
            <text:p>0.1316601525</text:p>
          </table:table-cell>
          <table:table-cell office:value-type="float" office:value="0.160830813419562">
            <text:p>0.160830813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13717671478308">
            <text:p>0.1371767148</text:p>
          </table:table-cell>
          <table:table-cell office:value-type="float" office:value="0.16203110759965">
            <text:p>0.162031107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.142518619992372">
            <text:p>0.14251862</text:p>
          </table:table-cell>
          <table:table-cell office:value-type="float" office:value="0.163389675438432">
            <text:p>0.163389675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147926074464209">
            <text:p>0.1479260745</text:p>
          </table:table-cell>
          <table:table-cell office:value-type="float" office:value="0.165023965507274">
            <text:p>0.16502396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.15346321921282">
            <text:p>0.1534632192</text:p>
          </table:table-cell>
          <table:table-cell office:value-type="float" office:value="0.166936830332779">
            <text:p>0.166936830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159133767560426">
            <text:p>0.1591337676</text:p>
          </table:table-cell>
          <table:table-cell office:value-type="float" office:value="0.169098548499168">
            <text:p>0.169098548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.164919638489807">
            <text:p>0.1649196385</text:p>
          </table:table-cell>
          <table:table-cell office:value-type="float" office:value="0.171471740632074">
            <text:p>0.17147174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.170795732633697">
            <text:p>0.1707957326</text:p>
          </table:table-cell>
          <table:table-cell office:value-type="float" office:value="0.174019712122302">
            <text:p>0.174019712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office:value-type="float" office:value="0.532178660209632">
            <text:p>0.5321786602</text:p>
          </table:table-cell>
          <table:table-cell office:value-type="float" office:value="0.260972600837819">
            <text:p>0.260972600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9">
            <text:p>-9</text:p>
          </table:table-cell>
          <table:table-cell office:value-type="float" office:value="1.2631878424173">
            <text:p>1.2631878424</text:p>
          </table:table-cell>
          <table:table-cell office:value-type="float" office:value="0.649114371916075">
            <text:p>0.64911437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13.0429489631712">
            <text:p>13.0429489632</text:p>
          </table:table-cell>
          <table:table-cell office:value-type="float" office:value="11.9953260110826">
            <text:p>11.99532601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7">
            <text:p>-7</text:p>
          </table:table-cell>
          <table:table-cell office:value-type="float" office:value="0.467522998923078">
            <text:p>0.4675229989</text:p>
          </table:table-cell>
          <table:table-cell office:value-type="float" office:value="0.639779820266205">
            <text:p>0.639779820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6">
            <text:p>-6</text:p>
          </table:table-cell>
          <table:table-cell office:value-type="float" office:value="0.237503953955034">
            <text:p>0.237503954</text:p>
          </table:table-cell>
          <table:table-cell office:value-type="float" office:value="0.344584669543529">
            <text:p>0.34458466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5">
            <text:p>-5</text:p>
          </table:table-cell>
          <table:table-cell office:value-type="float" office:value="0.185745366243296">
            <text:p>0.1857453662</text:p>
          </table:table-cell>
          <table:table-cell office:value-type="float" office:value="0.262319629684875">
            <text:p>0.26231962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0.166216234530636">
            <text:p>0.1662162345</text:p>
          </table:table-cell>
          <table:table-cell office:value-type="float" office:value="0.224971743560849">
            <text:p>0.22497174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3">
            <text:p>-3</text:p>
          </table:table-cell>
          <table:table-cell office:value-type="float" office:value="0.159409255809055">
            <text:p>0.1594092558</text:p>
          </table:table-cell>
          <table:table-cell office:value-type="float" office:value="0.20446345728966">
            <text:p>0.204463457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2">
            <text:p>-2</text:p>
          </table:table-cell>
          <table:table-cell office:value-type="float" office:value="0.167886063622447">
            <text:p>0.1678860636</text:p>
          </table:table-cell>
          <table:table-cell office:value-type="float" office:value="0.193313198195961">
            <text:p>0.19331319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0.207166633123408">
            <text:p>0.2071666331</text:p>
          </table:table-cell>
          <table:table-cell office:value-type="float" office:value="0.304837445694067">
            <text:p>0.304837445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26267157192709">
            <text:p>0.2626715719</text:p>
          </table:table-cell>
          <table:table-cell office:value-type="float" office:value="0.577025342497917">
            <text:p>0.57702534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113197623665896">
            <text:p>0.1131976237</text:p>
          </table:table-cell>
          <table:table-cell office:value-type="float" office:value="0.153991122778299">
            <text:p>0.15399112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125247170879903">
            <text:p>0.1252471709</text:p>
          </table:table-cell>
          <table:table-cell office:value-type="float" office:value="0.159233309989158">
            <text:p>0.159233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13195709948396">
            <text:p>0.1319570995</text:p>
          </table:table-cell>
          <table:table-cell office:value-type="float" office:value="0.160862040624375">
            <text:p>0.16086204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137538214086155">
            <text:p>0.1375382141</text:p>
          </table:table-cell>
          <table:table-cell office:value-type="float" office:value="0.162081002813489">
            <text:p>0.16208100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.14288565977215">
            <text:p>0.1428856598</text:p>
          </table:table-cell>
          <table:table-cell office:value-type="float" office:value="0.16345862321763">
            <text:p>0.163458623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148259868500352">
            <text:p>0.1482598685</text:p>
          </table:table-cell>
          <table:table-cell office:value-type="float" office:value="0.16511033540036">
            <text:p>0.16511033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.15373706260084">
            <text:p>0.1537370626</text:p>
          </table:table-cell>
          <table:table-cell office:value-type="float" office:value="0.167037471337949">
            <text:p>0.16703747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15932897552565">
            <text:p>0.1593289755</text:p>
          </table:table-cell>
          <table:table-cell office:value-type="float" office:value="0.169209513352832">
            <text:p>0.1692095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.165023201121388">
            <text:p>0.1650232011</text:p>
          </table:table-cell>
          <table:table-cell office:value-type="float" office:value="0.171588824324507">
            <text:p>0.17158882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.170798811390853">
            <text:p>0.1707988114</text:p>
          </table:table-cell>
          <table:table-cell office:value-type="float" office:value="0.174138793748064">
            <text:p>0.174138793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10">
            <text:p>-10</text:p>
          </table:table-cell>
          <table:table-cell office:value-type="float" office:value="0.726429642164529">
            <text:p>0.7264296422</text:p>
          </table:table-cell>
          <table:table-cell office:value-type="float" office:value="0.332383169794674">
            <text:p>0.332383169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9">
            <text:p>-9</text:p>
          </table:table-cell>
          <table:table-cell office:value-type="float" office:value="3.00908966663124">
            <text:p>3.0090896666</text:p>
          </table:table-cell>
          <table:table-cell office:value-type="float" office:value="1.77972049304831">
            <text:p>1.7797204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8">
            <text:p>-8</text:p>
          </table:table-cell>
          <table:table-cell office:value-type="float" office:value="4.09873604264501">
            <text:p>4.0987360426</text:p>
          </table:table-cell>
          <table:table-cell office:value-type="float" office:value="4.18001201685946">
            <text:p>4.180012016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7">
            <text:p>-7</text:p>
          </table:table-cell>
          <table:table-cell office:value-type="float" office:value="0.460142344660711">
            <text:p>0.4601423447</text:p>
          </table:table-cell>
          <table:table-cell office:value-type="float" office:value="0.631560362594651">
            <text:p>0.631560362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">
            <text:p>-6</text:p>
          </table:table-cell>
          <table:table-cell office:value-type="float" office:value="0.245280505212843">
            <text:p>0.2452805052</text:p>
          </table:table-cell>
          <table:table-cell office:value-type="float" office:value="0.35469297369609">
            <text:p>0.354692973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5">
            <text:p>-5</text:p>
          </table:table-cell>
          <table:table-cell office:value-type="float" office:value="0.190409439397979">
            <text:p>0.1904094394</text:p>
          </table:table-cell>
          <table:table-cell office:value-type="float" office:value="0.268448415754319">
            <text:p>0.268448415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4">
            <text:p>-4</text:p>
          </table:table-cell>
          <table:table-cell office:value-type="float" office:value="0.169627473173722">
            <text:p>0.1696274732</text:p>
          </table:table-cell>
          <table:table-cell office:value-type="float" office:value="0.228489364029709">
            <text:p>0.22848936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3">
            <text:p>-3</text:p>
          </table:table-cell>
          <table:table-cell office:value-type="float" office:value="0.163211900240836">
            <text:p>0.1632119002</text:p>
          </table:table-cell>
          <table:table-cell office:value-type="float" office:value="0.206778451467594">
            <text:p>0.206778451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2">
            <text:p>-2</text:p>
          </table:table-cell>
          <table:table-cell office:value-type="float" office:value="0.177644391593812">
            <text:p>0.1776443916</text:p>
          </table:table-cell>
          <table:table-cell office:value-type="float" office:value="0.197247221564258">
            <text:p>0.19724722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0.205723233722976">
            <text:p>0.2057232337</text:p>
          </table:table-cell>
          <table:table-cell office:value-type="float" office:value="0.302757781170093">
            <text:p>0.30275778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.5285192870242">
            <text:p>4.528519287</text:p>
          </table:table-cell>
          <table:table-cell office:value-type="float" office:value="1.76964482978475">
            <text:p>1.769644829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112949565440813">
            <text:p>0.1129495654</text:p>
          </table:table-cell>
          <table:table-cell office:value-type="float" office:value="0.153959162340079">
            <text:p>0.153959162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125337303254198">
            <text:p>0.1253373033</text:p>
          </table:table-cell>
          <table:table-cell office:value-type="float" office:value="0.159244534062531">
            <text:p>0.15924453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0.132215399685344">
            <text:p>0.1322153997</text:p>
          </table:table-cell>
          <table:table-cell office:value-type="float" office:value="0.160899617201168">
            <text:p>0.160899617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.137873976160918">
            <text:p>0.1378739762</text:p>
          </table:table-cell>
          <table:table-cell office:value-type="float" office:value="0.162143305108658">
            <text:p>0.16214330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0.143242944097674">
            <text:p>0.1432429441</text:p>
          </table:table-cell>
          <table:table-cell office:value-type="float" office:value="0.163544889038268">
            <text:p>0.16354488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.148600890500151">
            <text:p>0.1486008905</text:p>
          </table:table-cell>
          <table:table-cell office:value-type="float" office:value="0.165218344594741">
            <text:p>0.165218344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.154035129704638">
            <text:p>0.1540351297</text:p>
          </table:table-cell>
          <table:table-cell office:value-type="float" office:value="0.16716379965139">
            <text:p>0.167163799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.15956489043232">
            <text:p>0.1595648904</text:p>
          </table:table-cell>
          <table:table-cell office:value-type="float" office:value="0.16935009100436">
            <text:p>0.16935009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0.165183153750212">
            <text:p>0.1651831538</text:p>
          </table:table-cell>
          <table:table-cell office:value-type="float" office:value="0.171739382789782">
            <text:p>0.171739382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0.170873010360411">
            <text:p>0.1708730104</text:p>
          </table:table-cell>
          <table:table-cell office:value-type="float" office:value="0.174295160874498">
            <text:p>0.174295160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0">
            <text:p>-10</text:p>
          </table:table-cell>
          <table:table-cell office:value-type="float" office:value="1.06662817495193">
            <text:p>1.066628175</text:p>
          </table:table-cell>
          <table:table-cell office:value-type="float" office:value="0.505041812531612">
            <text:p>0.50504181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9">
            <text:p>-9</text:p>
          </table:table-cell>
          <table:table-cell office:value-type="float" office:value="9.7914049775137">
            <text:p>9.7914049775</text:p>
          </table:table-cell>
          <table:table-cell office:value-type="float" office:value="6.71646060795357">
            <text:p>6.71646060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8">
            <text:p>-8</text:p>
          </table:table-cell>
          <table:table-cell office:value-type="float" office:value="2.44420976634747">
            <text:p>2.4442097663</text:p>
          </table:table-cell>
          <table:table-cell office:value-type="float" office:value="2.66024764085944">
            <text:p>2.660247640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7">
            <text:p>-7</text:p>
          </table:table-cell>
          <table:table-cell office:value-type="float" office:value="0.454899500659615">
            <text:p>0.4548995007</text:p>
          </table:table-cell>
          <table:table-cell office:value-type="float" office:value="0.625704964009454">
            <text:p>0.62570496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6">
            <text:p>-6</text:p>
          </table:table-cell>
          <table:table-cell office:value-type="float" office:value="0.251979507853242">
            <text:p>0.2519795079</text:p>
          </table:table-cell>
          <table:table-cell office:value-type="float" office:value="0.363188177212679">
            <text:p>0.363188177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5">
            <text:p>-5</text:p>
          </table:table-cell>
          <table:table-cell office:value-type="float" office:value="0.194873629990108">
            <text:p>0.19487363</text:p>
          </table:table-cell>
          <table:table-cell office:value-type="float" office:value="0.274103887624241">
            <text:p>0.27410388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4">
            <text:p>-4</text:p>
          </table:table-cell>
          <table:table-cell office:value-type="float" office:value="0.17311436086138">
            <text:p>0.1731143609</text:p>
          </table:table-cell>
          <table:table-cell office:value-type="float" office:value="0.232031965515724">
            <text:p>0.232031965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3">
            <text:p>-3</text:p>
          </table:table-cell>
          <table:table-cell office:value-type="float" office:value="0.167332063985934">
            <text:p>0.167332064</text:p>
          </table:table-cell>
          <table:table-cell office:value-type="float" office:value="0.209470240180126">
            <text:p>0.209470240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2">
            <text:p>-2</text:p>
          </table:table-cell>
          <table:table-cell office:value-type="float" office:value="0.189999263245528">
            <text:p>0.1899992632</text:p>
          </table:table-cell>
          <table:table-cell office:value-type="float" office:value="0.203425009347363">
            <text:p>0.203425009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0.204789705958476">
            <text:p>0.204789706</text:p>
          </table:table-cell>
          <table:table-cell office:value-type="float" office:value="0.30141049826943">
            <text:p>0.301410498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.75725570227689">
            <text:p>3.7572557023</text:p>
          </table:table-cell>
          <table:table-cell office:value-type="float" office:value="4.34342459603459">
            <text:p>4.34342459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112691413821518">
            <text:p>0.1126914138</text:p>
          </table:table-cell>
          <table:table-cell office:value-type="float" office:value="0.153924101707965">
            <text:p>0.153924101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125391053953251">
            <text:p>0.125391054</text:p>
          </table:table-cell>
          <table:table-cell office:value-type="float" office:value="0.159252659200583">
            <text:p>0.159252659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.132437600249677">
            <text:p>0.1324376002</text:p>
          </table:table-cell>
          <table:table-cell office:value-type="float" office:value="0.160939739886647">
            <text:p>0.160939739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0.138182450968083">
            <text:p>0.138182451</text:p>
          </table:table-cell>
          <table:table-cell office:value-type="float" office:value="0.162213032037895">
            <text:p>0.16221303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.143585248402577">
            <text:p>0.1435852484</text:p>
          </table:table-cell>
          <table:table-cell office:value-type="float" office:value="0.163642671108026">
            <text:p>0.163642671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.1489406929057">
            <text:p>0.1489406929</text:p>
          </table:table-cell>
          <table:table-cell office:value-type="float" office:value="0.165341530873411">
            <text:p>0.165341530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0.154346173560134">
            <text:p>0.1543461736</text:p>
          </table:table-cell>
          <table:table-cell office:value-type="float" office:value="0.167308769063832">
            <text:p>0.167308769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0.159827849050724">
            <text:p>0.1598278491</text:p>
          </table:table-cell>
          <table:table-cell office:value-type="float" office:value="0.16951269484497">
            <text:p>0.169512694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0.165383758244184">
            <text:p>0.1653837582</text:p>
          </table:table-cell>
          <table:table-cell office:value-type="float" office:value="0.171915320686607">
            <text:p>0.171915320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0.171000818221004">
            <text:p>0.1710008182</text:p>
          </table:table-cell>
          <table:table-cell office:value-type="float" office:value="0.174480237783912">
            <text:p>0.174480237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10">
            <text:p>-10</text:p>
          </table:table-cell>
          <table:table-cell office:value-type="float" office:value="1.67045590327146">
            <text:p>1.6704559033</text:p>
          </table:table-cell>
          <table:table-cell office:value-type="float" office:value="0.869323844842495">
            <text:p>0.869323844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9">
            <text:p>-9</text:p>
          </table:table-cell>
          <table:table-cell office:value-type="float" office:value="73.6859362357298">
            <text:p>73.6859362357</text:p>
          </table:table-cell>
          <table:table-cell office:value-type="float" office:value="57.0729061295521">
            <text:p>57.072906129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8">
            <text:p>-8</text:p>
          </table:table-cell>
          <table:table-cell office:value-type="float" office:value="1.81186744911369">
            <text:p>1.8118674491</text:p>
          </table:table-cell>
          <table:table-cell office:value-type="float" office:value="2.06005477154893">
            <text:p>2.060054771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7">
            <text:p>-7</text:p>
          </table:table-cell>
          <table:table-cell office:value-type="float" office:value="0.45095592373717">
            <text:p>0.4509559237</text:p>
          </table:table-cell>
          <table:table-cell office:value-type="float" office:value="0.621292534446382">
            <text:p>0.621292534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6">
            <text:p>-6</text:p>
          </table:table-cell>
          <table:table-cell office:value-type="float" office:value="0.257806726375766">
            <text:p>0.2578067264</text:p>
          </table:table-cell>
          <table:table-cell office:value-type="float" office:value="0.370440983102277">
            <text:p>0.370440983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5">
            <text:p>-5</text:p>
          </table:table-cell>
          <table:table-cell office:value-type="float" office:value="0.19912108602429">
            <text:p>0.199121086</text:p>
          </table:table-cell>
          <table:table-cell office:value-type="float" office:value="0.279341168140012">
            <text:p>0.279341168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4">
            <text:p>-4</text:p>
          </table:table-cell>
          <table:table-cell office:value-type="float" office:value="0.176638715966123">
            <text:p>0.176638716</text:p>
          </table:table-cell>
          <table:table-cell office:value-type="float" office:value="0.23558187853639">
            <text:p>0.235581878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3">
            <text:p>-3</text:p>
          </table:table-cell>
          <table:table-cell office:value-type="float" office:value="0.171747252555691">
            <text:p>0.1717472526</text:p>
          </table:table-cell>
          <table:table-cell office:value-type="float" office:value="0.212524164294467">
            <text:p>0.21252416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2">
            <text:p>-2</text:p>
          </table:table-cell>
          <table:table-cell office:value-type="float" office:value="0.205567054307896">
            <text:p>0.2055670543</text:p>
          </table:table-cell>
          <table:table-cell office:value-type="float" office:value="0.212453539234113">
            <text:p>0.212453539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0.204148673315718">
            <text:p>0.2041486733</text:p>
          </table:table-cell>
          <table:table-cell office:value-type="float" office:value="0.30048545596842">
            <text:p>0.3004854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33161152615325">
            <text:p>0.3316115262</text:p>
          </table:table-cell>
          <table:table-cell office:value-type="float" office:value="1.06125403504128">
            <text:p>1.06125403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112429601862276">
            <text:p>0.1124296019</text:p>
          </table:table-cell>
          <table:table-cell office:value-type="float" office:value="0.153887505522543">
            <text:p>0.153887505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125414587932817">
            <text:p>0.1254145879</text:p>
          </table:table-cell>
          <table:table-cell office:value-type="float" office:value="0.159256773311614">
            <text:p>0.15925677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.132626872747366">
            <text:p>0.1326268727</text:p>
          </table:table-cell>
          <table:table-cell office:value-type="float" office:value="0.160979841172222">
            <text:p>0.16097984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0.138463610985518">
            <text:p>0.138463611</text:p>
          </table:table-cell>
          <table:table-cell office:value-type="float" office:value="0.162286600633947">
            <text:p>0.16228660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0.143909551290323">
            <text:p>0.1439095513</text:p>
          </table:table-cell>
          <table:table-cell office:value-type="float" office:value="0.163747668734329">
            <text:p>0.163747668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.149273554262705">
            <text:p>0.1492735543</text:p>
          </table:table-cell>
          <table:table-cell office:value-type="float" office:value="0.165475013106839">
            <text:p>0.165475013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0.154662077248947">
            <text:p>0.1546620772</text:p>
          </table:table-cell>
          <table:table-cell office:value-type="float" office:value="0.16746698542052">
            <text:p>0.167466985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.160107629927195">
            <text:p>0.1601076299</text:p>
          </table:table-cell>
          <table:table-cell office:value-type="float" office:value="0.169691455817386">
            <text:p>0.169691455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0.165612957307156">
            <text:p>0.1656129573</text:p>
          </table:table-cell>
          <table:table-cell office:value-type="float" office:value="0.172110320877573">
            <text:p>0.17211032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0.171168585664106">
            <text:p>0.1711685857</text:p>
          </table:table-cell>
          <table:table-cell office:value-type="float" office:value="0.174687282577845">
            <text:p>0.174687282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0">
            <text:p>-10</text:p>
          </table:table-cell>
          <table:table-cell office:value-type="float" office:value="2.78662748231887">
            <text:p>2.7866274823</text:p>
          </table:table-cell>
          <table:table-cell office:value-type="float" office:value="1.62087634553963">
            <text:p>1.62087634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9">
            <text:p>-9</text:p>
          </table:table-cell>
          <table:table-cell office:value-type="float" office:value="538.012083830175">
            <text:p>538.0120838302</text:p>
          </table:table-cell>
          <table:table-cell office:value-type="float" office:value="457.465723050306">
            <text:p>457.465723050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8">
            <text:p>-8</text:p>
          </table:table-cell>
          <table:table-cell office:value-type="float" office:value="1.48893867127917">
            <text:p>1.4889386713</text:p>
          </table:table-cell>
          <table:table-cell office:value-type="float" office:value="1.7461783271741">
            <text:p>1.746178327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7">
            <text:p>-7</text:p>
          </table:table-cell>
          <table:table-cell office:value-type="float" office:value="0.447865029788446">
            <text:p>0.4478650298</text:p>
          </table:table-cell>
          <table:table-cell office:value-type="float" office:value="0.617830148598375">
            <text:p>0.617830148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6">
            <text:p>-6</text:p>
          </table:table-cell>
          <table:table-cell office:value-type="float" office:value="0.26292415823031">
            <text:p>0.2629241582</text:p>
          </table:table-cell>
          <table:table-cell office:value-type="float" office:value="0.376717605742322">
            <text:p>0.376717605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5">
            <text:p>-5</text:p>
          </table:table-cell>
          <table:table-cell office:value-type="float" office:value="0.20315182026549">
            <text:p>0.2031518203</text:p>
          </table:table-cell>
          <table:table-cell office:value-type="float" office:value="0.284210192165418">
            <text:p>0.28421019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0.180174684973871">
            <text:p>0.180174685</text:p>
          </table:table-cell>
          <table:table-cell office:value-type="float" office:value="0.239128237098401">
            <text:p>0.239128237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3">
            <text:p>-3</text:p>
          </table:table-cell>
          <table:table-cell office:value-type="float" office:value="0.176440338449665">
            <text:p>0.1764403384</text:p>
          </table:table-cell>
          <table:table-cell office:value-type="float" office:value="0.215930764722574">
            <text:p>0.215930764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 office:value-type="float" office:value="0.225153860394831">
            <text:p>0.2251538604</text:p>
          </table:table-cell>
          <table:table-cell office:value-type="float" office:value="0.225141347712457">
            <text:p>0.225141347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0.203690217989165">
            <text:p>0.203690218</text:p>
          </table:table-cell>
          <table:table-cell office:value-type="float" office:value="0.299824702199673">
            <text:p>0.29982470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.61234473892911">
            <text:p>5.6123447389</text:p>
          </table:table-cell>
          <table:table-cell office:value-type="float" office:value="8.91992081209469">
            <text:p>8.919920812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112168915997721">
            <text:p>0.112168916</text:p>
          </table:table-cell>
          <table:table-cell office:value-type="float" office:value="0.153850753467821">
            <text:p>0.153850753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12541337317104">
            <text:p>0.1254133732</text:p>
          </table:table-cell>
          <table:table-cell office:value-type="float" office:value="0.159256535117255">
            <text:p>0.159256535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.132786614428159">
            <text:p>0.1327866144</text:p>
          </table:table-cell>
          <table:table-cell office:value-type="float" office:value="0.161018231745756">
            <text:p>0.161018231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.138718380170064">
            <text:p>0.1387183802</text:p>
          </table:table-cell>
          <table:table-cell office:value-type="float" office:value="0.162361454317509">
            <text:p>0.162361454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.144214352133243">
            <text:p>0.1442143521</text:p>
          </table:table-cell>
          <table:table-cell office:value-type="float" office:value="0.163856700548045">
            <text:p>0.16385670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.149595723273139">
            <text:p>0.1495957233</text:p>
          </table:table-cell>
          <table:table-cell office:value-type="float" office:value="0.16561510185437">
            <text:p>0.16561510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.154977049675851">
            <text:p>0.1549770497</text:p>
          </table:table-cell>
          <table:table-cell office:value-type="float" office:value="0.167634309766352">
            <text:p>0.167634309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0.160396618514943">
            <text:p>0.1603966185</text:p>
          </table:table-cell>
          <table:table-cell office:value-type="float" office:value="0.169881818445205">
            <text:p>0.169881818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0.165861521568938">
            <text:p>0.1658615216</text:p>
          </table:table-cell>
          <table:table-cell office:value-type="float" office:value="0.172319433987096">
            <text:p>0.17231943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0.17136566358485">
            <text:p>0.1713656636</text:p>
          </table:table-cell>
          <table:table-cell office:value-type="float" office:value="0.174910971128218">
            <text:p>0.174910971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0">
            <text:p>-10</text:p>
          </table:table-cell>
          <table:table-cell office:value-type="float" office:value="5.00521991593555">
            <text:p>5.0052199159</text:p>
          </table:table-cell>
          <table:table-cell office:value-type="float" office:value="3.23389037918472">
            <text:p>3.233890379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9">
            <text:p>-9</text:p>
          </table:table-cell>
          <table:table-cell office:value-type="float" office:value="34.7707811141524">
            <text:p>34.7707811142</text:p>
          </table:table-cell>
          <table:table-cell office:value-type="float" office:value="31.7458036616415">
            <text:p>31.74580366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8">
            <text:p>-8</text:p>
          </table:table-cell>
          <table:table-cell office:value-type="float" office:value="1.29579856896606">
            <text:p>1.295798569</text:p>
          </table:table-cell>
          <table:table-cell office:value-type="float" office:value="1.55502809624263">
            <text:p>1.555028096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">
            <text:p>-7</text:p>
          </table:table-cell>
          <table:table-cell office:value-type="float" office:value="0.445366461053143">
            <text:p>0.4453664611</text:p>
          </table:table-cell>
          <table:table-cell office:value-type="float" office:value="0.615029363362137">
            <text:p>0.615029363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6">
            <text:p>-6</text:p>
          </table:table-cell>
          <table:table-cell office:value-type="float" office:value="0.267458075182955">
            <text:p>0.2674580752</text:p>
          </table:table-cell>
          <table:table-cell office:value-type="float" office:value="0.382213199793364">
            <text:p>0.382213199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5">
            <text:p>-5</text:p>
          </table:table-cell>
          <table:table-cell office:value-type="float" office:value="0.206973821660649">
            <text:p>0.2069738217</text:p>
          </table:table-cell>
          <table:table-cell office:value-type="float" office:value="0.288754520863096">
            <text:p>0.28875452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4">
            <text:p>-4</text:p>
          </table:table-cell>
          <table:table-cell office:value-type="float" office:value="0.183704349626862">
            <text:p>0.1837043496</text:p>
          </table:table-cell>
          <table:table-cell office:value-type="float" office:value="0.242664249472245">
            <text:p>0.242664249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3">
            <text:p>-3</text:p>
          </table:table-cell>
          <table:table-cell office:value-type="float" office:value="0.181397834234693">
            <text:p>0.1813978342</text:p>
          </table:table-cell>
          <table:table-cell office:value-type="float" office:value="0.219684103969668">
            <text:p>0.21968410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2">
            <text:p>-2</text:p>
          </table:table-cell>
          <table:table-cell office:value-type="float" office:value="0.249822566785009">
            <text:p>0.2498225668</text:p>
          </table:table-cell>
          <table:table-cell office:value-type="float" office:value="0.24257200359663">
            <text:p>0.242572003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0.203352778956021">
            <text:p>0.203352779</text:p>
          </table:table-cell>
          <table:table-cell office:value-type="float" office:value="0.299339332202059">
            <text:p>0.299339332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485566633558741">
            <text:p>0.4855666336</text:p>
          </table:table-cell>
          <table:table-cell office:value-type="float" office:value="1.31341836273002">
            <text:p>1.313418362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111912833373245">
            <text:p>0.1119128334</text:p>
          </table:table-cell>
          <table:table-cell office:value-type="float" office:value="0.153815008698966">
            <text:p>0.153815008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125392159591043">
            <text:p>0.1253921596</text:p>
          </table:table-cell>
          <table:table-cell office:value-type="float" office:value="0.159251966000424">
            <text:p>0.15925196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.132920203281301">
            <text:p>0.1329202033</text:p>
          </table:table-cell>
          <table:table-cell office:value-type="float" office:value="0.16105384592399">
            <text:p>0.161053845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0.138948245291504">
            <text:p>0.1389482453</text:p>
          </table:table-cell>
          <table:table-cell office:value-type="float" office:value="0.162435791850029">
            <text:p>0.162435791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.144499185598332">
            <text:p>0.1444991856</text:p>
          </table:table-cell>
          <table:table-cell office:value-type="float" office:value="0.163967424074983">
            <text:p>0.163967424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.149904866732595">
            <text:p>0.1499048667</text:p>
          </table:table-cell>
          <table:table-cell office:value-type="float" office:value="0.165759011173777">
            <text:p>0.16575901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0.155287027692102">
            <text:p>0.1552870277</text:p>
          </table:table-cell>
          <table:table-cell office:value-type="float" office:value="0.167807562859424">
            <text:p>0.167807562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.160689178333097">
            <text:p>0.1606891783</text:p>
          </table:table-cell>
          <table:table-cell office:value-type="float" office:value="0.170080238458974">
            <text:p>0.170080238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0.16612240064213">
            <text:p>0.1661224006</text:p>
          </table:table-cell>
          <table:table-cell office:value-type="float" office:value="0.172538769711613">
            <text:p>0.172538769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.171583742090074">
            <text:p>0.1715837421</text:p>
          </table:table-cell>
          <table:table-cell office:value-type="float" office:value="0.175147082792933">
            <text:p>0.175147082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10">
            <text:p>-10</text:p>
          </table:table-cell>
          <table:table-cell office:value-type="float" office:value="9.98058279228646">
            <text:p>9.9805827923</text:p>
          </table:table-cell>
          <table:table-cell office:value-type="float" office:value="7.06365286777485">
            <text:p>7.063652867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9">
            <text:p>-9</text:p>
          </table:table-cell>
          <table:table-cell office:value-type="float" office:value="13.5976065176141">
            <text:p>13.5976065176</text:p>
          </table:table-cell>
          <table:table-cell office:value-type="float" office:value="13.1156122476578">
            <text:p>13.115612247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8">
            <text:p>-8</text:p>
          </table:table-cell>
          <table:table-cell office:value-type="float" office:value="1.16820746859765">
            <text:p>1.1682074686</text:p>
          </table:table-cell>
          <table:table-cell office:value-type="float" office:value="1.42694545452507">
            <text:p>1.42694545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7">
            <text:p>-7</text:p>
          </table:table-cell>
          <table:table-cell office:value-type="float" office:value="0.443297748633729">
            <text:p>0.4432977486</text:p>
          </table:table-cell>
          <table:table-cell office:value-type="float" office:value="0.61270965112316">
            <text:p>0.612709651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6">
            <text:p>-6</text:p>
          </table:table-cell>
          <table:table-cell office:value-type="float" office:value="0.271507153908984">
            <text:p>0.2715071539</text:p>
          </table:table-cell>
          <table:table-cell office:value-type="float" office:value="0.387073687440708">
            <text:p>0.387073687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5">
            <text:p>-5</text:p>
          </table:table-cell>
          <table:table-cell office:value-type="float" office:value="0.210598536009285">
            <text:p>0.210598536</text:p>
          </table:table-cell>
          <table:table-cell office:value-type="float" office:value="0.2930115307705">
            <text:p>0.293011530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4">
            <text:p>-4</text:p>
          </table:table-cell>
          <table:table-cell office:value-type="float" office:value="0.187215015698499">
            <text:p>0.1872150157</text:p>
          </table:table-cell>
          <table:table-cell office:value-type="float" office:value="0.246185574802621">
            <text:p>0.246185574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3">
            <text:p>-3</text:p>
          </table:table-cell>
          <table:table-cell office:value-type="float" office:value="0.186608721140011">
            <text:p>0.1866087211</text:p>
          </table:table-cell>
          <table:table-cell office:value-type="float" office:value="0.223780596509899">
            <text:p>0.223780596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2">
            <text:p>-2</text:p>
          </table:table-cell>
          <table:table-cell office:value-type="float" office:value="0.28098968033448">
            <text:p>0.2809896803</text:p>
          </table:table-cell>
          <table:table-cell office:value-type="float" office:value="0.266210912906002">
            <text:p>0.26621091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0.203099202234811">
            <text:p>0.2030992022</text:p>
          </table:table-cell>
          <table:table-cell office:value-type="float" office:value="0.298975504589456">
            <text:p>0.298975504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.27545247684597">
            <text:p>4.2754524768</text:p>
          </table:table-cell>
          <table:table-cell office:value-type="float" office:value="2.48292502858955">
            <text:p>2.482925028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111663805814334">
            <text:p>0.1116638058</text:p>
          </table:table-cell>
          <table:table-cell office:value-type="float" office:value="0.153781216709369">
            <text:p>0.15378121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12535501066502">
            <text:p>0.1253550107</text:p>
          </table:table-cell>
          <table:table-cell office:value-type="float" office:value="0.159243309263214">
            <text:p>0.159243309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.133030854288735">
            <text:p>0.1330308543</text:p>
          </table:table-cell>
          <table:table-cell office:value-type="float" office:value="0.161086059322739">
            <text:p>0.161086059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.139154993781731">
            <text:p>0.1391549938</text:p>
          </table:table-cell>
          <table:table-cell office:value-type="float" office:value="0.162508368909019">
            <text:p>0.162508368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0.144764276705148">
            <text:p>0.1447642767</text:p>
          </table:table-cell>
          <table:table-cell office:value-type="float" office:value="0.164078128047598">
            <text:p>0.1640781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.150199665642051">
            <text:p>0.1501996656</text:p>
          </table:table-cell>
          <table:table-cell office:value-type="float" office:value="0.165904643538227">
            <text:p>0.165904643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0.155589230128105">
            <text:p>0.1555892301</text:p>
          </table:table-cell>
          <table:table-cell office:value-type="float" office:value="0.167984303317268">
            <text:p>0.16798430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0.160981175267197">
            <text:p>0.1609811753</text:p>
          </table:table-cell>
          <table:table-cell office:value-type="float" office:value="0.17028395459744">
            <text:p>0.170283954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0.166390226916655">
            <text:p>0.1663902269</text:p>
          </table:table-cell>
          <table:table-cell office:value-type="float" office:value="0.172765262767858">
            <text:p>0.17276526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0.171816340766628">
            <text:p>0.1718163408</text:p>
          </table:table-cell>
          <table:table-cell office:value-type="float" office:value="0.175392261100955">
            <text:p>0.175392261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0">
            <text:p>-10</text:p>
          </table:table-cell>
          <table:table-cell office:value-type="float" office:value="23.7525645605161">
            <text:p>23.7525645605</text:p>
          </table:table-cell>
          <table:table-cell office:value-type="float" office:value="18.1463492265726">
            <text:p>18.146349226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9">
            <text:p>-9</text:p>
          </table:table-cell>
          <table:table-cell office:value-type="float" office:value="7.97772678882782">
            <text:p>7.9777267888</text:p>
          </table:table-cell>
          <table:table-cell office:value-type="float" office:value="8.03426947838715">
            <text:p>8.034269478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8">
            <text:p>-8</text:p>
          </table:table-cell>
          <table:table-cell office:value-type="float" office:value="1.07797051277333">
            <text:p>1.0779705128</text:p>
          </table:table-cell>
          <table:table-cell office:value-type="float" office:value="1.33532173022158">
            <text:p>1.335321730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7">
            <text:p>-7</text:p>
          </table:table-cell>
          <table:table-cell office:value-type="float" office:value="0.44155198285387">
            <text:p>0.4415519829</text:p>
          </table:table-cell>
          <table:table-cell office:value-type="float" office:value="0.610751931122941">
            <text:p>0.610751931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6">
            <text:p>-6</text:p>
          </table:table-cell>
          <table:table-cell office:value-type="float" office:value="0.2751491000789">
            <text:p>0.2751491001</text:p>
          </table:table-cell>
          <table:table-cell office:value-type="float" office:value="0.391410198188714">
            <text:p>0.391410198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5">
            <text:p>-5</text:p>
          </table:table-cell>
          <table:table-cell office:value-type="float" office:value="0.214038555244004">
            <text:p>0.2140385552</text:p>
          </table:table-cell>
          <table:table-cell office:value-type="float" office:value="0.29701308494901">
            <text:p>0.29701308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4">
            <text:p>-4</text:p>
          </table:table-cell>
          <table:table-cell office:value-type="float" office:value="0.19069750171119">
            <text:p>0.1906975017</text:p>
          </table:table-cell>
          <table:table-cell office:value-type="float" office:value="0.249689342691531">
            <text:p>0.249689342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3">
            <text:p>-3</text:p>
          </table:table-cell>
          <table:table-cell office:value-type="float" office:value="0.19206364266815">
            <text:p>0.1920636427</text:p>
          </table:table-cell>
          <table:table-cell office:value-type="float" office:value="0.228218177177781">
            <text:p>0.228218177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2">
            <text:p>-2</text:p>
          </table:table-cell>
          <table:table-cell office:value-type="float" office:value="0.320567432067615">
            <text:p>0.3205674321</text:p>
          </table:table-cell>
          <table:table-cell office:value-type="float" office:value="0.298063069609231">
            <text:p>0.298063069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0.202905749637031">
            <text:p>0.2029057496</text:p>
          </table:table-cell>
          <table:table-cell office:value-type="float" office:value="0.298698741578244">
            <text:p>0.29869874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.76967707780388">
            <text:p>1.7696770778</text:p>
          </table:table-cell>
          <table:table-cell office:value-type="float" office:value="1.28787160959927">
            <text:p>1.287871609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111423492687106">
            <text:p>0.1114234927</text:p>
          </table:table-cell>
          <table:table-cell office:value-type="float" office:value="0.153750119975148">
            <text:p>0.153750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125305361767415">
            <text:p>0.1253053618</text:p>
          </table:table-cell>
          <table:table-cell office:value-type="float" office:value="0.159230935309546">
            <text:p>0.159230935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0.133121541645527">
            <text:p>0.1331215416</text:p>
          </table:table-cell>
          <table:table-cell office:value-type="float" office:value="0.161114557655741">
            <text:p>0.161114557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0.139340539346691">
            <text:p>0.1393405393</text:p>
          </table:table-cell>
          <table:table-cell office:value-type="float" office:value="0.162578351850572">
            <text:p>0.162578351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0.14501029648015">
            <text:p>0.1450102965</text:p>
          </table:table-cell>
          <table:table-cell office:value-type="float" office:value="0.164187577433223">
            <text:p>0.164187577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0.150479519506084">
            <text:p>0.1504795195</text:p>
          </table:table-cell>
          <table:table-cell office:value-type="float" office:value="0.166050428064345">
            <text:p>0.166050428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0.155881824286458">
            <text:p>0.1558818243</text:p>
          </table:table-cell>
          <table:table-cell office:value-type="float" office:value="0.168162659742145">
            <text:p>0.168162659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0.161269616414709">
            <text:p>0.1612696164</text:p>
          </table:table-cell>
          <table:table-cell office:value-type="float" office:value="0.170490815049096">
            <text:p>0.1704908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0.166660934506459">
            <text:p>0.1666609345</text:p>
          </table:table-cell>
          <table:table-cell office:value-type="float" office:value="0.172996494069692">
            <text:p>0.172996494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0.172058413703314">
            <text:p>0.1720584137</text:p>
          </table:table-cell>
          <table:table-cell office:value-type="float" office:value="0.17564383014232">
            <text:p>0.175643830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10">
            <text:p>-10</text:p>
          </table:table-cell>
          <table:table-cell office:value-type="float" office:value="82.5661884628532">
            <text:p>82.5661884629</text:p>
          </table:table-cell>
          <table:table-cell office:value-type="float" office:value="67.2161167291018">
            <text:p>67.216116729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9">
            <text:p>-9</text:p>
          </table:table-cell>
          <table:table-cell office:value-type="float" office:value="5.59867774758949">
            <text:p>5.5986777476</text:p>
          </table:table-cell>
          <table:table-cell office:value-type="float" office:value="5.83651210447359">
            <text:p>5.836512104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8">
            <text:p>-8</text:p>
          </table:table-cell>
          <table:table-cell office:value-type="float" office:value="1.01090940912458">
            <text:p>1.0109094091</text:p>
          </table:table-cell>
          <table:table-cell office:value-type="float" office:value="1.26659322364493">
            <text:p>1.266593223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7">
            <text:p>-7</text:p>
          </table:table-cell>
          <table:table-cell office:value-type="float" office:value="0.440055752560438">
            <text:p>0.4400557526</text:p>
          </table:table-cell>
          <table:table-cell office:value-type="float" office:value="0.609074269145714">
            <text:p>0.609074269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6">
            <text:p>-6</text:p>
          </table:table-cell>
          <table:table-cell office:value-type="float" office:value="0.278445701861599">
            <text:p>0.2784457019</text:p>
          </table:table-cell>
          <table:table-cell office:value-type="float" office:value="0.395308795429921">
            <text:p>0.395308795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5">
            <text:p>-5</text:p>
          </table:table-cell>
          <table:table-cell office:value-type="float" office:value="0.217306451543438">
            <text:p>0.2173064515</text:p>
          </table:table-cell>
          <table:table-cell office:value-type="float" office:value="0.300786314645367">
            <text:p>0.300786314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4">
            <text:p>-4</text:p>
          </table:table-cell>
          <table:table-cell office:value-type="float" office:value="0.194145037697029">
            <text:p>0.1941450377</text:p>
          </table:table-cell>
          <table:table-cell office:value-type="float" office:value="0.253173555528477">
            <text:p>0.25317355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3">
            <text:p>-3</text:p>
          </table:table-cell>
          <table:table-cell office:value-type="float" office:value="0.197754343729088">
            <text:p>0.1977543437</text:p>
          </table:table-cell>
          <table:table-cell office:value-type="float" office:value="0.232995700229621">
            <text:p>0.232995700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2">
            <text:p>-2</text:p>
          </table:table-cell>
          <table:table-cell office:value-type="float" office:value="0.371176416553208">
            <text:p>0.3711764166</text:p>
          </table:table-cell>
          <table:table-cell office:value-type="float" office:value="0.340910568118777">
            <text:p>0.340910568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0.202756560773788">
            <text:p>0.2027565608</text:p>
          </table:table-cell>
          <table:table-cell office:value-type="float" office:value="0.298485976934971">
            <text:p>0.298485976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111192948336712">
            <text:p>0.1111929483</text:p>
          </table:table-cell>
          <table:table-cell office:value-type="float" office:value="0.153722279844908">
            <text:p>0.153722279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125246089634403">
            <text:p>0.1252460896</text:p>
          </table:table-cell>
          <table:table-cell office:value-type="float" office:value="0.159215278268889">
            <text:p>0.159215278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0.133194963368925">
            <text:p>0.1331949634</text:p>
          </table:table-cell>
          <table:table-cell office:value-type="float" office:value="0.161139242023362">
            <text:p>0.1611392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0.139506808352052">
            <text:p>0.1395068084</text:p>
          </table:table-cell>
          <table:table-cell office:value-type="float" office:value="0.162645209320125">
            <text:p>0.162645209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0.145238189766449">
            <text:p>0.1452381898</text:p>
          </table:table-cell>
          <table:table-cell office:value-type="float" office:value="0.164294897025284">
            <text:p>0.16429489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.150744329920326">
            <text:p>0.1507443299</text:p>
          </table:table-cell>
          <table:table-cell office:value-type="float" office:value="0.16619519797406">
            <text:p>0.16619519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.156163676092097">
            <text:p>0.1561636761</text:p>
          </table:table-cell>
          <table:table-cell office:value-type="float" office:value="0.168341202772832">
            <text:p>0.168341202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.161552375079657">
            <text:p>0.1615523751</text:p>
          </table:table-cell>
          <table:table-cell office:value-type="float" office:value="0.170699144495185">
            <text:p>0.170699144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0.166931465536725">
            <text:p>0.1669314655</text:p>
          </table:table-cell>
          <table:table-cell office:value-type="float" office:value="0.173230553119415">
            <text:p>0.173230553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0.172306042133527">
            <text:p>0.1723060421</text:p>
          </table:table-cell>
          <table:table-cell office:value-type="float" office:value="0.175899652694499">
            <text:p>0.175899652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10">
            <text:p>-10</text:p>
          </table:table-cell>
          <table:table-cell office:value-type="float" office:value="1235.7272184157">
            <text:p>1235.7272184157</text:p>
          </table:table-cell>
          <table:table-cell office:value-type="float" office:value="1060.58263877631">
            <text:p>1060.582638776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9">
            <text:p>-9</text:p>
          </table:table-cell>
          <table:table-cell office:value-type="float" office:value="4.33718022051275">
            <text:p>4.3371802205</text:p>
          </table:table-cell>
          <table:table-cell office:value-type="float" office:value="4.65046506739428">
            <text:p>4.650465067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8">
            <text:p>-8</text:p>
          </table:table-cell>
          <table:table-cell office:value-type="float" office:value="0.959164663460741">
            <text:p>0.9591646635</text:p>
          </table:table-cell>
          <table:table-cell office:value-type="float" office:value="1.21315273957057">
            <text:p>1.213152739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7">
            <text:p>-7</text:p>
          </table:table-cell>
          <table:table-cell office:value-type="float" office:value="0.438756856272074">
            <text:p>0.4387568563</text:p>
          </table:table-cell>
          <table:table-cell office:value-type="float" office:value="0.607618302927726">
            <text:p>0.607618302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6">
            <text:p>-6</text:p>
          </table:table-cell>
          <table:table-cell office:value-type="float" office:value="0.281446601686331">
            <text:p>0.2814466017</text:p>
          </table:table-cell>
          <table:table-cell office:value-type="float" office:value="0.398837154836093">
            <text:p>0.398837154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5">
            <text:p>-5</text:p>
          </table:table-cell>
          <table:table-cell office:value-type="float" office:value="0.220414214520636">
            <text:p>0.2204142145</text:p>
          </table:table-cell>
          <table:table-cell office:value-type="float" office:value="0.304354363407448">
            <text:p>0.304354363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4">
            <text:p>-4</text:p>
          </table:table-cell>
          <table:table-cell office:value-type="float" office:value="0.197552544445225">
            <text:p>0.1975525444</text:p>
          </table:table-cell>
          <table:table-cell office:value-type="float" office:value="0.256636723110678">
            <text:p>0.256636723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3">
            <text:p>-3</text:p>
          </table:table-cell>
          <table:table-cell office:value-type="float" office:value="0.203673278422074">
            <text:p>0.2036732784</text:p>
          </table:table-cell>
          <table:table-cell office:value-type="float" office:value="0.238112499926817">
            <text:p>0.238112499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2">
            <text:p>-2</text:p>
          </table:table-cell>
          <table:table-cell office:value-type="float" office:value="0.436471017983026">
            <text:p>0.436471018</text:p>
          </table:table-cell>
          <table:table-cell office:value-type="float" office:value="0.398678257465863">
            <text:p>0.398678257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0.202640651508694">
            <text:p>0.2026406515</text:p>
          </table:table-cell>
          <table:table-cell office:value-type="float" office:value="0.298321227607416">
            <text:p>0.298321227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.5440547868137">
            <text:p>1.5440547868</text:p>
          </table:table-cell>
          <table:table-cell office:value-type="float" office:value="1.16174778999706">
            <text:p>1.1617477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110972770878439">
            <text:p>0.1109727709</text:p>
          </table:table-cell>
          <table:table-cell office:value-type="float" office:value="0.153698100808871">
            <text:p>0.15369810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125179583770654">
            <text:p>0.1251795838</text:p>
          </table:table-cell>
          <table:table-cell office:value-type="float" office:value="0.159196794214871">
            <text:p>0.159196794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0.133253532549596">
            <text:p>0.1332535325</text:p>
          </table:table-cell>
          <table:table-cell office:value-type="float" office:value="0.161160160437159">
            <text:p>0.161160160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0.139655668135022">
            <text:p>0.1396556681</text:p>
          </table:table-cell>
          <table:table-cell office:value-type="float" office:value="0.162708631547475">
            <text:p>0.162708631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0.145449054837556">
            <text:p>0.1454490548</text:p>
          </table:table-cell>
          <table:table-cell office:value-type="float" office:value="0.164399483494289">
            <text:p>0.164399483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0.150994342441819">
            <text:p>0.1509943424</text:p>
          </table:table-cell>
          <table:table-cell office:value-type="float" office:value="0.166338097185015">
            <text:p>0.166338097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0.156434162728011">
            <text:p>0.1564341627</text:p>
          </table:table-cell>
          <table:table-cell office:value-type="float" office:value="0.168518846923747">
            <text:p>0.168518846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0.161827980872731">
            <text:p>0.1618279809</text:p>
          </table:table-cell>
          <table:table-cell office:value-type="float" office:value="0.170907641576397">
            <text:p>0.17090764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0.167199543032444">
            <text:p>0.167199543</text:p>
          </table:table-cell>
          <table:table-cell office:value-type="float" office:value="0.173465931408267">
            <text:p>0.173465931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0.172556194368147">
            <text:p>0.1725561944</text:p>
          </table:table-cell>
          <table:table-cell office:value-type="float" office:value="0.176158019870945">
            <text:p>0.176158019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0">
            <text:p>-10</text:p>
          </table:table-cell>
          <table:table-cell office:value-type="float" office:value="568.193406055059">
            <text:p>568.1934060551</text:p>
          </table:table-cell>
          <table:table-cell office:value-type="float" office:value="509.708949158254">
            <text:p>509.70894915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9">
            <text:p>-9</text:p>
          </table:table-cell>
          <table:table-cell office:value-type="float" office:value="3.57266867133002">
            <text:p>3.5726686713</text:p>
          </table:table-cell>
          <table:table-cell office:value-type="float" office:value="3.92103024721867">
            <text:p>3.921030247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8">
            <text:p>-8</text:p>
          </table:table-cell>
          <table:table-cell office:value-type="float" office:value="0.918047761400572">
            <text:p>0.9180477614</text:p>
          </table:table-cell>
          <table:table-cell office:value-type="float" office:value="1.17041578873337">
            <text:p>1.170415788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7">
            <text:p>-7</text:p>
          </table:table-cell>
          <table:table-cell office:value-type="float" office:value="0.437617075403145">
            <text:p>0.4376170754</text:p>
          </table:table-cell>
          <table:table-cell office:value-type="float" office:value="0.60634124024198">
            <text:p>0.606341240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6">
            <text:p>-6</text:p>
          </table:table-cell>
          <table:table-cell office:value-type="float" office:value="0.284192098189107">
            <text:p>0.2841920982</text:p>
          </table:table-cell>
          <table:table-cell office:value-type="float" office:value="0.402049236479387">
            <text:p>0.402049236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5">
            <text:p>-5</text:p>
          </table:table-cell>
          <table:table-cell office:value-type="float" office:value="0.223373008056011">
            <text:p>0.2233730081</text:p>
          </table:table-cell>
          <table:table-cell office:value-type="float" office:value="0.307737042271165">
            <text:p>0.307737042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4">
            <text:p>-4</text:p>
          </table:table-cell>
          <table:table-cell office:value-type="float" office:value="0.200916154601755">
            <text:p>0.2009161546</text:p>
          </table:table-cell>
          <table:table-cell office:value-type="float" office:value="0.260077640405178">
            <text:p>0.260077640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3">
            <text:p>-3</text:p>
          </table:table-cell>
          <table:table-cell office:value-type="float" office:value="0.209813335824276">
            <text:p>0.2098133358</text:p>
          </table:table-cell>
          <table:table-cell office:value-type="float" office:value="0.243568067042046">
            <text:p>0.2435680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2">
            <text:p>-2</text:p>
          </table:table-cell>
          <table:table-cell office:value-type="float" office:value="0.521650428548711">
            <text:p>0.5216504285</text:p>
          </table:table-cell>
          <table:table-cell office:value-type="float" office:value="0.477011233987008">
            <text:p>0.47701123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0.202550188752829">
            <text:p>0.2025501888</text:p>
          </table:table-cell>
          <table:table-cell office:value-type="float" office:value="0.298193097156642">
            <text:p>0.298193097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.0219291617026">
            <text:p>10.0219291617</text:p>
          </table:table-cell>
          <table:table-cell office:value-type="float" office:value="4.46457878808583">
            <text:p>4.46457878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110763219015911">
            <text:p>0.110763219</text:p>
          </table:table-cell>
          <table:table-cell office:value-type="float" office:value="0.153677854468824">
            <text:p>0.15367785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125107814699204">
            <text:p>0.1251078147</text:p>
          </table:table-cell>
          <table:table-cell office:value-type="float" office:value="0.159175934234252">
            <text:p>0.159175934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.13329938477852">
            <text:p>0.1332993848</text:p>
          </table:table-cell>
          <table:table-cell office:value-type="float" office:value="0.161177458328561">
            <text:p>0.16117745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0.139788884059817">
            <text:p>0.1397888841</text:p>
          </table:table-cell>
          <table:table-cell office:value-type="float" office:value="0.162768470049531">
            <text:p>0.1627684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.145644060195977">
            <text:p>0.1456440602</text:p>
          </table:table-cell>
          <table:table-cell office:value-type="float" office:value="0.164500938616134">
            <text:p>0.16450093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.151230031394026">
            <text:p>0.1512300314</text:p>
          </table:table-cell>
          <table:table-cell office:value-type="float" office:value="0.166478508707392">
            <text:p>0.166478508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0.156693032102293">
            <text:p>0.1566930321</text:p>
          </table:table-cell>
          <table:table-cell office:value-type="float" office:value="0.168694774829873">
            <text:p>0.16869477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0.162095459219925">
            <text:p>0.1620954592</text:p>
          </table:table-cell>
          <table:table-cell office:value-type="float" office:value="0.17111529934021">
            <text:p>0.17111529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.167463494834753">
            <text:p>0.1674634948</text:p>
          </table:table-cell>
          <table:table-cell office:value-type="float" office:value="0.173701439331228">
            <text:p>0.17370143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.172806537672583">
            <text:p>0.1728065377</text:p>
          </table:table-cell>
          <table:table-cell office:value-type="float" office:value="0.176417564760709">
            <text:p>0.176417564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10">
            <text:p>-10</text:p>
          </table:table-cell>
          <table:table-cell office:value-type="float" office:value="94.1274006640587">
            <text:p>94.1274006641</text:p>
          </table:table-cell>
          <table:table-cell office:value-type="float" office:value="87.6481670849325">
            <text:p>87.648167084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9">
            <text:p>-9</text:p>
          </table:table-cell>
          <table:table-cell office:value-type="float" office:value="3.06650527408206">
            <text:p>3.0665052741</text:p>
          </table:table-cell>
          <table:table-cell office:value-type="float" office:value="3.43203241441444">
            <text:p>3.43203241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8">
            <text:p>-8</text:p>
          </table:table-cell>
          <table:table-cell office:value-type="float" office:value="0.884596806325167">
            <text:p>0.8845968063</text:p>
          </table:table-cell>
          <table:table-cell office:value-type="float" office:value="1.13546005328378">
            <text:p>1.13546005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7">
            <text:p>-7</text:p>
          </table:table-cell>
          <table:table-cell office:value-type="float" office:value="0.436607728533622">
            <text:p>0.4366077285</text:p>
          </table:table-cell>
          <table:table-cell office:value-type="float" office:value="0.605210926230886">
            <text:p>0.605210926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6">
            <text:p>-6</text:p>
          </table:table-cell>
          <table:table-cell office:value-type="float" office:value="0.286715234007562">
            <text:p>0.286715234</text:p>
          </table:table-cell>
          <table:table-cell office:value-type="float" office:value="0.404988611774724">
            <text:p>0.404988611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0.226193095433392">
            <text:p>0.2261930954</text:p>
          </table:table-cell>
          <table:table-cell office:value-type="float" office:value="0.310951385806956">
            <text:p>0.310951385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4">
            <text:p>-4</text:p>
          </table:table-cell>
          <table:table-cell office:value-type="float" office:value="0.204232890003387">
            <text:p>0.20423289</text:p>
          </table:table-cell>
          <table:table-cell office:value-type="float" office:value="0.263495254490484">
            <text:p>0.26349525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">
            <text:p>-3</text:p>
          </table:table-cell>
          <table:table-cell office:value-type="float" office:value="0.216167649675423">
            <text:p>0.2161676497</text:p>
          </table:table-cell>
          <table:table-cell office:value-type="float" office:value="0.24936181052231">
            <text:p>0.249361810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2">
            <text:p>-2</text:p>
          </table:table-cell>
          <table:table-cell office:value-type="float" office:value="0.634285102920601">
            <text:p>0.6342851029</text:p>
          </table:table-cell>
          <table:table-cell office:value-type="float" office:value="0.584214014814992">
            <text:p>0.584214014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0.202479449736571">
            <text:p>0.2024794497</text:p>
          </table:table-cell>
          <table:table-cell office:value-type="float" office:value="0.298093265339472">
            <text:p>0.298093265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.88987739714029">
            <text:p>4.8898773971</text:p>
          </table:table-cell>
          <table:table-cell office:value-type="float" office:value="2.85957610134157">
            <text:p>2.859576101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110564302914665">
            <text:p>0.1105643029</text:p>
          </table:table-cell>
          <table:table-cell office:value-type="float" office:value="0.153661701826844">
            <text:p>0.153661701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125032396454884">
            <text:p>0.1250323965</text:p>
          </table:table-cell>
          <table:table-cell office:value-type="float" office:value="0.159153127695957">
            <text:p>0.159153127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.133334394846457">
            <text:p>0.1333343948</text:p>
          </table:table-cell>
          <table:table-cell office:value-type="float" office:value="0.161191342866875">
            <text:p>0.161191342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.139908096093599">
            <text:p>0.1399080961</text:p>
          </table:table-cell>
          <table:table-cell office:value-type="float" office:value="0.162824692481566">
            <text:p>0.162824692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0.145824388023571">
            <text:p>0.145824388</text:p>
          </table:table-cell>
          <table:table-cell office:value-type="float" office:value="0.164599018378527">
            <text:p>0.164599018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0.151452016343356">
            <text:p>0.1514520163</text:p>
          </table:table-cell>
          <table:table-cell office:value-type="float" office:value="0.16661599949272">
            <text:p>0.166615999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156940297511519">
            <text:p>0.1569402975</text:p>
          </table:table-cell>
          <table:table-cell office:value-type="float" office:value="0.168868378475746">
            <text:p>0.168868378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0.162354208502922">
            <text:p>0.1623542085</text:p>
          </table:table-cell>
          <table:table-cell office:value-type="float" office:value="0.171321343179133">
            <text:p>0.171321343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0.167722116776836">
            <text:p>0.1677221168</text:p>
          </table:table-cell>
          <table:table-cell office:value-type="float" office:value="0.173936141066009">
            <text:p>0.173936141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0.173055290426784">
            <text:p>0.1730552904</text:p>
          </table:table-cell>
          <table:table-cell office:value-type="float" office:value="0.176677194461062">
            <text:p>0.176677194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10">
            <text:p>-10</text:p>
          </table:table-cell>
          <table:table-cell office:value-type="float" office:value="40.8364929756491">
            <text:p>40.8364929756</text:p>
          </table:table-cell>
          <table:table-cell office:value-type="float" office:value="39.2522480466068">
            <text:p>39.252248046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9">
            <text:p>-9</text:p>
          </table:table-cell>
          <table:table-cell office:value-type="float" office:value="2.70967439160581">
            <text:p>2.7096743916</text:p>
          </table:table-cell>
          <table:table-cell office:value-type="float" office:value="3.08360360214483">
            <text:p>3.083603602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8">
            <text:p>-8</text:p>
          </table:table-cell>
          <table:table-cell office:value-type="float" office:value="0.856852510813415">
            <text:p>0.8568525108</text:p>
          </table:table-cell>
          <table:table-cell office:value-type="float" office:value="1.10633691048143">
            <text:p>1.106336910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7">
            <text:p>-7</text:p>
          </table:table-cell>
          <table:table-cell office:value-type="float" office:value="0.435706830387589">
            <text:p>0.4357068304</text:p>
          </table:table-cell>
          <table:table-cell office:value-type="float" office:value="0.604202685573005">
            <text:p>0.604202685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6">
            <text:p>-6</text:p>
          </table:table-cell>
          <table:table-cell office:value-type="float" office:value="0.289043361829793">
            <text:p>0.2890433618</text:p>
          </table:table-cell>
          <table:table-cell office:value-type="float" office:value="0.407690871937959">
            <text:p>0.40769087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5">
            <text:p>-5</text:p>
          </table:table-cell>
          <table:table-cell office:value-type="float" office:value="0.228883850843956">
            <text:p>0.2288838508</text:p>
          </table:table-cell>
          <table:table-cell office:value-type="float" office:value="0.314012115347842">
            <text:p>0.314012115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4">
            <text:p>-4</text:p>
          </table:table-cell>
          <table:table-cell office:value-type="float" office:value="0.207500441324585">
            <text:p>0.2075004413</text:p>
          </table:table-cell>
          <table:table-cell office:value-type="float" office:value="0.266888587404611">
            <text:p>0.266888587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">
            <text:p>-3</text:p>
          </table:table-cell>
          <table:table-cell office:value-type="float" office:value="0.222729468491066">
            <text:p>0.2227294685</text:p>
          </table:table-cell>
          <table:table-cell office:value-type="float" office:value="0.255492883068094">
            <text:p>0.255492883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2">
            <text:p>-2</text:p>
          </table:table-cell>
          <table:table-cell office:value-type="float" office:value="0.785699515956701">
            <text:p>0.785699516</text:p>
          </table:table-cell>
          <table:table-cell office:value-type="float" office:value="0.732830406895952">
            <text:p>0.732830406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0.202424168209221">
            <text:p>0.2024241682</text:p>
          </table:table-cell>
          <table:table-cell office:value-type="float" office:value="0.298015536987855">
            <text:p>0.29801553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.11050965648405">
            <text:p>8.1105096565</text:p>
          </table:table-cell>
          <table:table-cell office:value-type="float" office:value="4.60366267252187">
            <text:p>4.603662672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110375854315812">
            <text:p>0.1103758543</text:p>
          </table:table-cell>
          <table:table-cell office:value-type="float" office:value="0.153649713269676">
            <text:p>0.153649713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124954642239211">
            <text:p>0.1249546422</text:p>
          </table:table-cell>
          <table:table-cell office:value-type="float" office:value="0.159128772496724">
            <text:p>0.159128772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0.133360198216987">
            <text:p>0.1333601982</text:p>
          </table:table-cell>
          <table:table-cell office:value-type="float" office:value="0.16120205736339">
            <text:p>0.161202057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14001480845642">
            <text:p>0.1400148085</text:p>
          </table:table-cell>
          <table:table-cell office:value-type="float" office:value="0.162877348801334">
            <text:p>0.162877348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0.145991196678227">
            <text:p>0.1459911967</text:p>
          </table:table-cell>
          <table:table-cell office:value-type="float" office:value="0.164693594074171">
            <text:p>0.164693594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0.151661001951785">
            <text:p>0.151661002</text:p>
          </table:table-cell>
          <table:table-cell office:value-type="float" office:value="0.166750277784039">
            <text:p>0.166750277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0.157176158813513">
            <text:p>0.1571761588</text:p>
          </table:table-cell>
          <table:table-cell office:value-type="float" office:value="0.169039213391838">
            <text:p>0.169039213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162603905949939">
            <text:p>0.1626039059</text:p>
          </table:table-cell>
          <table:table-cell office:value-type="float" office:value="0.171525182176858">
            <text:p>0.171525182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0.167974566176529">
            <text:p>0.1679745662</text:p>
          </table:table-cell>
          <table:table-cell office:value-type="float" office:value="0.174169303272832">
            <text:p>0.174169303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.173301105653643">
            <text:p>0.1733011057</text:p>
          </table:table-cell>
          <table:table-cell office:value-type="float" office:value="0.176936036308927">
            <text:p>0.176936036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10">
            <text:p>-10</text:p>
          </table:table-cell>
          <table:table-cell office:value-type="float" office:value="24.1553134091071">
            <text:p>24.1553134091</text:p>
          </table:table-cell>
          <table:table-cell office:value-type="float" office:value="23.8600444795602">
            <text:p>23.860044479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9">
            <text:p>-9</text:p>
          </table:table-cell>
          <table:table-cell office:value-type="float" office:value="2.44606961527104">
            <text:p>2.4460696153</text:p>
          </table:table-cell>
          <table:table-cell office:value-type="float" office:value="2.82382427429197">
            <text:p>2.823824274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8">
            <text:p>-8</text:p>
          </table:table-cell>
          <table:table-cell office:value-type="float" office:value="0.833468885751124">
            <text:p>0.8334688858</text:p>
          </table:table-cell>
          <table:table-cell office:value-type="float" office:value="1.08169806336101">
            <text:p>1.081698063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7">
            <text:p>-7</text:p>
          </table:table-cell>
          <table:table-cell office:value-type="float" office:value="0.43489721611253">
            <text:p>0.4348972161</text:p>
          </table:table-cell>
          <table:table-cell office:value-type="float" office:value="0.603297234304406">
            <text:p>0.603297234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6">
            <text:p>-6</text:p>
          </table:table-cell>
          <table:table-cell office:value-type="float" office:value="0.2911993289184">
            <text:p>0.2911993289</text:p>
          </table:table-cell>
          <table:table-cell office:value-type="float" office:value="0.410185398343004">
            <text:p>0.410185398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5">
            <text:p>-5</text:p>
          </table:table-cell>
          <table:table-cell office:value-type="float" office:value="0.231453812610883">
            <text:p>0.2314538126</text:p>
          </table:table-cell>
          <table:table-cell office:value-type="float" office:value="0.316932021335089">
            <text:p>0.316932021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4">
            <text:p>-4</text:p>
          </table:table-cell>
          <table:table-cell office:value-type="float" office:value="0.21071701549475">
            <text:p>0.2107170155</text:p>
          </table:table-cell>
          <table:table-cell office:value-type="float" office:value="0.270256694059318">
            <text:p>0.270256694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">
            <text:p>-3</text:p>
          </table:table-cell>
          <table:table-cell office:value-type="float" office:value="0.229492069632271">
            <text:p>0.2294920696</text:p>
          </table:table-cell>
          <table:table-cell office:value-type="float" office:value="0.261960055614472">
            <text:p>0.261960055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2">
            <text:p>-2</text:p>
          </table:table-cell>
          <table:table-cell office:value-type="float" office:value="0.993378843697837">
            <text:p>0.9933788437</text:p>
          </table:table-cell>
          <table:table-cell office:value-type="float" office:value="0.94240775902478">
            <text:p>0.94240775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0.202381109291148">
            <text:p>0.2023811093</text:p>
          </table:table-cell>
          <table:table-cell office:value-type="float" office:value="0.297955222336947">
            <text:p>0.297955222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.78010302743177">
            <text:p>1.7801030274</text:p>
          </table:table-cell>
          <table:table-cell office:value-type="float" office:value="1.89993266347258">
            <text:p>1.899932663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110197580213534">
            <text:p>0.1101975802</text:p>
          </table:table-cell>
          <table:table-cell office:value-type="float" office:value="0.153641886060382">
            <text:p>0.153641886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12487561304653">
            <text:p>0.124875613</text:p>
          </table:table-cell>
          <table:table-cell office:value-type="float" office:value="0.159103230040193">
            <text:p>0.1591032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.133378214392626">
            <text:p>0.1333782144</text:p>
          </table:table-cell>
          <table:table-cell office:value-type="float" office:value="0.161209863062856">
            <text:p>0.161209863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0.140110387850911">
            <text:p>0.1401103879</text:p>
          </table:table-cell>
          <table:table-cell office:value-type="float" office:value="0.162926545925061">
            <text:p>0.162926545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0.146145596738101">
            <text:p>0.1461455967</text:p>
          </table:table-cell>
          <table:table-cell office:value-type="float" office:value="0.164784622498366">
            <text:p>0.164784622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0.151857735077695">
            <text:p>0.1518577351</text:p>
          </table:table-cell>
          <table:table-cell office:value-type="float" office:value="0.166881160027581">
            <text:p>0.1668811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.157400943598143">
            <text:p>0.1574009436</text:p>
          </table:table-cell>
          <table:table-cell office:value-type="float" office:value="0.169206962817659">
            <text:p>0.169206962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.162844435548816">
            <text:p>0.1628444355</text:p>
          </table:table-cell>
          <table:table-cell office:value-type="float" office:value="0.171726370801057">
            <text:p>0.171726370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.168220278815566">
            <text:p>0.1682202788</text:p>
          </table:table-cell>
          <table:table-cell office:value-type="float" office:value="0.174400354497477">
            <text:p>0.174400354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0.173542979063915">
            <text:p>0.1735429791</text:p>
          </table:table-cell>
          <table:table-cell office:value-type="float" office:value="0.177193395144679">
            <text:p>0.177193395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10">
            <text:p>-10</text:p>
          </table:table-cell>
          <table:table-cell office:value-type="float" office:value="16.6535827415757">
            <text:p>16.6535827416</text:p>
          </table:table-cell>
          <table:table-cell office:value-type="float" office:value="16.8432172912126">
            <text:p>16.84321729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9">
            <text:p>-9</text:p>
          </table:table-cell>
          <table:table-cell office:value-type="float" office:value="2.24416644152978">
            <text:p>2.2441664415</text:p>
          </table:table-cell>
          <table:table-cell office:value-type="float" office:value="2.62325417790209">
            <text:p>2.623254177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8">
            <text:p>-8</text:p>
          </table:table-cell>
          <table:table-cell office:value-type="float" office:value="0.813491586634961">
            <text:p>0.8134915866</text:p>
          </table:table-cell>
          <table:table-cell office:value-type="float" office:value="1.06058131872203">
            <text:p>1.060581318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7">
            <text:p>-7</text:p>
          </table:table-cell>
          <table:table-cell office:value-type="float" office:value="0.434165267388331">
            <text:p>0.4341652674</text:p>
          </table:table-cell>
          <table:table-cell office:value-type="float" office:value="0.602479259643883">
            <text:p>0.602479259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6">
            <text:p>-6</text:p>
          </table:table-cell>
          <table:table-cell office:value-type="float" office:value="0.293202381186122">
            <text:p>0.2932023812</text:p>
          </table:table-cell>
          <table:table-cell office:value-type="float" office:value="0.412496682300912">
            <text:p>0.412496682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5">
            <text:p>-5</text:p>
          </table:table-cell>
          <table:table-cell office:value-type="float" office:value="0.233910753870773">
            <text:p>0.2339107539</text:p>
          </table:table-cell>
          <table:table-cell office:value-type="float" office:value="0.319722277615585">
            <text:p>0.319722277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4">
            <text:p>-4</text:p>
          </table:table-cell>
          <table:table-cell office:value-type="float" office:value="0.213881228431693">
            <text:p>0.2138812284</text:p>
          </table:table-cell>
          <table:table-cell office:value-type="float" office:value="0.273598641999463">
            <text:p>0.27359864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">
            <text:p>-3</text:p>
          </table:table-cell>
          <table:table-cell office:value-type="float" office:value="0.236448705549118">
            <text:p>0.2364487055</text:p>
          </table:table-cell>
          <table:table-cell office:value-type="float" office:value="0.268761629839994">
            <text:p>0.268761629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office:value-type="float" office:value="1.28535697889614">
            <text:p>1.2853569789</text:p>
          </table:table-cell>
          <table:table-cell office:value-type="float" office:value="1.24456280524453">
            <text:p>1.244562805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0.202347784672331">
            <text:p>0.2023477847</text:p>
          </table:table-cell>
          <table:table-cell office:value-type="float" office:value="0.297908721291628">
            <text:p>0.297908721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3.6402562406831">
            <text:p>13.6402562407</text:p>
          </table:table-cell>
          <table:table-cell office:value-type="float" office:value="9.73861906845315">
            <text:p>9.738619068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110029103627825">
            <text:p>0.1100291036</text:p>
          </table:table-cell>
          <table:table-cell office:value-type="float" office:value="0.153638159388641">
            <text:p>0.153638159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124796159569972">
            <text:p>0.1247961596</text:p>
          </table:table-cell>
          <table:table-cell office:value-type="float" office:value="0.159076823384871">
            <text:p>0.159076823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0.133389670378688">
            <text:p>0.1333896704</text:p>
          </table:table-cell>
          <table:table-cell office:value-type="float" office:value="0.161215026353486">
            <text:p>0.161215026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.140196067152125">
            <text:p>0.1401960672</text:p>
          </table:table-cell>
          <table:table-cell office:value-type="float" office:value="0.162972428784573">
            <text:p>0.162972428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0.146288636616123">
            <text:p>0.1462886366</text:p>
          </table:table-cell>
          <table:table-cell office:value-type="float" office:value="0.164872123098701">
            <text:p>0.164872123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0.152042974587652">
            <text:p>0.1520429746</text:p>
          </table:table-cell>
          <table:table-cell office:value-type="float" office:value="0.167008545140407">
            <text:p>0.167008545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0.15761506345915">
            <text:p>0.1576150635</text:p>
          </table:table-cell>
          <table:table-cell office:value-type="float" office:value="0.169371409572049">
            <text:p>0.169371409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0.163075832864707">
            <text:p>0.1630758329</text:p>
          </table:table-cell>
          <table:table-cell office:value-type="float" office:value="0.171924578629704">
            <text:p>0.171924578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0.168458904165544">
            <text:p>0.1684589042</text:p>
          </table:table-cell>
          <table:table-cell office:value-type="float" office:value="0.174628852914184">
            <text:p>0.174628852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0.173780176325447">
            <text:p>0.1737801763</text:p>
          </table:table-cell>
          <table:table-cell office:value-type="float" office:value="0.177448719200103">
            <text:p>0.177448719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10">
            <text:p>-10</text:p>
          </table:table-cell>
          <table:table-cell office:value-type="float" office:value="12.5697145096966">
            <text:p>12.5697145097</text:p>
          </table:table-cell>
          <table:table-cell office:value-type="float" office:value="12.9778439068484">
            <text:p>12.977843906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9">
            <text:p>-9</text:p>
          </table:table-cell>
          <table:table-cell office:value-type="float" office:value="2.08501673211471">
            <text:p>2.0850167321</text:p>
          </table:table-cell>
          <table:table-cell office:value-type="float" office:value="2.46404937776465">
            <text:p>2.464049377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8">
            <text:p>-8</text:p>
          </table:table-cell>
          <table:table-cell office:value-type="float" office:value="0.796225576636906">
            <text:p>0.7962255766</text:p>
          </table:table-cell>
          <table:table-cell office:value-type="float" office:value="1.04228178636065">
            <text:p>1.042281786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7">
            <text:p>-7</text:p>
          </table:table-cell>
          <table:table-cell office:value-type="float" office:value="0.433500025616428">
            <text:p>0.4335000256</text:p>
          </table:table-cell>
          <table:table-cell office:value-type="float" office:value="0.601736430100312">
            <text:p>0.60173643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6">
            <text:p>-6</text:p>
          </table:table-cell>
          <table:table-cell office:value-type="float" office:value="0.295068859601206">
            <text:p>0.2950688596</text:p>
          </table:table-cell>
          <table:table-cell office:value-type="float" office:value="0.414645321818124">
            <text:p>0.414645321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5">
            <text:p>-5</text:p>
          </table:table-cell>
          <table:table-cell office:value-type="float" office:value="0.236261757728555">
            <text:p>0.2362617577</text:p>
          </table:table-cell>
          <table:table-cell office:value-type="float" office:value="0.322392699529496">
            <text:p>0.322392699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4">
            <text:p>-4</text:p>
          </table:table-cell>
          <table:table-cell office:value-type="float" office:value="0.216992028314433">
            <text:p>0.2169920283</text:p>
          </table:table-cell>
          <table:table-cell office:value-type="float" office:value="0.276913504538634">
            <text:p>0.276913504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3">
            <text:p>-3</text:p>
          </table:table-cell>
          <table:table-cell office:value-type="float" office:value="0.243592573620954">
            <text:p>0.2435925736</text:p>
          </table:table-cell>
          <table:table-cell office:value-type="float" office:value="0.275895380628327">
            <text:p>0.275895380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2">
            <text:p>-2</text:p>
          </table:table-cell>
          <table:table-cell office:value-type="float" office:value="1.70867358521753">
            <text:p>1.7086735852</text:p>
          </table:table-cell>
          <table:table-cell office:value-type="float" office:value="1.69279399131807">
            <text:p>1.692793991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0.202322256831856">
            <text:p>0.2023222568</text:p>
          </table:table-cell>
          <table:table-cell office:value-type="float" office:value="0.297873237320511">
            <text:p>0.297873237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.26754676502733">
            <text:p>8.267546765</text:p>
          </table:table-cell>
          <table:table-cell office:value-type="float" office:value="2.21459960686539">
            <text:p>2.21459960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10986999431439">
            <text:p>0.1098699943</text:p>
          </table:table-cell>
          <table:table-cell office:value-type="float" office:value="0.153638427154545">
            <text:p>0.153638427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124716957950664">
            <text:p>0.124716958</text:p>
          </table:table-cell>
          <table:table-cell office:value-type="float" office:value="0.159049837469212">
            <text:p>0.159049837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.133395623172361">
            <text:p>0.1333956232</text:p>
          </table:table-cell>
          <table:table-cell office:value-type="float" office:value="0.161217809951192">
            <text:p>0.1612178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0.140272952406466">
            <text:p>0.1402729524</text:p>
          </table:table-cell>
          <table:table-cell office:value-type="float" office:value="0.163015166225218">
            <text:p>0.163015166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0.146421294869437">
            <text:p>0.1464212949</text:p>
          </table:table-cell>
          <table:table-cell office:value-type="float" office:value="0.164956160457513">
            <text:p>0.16495616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.152217470513791">
            <text:p>0.1522174705</text:p>
          </table:table-cell>
          <table:table-cell office:value-type="float" office:value="0.167132394466644">
            <text:p>0.167132394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0.157818981673627">
            <text:p>0.1578189817</text:p>
          </table:table-cell>
          <table:table-cell office:value-type="float" office:value="0.169532413916237">
            <text:p>0.169532413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0.163298242856042">
            <text:p>0.1632982429</text:p>
          </table:table-cell>
          <table:table-cell office:value-type="float" office:value="0.17211956635013">
            <text:p>0.172119566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0.168690254824419">
            <text:p>0.1686902548</text:p>
          </table:table-cell>
          <table:table-cell office:value-type="float" office:value="0.174854460603735">
            <text:p>0.174854460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0.174012175451222">
            <text:p>0.1740121755</text:p>
          </table:table-cell>
          <table:table-cell office:value-type="float" office:value="0.177701572766062">
            <text:p>0.177701572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10">
            <text:p>-10</text:p>
          </table:table-cell>
          <table:table-cell office:value-type="float" office:value="10.0663064834475">
            <text:p>10.0663064834</text:p>
          </table:table-cell>
          <table:table-cell office:value-type="float" office:value="10.5835735010134">
            <text:p>10.58357350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9">
            <text:p>-9</text:p>
          </table:table-cell>
          <table:table-cell office:value-type="float" office:value="1.95660589191158">
            <text:p>1.9566058919</text:p>
          </table:table-cell>
          <table:table-cell office:value-type="float" office:value="2.33480821995537">
            <text:p>2.3348082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8">
            <text:p>-8</text:p>
          </table:table-cell>
          <table:table-cell office:value-type="float" office:value="0.781152881606033">
            <text:p>0.7811528816</text:p>
          </table:table-cell>
          <table:table-cell office:value-type="float" office:value="1.02627131576289">
            <text:p>1.026271315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7">
            <text:p>-7</text:p>
          </table:table-cell>
          <table:table-cell office:value-type="float" office:value="0.43289256096322">
            <text:p>0.432892561</text:p>
          </table:table-cell>
          <table:table-cell office:value-type="float" office:value="0.601058690372022">
            <text:p>0.601058690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6">
            <text:p>-6</text:p>
          </table:table-cell>
          <table:table-cell office:value-type="float" office:value="0.296812741526127">
            <text:p>0.2968127415</text:p>
          </table:table-cell>
          <table:table-cell office:value-type="float" office:value="0.416648783499012">
            <text:p>0.416648783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5">
            <text:p>-5</text:p>
          </table:table-cell>
          <table:table-cell office:value-type="float" office:value="0.238513290187841">
            <text:p>0.2385132902</text:p>
          </table:table-cell>
          <table:table-cell office:value-type="float" office:value="0.324951956008496">
            <text:p>0.32495195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4">
            <text:p>-4</text:p>
          </table:table-cell>
          <table:table-cell office:value-type="float" office:value="0.220048639572264">
            <text:p>0.2200486396</text:p>
          </table:table-cell>
          <table:table-cell office:value-type="float" office:value="0.280200361813195">
            <text:p>0.280200361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3">
            <text:p>-3</text:p>
          </table:table-cell>
          <table:table-cell office:value-type="float" office:value="0.250916803250469">
            <text:p>0.2509168033</text:p>
          </table:table-cell>
          <table:table-cell office:value-type="float" office:value="0.283358522334208">
            <text:p>0.283358522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2">
            <text:p>-2</text:p>
          </table:table-cell>
          <table:table-cell office:value-type="float" office:value="2.346812036194">
            <text:p>2.3468120362</text:p>
          </table:table-cell>
          <table:table-cell office:value-type="float" office:value="2.38281285700371">
            <text:p>2.38281285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0.202303001368731">
            <text:p>0.2023030014</text:p>
          </table:table-cell>
          <table:table-cell office:value-type="float" office:value="0.297846576118756">
            <text:p>0.297846576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.0330248250258">
            <text:p>10.033024825</text:p>
          </table:table-cell>
          <table:table-cell office:value-type="float" office:value="10.7638504851984">
            <text:p>10.763850485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109719791673911">
            <text:p>0.1097197917</text:p>
          </table:table-cell>
          <table:table-cell office:value-type="float" office:value="0.153642548715669">
            <text:p>0.153642548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124638540040301">
            <text:p>0.12463854</text:p>
          </table:table-cell>
          <table:table-cell office:value-type="float" office:value="0.159022520653351">
            <text:p>0.159022520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0.133396980681093">
            <text:p>0.1333969807</text:p>
          </table:table-cell>
          <table:table-cell office:value-type="float" office:value="0.16121846699375">
            <text:p>0.1612184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0.140342031670641">
            <text:p>0.1403420317</text:p>
          </table:table-cell>
          <table:table-cell office:value-type="float" office:value="0.163054940572907">
            <text:p>0.163054940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0.146544477128287">
            <text:p>0.1465444771</text:p>
          </table:table-cell>
          <table:table-cell office:value-type="float" office:value="0.165036830880449">
            <text:p>0.165036830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.152381950058051">
            <text:p>0.1523819501</text:p>
          </table:table-cell>
          <table:table-cell office:value-type="float" office:value="0.167252716152863">
            <text:p>0.167252716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0.158013189497052">
            <text:p>0.1580131895</text:p>
          </table:table-cell>
          <table:table-cell office:value-type="float" office:value="0.16968989609957">
            <text:p>0.169689896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0.163511887697841">
            <text:p>0.1635118877</text:p>
          </table:table-cell>
          <table:table-cell office:value-type="float" office:value="0.172311166681056">
            <text:p>0.17231116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0.168914267043466">
            <text:p>0.168914267</text:p>
          </table:table-cell>
          <table:table-cell office:value-type="float" office:value="0.175076922979158">
            <text:p>0.17507692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0.174238621108644">
            <text:p>0.1742386211</text:p>
          </table:table-cell>
          <table:table-cell office:value-type="float" office:value="0.177951614217658">
            <text:p>0.177951614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10">
            <text:p>-10</text:p>
          </table:table-cell>
          <table:table-cell office:value-type="float" office:value="8.40230488495794">
            <text:p>8.402304885</text:p>
          </table:table-cell>
          <table:table-cell office:value-type="float" office:value="8.97736780299391">
            <text:p>8.97736780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9">
            <text:p>-9</text:p>
          </table:table-cell>
          <table:table-cell office:value-type="float" office:value="1.85097727587118">
            <text:p>1.8509772759</text:p>
          </table:table-cell>
          <table:table-cell office:value-type="float" office:value="2.22792629490324">
            <text:p>2.227926294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8">
            <text:p>-8</text:p>
          </table:table-cell>
          <table:table-cell office:value-type="float" office:value="0.767879690218192">
            <text:p>0.7678796902</text:p>
          </table:table-cell>
          <table:table-cell office:value-type="float" office:value="1.01214637085007">
            <text:p>1.012146370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7">
            <text:p>-7</text:p>
          </table:table-cell>
          <table:table-cell office:value-type="float" office:value="0.432335514657907">
            <text:p>0.4323355147</text:p>
          </table:table-cell>
          <table:table-cell office:value-type="float" office:value="0.60043774933089">
            <text:p>0.600437749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6">
            <text:p>-6</text:p>
          </table:table-cell>
          <table:table-cell office:value-type="float" office:value="0.298446065254773">
            <text:p>0.2984460653</text:p>
          </table:table-cell>
          <table:table-cell office:value-type="float" office:value="0.418521991451063">
            <text:p>0.418521991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5">
            <text:p>-5</text:p>
          </table:table-cell>
          <table:table-cell office:value-type="float" office:value="0.240671267660916">
            <text:p>0.2406712677</text:p>
          </table:table-cell>
          <table:table-cell office:value-type="float" office:value="0.327407744218212">
            <text:p>0.327407744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4">
            <text:p>-4</text:p>
          </table:table-cell>
          <table:table-cell office:value-type="float" office:value="0.223050521008475">
            <text:p>0.223050521</text:p>
          </table:table-cell>
          <table:table-cell office:value-type="float" office:value="0.283458306231552">
            <text:p>0.283458306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3">
            <text:p>-3</text:p>
          </table:table-cell>
          <table:table-cell office:value-type="float" office:value="0.258414455456115">
            <text:p>0.2584144555</text:p>
          </table:table-cell>
          <table:table-cell office:value-type="float" office:value="0.291147694057024">
            <text:p>0.29114769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2">
            <text:p>-2</text:p>
          </table:table-cell>
          <table:table-cell office:value-type="float" office:value="3.35880995620968">
            <text:p>3.3588099562</text:p>
          </table:table-cell>
          <table:table-cell office:value-type="float" office:value="3.4983624287524">
            <text:p>3.498362428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0.202288808241096">
            <text:p>0.2022888082</text:p>
          </table:table-cell>
          <table:table-cell office:value-type="float" office:value="0.297827001112034">
            <text:p>0.297827001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.88846847986687">
            <text:p>2.8884684799</text:p>
          </table:table-cell>
          <table:table-cell office:value-type="float" office:value="2.41329664614885">
            <text:p>2.413296646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109578021646554">
            <text:p>0.1095780216</text:p>
          </table:table-cell>
          <table:table-cell office:value-type="float" office:value="0.153650357842787">
            <text:p>0.153650357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124561318866312">
            <text:p>0.1245613189</text:p>
          </table:table-cell>
          <table:table-cell office:value-type="float" office:value="0.158995087050113">
            <text:p>0.158995087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0.133394520784187">
            <text:p>0.1333945208</text:p>
          </table:table-cell>
          <table:table-cell office:value-type="float" office:value="0.161217237257909">
            <text:p>0.161217237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0.140404184701048">
            <text:p>0.1404041847</text:p>
          </table:table-cell>
          <table:table-cell office:value-type="float" office:value="0.163091939985672">
            <text:p>0.1630919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0.14665901615038">
            <text:p>0.1466590162</text:p>
          </table:table-cell>
          <table:table-cell office:value-type="float" office:value="0.165114252156071">
            <text:p>0.165114252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0.152537108586989">
            <text:p>0.1525371086</text:p>
          </table:table-cell>
          <table:table-cell office:value-type="float" office:value="0.167369552969703">
            <text:p>0.16736955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0.158198188959092">
            <text:p>0.158198189</text:p>
          </table:table-cell>
          <table:table-cell office:value-type="float" office:value="0.169843822580153">
            <text:p>0.169843822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0.163717042316182">
            <text:p>0.1637170423</text:p>
          </table:table-cell>
          <table:table-cell office:value-type="float" office:value="0.172499269176057">
            <text:p>0.172499269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.16913096992505">
            <text:p>0.1691309699</text:p>
          </table:table-cell>
          <table:table-cell office:value-type="float" office:value="0.175296052285319">
            <text:p>0.175296052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0.174459288350797">
            <text:p>0.1744592884</text:p>
          </table:table-cell>
          <table:table-cell office:value-type="float" office:value="0.17819857829331">
            <text:p>0.178198578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0">
            <text:p>-10</text:p>
          </table:table-cell>
          <table:table-cell office:value-type="float" office:value="7.2293640850919">
            <text:p>7.2293640851</text:p>
          </table:table-cell>
          <table:table-cell office:value-type="float" office:value="7.83582782060912">
            <text:p>7.835827820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9">
            <text:p>-9</text:p>
          </table:table-cell>
          <table:table-cell office:value-type="float" office:value="1.76266825920868">
            <text:p>1.7626682592</text:p>
          </table:table-cell>
          <table:table-cell office:value-type="float" office:value="2.13814842724824">
            <text:p>2.138148427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8">
            <text:p>-8</text:p>
          </table:table-cell>
          <table:table-cell office:value-type="float" office:value="0.75610130153032">
            <text:p>0.7561013015</text:p>
          </table:table-cell>
          <table:table-cell office:value-type="float" office:value="0.999593301857267">
            <text:p>0.999593301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7">
            <text:p>-7</text:p>
          </table:table-cell>
          <table:table-cell office:value-type="float" office:value="0.431822761166927">
            <text:p>0.4318227612</text:p>
          </table:table-cell>
          <table:table-cell office:value-type="float" office:value="0.59986670175212">
            <text:p>0.599866701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6">
            <text:p>-6</text:p>
          </table:table-cell>
          <table:table-cell office:value-type="float" office:value="0.299979265797334">
            <text:p>0.2999792658</text:p>
          </table:table-cell>
          <table:table-cell office:value-type="float" office:value="0.420277787205618">
            <text:p>0.420277787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5">
            <text:p>-5</text:p>
          </table:table-cell>
          <table:table-cell office:value-type="float" office:value="0.242741117796167">
            <text:p>0.2427411178</text:p>
          </table:table-cell>
          <table:table-cell office:value-type="float" office:value="0.329766933743465">
            <text:p>0.329766933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4">
            <text:p>-4</text:p>
          </table:table-cell>
          <table:table-cell office:value-type="float" office:value="0.225997333623718">
            <text:p>0.2259973336</text:p>
          </table:table-cell>
          <table:table-cell office:value-type="float" office:value="0.28668645005329">
            <text:p>0.286686450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3">
            <text:p>-3</text:p>
          </table:table-cell>
          <table:table-cell office:value-type="float" office:value="0.266078531357378">
            <text:p>0.2660785314</text:p>
          </table:table-cell>
          <table:table-cell office:value-type="float" office:value="0.299258960094905">
            <text:p>0.299258960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2">
            <text:p>-2</text:p>
          </table:table-cell>
          <table:table-cell office:value-type="float" office:value="5.07697890600326">
            <text:p>5.076978906</text:p>
          </table:table-cell>
          <table:table-cell office:value-type="float" office:value="5.4262351143861">
            <text:p>5.426235114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0.202278709650638">
            <text:p>0.2022787097</text:p>
          </table:table-cell>
          <table:table-cell office:value-type="float" office:value="0.297813127933358">
            <text:p>0.297813127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.63981094882513">
            <text:p>2.6398109488</text:p>
          </table:table-cell>
          <table:table-cell office:value-type="float" office:value="1.72183630993927">
            <text:p>1.721836309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109444208992428">
            <text:p>0.109444209</text:p>
          </table:table-cell>
          <table:table-cell office:value-type="float" office:value="0.153661670123349">
            <text:p>0.153661670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124485609959063">
            <text:p>0.12448561</text:p>
          </table:table-cell>
          <table:table-cell office:value-type="float" office:value="0.158967719282396">
            <text:p>0.158967719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0.133388908448595">
            <text:p>0.1333889084</text:p>
          </table:table-cell>
          <table:table-cell office:value-type="float" office:value="0.161214344916052">
            <text:p>0.161214344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0.140460192840042">
            <text:p>0.1404601928</text:p>
          </table:table-cell>
          <table:table-cell office:value-type="float" office:value="0.163126352918878">
            <text:p>0.163126352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0.146765673929805">
            <text:p>0.1467656739</text:p>
          </table:table-cell>
          <table:table-cell office:value-type="float" office:value="0.165188555769866">
            <text:p>0.165188555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0.152683604238557">
            <text:p>0.1526836042</text:p>
          </table:table-cell>
          <table:table-cell office:value-type="float" office:value="0.167482972829665">
            <text:p>0.167482972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0.158374480556156">
            <text:p>0.1583744806</text:p>
          </table:table-cell>
          <table:table-cell office:value-type="float" office:value="0.169994195140355">
            <text:p>0.169994195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0.163914015866961">
            <text:p>0.1639140159</text:p>
          </table:table-cell>
          <table:table-cell office:value-type="float" office:value="0.172683808099796">
            <text:p>0.172683808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0.169340461409422">
            <text:p>0.1693404614</text:p>
          </table:table-cell>
          <table:table-cell office:value-type="float" office:value="0.175511714336405">
            <text:p>0.175511714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.174674053809821">
            <text:p>0.1746740538</text:p>
          </table:table-cell>
          <table:table-cell office:value-type="float" office:value="0.178442261766219">
            <text:p>0.178442261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10">
            <text:p>-10</text:p>
          </table:table-cell>
          <table:table-cell office:value-type="float" office:value="6.36496042203808">
            <text:p>6.364960422</text:p>
          </table:table-cell>
          <table:table-cell office:value-type="float" office:value="6.98836189441236">
            <text:p>6.988361894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9">
            <text:p>-9</text:p>
          </table:table-cell>
          <table:table-cell office:value-type="float" office:value="1.68781287129394">
            <text:p>1.6878128713</text:p>
          </table:table-cell>
          <table:table-cell office:value-type="float" office:value="2.06173269931452">
            <text:p>2.061732699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8">
            <text:p>-8</text:p>
          </table:table-cell>
          <table:table-cell office:value-type="float" office:value="0.745578286302441">
            <text:p>0.7455782863</text:p>
          </table:table-cell>
          <table:table-cell office:value-type="float" office:value="0.988364607508329">
            <text:p>0.988364607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7">
            <text:p>-7</text:p>
          </table:table-cell>
          <table:table-cell office:value-type="float" office:value="0.431349154930671">
            <text:p>0.4313491549</text:p>
          </table:table-cell>
          <table:table-cell office:value-type="float" office:value="0.599339744485562">
            <text:p>0.599339744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6">
            <text:p>-6</text:p>
          </table:table-cell>
          <table:table-cell office:value-type="float" office:value="0.301421442644079">
            <text:p>0.3014214426</text:p>
          </table:table-cell>
          <table:table-cell office:value-type="float" office:value="0.42192729238134">
            <text:p>0.421927292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5">
            <text:p>-5</text:p>
          </table:table-cell>
          <table:table-cell office:value-type="float" office:value="0.244727833404409">
            <text:p>0.2447278334</text:p>
          </table:table-cell>
          <table:table-cell office:value-type="float" office:value="0.332035686001454">
            <text:p>0.33203568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4">
            <text:p>-4</text:p>
          </table:table-cell>
          <table:table-cell office:value-type="float" office:value="0.228888915139852">
            <text:p>0.2288889151</text:p>
          </table:table-cell>
          <table:table-cell office:value-type="float" office:value="0.289883933658903">
            <text:p>0.289883933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3">
            <text:p>-3</text:p>
          </table:table-cell>
          <table:table-cell office:value-type="float" office:value="0.273901986796473">
            <text:p>0.2739019868</text:p>
          </table:table-cell>
          <table:table-cell office:value-type="float" office:value="0.307687822465222">
            <text:p>0.307687822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2">
            <text:p>-2</text:p>
          </table:table-cell>
          <table:table-cell office:value-type="float" office:value="8.28901322626801">
            <text:p>8.2890132263</text:p>
          </table:table-cell>
          <table:table-cell office:value-type="float" office:value="9.08986180273919">
            <text:p>9.089861802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0.202271926546195">
            <text:p>0.2022719265</text:p>
          </table:table-cell>
          <table:table-cell office:value-type="float" office:value="0.297803846159296">
            <text:p>0.297803846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.55117457436977">
            <text:p>8.5511745744</text:p>
          </table:table-cell>
          <table:table-cell office:value-type="float" office:value="16.2249964788357">
            <text:p>16.224996478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109317886050795">
            <text:p>0.1093178861</text:p>
          </table:table-cell>
          <table:table-cell office:value-type="float" office:value="0.153676289034457">
            <text:p>0.15367628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124411649145442">
            <text:p>0.1244116491</text:p>
          </table:table-cell>
          <table:table-cell office:value-type="float" office:value="0.158940571420299">
            <text:p>0.158940571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0.133380710931332">
            <text:p>0.1333807109</text:p>
          </table:table-cell>
          <table:table-cell office:value-type="float" office:value="0.161209997399452">
            <text:p>0.161209997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0.140510748679912">
            <text:p>0.1405107487</text:p>
          </table:table-cell>
          <table:table-cell office:value-type="float" office:value="0.163158364193326">
            <text:p>0.163158364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0.146865145097462">
            <text:p>0.1468651451</text:p>
          </table:table-cell>
          <table:table-cell office:value-type="float" office:value="0.165259881020649">
            <text:p>0.16525988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0.152822055117919">
            <text:p>0.1528220551</text:p>
          </table:table-cell>
          <table:table-cell office:value-type="float" office:value="0.167593061419677">
            <text:p>0.167593061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0.158542554622849">
            <text:p>0.1585425546</text:p>
          </table:table-cell>
          <table:table-cell office:value-type="float" office:value="0.170141042290067">
            <text:p>0.170141042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0.164103137796697">
            <text:p>0.1641031378</text:p>
          </table:table-cell>
          <table:table-cell office:value-type="float" office:value="0.172864752745588">
            <text:p>0.172864752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0.169542889583354">
            <text:p>0.1695428896</text:p>
          </table:table-cell>
          <table:table-cell office:value-type="float" office:value="0.175723817836674">
            <text:p>0.175723817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0.174882872811134">
            <text:p>0.1748828728</text:p>
          </table:table-cell>
          <table:table-cell office:value-type="float" office:value="0.178682511831911">
            <text:p>0.178682511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10">
            <text:p>-10</text:p>
          </table:table-cell>
          <table:table-cell office:value-type="float" office:value="5.70536155749868">
            <text:p>5.7053615575</text:p>
          </table:table-cell>
          <table:table-cell office:value-type="float" office:value="6.33741029992478">
            <text:p>6.337410299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9">
            <text:p>-9</text:p>
          </table:table-cell>
          <table:table-cell office:value-type="float" office:value="1.62360324973805">
            <text:p>1.6236032497</text:p>
          </table:table-cell>
          <table:table-cell office:value-type="float" office:value="1.99594584062888">
            <text:p>1.995945840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8">
            <text:p>-8</text:p>
          </table:table-cell>
          <table:table-cell office:value-type="float" office:value="0.736119898191119">
            <text:p>0.7361198982</text:p>
          </table:table-cell>
          <table:table-cell office:value-type="float" office:value="0.978262338533301">
            <text:p>0.978262338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7">
            <text:p>-7</text:p>
          </table:table-cell>
          <table:table-cell office:value-type="float" office:value="0.43091033779988">
            <text:p>0.4309103378</text:p>
          </table:table-cell>
          <table:table-cell office:value-type="float" office:value="0.598851960481427">
            <text:p>0.598851960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6">
            <text:p>-6</text:p>
          </table:table-cell>
          <table:table-cell office:value-type="float" office:value="0.302780574960333">
            <text:p>0.302780575</text:p>
          </table:table-cell>
          <table:table-cell office:value-type="float" office:value="0.42348019724159">
            <text:p>0.423480197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5">
            <text:p>-5</text:p>
          </table:table-cell>
          <table:table-cell office:value-type="float" office:value="0.246636019803099">
            <text:p>0.2466360198</text:p>
          </table:table-cell>
          <table:table-cell office:value-type="float" office:value="0.334219553479075">
            <text:p>0.334219553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4">
            <text:p>-4</text:p>
          </table:table-cell>
          <table:table-cell office:value-type="float" office:value="0.231725259193192">
            <text:p>0.2317252592</text:p>
          </table:table-cell>
          <table:table-cell office:value-type="float" office:value="0.293049933617042">
            <text:p>0.29304993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3">
            <text:p>-3</text:p>
          </table:table-cell>
          <table:table-cell office:value-type="float" office:value="0.281877750978395">
            <text:p>0.281877751</text:p>
          </table:table-cell>
          <table:table-cell office:value-type="float" office:value="0.316429242916232">
            <text:p>0.316429242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2">
            <text:p>-2</text:p>
          </table:table-cell>
          <table:table-cell office:value-type="float" office:value="15.2381287023721">
            <text:p>15.2381287024</text:p>
          </table:table-cell>
          <table:table-cell office:value-type="float" office:value="17.1374349100177">
            <text:p>17.1374349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0.202267828376527">
            <text:p>0.2022678284</text:p>
          </table:table-cell>
          <table:table-cell office:value-type="float" office:value="0.297798260457043">
            <text:p>0.297798260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8.3160374049511">
            <text:p>78.316037405</text:p>
          </table:table-cell>
          <table:table-cell office:value-type="float" office:value="161.714410867949">
            <text:p>161.714410867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109198598826887">
            <text:p>0.1091985988</text:p>
          </table:table-cell>
          <table:table-cell office:value-type="float" office:value="0.153694010884727">
            <text:p>0.153694010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124339607347641">
            <text:p>0.1243396073</text:p>
          </table:table-cell>
          <table:table-cell office:value-type="float" office:value="0.158913771933486">
            <text:p>0.158913771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.13337041117191">
            <text:p>0.1333704112</text:p>
          </table:table-cell>
          <table:table-cell office:value-type="float" office:value="0.161204385046667">
            <text:p>0.16120438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0.140556465247816">
            <text:p>0.1405564652</text:p>
          </table:table-cell>
          <table:table-cell office:value-type="float" office:value="0.16318815227624">
            <text:p>0.163188152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0.146958061073817">
            <text:p>0.1469580611</text:p>
          </table:table-cell>
          <table:table-cell office:value-type="float" office:value="0.165328370612448">
            <text:p>0.165328370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0.152953038324629">
            <text:p>0.1529530383</text:p>
          </table:table-cell>
          <table:table-cell office:value-type="float" office:value="0.167699916495579">
            <text:p>0.167699916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0.158702885457225">
            <text:p>0.1587028855</text:p>
          </table:table-cell>
          <table:table-cell office:value-type="float" office:value="0.170284412482701">
            <text:p>0.170284412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164284747433407">
            <text:p>0.1642847474</text:p>
          </table:table-cell>
          <table:table-cell office:value-type="float" office:value="0.173042099698641">
            <text:p>0.173042099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0.169738438164072">
            <text:p>0.1697384382</text:p>
          </table:table-cell>
          <table:table-cell office:value-type="float" office:value="0.175932305769217">
            <text:p>0.175932305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.175085761193108">
            <text:p>0.1750857612</text:p>
          </table:table-cell>
          <table:table-cell office:value-type="float" office:value="0.178919216678113">
            <text:p>0.178919216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10">
            <text:p>-10</text:p>
          </table:table-cell>
          <table:table-cell office:value-type="float" office:value="5.18776768337575">
            <text:p>5.1877676834</text:p>
          </table:table-cell>
          <table:table-cell office:value-type="float" office:value="5.82356262405884">
            <text:p>5.823562624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9">
            <text:p>-9</text:p>
          </table:table-cell>
          <table:table-cell office:value-type="float" office:value="1.56795385000433">
            <text:p>1.56795385</text:p>
          </table:table-cell>
          <table:table-cell office:value-type="float" office:value="1.93874687931006">
            <text:p>1.938746879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8">
            <text:p>-8</text:p>
          </table:table-cell>
          <table:table-cell office:value-type="float" office:value="0.727572292000215">
            <text:p>0.727572292</text:p>
          </table:table-cell>
          <table:table-cell office:value-type="float" office:value="0.96912625863573">
            <text:p>0.969126258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7">
            <text:p>-7</text:p>
          </table:table-cell>
          <table:table-cell office:value-type="float" office:value="0.430502590736559">
            <text:p>0.4305025907</text:p>
          </table:table-cell>
          <table:table-cell office:value-type="float" office:value="0.598399152340529">
            <text:p>0.598399152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6">
            <text:p>-6</text:p>
          </table:table-cell>
          <table:table-cell office:value-type="float" office:value="0.304063695827213">
            <text:p>0.3040636958</text:p>
          </table:table-cell>
          <table:table-cell office:value-type="float" office:value="0.424944992231725">
            <text:p>0.42494499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5">
            <text:p>-5</text:p>
          </table:table-cell>
          <table:table-cell office:value-type="float" office:value="0.248469936148521">
            <text:p>0.2484699361</text:p>
          </table:table-cell>
          <table:table-cell office:value-type="float" office:value="0.336323562503377">
            <text:p>0.336323562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4">
            <text:p>-4</text:p>
          </table:table-cell>
          <table:table-cell office:value-type="float" office:value="0.234506497822621">
            <text:p>0.2345064978</text:p>
          </table:table-cell>
          <table:table-cell office:value-type="float" office:value="0.296183670019047">
            <text:p>0.296183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3">
            <text:p>-3</text:p>
          </table:table-cell>
          <table:table-cell office:value-type="float" office:value="0.289998747499455">
            <text:p>0.2899987475</text:p>
          </table:table-cell>
          <table:table-cell office:value-type="float" office:value="0.32547767227431">
            <text:p>0.325477672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2">
            <text:p>-2</text:p>
          </table:table-cell>
          <table:table-cell office:value-type="float" office:value="34.5177417115294">
            <text:p>34.5177417115</text:p>
          </table:table-cell>
          <table:table-cell office:value-type="float" office:value="39.7839911577317">
            <text:p>39.783991157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0.202265902426953">
            <text:p>0.2022659024</text:p>
          </table:table-cell>
          <table:table-cell office:value-type="float" office:value="0.29779564577892">
            <text:p>0.297795645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7.9914397420946">
            <text:p>47.9914397421</text:p>
          </table:table-cell>
          <table:table-cell office:value-type="float" office:value="2122.84292979712">
            <text:p>2122.842929797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109085911063135">
            <text:p>0.1090859111</text:p>
          </table:table-cell>
          <table:table-cell office:value-type="float" office:value="0.15371462880074">
            <text:p>0.153714628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124269602858343">
            <text:p>0.1242696029</text:p>
          </table:table-cell>
          <table:table-cell office:value-type="float" office:value="0.158887426552241">
            <text:p>0.158887426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0.133358419516069">
            <text:p>0.1333584195</text:p>
          </table:table-cell>
          <table:table-cell office:value-type="float" office:value="0.161197681298784">
            <text:p>0.161197681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.14059788456632">
            <text:p>0.1405978846</text:p>
          </table:table-cell>
          <table:table-cell office:value-type="float" office:value="0.163215887476669">
            <text:p>0.163215887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0.147044994597338">
            <text:p>0.1470449946</text:p>
          </table:table-cell>
          <table:table-cell office:value-type="float" office:value="0.165394167390481">
            <text:p>0.165394167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0.153077090251527">
            <text:p>0.1530770903</text:p>
          </table:table-cell>
          <table:table-cell office:value-type="float" office:value="0.167803643484322">
            <text:p>0.167803643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0.158855927497029">
            <text:p>0.1588559275</text:p>
          </table:table-cell>
          <table:table-cell office:value-type="float" office:value="0.170424368770583">
            <text:p>0.170424368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0.16445918629415">
            <text:p>0.1644591863</text:p>
          </table:table-cell>
          <table:table-cell office:value-type="float" office:value="0.173215866654025">
            <text:p>0.17321586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0.169927315260822">
            <text:p>0.1699273153</text:p>
          </table:table-cell>
          <table:table-cell office:value-type="float" office:value="0.176137148445155">
            <text:p>0.176137148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0.175282780871529">
            <text:p>0.1752827809</text:p>
          </table:table-cell>
          <table:table-cell office:value-type="float" office:value="0.179152297813734">
            <text:p>0.179152297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10">
            <text:p>-10</text:p>
          </table:table-cell>
          <table:table-cell office:value-type="float" office:value="4.77218568948254">
            <text:p>4.7721856895</text:p>
          </table:table-cell>
          <table:table-cell office:value-type="float" office:value="5.40877493787856">
            <text:p>5.408774937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9">
            <text:p>-9</text:p>
          </table:table-cell>
          <table:table-cell office:value-type="float" office:value="1.51928506949801">
            <text:p>1.5192850695</text:p>
          </table:table-cell>
          <table:table-cell office:value-type="float" office:value="1.88858224326327">
            <text:p>1.888582243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8">
            <text:p>-8</text:p>
          </table:table-cell>
          <table:table-cell office:value-type="float" office:value="0.719810001820493">
            <text:p>0.7198100018</text:p>
          </table:table-cell>
          <table:table-cell office:value-type="float" office:value="0.960825245957344">
            <text:p>0.96082524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7">
            <text:p>-7</text:p>
          </table:table-cell>
          <table:table-cell office:value-type="float" office:value="0.430122718261413">
            <text:p>0.4301227183</text:p>
          </table:table-cell>
          <table:table-cell office:value-type="float" office:value="0.597977712531413">
            <text:p>0.597977712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6">
            <text:p>-6</text:p>
          </table:table-cell>
          <table:table-cell office:value-type="float" office:value="0.305277034329997">
            <text:p>0.3052770343</text:p>
          </table:table-cell>
          <table:table-cell office:value-type="float" office:value="0.426329155240631">
            <text:p>0.426329155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5">
            <text:p>-5</text:p>
          </table:table-cell>
          <table:table-cell office:value-type="float" office:value="0.250233531417334">
            <text:p>0.2502335314</text:p>
          </table:table-cell>
          <table:table-cell office:value-type="float" office:value="0.338352282538147">
            <text:p>0.338352282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4">
            <text:p>-4</text:p>
          </table:table-cell>
          <table:table-cell office:value-type="float" office:value="0.237232886324996">
            <text:p>0.2372328863</text:p>
          </table:table-cell>
          <table:table-cell office:value-type="float" office:value="0.299284412791473">
            <text:p>0.299284412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3">
            <text:p>-3</text:p>
          </table:table-cell>
          <table:table-cell office:value-type="float" office:value="0.298257916513444">
            <text:p>0.2982579165</text:p>
          </table:table-cell>
          <table:table-cell office:value-type="float" office:value="0.33482708530768">
            <text:p>0.334827085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2">
            <text:p>-2</text:p>
          </table:table-cell>
          <table:table-cell office:value-type="float" office:value="125.501336301117">
            <text:p>125.5013363011</text:p>
          </table:table-cell>
          <table:table-cell office:value-type="float" office:value="148.110581281411">
            <text:p>148.110581281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0.202265730192443">
            <text:p>0.2022657302</text:p>
          </table:table-cell>
          <table:table-cell office:value-type="float" office:value="0.297795412872768">
            <text:p>0.29779541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5.41958711693955">
            <text:p>5.4195871169</text:p>
          </table:table-cell>
          <table:table-cell office:value-type="float" office:value="2.42390854395618">
            <text:p>2.42390854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108979406801226">
            <text:p>0.1089794068</text:p>
          </table:table-cell>
          <table:table-cell office:value-type="float" office:value="0.153737935910821">
            <text:p>0.153737935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124201711498849">
            <text:p>0.1242017115</text:p>
          </table:table-cell>
          <table:table-cell office:value-type="float" office:value="0.158861620971302">
            <text:p>0.15886162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0.133345083928437">
            <text:p>0.1333450839</text:p>
          </table:table-cell>
          <table:table-cell office:value-type="float" office:value="0.161190043265224">
            <text:p>0.161190043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0.140635485519663">
            <text:p>0.1406354855</text:p>
          </table:table-cell>
          <table:table-cell office:value-type="float" office:value="0.163241730826529">
            <text:p>0.163241730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0.147126464369703">
            <text:p>0.1471264644</text:p>
          </table:table-cell>
          <table:table-cell office:value-type="float" office:value="0.165457411963256">
            <text:p>0.16545741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0.153194707743573">
            <text:p>0.1531947077</text:p>
          </table:table-cell>
          <table:table-cell office:value-type="float" office:value="0.167904352115781">
            <text:p>0.167904352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0.159002113013329">
            <text:p>0.159002113</text:p>
          </table:table-cell>
          <table:table-cell office:value-type="float" office:value="0.170560984605113">
            <text:p>0.170560984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0.164626792479645">
            <text:p>0.1646267925</text:p>
          </table:table-cell>
          <table:table-cell office:value-type="float" office:value="0.173386087479703">
            <text:p>0.173386087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0.170109744709931">
            <text:p>0.1701097447</text:p>
          </table:table-cell>
          <table:table-cell office:value-type="float" office:value="0.176338337889438">
            <text:p>0.176338337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0.175474028387849">
            <text:p>0.1754740284</text:p>
          </table:table-cell>
          <table:table-cell office:value-type="float" office:value="0.179381703819794">
            <text:p>0.179381703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10">
            <text:p>-10</text:p>
          </table:table-cell>
          <table:table-cell office:value-type="float" office:value="4.43206816108314">
            <text:p>4.4320681611</text:p>
          </table:table-cell>
          <table:table-cell office:value-type="float" office:value="5.0676620045304">
            <text:p>5.067662004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9">
            <text:p>-9</text:p>
          </table:table-cell>
          <table:table-cell office:value-type="float" office:value="1.47637976577334">
            <text:p>1.4763797658</text:p>
          </table:table-cell>
          <table:table-cell office:value-type="float" office:value="1.84424922619774">
            <text:p>1.844249226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8">
            <text:p>-8</text:p>
          </table:table-cell>
          <table:table-cell office:value-type="float" office:value="0.71272967492159">
            <text:p>0.7127296749</text:p>
          </table:table-cell>
          <table:table-cell office:value-type="float" office:value="0.953250946165907">
            <text:p>0.953250946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7">
            <text:p>-7</text:p>
          </table:table-cell>
          <table:table-cell office:value-type="float" office:value="0.42976795744738">
            <text:p>0.4297679574</text:p>
          </table:table-cell>
          <table:table-cell office:value-type="float" office:value="0.597584521112332">
            <text:p>0.597584521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6">
            <text:p>-6</text:p>
          </table:table-cell>
          <table:table-cell office:value-type="float" office:value="0.306426132217508">
            <text:p>0.3064261322</text:p>
          </table:table-cell>
          <table:table-cell office:value-type="float" office:value="0.427639304186842">
            <text:p>0.427639304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5">
            <text:p>-5</text:p>
          </table:table-cell>
          <table:table-cell office:value-type="float" office:value="0.251930475703538">
            <text:p>0.2519304757</text:p>
          </table:table-cell>
          <table:table-cell office:value-type="float" office:value="0.340309884424571">
            <text:p>0.340309884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4">
            <text:p>-4</text:p>
          </table:table-cell>
          <table:table-cell office:value-type="float" office:value="0.23990478985469">
            <text:p>0.2399047899</text:p>
          </table:table-cell>
          <table:table-cell office:value-type="float" office:value="0.302351486856459">
            <text:p>0.302351486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3">
            <text:p>-3</text:p>
          </table:table-cell>
          <table:table-cell office:value-type="float" office:value="0.306648237082498">
            <text:p>0.3066482371</text:p>
          </table:table-cell>
          <table:table-cell office:value-type="float" office:value="0.344471019565036">
            <text:p>0.344471019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2">
            <text:p>-2</text:p>
          </table:table-cell>
          <table:table-cell office:value-type="float" office:value="5799.53349441762">
            <text:p>5799.5334944176</text:p>
          </table:table-cell>
          <table:table-cell office:value-type="float" office:value="7001.28035861183">
            <text:p>7001.280358611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0.202266968987183">
            <text:p>0.202266969</text:p>
          </table:table-cell>
          <table:table-cell office:value-type="float" office:value="0.297797081469387">
            <text:p>0.297797081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4.0071278075338">
            <text:p>24.0071278075</text:p>
          </table:table-cell>
          <table:table-cell office:value-type="float" office:value="366.366171604402">
            <text:p>366.366171604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108878691824107">
            <text:p>0.1088786918</text:p>
          </table:table-cell>
          <table:table-cell office:value-type="float" office:value="0.153763727857592">
            <text:p>0.153763727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124135975007381">
            <text:p>0.124135975</text:p>
          </table:table-cell>
          <table:table-cell office:value-type="float" office:value="0.158836423358939">
            <text:p>0.158836423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0.133330698854629">
            <text:p>0.1333306989</text:p>
          </table:table-cell>
          <table:table-cell office:value-type="float" office:value="0.161181612530326">
            <text:p>0.161181612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0.140669691005965">
            <text:p>0.140669691</text:p>
          </table:table-cell>
          <table:table-cell office:value-type="float" office:value="0.16326583347186">
            <text:p>0.163265833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0.147202939643796">
            <text:p>0.1472029396</text:p>
          </table:table-cell>
          <table:table-cell office:value-type="float" office:value="0.165518241009498">
            <text:p>0.16551824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0.153306349815268">
            <text:p>0.1533063498</text:p>
          </table:table-cell>
          <table:table-cell office:value-type="float" office:value="0.16800215386519">
            <text:p>0.168002153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0.159141850916736">
            <text:p>0.1591418509</text:p>
          </table:table-cell>
          <table:table-cell office:value-type="float" office:value="0.170694340548289">
            <text:p>0.170694340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0.164787896668358">
            <text:p>0.1647878967</text:p>
          </table:table-cell>
          <table:table-cell office:value-type="float" office:value="0.17355280827833">
            <text:p>0.173552808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0.17028595943032">
            <text:p>0.1702859594</text:p>
          </table:table-cell>
          <table:table-cell office:value-type="float" office:value="0.176535883304945">
            <text:p>0.176535883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0.175659625837159">
            <text:p>0.1756596258</text:p>
          </table:table-cell>
          <table:table-cell office:value-type="float" office:value="0.179607405252657">
            <text:p>0.179607405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10">
            <text:p>-10</text:p>
          </table:table-cell>
          <table:table-cell office:value-type="float" office:value="4.14917244158544">
            <text:p>4.1491724416</text:p>
          </table:table-cell>
          <table:table-cell office:value-type="float" office:value="4.78269385220061">
            <text:p>4.782693852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9">
            <text:p>-9</text:p>
          </table:table-cell>
          <table:table-cell office:value-type="float" office:value="1.43828568513236">
            <text:p>1.4382856851</text:p>
          </table:table-cell>
          <table:table-cell office:value-type="float" office:value="1.80480271139779">
            <text:p>1.804802711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8">
            <text:p>-8</text:p>
          </table:table-cell>
          <table:table-cell office:value-type="float" office:value="0.706245395236194">
            <text:p>0.7062453952</text:p>
          </table:table-cell>
          <table:table-cell office:value-type="float" office:value="0.946313018405413">
            <text:p>0.946313018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7">
            <text:p>-7</text:p>
          </table:table-cell>
          <table:table-cell office:value-type="float" office:value="0.429435905535384">
            <text:p>0.4294359055</text:p>
          </table:table-cell>
          <table:table-cell office:value-type="float" office:value="0.597216864334303">
            <text:p>0.597216864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6">
            <text:p>-6</text:p>
          </table:table-cell>
          <table:table-cell office:value-type="float" office:value="0.307515940307822">
            <text:p>0.3075159403</text:p>
          </table:table-cell>
          <table:table-cell office:value-type="float" office:value="0.428881322228861">
            <text:p>0.428881322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5">
            <text:p>-5</text:p>
          </table:table-cell>
          <table:table-cell office:value-type="float" office:value="0.253564187457206">
            <text:p>0.2535641875</text:p>
          </table:table-cell>
          <table:table-cell office:value-type="float" office:value="0.342200189522949">
            <text:p>0.342200189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4">
            <text:p>-4</text:p>
          </table:table-cell>
          <table:table-cell office:value-type="float" office:value="0.242522671351472">
            <text:p>0.2425226714</text:p>
          </table:table-cell>
          <table:table-cell office:value-type="float" office:value="0.305384276113776">
            <text:p>0.305384276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3">
            <text:p>-3</text:p>
          </table:table-cell>
          <table:table-cell office:value-type="float" office:value="0.315162748996424">
            <text:p>0.315162749</text:p>
          </table:table-cell>
          <table:table-cell office:value-type="float" office:value="0.354402616881941">
            <text:p>0.354402616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2">
            <text:p>-2</text:p>
          </table:table-cell>
          <table:table-cell office:value-type="float" office:value="292.944985938824">
            <text:p>292.9449859388</text:p>
          </table:table-cell>
          <table:table-cell office:value-type="float" office:value="361.382958719386">
            <text:p>361.382958719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0.202269337499304">
            <text:p>0.2022693375</text:p>
          </table:table-cell>
          <table:table-cell office:value-type="float" office:value="0.297800259252674">
            <text:p>0.297800259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3.5373646649746">
            <text:p>13.537364665</text:p>
          </table:table-cell>
          <table:table-cell office:value-type="float" office:value="6.21508895716094">
            <text:p>6.215088957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108783394275908">
            <text:p>0.1087833943</text:p>
          </table:table-cell>
          <table:table-cell office:value-type="float" office:value="0.15379180475163">
            <text:p>0.153791804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124072407951913">
            <text:p>0.124072408</text:p>
          </table:table-cell>
          <table:table-cell office:value-type="float" office:value="0.158811886653284">
            <text:p>0.15881188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0.133315512887948">
            <text:p>0.1333155129</text:p>
          </table:table-cell>
          <table:table-cell office:value-type="float" office:value="0.161172516105729">
            <text:p>0.161172516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0.140700874387939">
            <text:p>0.1407008744</text:p>
          </table:table-cell>
          <table:table-cell office:value-type="float" office:value="0.163288336439762">
            <text:p>0.163288336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0.147274844641478">
            <text:p>0.1472748446</text:p>
          </table:table-cell>
          <table:table-cell office:value-type="float" office:value="0.165576786112588">
            <text:p>0.165576786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.153412439707693">
            <text:p>0.1534124397</text:p>
          </table:table-cell>
          <table:table-cell office:value-type="float" office:value="0.168097160033259">
            <text:p>0.1680971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0.159275526369746">
            <text:p>0.1592755264</text:p>
          </table:table-cell>
          <table:table-cell office:value-type="float" office:value="0.170824521710173">
            <text:p>0.170824521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0.16494281933232">
            <text:p>0.1649428193</text:p>
          </table:table-cell>
          <table:table-cell office:value-type="float" office:value="0.17371608425131">
            <text:p>0.173716084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0.170456196364452">
            <text:p>0.1704561964</text:p>
          </table:table-cell>
          <table:table-cell office:value-type="float" office:value="0.176729807408056">
            <text:p>0.176729807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0.17583971369558">
            <text:p>0.1758397137</text:p>
          </table:table-cell>
          <table:table-cell office:value-type="float" office:value="0.179829390483075">
            <text:p>0.179829390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10">
            <text:p>-10</text:p>
          </table:table-cell>
          <table:table-cell office:value-type="float" office:value="3.91058972414623">
            <text:p>3.9105897241</text:p>
          </table:table-cell>
          <table:table-cell office:value-type="float" office:value="4.54140814664657">
            <text:p>4.541408146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9">
            <text:p>-9</text:p>
          </table:table-cell>
          <table:table-cell office:value-type="float" office:value="1.40424761466118">
            <text:p>1.4042476147</text:p>
          </table:table-cell>
          <table:table-cell office:value-type="float" office:value="1.76949002538597">
            <text:p>1.769490025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8">
            <text:p>-8</text:p>
          </table:table-cell>
          <table:table-cell office:value-type="float" office:value="0.700285145643615">
            <text:p>0.7002851456</text:p>
          </table:table-cell>
          <table:table-cell office:value-type="float" office:value="0.939935526576516">
            <text:p>0.939935526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7">
            <text:p>-7</text:p>
          </table:table-cell>
          <table:table-cell office:value-type="float" office:value="0.429124461835848">
            <text:p>0.4291244618</text:p>
          </table:table-cell>
          <table:table-cell office:value-type="float" office:value="0.596872369272839">
            <text:p>0.596872369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6">
            <text:p>-6</text:p>
          </table:table-cell>
          <table:table-cell office:value-type="float" office:value="0.30855089865301">
            <text:p>0.3085508987</text:p>
          </table:table-cell>
          <table:table-cell office:value-type="float" office:value="0.43006046119816">
            <text:p>0.430060461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5">
            <text:p>-5</text:p>
          </table:table-cell>
          <table:table-cell office:value-type="float" office:value="0.2551378572314">
            <text:p>0.2551378572</text:p>
          </table:table-cell>
          <table:table-cell office:value-type="float" office:value="0.344026711342957">
            <text:p>0.344026711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4">
            <text:p>-4</text:p>
          </table:table-cell>
          <table:table-cell office:value-type="float" office:value="0.245087080521139">
            <text:p>0.2450870805</text:p>
          </table:table-cell>
          <table:table-cell office:value-type="float" office:value="0.308382226284343">
            <text:p>0.308382226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3">
            <text:p>-3</text:p>
          </table:table-cell>
          <table:table-cell office:value-type="float" office:value="0.323794573533464">
            <text:p>0.3237945735</text:p>
          </table:table-cell>
          <table:table-cell office:value-type="float" office:value="0.364614666449758">
            <text:p>0.364614666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2">
            <text:p>-2</text:p>
          </table:table-cell>
          <table:table-cell office:value-type="float" office:value="63.3328641206767">
            <text:p>63.3328641207</text:p>
          </table:table-cell>
          <table:table-cell office:value-type="float" office:value="79.7534420355079">
            <text:p>79.753442035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0.202272604351501">
            <text:p>0.2022726044</text:p>
          </table:table-cell>
          <table:table-cell office:value-type="float" office:value="0.297804625233858">
            <text:p>0.297804625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33.937624990413">
            <text:p>133.9376249904</text:p>
          </table:table-cell>
          <table:table-cell office:value-type="float" office:value="71.8916265554153">
            <text:p>71.891626555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108693164687094">
            <text:p>0.1086931647</text:p>
          </table:table-cell>
          <table:table-cell office:value-type="float" office:value="0.153821972661698">
            <text:p>0.153821972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124011003415637">
            <text:p>0.1240110034</text:p>
          </table:table-cell>
          <table:table-cell office:value-type="float" office:value="0.158788050641162">
            <text:p>0.158788050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0.13329973538582">
            <text:p>0.1332997354</text:p>
          </table:table-cell>
          <table:table-cell office:value-type="float" office:value="0.161162867459676">
            <text:p>0.16116286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0.140729365274755">
            <text:p>0.1407293653</text:p>
          </table:table-cell>
          <table:table-cell office:value-type="float" office:value="0.163309370677977">
            <text:p>0.163309370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0.14734256273157">
            <text:p>0.1473425627</text:p>
          </table:table-cell>
          <table:table-cell office:value-type="float" office:value="0.165633172999412">
            <text:p>0.16563317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0.153513367127601">
            <text:p>0.1535133671</text:p>
          </table:table-cell>
          <table:table-cell office:value-type="float" office:value="0.168189480327138">
            <text:p>0.168189480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0.159403500973666">
            <text:p>0.159403501</text:p>
          </table:table-cell>
          <table:table-cell office:value-type="float" office:value="0.170951615764555">
            <text:p>0.170951615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0.16509186888201">
            <text:p>0.1650918689</text:p>
          </table:table-cell>
          <table:table-cell office:value-type="float" office:value="0.173875977207805">
            <text:p>0.173875977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0.170620692662242">
            <text:p>0.1706206927</text:p>
          </table:table-cell>
          <table:table-cell office:value-type="float" office:value="0.176920143469586">
            <text:p>0.176920143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0.176014445164507">
            <text:p>0.1760144452</text:p>
          </table:table-cell>
          <table:table-cell office:value-type="float" office:value="0.180047662296659">
            <text:p>0.180047662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10">
            <text:p>-10</text:p>
          </table:table-cell>
          <table:table-cell office:value-type="float" office:value="3.70695283396739">
            <text:p>3.706952834</text:p>
          </table:table-cell>
          <table:table-cell office:value-type="float" office:value="4.33472172096482">
            <text:p>4.33472172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9">
            <text:p>-9</text:p>
          </table:table-cell>
          <table:table-cell office:value-type="float" office:value="1.3736592547061">
            <text:p>1.3736592547</text:p>
          </table:table-cell>
          <table:table-cell office:value-type="float" office:value="1.73770453343873">
            <text:p>1.737704533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8">
            <text:p>-8</text:p>
          </table:table-cell>
          <table:table-cell office:value-type="float" office:value="0.694788098457086">
            <text:p>0.6947880985</text:p>
          </table:table-cell>
          <table:table-cell office:value-type="float" office:value="0.934054166457424">
            <text:p>0.934054166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7">
            <text:p>-7</text:p>
          </table:table-cell>
          <table:table-cell office:value-type="float" office:value="0.428831780702058">
            <text:p>0.4288317807</text:p>
          </table:table-cell>
          <table:table-cell office:value-type="float" office:value="0.59654895088961">
            <text:p>0.596548950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6">
            <text:p>-6</text:p>
          </table:table-cell>
          <table:table-cell office:value-type="float" office:value="0.309535003596274">
            <text:p>0.3095350036</text:p>
          </table:table-cell>
          <table:table-cell office:value-type="float" office:value="0.43118142758407">
            <text:p>0.431181427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5">
            <text:p>-5</text:p>
          </table:table-cell>
          <table:table-cell office:value-type="float" office:value="0.256654468437268">
            <text:p>0.2566544684</text:p>
          </table:table-cell>
          <table:table-cell office:value-type="float" office:value="0.345792690953596">
            <text:p>0.34579269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4">
            <text:p>-4</text:p>
          </table:table-cell>
          <table:table-cell office:value-type="float" office:value="0.247598643687782">
            <text:p>0.2475986437</text:p>
          </table:table-cell>
          <table:table-cell office:value-type="float" office:value="0.3113448466956">
            <text:p>0.31134484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3">
            <text:p>-3</text:p>
          </table:table-cell>
          <table:table-cell office:value-type="float" office:value="0.33253693278724">
            <text:p>0.3325369328</text:p>
          </table:table-cell>
          <table:table-cell office:value-type="float" office:value="0.375099648518213">
            <text:p>0.375099648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2">
            <text:p>-2</text:p>
          </table:table-cell>
          <table:table-cell office:value-type="float" office:value="28.0499375709407">
            <text:p>28.0499375709</text:p>
          </table:table-cell>
          <table:table-cell office:value-type="float" office:value="36.0192411989601">
            <text:p>36.01924119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0.202276578975422">
            <text:p>0.202276579</text:p>
          </table:table-cell>
          <table:table-cell office:value-type="float" office:value="0.297809916513709">
            <text:p>0.297809916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.37666216235381">
            <text:p>4.3766621624</text:p>
          </table:table-cell>
          <table:table-cell office:value-type="float" office:value="28.2776045631779">
            <text:p>28.277604563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108607675577533">
            <text:p>0.1086076756</text:p>
          </table:table-cell>
          <table:table-cell office:value-type="float" office:value="0.153854044722344">
            <text:p>0.153854044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12395173766329">
            <text:p>0.1239517377</text:p>
          </table:table-cell>
          <table:table-cell office:value-type="float" office:value="0.15876494382347">
            <text:p>0.158764943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0.133283542168736">
            <text:p>0.1332835422</text:p>
          </table:table-cell>
          <table:table-cell office:value-type="float" office:value="0.161152767573917">
            <text:p>0.161152767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.140755454679148">
            <text:p>0.1407554547</text:p>
          </table:table-cell>
          <table:table-cell office:value-type="float" office:value="0.163329057288363">
            <text:p>0.163329057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0.147406440329151">
            <text:p>0.1474064403</text:p>
          </table:table-cell>
          <table:table-cell office:value-type="float" office:value="0.165687521087266">
            <text:p>0.165687521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0.153609490556644">
            <text:p>0.1536094906</text:p>
          </table:table-cell>
          <table:table-cell office:value-type="float" office:value="0.1682792218338">
            <text:p>0.168279221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0.159526113355843">
            <text:p>0.1595261134</text:p>
          </table:table-cell>
          <table:table-cell office:value-type="float" office:value="0.171075711424849">
            <text:p>0.171075711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0.165235340513706">
            <text:p>0.1652353405</text:p>
          </table:table-cell>
          <table:table-cell office:value-type="float" office:value="0.174032553592457">
            <text:p>0.174032553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0.17077968283807">
            <text:p>0.1707796828</text:p>
          </table:table-cell>
          <table:table-cell office:value-type="float" office:value="0.177106932927256">
            <text:p>0.177106932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0.176183981726557">
            <text:p>0.1761839817</text:p>
          </table:table-cell>
          <table:table-cell office:value-type="float" office:value="0.180262235114882">
            <text:p>0.180262235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10">
            <text:p>-10</text:p>
          </table:table-cell>
          <table:table-cell office:value-type="float" office:value="3.53131461948852">
            <text:p>3.5313146195</text:p>
          </table:table-cell>
          <table:table-cell office:value-type="float" office:value="4.15586978917161">
            <text:p>4.155869789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9">
            <text:p>-9</text:p>
          </table:table-cell>
          <table:table-cell office:value-type="float" office:value="1.34602846463747">
            <text:p>1.3460284646</text:p>
          </table:table-cell>
          <table:table-cell office:value-type="float" office:value="1.70895199592004">
            <text:p>1.708951995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8">
            <text:p>-8</text:p>
          </table:table-cell>
          <table:table-cell office:value-type="float" office:value="0.689702516570529">
            <text:p>0.6897025166</text:p>
          </table:table-cell>
          <table:table-cell office:value-type="float" office:value="0.928614111136734">
            <text:p>0.928614111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">
            <text:p>-7</text:p>
          </table:table-cell>
          <table:table-cell office:value-type="float" office:value="0.428556233166542">
            <text:p>0.4285562332</text:p>
          </table:table-cell>
          <table:table-cell office:value-type="float" office:value="0.596244768825009">
            <text:p>0.596244768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6">
            <text:p>-6</text:p>
          </table:table-cell>
          <table:table-cell office:value-type="float" office:value="0.310471864184635">
            <text:p>0.3104718642</text:p>
          </table:table-cell>
          <table:table-cell office:value-type="float" office:value="0.43224845444412">
            <text:p>0.432248454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5">
            <text:p>-5</text:p>
          </table:table-cell>
          <table:table-cell office:value-type="float" office:value="0.258116815541501">
            <text:p>0.2581168155</text:p>
          </table:table-cell>
          <table:table-cell office:value-type="float" office:value="0.347501127225613">
            <text:p>0.347501127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4">
            <text:p>-4</text:p>
          </table:table-cell>
          <table:table-cell office:value-type="float" office:value="0.250058054399059">
            <text:p>0.2500580544</text:p>
          </table:table-cell>
          <table:table-cell office:value-type="float" office:value="0.314271711111627">
            <text:p>0.314271711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3">
            <text:p>-3</text:p>
          </table:table-cell>
          <table:table-cell office:value-type="float" office:value="0.341383167306705">
            <text:p>0.3413831673</text:p>
          </table:table-cell>
          <table:table-cell office:value-type="float" office:value="0.385849777958217">
            <text:p>0.38584977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2">
            <text:p>-2</text:p>
          </table:table-cell>
          <table:table-cell office:value-type="float" office:value="16.2394357818167">
            <text:p>16.2394357818</text:p>
          </table:table-cell>
          <table:table-cell office:value-type="float" office:value="21.2426917150835">
            <text:p>21.242691715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0.202281104283786">
            <text:p>0.2022811043</text:p>
          </table:table-cell>
          <table:table-cell office:value-type="float" office:value="0.297815917674968">
            <text:p>0.297815917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.52073109944948">
            <text:p>2.5207310994</text:p>
          </table:table-cell>
          <table:table-cell office:value-type="float" office:value="177.97265516426">
            <text:p>177.972655164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108526620768061">
            <text:p>0.1085266208</text:p>
          </table:table-cell>
          <table:table-cell office:value-type="float" office:value="0.153887841927051">
            <text:p>0.153887841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12389457396248">
            <text:p>0.123894574</text:p>
          </table:table-cell>
          <table:table-cell office:value-type="float" office:value="0.158742585076712">
            <text:p>0.158742585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0.133267080421258">
            <text:p>0.1332670804</text:p>
          </table:table-cell>
          <table:table-cell office:value-type="float" office:value="0.161142305993511">
            <text:p>0.16114230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0.140779399599668">
            <text:p>0.1407793996</text:p>
          </table:table-cell>
          <table:table-cell office:value-type="float" office:value="0.163347507894261">
            <text:p>0.163347507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0.147466790498626">
            <text:p>0.1474667905</text:p>
          </table:table-cell>
          <table:table-cell office:value-type="float" office:value="0.165739943263424">
            <text:p>0.165739943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0.15370113955268">
            <text:p>0.1537011396</text:p>
          </table:table-cell>
          <table:table-cell office:value-type="float" office:value="0.168366488299808">
            <text:p>0.168366488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0.159643680026581">
            <text:p>0.15964368</text:p>
          </table:table-cell>
          <table:table-cell office:value-type="float" office:value="0.171196897285884">
            <text:p>0.171196897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0.165373515583984">
            <text:p>0.1653735156</text:p>
          </table:table-cell>
          <table:table-cell office:value-type="float" office:value="0.174185882930296">
            <text:p>0.174185882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0.170933396688121">
            <text:p>0.1709333967</text:p>
          </table:table-cell>
          <table:table-cell office:value-type="float" office:value="0.177290223461649">
            <text:p>0.177290223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0.176348489669517">
            <text:p>0.1763484897</text:p>
          </table:table-cell>
          <table:table-cell office:value-type="float" office:value="0.180473132722436">
            <text:p>0.180473132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10">
            <text:p>-10</text:p>
          </table:table-cell>
          <table:table-cell office:value-type="float" office:value="3.37842336636889">
            <text:p>3.3784233664</text:p>
          </table:table-cell>
          <table:table-cell office:value-type="float" office:value="3.99971809825549">
            <text:p>3.999718098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9">
            <text:p>-9</text:p>
          </table:table-cell>
          <table:table-cell office:value-type="float" office:value="1.32095175791703">
            <text:p>1.3209517579</text:p>
          </table:table-cell>
          <table:table-cell office:value-type="float" office:value="1.6828257842806">
            <text:p>1.682825784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8">
            <text:p>-8</text:p>
          </table:table-cell>
          <table:table-cell office:value-type="float" office:value="0.684984110584561">
            <text:p>0.6849841106</text:p>
          </table:table-cell>
          <table:table-cell office:value-type="float" office:value="0.923568319576099">
            <text:p>0.923568319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7">
            <text:p>-7</text:p>
          </table:table-cell>
          <table:table-cell office:value-type="float" office:value="0.428296375415698">
            <text:p>0.4282963754</text:p>
          </table:table-cell>
          <table:table-cell office:value-type="float" office:value="0.595958191875854">
            <text:p>0.595958191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6">
            <text:p>-6</text:p>
          </table:table-cell>
          <table:table-cell office:value-type="float" office:value="0.311364749885911">
            <text:p>0.3113647499</text:p>
          </table:table-cell>
          <table:table-cell office:value-type="float" office:value="0.433265361887811">
            <text:p>0.433265361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5">
            <text:p>-5</text:p>
          </table:table-cell>
          <table:table-cell office:value-type="float" office:value="0.259527520079338">
            <text:p>0.2595275201</text:p>
          </table:table-cell>
          <table:table-cell office:value-type="float" office:value="0.349154802767438">
            <text:p>0.349154802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4">
            <text:p>-4</text:p>
          </table:table-cell>
          <table:table-cell office:value-type="float" office:value="0.25246606470671">
            <text:p>0.2524660647</text:p>
          </table:table-cell>
          <table:table-cell office:value-type="float" office:value="0.317162457721728">
            <text:p>0.317162457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3">
            <text:p>-3</text:p>
          </table:table-cell>
          <table:table-cell office:value-type="float" office:value="0.350326751893462">
            <text:p>0.3503267519</text:p>
          </table:table-cell>
          <table:table-cell office:value-type="float" office:value="0.396857047049182">
            <text:p>0.39685704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2">
            <text:p>-2</text:p>
          </table:table-cell>
          <table:table-cell office:value-type="float" office:value="10.826938466508">
            <text:p>10.8269384665</text:p>
          </table:table-cell>
          <table:table-cell office:value-type="float" office:value="14.4128227010755">
            <text:p>14.412822701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0.202286050751264">
            <text:p>0.2022860508</text:p>
          </table:table-cell>
          <table:table-cell office:value-type="float" office:value="0.297822452233868">
            <text:p>0.297822452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6.6692469357072">
            <text:p>66.6692469357</text:p>
          </table:table-cell>
          <table:table-cell office:value-type="float" office:value="2135.27520046361">
            <text:p>2135.275200463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108449714498687">
            <text:p>0.1084497145</text:p>
          </table:table-cell>
          <table:table-cell office:value-type="float" office:value="0.153923193664288">
            <text:p>0.153923193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123839465705316">
            <text:p>0.1238394657</text:p>
          </table:table-cell>
          <table:table-cell office:value-type="float" office:value="0.158720985123672">
            <text:p>0.158720985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0.133250472901465">
            <text:p>0.1332504729</text:p>
          </table:table-cell>
          <table:table-cell office:value-type="float" office:value="0.161131561845728">
            <text:p>0.161131561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0.140801427079818">
            <text:p>0.1408014271</text:p>
          </table:table-cell>
          <table:table-cell office:value-type="float" office:value="0.163364825096244">
            <text:p>0.163364825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0.147523896257629">
            <text:p>0.1475238963</text:p>
          </table:table-cell>
          <table:table-cell office:value-type="float" office:value="0.165790545838397">
            <text:p>0.165790545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.153788616990064">
            <text:p>0.153788617</text:p>
          </table:table-cell>
          <table:table-cell office:value-type="float" office:value="0.168451379649177">
            <text:p>0.168451379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0.159756496408441">
            <text:p>0.1597564964</text:p>
          </table:table-cell>
          <table:table-cell office:value-type="float" office:value="0.171315260955994">
            <text:p>0.17131526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0.165506661375911">
            <text:p>0.1655066614</text:p>
          </table:table-cell>
          <table:table-cell office:value-type="float" office:value="0.174336036607024">
            <text:p>0.174336036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0.171082057800251">
            <text:p>0.1710820578</text:p>
          </table:table-cell>
          <table:table-cell office:value-type="float" office:value="0.177470067448182">
            <text:p>0.177470067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0.176508137383407">
            <text:p>0.1765081374</text:p>
          </table:table-cell>
          <table:table-cell office:value-type="float" office:value="0.180680386408276">
            <text:p>0.180680386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10">
            <text:p>-10</text:p>
          </table:table-cell>
          <table:table-cell office:value-type="float" office:value="3.24424151933542">
            <text:p>3.2442415193</text:p>
          </table:table-cell>
          <table:table-cell office:value-type="float" office:value="3.86230441546871">
            <text:p>3.862304415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9">
            <text:p>-9</text:p>
          </table:table-cell>
          <table:table-cell office:value-type="float" office:value="1.29809530912959">
            <text:p>1.2980953091</text:p>
          </table:table-cell>
          <table:table-cell office:value-type="float" office:value="1.65898835767687">
            <text:p>1.658988357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8">
            <text:p>-8</text:p>
          </table:table-cell>
          <table:table-cell office:value-type="float" office:value="0.680594740398014">
            <text:p>0.6805947404</text:p>
          </table:table-cell>
          <table:table-cell office:value-type="float" office:value="0.91887619607499">
            <text:p>0.918876196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7">
            <text:p>-7</text:p>
          </table:table-cell>
          <table:table-cell office:value-type="float" office:value="0.428050922706845">
            <text:p>0.4280509227</text:p>
          </table:table-cell>
          <table:table-cell office:value-type="float" office:value="0.595687768592427">
            <text:p>0.595687768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6">
            <text:p>-6</text:p>
          </table:table-cell>
          <table:table-cell office:value-type="float" office:value="0.312216631161174">
            <text:p>0.3122166312</text:p>
          </table:table-cell>
          <table:table-cell office:value-type="float" office:value="0.434235608226556">
            <text:p>0.434235608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5">
            <text:p>-5</text:p>
          </table:table-cell>
          <table:table-cell office:value-type="float" office:value="0.26088904480125">
            <text:p>0.2608890448</text:p>
          </table:table-cell>
          <table:table-cell office:value-type="float" office:value="0.350756306260535">
            <text:p>0.350756306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4">
            <text:p>-4</text:p>
          </table:table-cell>
          <table:table-cell office:value-type="float" office:value="0.254823477070422">
            <text:p>0.2548234771</text:p>
          </table:table-cell>
          <table:table-cell office:value-type="float" office:value="0.320016788403701">
            <text:p>0.320016788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3">
            <text:p>-3</text:p>
          </table:table-cell>
          <table:table-cell office:value-type="float" office:value="0.359361309478536">
            <text:p>0.3593613095</text:p>
          </table:table-cell>
          <table:table-cell office:value-type="float" office:value="0.40811326697699">
            <text:p>0.40811326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2">
            <text:p>-2</text:p>
          </table:table-cell>
          <table:table-cell office:value-type="float" office:value="7.87557248361308">
            <text:p>7.8755724836</text:p>
          </table:table-cell>
          <table:table-cell office:value-type="float" office:value="10.6590294601014">
            <text:p>10.659029460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0.202291311607919">
            <text:p>0.2022913116</text:p>
          </table:table-cell>
          <table:table-cell office:value-type="float" office:value="0.297829375715877">
            <text:p>0.297829375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.2385148544355">
            <text:p>17.2385148544</text:p>
          </table:table-cell>
          <table:table-cell office:value-type="float" office:value="115.238855748222">
            <text:p>115.238855748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108376690426712">
            <text:p>0.1083766904</text:p>
          </table:table-cell>
          <table:table-cell office:value-type="float" office:value="0.153959938044582">
            <text:p>0.15395993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123786358951296">
            <text:p>0.123786359</text:p>
          </table:table-cell>
          <table:table-cell office:value-type="float" office:value="0.158700147827971">
            <text:p>0.158700147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0.13323382155268">
            <text:p>0.1332338216</text:p>
          </table:table-cell>
          <table:table-cell office:value-type="float" office:value="0.161120604812334">
            <text:p>0.161120604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0.140821737795174">
            <text:p>0.1408217378</text:p>
          </table:table-cell>
          <table:table-cell office:value-type="float" office:value="0.163381102981994">
            <text:p>0.16338110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0.147578013588538">
            <text:p>0.1475780136</text:p>
          </table:table-cell>
          <table:table-cell office:value-type="float" office:value="0.165839428626897">
            <text:p>0.165839428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0.153872201204221">
            <text:p>0.1538722012</text:p>
          </table:table-cell>
          <table:table-cell office:value-type="float" office:value="0.16853399168514">
            <text:p>0.168533991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0.15986483796599">
            <text:p>0.159864838</text:p>
          </table:table-cell>
          <table:table-cell office:value-type="float" office:value="0.17143088841885">
            <text:p>0.171430888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0.165635031152502">
            <text:p>0.1656350312</text:p>
          </table:table-cell>
          <table:table-cell office:value-type="float" office:value="0.174483086918652">
            <text:p>0.174483086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0.17122588252403">
            <text:p>0.1712258825</text:p>
          </table:table-cell>
          <table:table-cell office:value-type="float" office:value="0.177646520714191">
            <text:p>0.177646520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0.176663093274688">
            <text:p>0.1766630933</text:p>
          </table:table-cell>
          <table:table-cell office:value-type="float" office:value="0.180884033444863">
            <text:p>0.180884033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0">
            <text:p>-10</text:p>
          </table:table-cell>
          <table:table-cell office:value-type="float" office:value="3.12561809155939">
            <text:p>3.1256180916</text:p>
          </table:table-cell>
          <table:table-cell office:value-type="float" office:value="3.74052535813225">
            <text:p>3.740525358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9">
            <text:p>-9</text:p>
          </table:table-cell>
          <table:table-cell office:value-type="float" office:value="1.27718062054644">
            <text:p>1.2771806205</text:p>
          </table:table-cell>
          <table:table-cell office:value-type="float" office:value="1.63715723509722">
            <text:p>1.637157235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8">
            <text:p>-8</text:p>
          </table:table-cell>
          <table:table-cell office:value-type="float" office:value="0.676501379838253">
            <text:p>0.6765013798</text:p>
          </table:table-cell>
          <table:table-cell office:value-type="float" office:value="0.914502518444157">
            <text:p>0.914502518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7">
            <text:p>-7</text:p>
          </table:table-cell>
          <table:table-cell office:value-type="float" office:value="0.427818727650235">
            <text:p>0.4278187277</text:p>
          </table:table-cell>
          <table:table-cell office:value-type="float" office:value="0.59543220278562">
            <text:p>0.595432202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6">
            <text:p>-6</text:p>
          </table:table-cell>
          <table:table-cell office:value-type="float" office:value="0.313030214134978">
            <text:p>0.3130302141</text:p>
          </table:table-cell>
          <table:table-cell office:value-type="float" office:value="0.435162333454775">
            <text:p>0.435162333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5">
            <text:p>-5</text:p>
          </table:table-cell>
          <table:table-cell office:value-type="float" office:value="0.262203706223232">
            <text:p>0.2622037062</text:p>
          </table:table-cell>
          <table:table-cell office:value-type="float" office:value="0.352308051774664">
            <text:p>0.352308051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4">
            <text:p>-4</text:p>
          </table:table-cell>
          <table:table-cell office:value-type="float" office:value="0.257131136849006">
            <text:p>0.2571311368</text:p>
          </table:table-cell>
          <table:table-cell office:value-type="float" office:value="0.322834467375293">
            <text:p>0.322834467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3">
            <text:p>-3</text:p>
          </table:table-cell>
          <table:table-cell office:value-type="float" office:value="0.368480623061837">
            <text:p>0.3684806231</text:p>
          </table:table-cell>
          <table:table-cell office:value-type="float" office:value="0.419610107636658">
            <text:p>0.419610107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2">
            <text:p>-2</text:p>
          </table:table-cell>
          <table:table-cell office:value-type="float" office:value="6.07716922852136">
            <text:p>6.0771692285</text:p>
          </table:table-cell>
          <table:table-cell office:value-type="float" office:value="8.35481642006895">
            <text:p>8.354816420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0.202296798917517">
            <text:p>0.2022967989</text:p>
          </table:table-cell>
          <table:table-cell office:value-type="float" office:value="0.297836570021544">
            <text:p>0.2978365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.43416762166212">
            <text:p>2.4341676217</text:p>
          </table:table-cell>
          <table:table-cell office:value-type="float" office:value="10.7576592527552">
            <text:p>10.757659252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108307300558968">
            <text:p>0.1083073006</text:p>
          </table:table-cell>
          <table:table-cell office:value-type="float" office:value="0.153997922058948">
            <text:p>0.153997922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123735194492">
            <text:p>0.1237351945</text:p>
          </table:table-cell>
          <table:table-cell office:value-type="float" office:value="0.158680071327944">
            <text:p>0.158680071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133217210599718">
            <text:p>0.1332172106</text:p>
          </table:table-cell>
          <table:table-cell office:value-type="float" office:value="0.16110949604552">
            <text:p>0.16110949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0.140840509217433">
            <text:p>0.1408405092</text:p>
          </table:table-cell>
          <table:table-cell office:value-type="float" office:value="0.163396427664649">
            <text:p>0.163396427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147629374170621">
            <text:p>0.1476293742</text:p>
          </table:table-cell>
          <table:table-cell office:value-type="float" office:value="0.165886685120661">
            <text:p>0.165886685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0.153952148019119">
            <text:p>0.153952148</text:p>
          </table:table-cell>
          <table:table-cell office:value-type="float" office:value="0.168614415932818">
            <text:p>0.168614415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0.159968961383361">
            <text:p>0.1599689614</text:p>
          </table:table-cell>
          <table:table-cell office:value-type="float" office:value="0.171543863576433">
            <text:p>0.171543863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.165758864417098">
            <text:p>0.1657588644</text:p>
          </table:table-cell>
          <table:table-cell office:value-type="float" office:value="0.17462710633718">
            <text:p>0.174627106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0.171365079296584">
            <text:p>0.1713650793</text:p>
          </table:table-cell>
          <table:table-cell office:value-type="float" office:value="0.177819641543553">
            <text:p>0.177819641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176813524172664">
            <text:p>0.1768135242</text:p>
          </table:table-cell>
          <table:table-cell office:value-type="float" office:value="0.181084115844146">
            <text:p>0.181084115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10">
            <text:p>-10</text:p>
          </table:table-cell>
          <table:table-cell office:value-type="float" office:value="3.0200607835848">
            <text:p>3.0200607836</text:p>
          </table:table-cell>
          <table:table-cell office:value-type="float" office:value="3.63191782102411">
            <text:p>3.63191782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9">
            <text:p>-9</text:p>
          </table:table-cell>
          <table:table-cell office:value-type="float" office:value="1.25797357235454">
            <text:p>1.2579735724</text:p>
          </table:table-cell>
          <table:table-cell office:value-type="float" office:value="1.61709424310848">
            <text:p>1.617094243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8">
            <text:p>-8</text:p>
          </table:table-cell>
          <table:table-cell office:value-type="float" office:value="0.672675284166558">
            <text:p>0.6726752842</text:p>
          </table:table-cell>
          <table:table-cell office:value-type="float" office:value="0.910416573984489">
            <text:p>0.91041657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">
            <text:p>-7</text:p>
          </table:table-cell>
          <table:table-cell office:value-type="float" office:value="0.427598762017178">
            <text:p>0.427598762</text:p>
          </table:table-cell>
          <table:table-cell office:value-type="float" office:value="0.595190333002238">
            <text:p>0.595190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6">
            <text:p>-6</text:p>
          </table:table-cell>
          <table:table-cell office:value-type="float" office:value="0.313807970363564">
            <text:p>0.3138079704</text:p>
          </table:table-cell>
          <table:table-cell office:value-type="float" office:value="0.436048396394673">
            <text:p>0.436048396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5">
            <text:p>-5</text:p>
          </table:table-cell>
          <table:table-cell office:value-type="float" office:value="0.263473685809072">
            <text:p>0.2634736858</text:p>
          </table:table-cell>
          <table:table-cell office:value-type="float" office:value="0.35381229554181">
            <text:p>0.353812295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4">
            <text:p>-4</text:p>
          </table:table-cell>
          <table:table-cell office:value-type="float" office:value="0.25938992535194">
            <text:p>0.2593899254</text:p>
          </table:table-cell>
          <table:table-cell office:value-type="float" office:value="0.325615319341109">
            <text:p>0.325615319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3">
            <text:p>-3</text:p>
          </table:table-cell>
          <table:table-cell office:value-type="float" office:value="0.377678645745049">
            <text:p>0.3776786457</text:p>
          </table:table-cell>
          <table:table-cell office:value-type="float" office:value="0.431339135428663">
            <text:p>0.431339135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2">
            <text:p>-2</text:p>
          </table:table-cell>
          <table:table-cell office:value-type="float" office:value="4.89329166018681">
            <text:p>4.8932916602</text:p>
          </table:table-cell>
          <table:table-cell office:value-type="float" office:value="6.82756824934558">
            <text:p>6.827568249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1">
            <text:p>-1</text:p>
          </table:table-cell>
          <table:table-cell office:value-type="float" office:value="0.202302440364247">
            <text:p>0.2023024404</text:p>
          </table:table-cell>
          <table:table-cell office:value-type="float" office:value="0.297843938823529">
            <text:p>0.297843938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1.8073437857708">
            <text:p>71.8073437858</text:p>
          </table:table-cell>
          <table:table-cell office:value-type="float" office:value="435.092991403775">
            <text:p>435.092991403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108241314157822">
            <text:p>0.1082413142</text:p>
          </table:table-cell>
          <table:table-cell office:value-type="float" office:value="0.154037001602338">
            <text:p>0.154037001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123685909521083">
            <text:p>0.1236859095</text:p>
          </table:table-cell>
          <table:table-cell office:value-type="float" office:value="0.158660749025273">
            <text:p>0.15866074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0.133200709201315">
            <text:p>0.1332007092</text:p>
          </table:table-cell>
          <table:table-cell office:value-type="float" office:value="0.161098289022075">
            <text:p>0.16109828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0.140857898401161">
            <text:p>0.1408578984</text:p>
          </table:table-cell>
          <table:table-cell office:value-type="float" office:value="0.163410877830745">
            <text:p>0.163410877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147678187849543">
            <text:p>0.1476781878</text:p>
          </table:table-cell>
          <table:table-cell office:value-type="float" office:value="0.165932402725374">
            <text:p>0.165932402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0.154028692645969">
            <text:p>0.1540286926</text:p>
          </table:table-cell>
          <table:table-cell office:value-type="float" office:value="0.168692739588732">
            <text:p>0.168692739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0.160069105751638">
            <text:p>0.1600691058</text:p>
          </table:table-cell>
          <table:table-cell office:value-type="float" office:value="0.171654267934186">
            <text:p>0.171654267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0.165878387319109">
            <text:p>0.1658783873</text:p>
          </table:table-cell>
          <table:table-cell office:value-type="float" office:value="0.174768166949195">
            <text:p>0.174768166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0.171499848241959">
            <text:p>0.1714998482</text:p>
          </table:table-cell>
          <table:table-cell office:value-type="float" office:value="0.177989489882033">
            <text:p>0.177989489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0.176959594127903">
            <text:p>0.1769595941</text:p>
          </table:table-cell>
          <table:table-cell office:value-type="float" office:value="0.181280679340031">
            <text:p>0.181280679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10">
            <text:p>-10</text:p>
          </table:table-cell>
          <table:table-cell office:value-type="float" office:value="2.92557435103538">
            <text:p>2.925574351</text:p>
          </table:table-cell>
          <table:table-cell office:value-type="float" office:value="3.53450345059369">
            <text:p>3.534503450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9">
            <text:p>-9</text:p>
          </table:table-cell>
          <table:table-cell office:value-type="float" office:value="1.24027596353306">
            <text:p>1.2402759635</text:p>
          </table:table-cell>
          <table:table-cell office:value-type="float" office:value="1.59859718257508">
            <text:p>1.598597182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8">
            <text:p>-8</text:p>
          </table:table-cell>
          <table:table-cell office:value-type="float" office:value="0.669091315515417">
            <text:p>0.6690913155</text:p>
          </table:table-cell>
          <table:table-cell office:value-type="float" office:value="0.906591457652096">
            <text:p>0.906591457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7">
            <text:p>-7</text:p>
          </table:table-cell>
          <table:table-cell office:value-type="float" office:value="0.427390101415971">
            <text:p>0.4273901014</text:p>
          </table:table-cell>
          <table:table-cell office:value-type="float" office:value="0.594961115228985">
            <text:p>0.594961115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6">
            <text:p>-6</text:p>
          </table:table-cell>
          <table:table-cell office:value-type="float" office:value="0.31455216251105">
            <text:p>0.3145521625</text:p>
          </table:table-cell>
          <table:table-cell office:value-type="float" office:value="0.436896406577821">
            <text:p>0.436896406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5">
            <text:p>-5</text:p>
          </table:table-cell>
          <table:table-cell office:value-type="float" office:value="0.264701039976967">
            <text:p>0.26470104</text:p>
          </table:table-cell>
          <table:table-cell office:value-type="float" office:value="0.355271150584305">
            <text:p>0.355271150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4">
            <text:p>-4</text:p>
          </table:table-cell>
          <table:table-cell office:value-type="float" office:value="0.261600753429073">
            <text:p>0.2616007534</text:p>
          </table:table-cell>
          <table:table-cell office:value-type="float" office:value="0.328359227234006">
            <text:p>0.328359227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3">
            <text:p>-3</text:p>
          </table:table-cell>
          <table:table-cell office:value-type="float" office:value="0.386949508924586">
            <text:p>0.3869495089</text:p>
          </table:table-cell>
          <table:table-cell office:value-type="float" office:value="0.443291848820642">
            <text:p>0.443291848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2">
            <text:p>-2</text:p>
          </table:table-cell>
          <table:table-cell office:value-type="float" office:value="4.06833179084192">
            <text:p>4.0683317908</text:p>
          </table:table-cell>
          <table:table-cell office:value-type="float" office:value="5.75654076556957">
            <text:p>5.756540765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0.202308176609825">
            <text:p>0.2023081766</text:p>
          </table:table-cell>
          <table:table-cell office:value-type="float" office:value="0.297851403792548">
            <text:p>0.297851403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.74385954476984">
            <text:p>1.7438595448</text:p>
          </table:table-cell>
          <table:table-cell office:value-type="float" office:value="99.5095996280341">
            <text:p>99.50959962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108178516649545">
            <text:p>0.1081785166</text:p>
          </table:table-cell>
          <table:table-cell office:value-type="float" office:value="0.15407704139021">
            <text:p>0.154077041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123638438978825">
            <text:p>0.123638439</text:p>
          </table:table-cell>
          <table:table-cell office:value-type="float" office:value="0.158642170443264">
            <text:p>0.158642170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0.133184373720978">
            <text:p>0.1331843737</text:p>
          </table:table-cell>
          <table:table-cell office:value-type="float" office:value="0.161087030333565">
            <text:p>0.161087030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0.140874044435459">
            <text:p>0.1408740444</text:p>
          </table:table-cell>
          <table:table-cell office:value-type="float" office:value="0.16342452528395">
            <text:p>0.163424525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0.147724644862938">
            <text:p>0.1477246449</text:p>
          </table:table-cell>
          <table:table-cell office:value-type="float" office:value="0.165976663040242">
            <text:p>0.16597666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0.154102051448324">
            <text:p>0.1541020514</text:p>
          </table:table-cell>
          <table:table-cell office:value-type="float" office:value="0.168769045550217">
            <text:p>0.168769045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0.16016549373915">
            <text:p>0.1601654937</text:p>
          </table:table-cell>
          <table:table-cell office:value-type="float" office:value="0.171762180397122">
            <text:p>0.171762180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0.165993813158165">
            <text:p>0.1659938132</text:p>
          </table:table-cell>
          <table:table-cell office:value-type="float" office:value="0.174906340032543">
            <text:p>0.1749063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0.171630380979251">
            <text:p>0.171630381</text:p>
          </table:table-cell>
          <table:table-cell office:value-type="float" office:value="0.17815612670528">
            <text:p>0.178156126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0.177101463522364">
            <text:p>0.1771014635</text:p>
          </table:table-cell>
          <table:table-cell office:value-type="float" office:value="0.181473772556301">
            <text:p>0.181473772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10">
            <text:p>-10</text:p>
          </table:table-cell>
          <table:table-cell office:value-type="float" office:value="2.84054393881511">
            <text:p>2.8405439388</text:p>
          </table:table-cell>
          <table:table-cell office:value-type="float" office:value="3.44667604039244">
            <text:p>3.446676040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9">
            <text:p>-9</text:p>
          </table:table-cell>
          <table:table-cell office:value-type="float" office:value="1.22391890901943">
            <text:p>1.223918909</text:p>
          </table:table-cell>
          <table:table-cell office:value-type="float" office:value="1.58149330389979">
            <text:p>1.581493303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8">
            <text:p>-8</text:p>
          </table:table-cell>
          <table:table-cell office:value-type="float" office:value="0.665727392339695">
            <text:p>0.6657273923</text:p>
          </table:table-cell>
          <table:table-cell office:value-type="float" office:value="0.903003497891945">
            <text:p>0.903003497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">
            <text:p>-7</text:p>
          </table:table-cell>
          <table:table-cell office:value-type="float" office:value="0.42719191231494">
            <text:p>0.4271919123</text:p>
          </table:table-cell>
          <table:table-cell office:value-type="float" office:value="0.594743608239899">
            <text:p>0.594743608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6">
            <text:p>-6</text:p>
          </table:table-cell>
          <table:table-cell office:value-type="float" office:value="0.315264866592839">
            <text:p>0.3152648666</text:p>
          </table:table-cell>
          <table:table-cell office:value-type="float" office:value="0.437708751732388">
            <text:p>0.437708751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5">
            <text:p>-5</text:p>
          </table:table-cell>
          <table:table-cell office:value-type="float" office:value="0.265887709092948">
            <text:p>0.2658877091</text:p>
          </table:table-cell>
          <table:table-cell office:value-type="float" office:value="0.356686599525351">
            <text:p>0.356686599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4">
            <text:p>-4</text:p>
          </table:table-cell>
          <table:table-cell office:value-type="float" office:value="0.263764555578279">
            <text:p>0.2637645556</text:p>
          </table:table-cell>
          <table:table-cell office:value-type="float" office:value="0.331066129640673">
            <text:p>0.331066129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3">
            <text:p>-3</text:p>
          </table:table-cell>
          <table:table-cell office:value-type="float" office:value="0.396287528737943">
            <text:p>0.3962875287</text:p>
          </table:table-cell>
          <table:table-cell office:value-type="float" office:value="0.455459711518348">
            <text:p>0.455459711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2">
            <text:p>-2</text:p>
          </table:table-cell>
          <table:table-cell office:value-type="float" office:value="3.46783740412123">
            <text:p>3.4678374041</text:p>
          </table:table-cell>
          <table:table-cell office:value-type="float" office:value="4.97228922560846">
            <text:p>4.972289225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office:value-type="float" office:value="0.20231395911241">
            <text:p>0.2023139591</text:p>
          </table:table-cell>
          <table:table-cell office:value-type="float" office:value="0.297858901493126">
            <text:p>0.297858901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3.1898874021504">
            <text:p>13.1898874022</text:p>
          </table:table-cell>
          <table:table-cell office:value-type="float" office:value="14.2319832875277">
            <text:p>14.2319832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108118708555195">
            <text:p>0.1081187086</text:p>
          </table:table-cell>
          <table:table-cell office:value-type="float" office:value="0.15411791479156">
            <text:p>0.154117914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123592716628637">
            <text:p>0.1235927166</text:p>
          </table:table-cell>
          <table:table-cell office:value-type="float" office:value="0.158624321968882">
            <text:p>0.15862432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0.13316824967008">
            <text:p>0.1331682497</text:p>
          </table:table-cell>
          <table:table-cell office:value-type="float" office:value="0.161075760412524">
            <text:p>0.161075760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0.140889070599006">
            <text:p>0.1408890706</text:p>
          </table:table-cell>
          <table:table-cell office:value-type="float" office:value="0.163437435474834">
            <text:p>0.163437435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0.14776891784152">
            <text:p>0.1477689178</text:p>
          </table:table-cell>
          <table:table-cell office:value-type="float" office:value="0.166019542163777">
            <text:p>0.166019542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0.154172423573577">
            <text:p>0.1541724236</text:p>
          </table:table-cell>
          <table:table-cell office:value-type="float" office:value="0.168843412503485">
            <text:p>0.1688434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0.160258332726113">
            <text:p>0.1602583327</text:p>
          </table:table-cell>
          <table:table-cell office:value-type="float" office:value="0.171867677151851">
            <text:p>0.171867677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0.166105342951009">
            <text:p>0.166105343</text:p>
          </table:table-cell>
          <table:table-cell office:value-type="float" office:value="0.175041695742882">
            <text:p>0.175041695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0.171756860588521">
            <text:p>0.1717568606</text:p>
          </table:table-cell>
          <table:table-cell office:value-type="float" office:value="0.178319613518454">
            <text:p>0.178319613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0.177239288426746">
            <text:p>0.1772392884</text:p>
          </table:table-cell>
          <table:table-cell office:value-type="float" office:value="0.181663446326391">
            <text:p>0.181663446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10">
            <text:p>-10</text:p>
          </table:table-cell>
          <table:table-cell office:value-type="float" office:value="2.76364952938821">
            <text:p>2.7636495294</text:p>
          </table:table-cell>
          <table:table-cell office:value-type="float" office:value="3.36711871137173">
            <text:p>3.367118711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9">
            <text:p>-9</text:p>
          </table:table-cell>
          <table:table-cell office:value-type="float" office:value="1.20875763637049">
            <text:p>1.2087576364</text:p>
          </table:table-cell>
          <table:table-cell office:value-type="float" office:value="1.56563414986421">
            <text:p>1.565634149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8">
            <text:p>-8</text:p>
          </table:table-cell>
          <table:table-cell office:value-type="float" office:value="0.662564037039465">
            <text:p>0.662564037</text:p>
          </table:table-cell>
          <table:table-cell office:value-type="float" office:value="0.899631783775781">
            <text:p>0.899631783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7">
            <text:p>-7</text:p>
          </table:table-cell>
          <table:table-cell office:value-type="float" office:value="0.427003440998355">
            <text:p>0.427003441</text:p>
          </table:table-cell>
          <table:table-cell office:value-type="float" office:value="0.594536961121581">
            <text:p>0.594536961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6">
            <text:p>-6</text:p>
          </table:table-cell>
          <table:table-cell office:value-type="float" office:value="0.315947991325501">
            <text:p>0.3159479913</text:p>
          </table:table-cell>
          <table:table-cell office:value-type="float" office:value="0.438487621583357">
            <text:p>0.438487621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5">
            <text:p>-5</text:p>
          </table:table-cell>
          <table:table-cell office:value-type="float" office:value="0.267035525587728">
            <text:p>0.2670355256</text:p>
          </table:table-cell>
          <table:table-cell office:value-type="float" office:value="0.358060505854494">
            <text:p>0.358060505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4">
            <text:p>-4</text:p>
          </table:table-cell>
          <table:table-cell office:value-type="float" office:value="0.265882284551192">
            <text:p>0.2658822846</text:p>
          </table:table-cell>
          <table:table-cell office:value-type="float" office:value="0.333736017991347">
            <text:p>0.33373601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3">
            <text:p>-3</text:p>
          </table:table-cell>
          <table:table-cell office:value-type="float" office:value="0.405687210875354">
            <text:p>0.4056872109</text:p>
          </table:table-cell>
          <table:table-cell office:value-type="float" office:value="0.467834183151137">
            <text:p>0.467834183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2">
            <text:p>-2</text:p>
          </table:table-cell>
          <table:table-cell office:value-type="float" office:value="3.01538068157618">
            <text:p>3.0153806816</text:p>
          </table:table-cell>
          <table:table-cell office:value-type="float" office:value="4.37809302894655">
            <text:p>4.378093028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0.202319748321217">
            <text:p>0.2023197483</text:p>
          </table:table-cell>
          <table:table-cell office:value-type="float" office:value="0.297866380823172">
            <text:p>0.297866380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811.18747776028">
            <text:p>4811.1874777603</text:p>
          </table:table-cell>
          <table:table-cell office:value-type="float" office:value="40415.1037165824">
            <text:p>40415.103716582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108061704457866">
            <text:p>0.1080617045</text:p>
          </table:table-cell>
          <table:table-cell office:value-type="float" office:value="0.154159503597801">
            <text:p>0.154159503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123548675913094">
            <text:p>0.1235486759</text:p>
          </table:table-cell>
          <table:table-cell office:value-type="float" office:value="0.158607187491653">
            <text:p>0.158607187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.133152373369697">
            <text:p>0.1331523734</text:p>
          </table:table-cell>
          <table:table-cell office:value-type="float" office:value="0.161064514196192">
            <text:p>0.161064514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0.14090308625317">
            <text:p>0.1409030863</text:p>
          </table:table-cell>
          <table:table-cell office:value-type="float" office:value="0.163449668009883">
            <text:p>0.16344966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0.14781116360511">
            <text:p>0.1478111636</text:p>
          </table:table-cell>
          <table:table-cell office:value-type="float" office:value="0.166061111013279">
            <text:p>0.16606111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0.15423999245417">
            <text:p>0.1542399925</text:p>
          </table:table-cell>
          <table:table-cell office:value-type="float" office:value="0.168915915053649">
            <text:p>0.168915915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0.160347815891295">
            <text:p>0.1603478159</text:p>
          </table:table-cell>
          <table:table-cell office:value-type="float" office:value="0.171970831614559">
            <text:p>0.171970831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0.166213166034321">
            <text:p>0.166213166</text:p>
          </table:table-cell>
          <table:table-cell office:value-type="float" office:value="0.175174302887336">
            <text:p>0.175174302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0.171879461694522">
            <text:p>0.1718794617</text:p>
          </table:table-cell>
          <table:table-cell office:value-type="float" office:value="0.178480011962237">
            <text:p>0.1784800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0.177373220153368">
            <text:p>0.1773732202</text:p>
          </table:table-cell>
          <table:table-cell office:value-type="float" office:value="0.181849753137502">
            <text:p>0.181849753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10">
            <text:p>-10</text:p>
          </table:table-cell>
          <table:table-cell office:value-type="float" office:value="2.69380229880656">
            <text:p>2.6938022988</text:p>
          </table:table-cell>
          <table:table-cell office:value-type="float" office:value="3.29474212282209">
            <text:p>3.294742122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9">
            <text:p>-9</text:p>
          </table:table-cell>
          <table:table-cell office:value-type="float" office:value="1.19466734882311">
            <text:p>1.1946673488</text:p>
          </table:table-cell>
          <table:table-cell office:value-type="float" office:value="1.5508914436005">
            <text:p>1.550891443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8">
            <text:p>-8</text:p>
          </table:table-cell>
          <table:table-cell office:value-type="float" office:value="0.65958400188887">
            <text:p>0.6595840019</text:p>
          </table:table-cell>
          <table:table-cell office:value-type="float" office:value="0.896457773129055">
            <text:p>0.896457773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7">
            <text:p>-7</text:p>
          </table:table-cell>
          <table:table-cell office:value-type="float" office:value="0.42682400412272">
            <text:p>0.4268240041</text:p>
          </table:table-cell>
          <table:table-cell office:value-type="float" office:value="0.594340402602212">
            <text:p>0.594340402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6">
            <text:p>-6</text:p>
          </table:table-cell>
          <table:table-cell office:value-type="float" office:value="0.316603295026591">
            <text:p>0.316603295</text:p>
          </table:table-cell>
          <table:table-cell office:value-type="float" office:value="0.439235028544695">
            <text:p>0.439235028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5">
            <text:p>-5</text:p>
          </table:table-cell>
          <table:table-cell office:value-type="float" office:value="0.268146221312221">
            <text:p>0.2681462213</text:p>
          </table:table-cell>
          <table:table-cell office:value-type="float" office:value="0.359394623875286">
            <text:p>0.359394623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4">
            <text:p>-4</text:p>
          </table:table-cell>
          <table:table-cell office:value-type="float" office:value="0.267954906436597">
            <text:p>0.2679549064</text:p>
          </table:table-cell>
          <table:table-cell office:value-type="float" office:value="0.33636893358389">
            <text:p>0.336368933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3">
            <text:p>-3</text:p>
          </table:table-cell>
          <table:table-cell office:value-type="float" office:value="0.415143253880934">
            <text:p>0.4151432539</text:p>
          </table:table-cell>
          <table:table-cell office:value-type="float" office:value="0.480406747429704">
            <text:p>0.480406747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2">
            <text:p>-2</text:p>
          </table:table-cell>
          <table:table-cell office:value-type="float" office:value="2.66479238783383">
            <text:p>2.6647923878</text:p>
          </table:table-cell>
          <table:table-cell office:value-type="float" office:value="3.9152890680141">
            <text:p>3.91528906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0.202325512178095">
            <text:p>0.2023255122</text:p>
          </table:table-cell>
          <table:table-cell office:value-type="float" office:value="0.297873800896861">
            <text:p>0.297873800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.35252191782482">
            <text:p>1.3525219178</text:p>
          </table:table-cell>
          <table:table-cell office:value-type="float" office:value="2.91659054294433">
            <text:p>2.916590542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108007332015374">
            <text:p>0.108007332</text:p>
          </table:table-cell>
          <table:table-cell office:value-type="float" office:value="0.154201697743479">
            <text:p>0.154201697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12350625062885">
            <text:p>0.1235062506</text:p>
          </table:table-cell>
          <table:table-cell office:value-type="float" office:value="0.15859074895151">
            <text:p>0.15859074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0.133136773371223">
            <text:p>0.1331367734</text:p>
          </table:table-cell>
          <table:table-cell office:value-type="float" office:value="0.161053321730397">
            <text:p>0.161053321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0.140916188504333">
            <text:p>0.1409161885</text:p>
          </table:table-cell>
          <table:table-cell office:value-type="float" office:value="0.163461277135342">
            <text:p>0.163461277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0.147851524772364">
            <text:p>0.1478515248</text:p>
          </table:table-cell>
          <table:table-cell office:value-type="float" office:value="0.16610143564863">
            <text:p>0.166101435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0.154304927183954">
            <text:p>0.1543049272</text:p>
          </table:table-cell>
          <table:table-cell office:value-type="float" office:value="0.168986623883643">
            <text:p>0.168986623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0.16043412324305">
            <text:p>0.1604341232</text:p>
          </table:table-cell>
          <table:table-cell office:value-type="float" office:value="0.172071714428956">
            <text:p>0.172071714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0.166317460683442">
            <text:p>0.1663174607</text:p>
          </table:table-cell>
          <table:table-cell office:value-type="float" office:value="0.175304228766858">
            <text:p>0.175304228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0.171998350636877">
            <text:p>0.1719983506</text:p>
          </table:table-cell>
          <table:table-cell office:value-type="float" office:value="0.17863738350468">
            <text:p>0.178637383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.177503404963064">
            <text:p>0.177503405</text:p>
          </table:table-cell>
          <table:table-cell office:value-type="float" office:value="0.182032746676506">
            <text:p>0.182032746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10">
            <text:p>-10</text:p>
          </table:table-cell>
          <table:table-cell office:value-type="float" office:value="2.63009664505041">
            <text:p>2.6300966451</text:p>
          </table:table-cell>
          <table:table-cell office:value-type="float" office:value="3.22863776904769">
            <text:p>3.22863776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9">
            <text:p>-9</text:p>
          </table:table-cell>
          <table:table-cell office:value-type="float" office:value="1.18153990900851">
            <text:p>1.181539909</text:p>
          </table:table-cell>
          <table:table-cell office:value-type="float" office:value="1.53715378311218">
            <text:p>1.537153783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8">
            <text:p>-8</text:p>
          </table:table-cell>
          <table:table-cell office:value-type="float" office:value="0.656771957871807">
            <text:p>0.6567719579</text:p>
          </table:table-cell>
          <table:table-cell office:value-type="float" office:value="0.893464965863261">
            <text:p>0.893464965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7">
            <text:p>-7</text:p>
          </table:table-cell>
          <table:table-cell office:value-type="float" office:value="0.426652980605645">
            <text:p>0.4266529806</text:p>
          </table:table-cell>
          <table:table-cell office:value-type="float" office:value="0.594153231883079">
            <text:p>0.594153231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6">
            <text:p>-6</text:p>
          </table:table-cell>
          <table:table-cell office:value-type="float" office:value="0.31723240043047">
            <text:p>0.3172324004</text:p>
          </table:table-cell>
          <table:table-cell office:value-type="float" office:value="0.439952825779399">
            <text:p>0.439952825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5">
            <text:p>-5</text:p>
          </table:table-cell>
          <table:table-cell office:value-type="float" office:value="0.269221434228994">
            <text:p>0.2692214342</text:p>
          </table:table-cell>
          <table:table-cell office:value-type="float" office:value="0.360690607525029">
            <text:p>0.360690607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4">
            <text:p>-4</text:p>
          </table:table-cell>
          <table:table-cell office:value-type="float" office:value="0.269983396200088">
            <text:p>0.2699833962</text:p>
          </table:table-cell>
          <table:table-cell office:value-type="float" office:value="0.338964964503083">
            <text:p>0.338964964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3">
            <text:p>-3</text:p>
          </table:table-cell>
          <table:table-cell office:value-type="float" office:value="0.424650551074519">
            <text:p>0.4246505511</text:p>
          </table:table-cell>
          <table:table-cell office:value-type="float" office:value="0.493168937777469">
            <text:p>0.493168937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2">
            <text:p>-2</text:p>
          </table:table-cell>
          <table:table-cell office:value-type="float" office:value="2.38678055690717">
            <text:p>2.3867805569</text:p>
          </table:table-cell>
          <table:table-cell office:value-type="float" office:value="3.54651383414088">
            <text:p>3.546513834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0.202331224871028">
            <text:p>0.2023312249</text:p>
          </table:table-cell>
          <table:table-cell office:value-type="float" office:value="0.297881129290475">
            <text:p>0.297881129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.96355952125328">
            <text:p>5.9635595213</text:p>
          </table:table-cell>
          <table:table-cell office:value-type="float" office:value="166.032058021001">
            <text:p>166.03205802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107955431023919">
            <text:p>0.107955431</text:p>
          </table:table-cell>
          <table:table-cell office:value-type="float" office:value="0.154244394992046">
            <text:p>0.15424439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123465375453069">
            <text:p>0.1234653755</text:p>
          </table:table-cell>
          <table:table-cell office:value-type="float" office:value="0.158574986806552">
            <text:p>0.158574986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0.133121471670207">
            <text:p>0.1331214717</text:p>
          </table:table-cell>
          <table:table-cell office:value-type="float" office:value="0.16104220871684">
            <text:p>0.161042208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0.140928463663176">
            <text:p>0.1409284637</text:p>
          </table:table-cell>
          <table:table-cell office:value-type="float" office:value="0.163472312193163">
            <text:p>0.163472312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0.147890131202005">
            <text:p>0.1478901312</text:p>
          </table:table-cell>
          <table:table-cell office:value-type="float" office:value="0.166140577593406">
            <text:p>0.166140577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0.15436738377651">
            <text:p>0.1543673838</text:p>
          </table:table-cell>
          <table:table-cell office:value-type="float" office:value="0.169055605931861">
            <text:p>0.169055605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0.160517422590488">
            <text:p>0.1605174226</text:p>
          </table:table-cell>
          <table:table-cell office:value-type="float" office:value="0.172170393501511">
            <text:p>0.172170393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0.166418394732262">
            <text:p>0.1664183947</text:p>
          </table:table-cell>
          <table:table-cell office:value-type="float" office:value="0.175431539072453">
            <text:p>0.175431539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0.172113685702254">
            <text:p>0.1721136857</text:p>
          </table:table-cell>
          <table:table-cell office:value-type="float" office:value="0.178791789202122">
            <text:p>0.178791789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0.177629983892812">
            <text:p>0.1776299839</text:p>
          </table:table-cell>
          <table:table-cell office:value-type="float" office:value="0.182212481459173">
            <text:p>0.182212481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10">
            <text:p>-10</text:p>
          </table:table-cell>
          <table:table-cell office:value-type="float" office:value="2.57177359192316">
            <text:p>2.5717735919</text:p>
          </table:table-cell>
          <table:table-cell office:value-type="float" office:value="3.16804225469271">
            <text:p>3.168042254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9">
            <text:p>-9</text:p>
          </table:table-cell>
          <table:table-cell office:value-type="float" office:value="1.16928116004435">
            <text:p>1.16928116</text:p>
          </table:table-cell>
          <table:table-cell office:value-type="float" office:value="1.52432396392186">
            <text:p>1.524323963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8">
            <text:p>-8</text:p>
          </table:table-cell>
          <table:table-cell office:value-type="float" office:value="0.654114234392632">
            <text:p>0.6541142344</text:p>
          </table:table-cell>
          <table:table-cell office:value-type="float" office:value="0.890638630154375">
            <text:p>0.890638630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7">
            <text:p>-7</text:p>
          </table:table-cell>
          <table:table-cell office:value-type="float" office:value="0.42648980462968">
            <text:p>0.4264898046</text:p>
          </table:table-cell>
          <table:table-cell office:value-type="float" office:value="0.593974810727714">
            <text:p>0.593974810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6">
            <text:p>-6</text:p>
          </table:table-cell>
          <table:table-cell office:value-type="float" office:value="0.317836807724169">
            <text:p>0.3178368077</text:p>
          </table:table-cell>
          <table:table-cell office:value-type="float" office:value="0.440642723020987">
            <text:p>0.44064272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5">
            <text:p>-5</text:p>
          </table:table-cell>
          <table:table-cell office:value-type="float" office:value="0.270262714521795">
            <text:p>0.2702627145</text:p>
          </table:table-cell>
          <table:table-cell office:value-type="float" office:value="0.361950018225616">
            <text:p>0.361950018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4">
            <text:p>-4</text:p>
          </table:table-cell>
          <table:table-cell office:value-type="float" office:value="0.271968733657657">
            <text:p>0.2719687337</text:p>
          </table:table-cell>
          <table:table-cell office:value-type="float" office:value="0.341524242487255">
            <text:p>0.341524242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3">
            <text:p>-3</text:p>
          </table:table-cell>
          <table:table-cell office:value-type="float" office:value="0.434204191228093">
            <text:p>0.4342041912</text:p>
          </table:table-cell>
          <table:table-cell office:value-type="float" office:value="0.506112360472926">
            <text:p>0.506112360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">
            <text:p>-2</text:p>
          </table:table-cell>
          <table:table-cell office:value-type="float" office:value="2.16199494538294">
            <text:p>2.1619949454</text:p>
          </table:table-cell>
          <table:table-cell office:value-type="float" office:value="3.24699209701503">
            <text:p>3.24699209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0.202336865794962">
            <text:p>0.2023368658</text:p>
          </table:table-cell>
          <table:table-cell office:value-type="float" office:value="0.29788834058614">
            <text:p>0.297888340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66.0617623184186">
            <text:p>66.0617623184</text:p>
          </table:table-cell>
          <table:table-cell office:value-type="float" office:value="1121.05484873754">
            <text:p>1121.054848737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107905852535636">
            <text:p>0.1079058525</text:p>
          </table:table-cell>
          <table:table-cell office:value-type="float" office:value="0.154287500597467">
            <text:p>0.154287500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123425986348292">
            <text:p>0.1234259863</text:p>
          </table:table-cell>
          <table:table-cell office:value-type="float" office:value="0.158559880430618">
            <text:p>0.158559880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0.133106484743007">
            <text:p>0.1331064847</text:p>
          </table:table-cell>
          <table:table-cell office:value-type="float" office:value="0.161031197007409">
            <text:p>0.16103119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0.140939988525569">
            <text:p>0.1409399885</text:p>
          </table:table-cell>
          <table:table-cell office:value-type="float" office:value="0.163482818047702">
            <text:p>0.16348281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0.147927101282219">
            <text:p>0.1479271013</text:p>
          </table:table-cell>
          <table:table-cell office:value-type="float" office:value="0.166178594148267">
            <text:p>0.166178594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0.154427506312987">
            <text:p>0.1544275063</text:p>
          </table:table-cell>
          <table:table-cell office:value-type="float" office:value="0.169122924580699">
            <text:p>0.169122924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0.16059787045307">
            <text:p>0.1605978705</text:p>
          </table:table-cell>
          <table:table-cell office:value-type="float" office:value="0.172266934063908">
            <text:p>0.172266934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0.166516126183579">
            <text:p>0.1665161262</text:p>
          </table:table-cell>
          <table:table-cell office:value-type="float" office:value="0.175556297823322">
            <text:p>0.175556297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0.172225617399488">
            <text:p>0.1722256174</text:p>
          </table:table-cell>
          <table:table-cell office:value-type="float" office:value="0.178943289515584">
            <text:p>0.178943289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0.177753092677417">
            <text:p>0.1777530927</text:p>
          </table:table-cell>
          <table:table-cell office:value-type="float" office:value="0.182389012527568">
            <text:p>0.182389012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10">
            <text:p>-10</text:p>
          </table:table-cell>
          <table:table-cell office:value-type="float" office:value="2.51819256049463">
            <text:p>2.5181925605</text:p>
          </table:table-cell>
          <table:table-cell office:value-type="float" office:value="3.11230966632106">
            <text:p>3.112309666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9">
            <text:p>-9</text:p>
          </table:table-cell>
          <table:table-cell office:value-type="float" office:value="1.15780874592875">
            <text:p>1.1578087459</text:p>
          </table:table-cell>
          <table:table-cell office:value-type="float" office:value="1.51231679506907">
            <text:p>1.512316795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8">
            <text:p>-8</text:p>
          </table:table-cell>
          <table:table-cell office:value-type="float" office:value="0.65159860039268">
            <text:p>0.6515986004</text:p>
          </table:table-cell>
          <table:table-cell office:value-type="float" office:value="0.887965571719906">
            <text:p>0.887965571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7">
            <text:p>-7</text:p>
          </table:table-cell>
          <table:table-cell office:value-type="float" office:value="0.426333959583756">
            <text:p>0.4263339596</text:p>
          </table:table-cell>
          <table:table-cell office:value-type="float" office:value="0.593804556608929">
            <text:p>0.593804556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6">
            <text:p>-6</text:p>
          </table:table-cell>
          <table:table-cell office:value-type="float" office:value="0.318417906056364">
            <text:p>0.3184179061</text:p>
          </table:table-cell>
          <table:table-cell office:value-type="float" office:value="0.44130630048282">
            <text:p>0.441306300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5">
            <text:p>-5</text:p>
          </table:table-cell>
          <table:table-cell office:value-type="float" office:value="0.271271530192732">
            <text:p>0.2712715302</text:p>
          </table:table-cell>
          <table:table-cell office:value-type="float" office:value="0.36317433189908">
            <text:p>0.363174331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4">
            <text:p>-4</text:p>
          </table:table-cell>
          <table:table-cell office:value-type="float" office:value="0.273911899859864">
            <text:p>0.2739118999</text:p>
          </table:table-cell>
          <table:table-cell office:value-type="float" office:value="0.344046939786122">
            <text:p>0.344046939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">
            <text:p>-3</text:p>
          </table:table-cell>
          <table:table-cell office:value-type="float" office:value="0.443799458130258">
            <text:p>0.4437994581</text:p>
          </table:table-cell>
          <table:table-cell office:value-type="float" office:value="0.519228715369366">
            <text:p>0.519228715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">
            <text:p>-2</text:p>
          </table:table-cell>
          <table:table-cell office:value-type="float" office:value="1.97721250096316">
            <text:p>1.977212501</text:p>
          </table:table-cell>
          <table:table-cell office:value-type="float" office:value="2.99973189992684">
            <text:p>2.999731899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0.202342418684049">
            <text:p>0.2023424187</text:p>
          </table:table-cell>
          <table:table-cell office:value-type="float" office:value="0.297895415161232">
            <text:p>0.297895415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1.7798682849922">
            <text:p>11.779868285</text:p>
          </table:table-cell>
          <table:table-cell office:value-type="float" office:value="14.3192137533542">
            <text:p>14.319213753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107858458031044">
            <text:p>0.107858458</text:p>
          </table:table-cell>
          <table:table-cell office:value-type="float" office:value="0.154330926950516">
            <text:p>0.15433092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12338802086808">
            <text:p>0.1233880209</text:p>
          </table:table-cell>
          <table:table-cell office:value-type="float" office:value="0.158545408449601">
            <text:p>0.158545408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0.133091824431669">
            <text:p>0.1330918244</text:p>
          </table:table-cell>
          <table:table-cell office:value-type="float" office:value="0.16102030504935">
            <text:p>0.16102030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0.140950831496864">
            <text:p>0.1409508315</text:p>
          </table:table-cell>
          <table:table-cell office:value-type="float" office:value="0.16349283548272">
            <text:p>0.163492835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0.147962543083619">
            <text:p>0.1479625431</text:p>
          </table:table-cell>
          <table:table-cell office:value-type="float" office:value="0.166215538693032">
            <text:p>0.166215538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0.154485427987335">
            <text:p>0.154485428</text:p>
          </table:table-cell>
          <table:table-cell office:value-type="float" office:value="0.169188639849986">
            <text:p>0.169188639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0.160675612908674">
            <text:p>0.1606756129</text:p>
          </table:table-cell>
          <table:table-cell office:value-type="float" office:value="0.17236139875477">
            <text:p>0.172361398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0.166610803802395">
            <text:p>0.1666108038</text:p>
          </table:table-cell>
          <table:table-cell office:value-type="float" office:value="0.175678567337323">
            <text:p>0.175678567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0.172334288762907">
            <text:p>0.1723342888</text:p>
          </table:table-cell>
          <table:table-cell office:value-type="float" office:value="0.179091944171552">
            <text:p>0.179091944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0.177872861743867">
            <text:p>0.1778728617</text:p>
          </table:table-cell>
          <table:table-cell office:value-type="float" office:value="0.182562395203191">
            <text:p>0.182562395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10">
            <text:p>-10</text:p>
          </table:table-cell>
          <table:table-cell office:value-type="float" office:value="2.46880937149053">
            <text:p>2.4688093715</text:p>
          </table:table-cell>
          <table:table-cell office:value-type="float" office:value="3.06088998789693">
            <text:p>3.060889987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9">
            <text:p>-9</text:p>
          </table:table-cell>
          <table:table-cell office:value-type="float" office:value="1.14705032622731">
            <text:p>1.1470503262</text:p>
          </table:table-cell>
          <table:table-cell office:value-type="float" office:value="1.50105730569503">
            <text:p>1.501057305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8">
            <text:p>-8</text:p>
          </table:table-cell>
          <table:table-cell office:value-type="float" office:value="0.649214079366731">
            <text:p>0.6492140794</text:p>
          </table:table-cell>
          <table:table-cell office:value-type="float" office:value="0.885433938452364">
            <text:p>0.885433938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7">
            <text:p>-7</text:p>
          </table:table-cell>
          <table:table-cell office:value-type="float" office:value="0.426184972796634">
            <text:p>0.4261849728</text:p>
          </table:table-cell>
          <table:table-cell office:value-type="float" office:value="0.593641936749821">
            <text:p>0.593641936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6">
            <text:p>-6</text:p>
          </table:table-cell>
          <table:table-cell office:value-type="float" office:value="0.318976983731688">
            <text:p>0.3189769837</text:p>
          </table:table-cell>
          <table:table-cell office:value-type="float" office:value="0.441945021127799">
            <text:p>0.441945021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5">
            <text:p>-5</text:p>
          </table:table-cell>
          <table:table-cell office:value-type="float" office:value="0.272249272206285">
            <text:p>0.2722492722</text:p>
          </table:table-cell>
          <table:table-cell office:value-type="float" office:value="0.364364945260451">
            <text:p>0.364364945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4">
            <text:p>-4</text:p>
          </table:table-cell>
          <table:table-cell office:value-type="float" office:value="0.275813873862686">
            <text:p>0.2758138739</text:p>
          </table:table-cell>
          <table:table-cell office:value-type="float" office:value="0.346533266046436">
            <text:p>0.34653326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3">
            <text:p>-3</text:p>
          </table:table-cell>
          <table:table-cell office:value-type="float" office:value="0.4534318291689">
            <text:p>0.4534318292</text:p>
          </table:table-cell>
          <table:table-cell office:value-type="float" office:value="0.532509814281112">
            <text:p>0.532509814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">
            <text:p>-2</text:p>
          </table:table-cell>
          <table:table-cell office:value-type="float" office:value="1.82313310058322">
            <text:p>1.8231331006</text:p>
          </table:table-cell>
          <table:table-cell office:value-type="float" office:value="2.79274014184364">
            <text:p>2.792740141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1">
            <text:p>-1</text:p>
          </table:table-cell>
          <table:table-cell office:value-type="float" office:value="0.202347870885843">
            <text:p>0.2023478709</text:p>
          </table:table-cell>
          <table:table-cell office:value-type="float" office:value="0.29790233818055">
            <text:p>0.297902338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76.959618892364">
            <text:p>476.9596188924</text:p>
          </table:table-cell>
          <table:table-cell office:value-type="float" office:value="122470.196626553">
            <text:p>122470.19662655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107813118646038">
            <text:p>0.1078131186</text:p>
          </table:table-cell>
          <table:table-cell office:value-type="float" office:value="0.154374593216876">
            <text:p>0.154374593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123351418381842">
            <text:p>0.1233514184</text:p>
          </table:table-cell>
          <table:table-cell office:value-type="float" office:value="0.158531549024403">
            <text:p>0.15853154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0.133077498698809">
            <text:p>0.1330774987</text:p>
          </table:table-cell>
          <table:table-cell office:value-type="float" office:value="0.161009548285136">
            <text:p>0.161009548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0.140961053578851">
            <text:p>0.1409610536</text:p>
          </table:table-cell>
          <table:table-cell office:value-type="float" office:value="0.163502401569015">
            <text:p>0.163502401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0.147996555389895">
            <text:p>0.1479965554</text:p>
          </table:table-cell>
          <table:table-cell office:value-type="float" office:value="0.166251460975017">
            <text:p>0.16625146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0.154541272056812">
            <text:p>0.1545412721</text:p>
          </table:table-cell>
          <table:table-cell office:value-type="float" office:value="0.169252808590784">
            <text:p>0.169252808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0.160750786381484">
            <text:p>0.1607507864</text:p>
          </table:table-cell>
          <table:table-cell office:value-type="float" office:value="0.172453847714439">
            <text:p>0.172453847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0.166702567686969">
            <text:p>0.1667025677</text:p>
          </table:table-cell>
          <table:table-cell office:value-type="float" office:value="0.175798408226056">
            <text:p>0.175798408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0.172439835672501">
            <text:p>0.1724398357</text:p>
          </table:table-cell>
          <table:table-cell office:value-type="float" office:value="0.179237812058172">
            <text:p>0.179237812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0.177989416261269">
            <text:p>0.1779894163</text:p>
          </table:table-cell>
          <table:table-cell office:value-type="float" office:value="0.182732684885703">
            <text:p>0.182732684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10">
            <text:p>-10</text:p>
          </table:table-cell>
          <table:table-cell office:value-type="float" office:value="2.42315894051789">
            <text:p>2.4231589405</text:p>
          </table:table-cell>
          <table:table-cell office:value-type="float" office:value="3.01331207921646">
            <text:p>3.013312079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9">
            <text:p>-9</text:p>
          </table:table-cell>
          <table:table-cell office:value-type="float" office:value="1.13694210448291">
            <text:p>1.1369421045</text:p>
          </table:table-cell>
          <table:table-cell office:value-type="float" office:value="1.49047926316997">
            <text:p>1.490479263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8">
            <text:p>-8</text:p>
          </table:table-cell>
          <table:table-cell office:value-type="float" office:value="0.646950792291337">
            <text:p>0.6469507923</text:p>
          </table:table-cell>
          <table:table-cell office:value-type="float" office:value="0.883033054220268">
            <text:p>0.883033054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7">
            <text:p>-7</text:p>
          </table:table-cell>
          <table:table-cell office:value-type="float" office:value="0.426042410942288">
            <text:p>0.4260424109</text:p>
          </table:table-cell>
          <table:table-cell office:value-type="float" office:value="0.593486462923459">
            <text:p>0.593486462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6">
            <text:p>-6</text:p>
          </table:table-cell>
          <table:table-cell office:value-type="float" office:value="0.319515237268423">
            <text:p>0.3195152373</text:p>
          </table:table-cell>
          <table:table-cell office:value-type="float" office:value="0.442560241526316">
            <text:p>0.442560241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5">
            <text:p>-5</text:p>
          </table:table-cell>
          <table:table-cell office:value-type="float" office:value="0.273197259230402">
            <text:p>0.2731972592</text:p>
          </table:table-cell>
          <table:table-cell office:value-type="float" office:value="0.36552318148288">
            <text:p>0.365523181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4">
            <text:p>-4</text:p>
          </table:table-cell>
          <table:table-cell office:value-type="float" office:value="0.277675629860641">
            <text:p>0.2776756299</text:p>
          </table:table-cell>
          <table:table-cell office:value-type="float" office:value="0.348983465255304">
            <text:p>0.348983465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3">
            <text:p>-3</text:p>
          </table:table-cell>
          <table:table-cell office:value-type="float" office:value="0.463096973057146">
            <text:p>0.4630969731</text:p>
          </table:table-cell>
          <table:table-cell office:value-type="float" office:value="0.545947597142828">
            <text:p>0.545947597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2">
            <text:p>-2</text:p>
          </table:table-cell>
          <table:table-cell office:value-type="float" office:value="1.69305140237861">
            <text:p>1.6930514024</text:p>
          </table:table-cell>
          <table:table-cell office:value-type="float" office:value="2.61734026129537">
            <text:p>2.617340261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1">
            <text:p>-1</text:p>
          </table:table-cell>
          <table:table-cell office:value-type="float" office:value="0.20235321275349">
            <text:p>0.2023532128</text:p>
          </table:table-cell>
          <table:table-cell office:value-type="float" office:value="0.297909098756549">
            <text:p>0.297909098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.44380978586531">
            <text:p>7.4438097859</text:p>
          </table:table-cell>
          <table:table-cell office:value-type="float" office:value="53.9438576047242">
            <text:p>53.943857604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107769714452105">
            <text:p>0.1077697145</text:p>
          </table:table-cell>
          <table:table-cell office:value-type="float" office:value="0.154418424972816">
            <text:p>0.15441842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123316120234089">
            <text:p>0.1233161202</text:p>
          </table:table-cell>
          <table:table-cell office:value-type="float" office:value="0.158518280087609">
            <text:p>0.158518280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0.133063512271209">
            <text:p>0.1330635123</text:p>
          </table:table-cell>
          <table:table-cell office:value-type="float" office:value="0.16099893951083">
            <text:p>0.160998939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0.140970709236308">
            <text:p>0.1409707092</text:p>
          </table:table-cell>
          <table:table-cell office:value-type="float" office:value="0.163511550003453">
            <text:p>0.1635115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0.148029228619002">
            <text:p>0.1480292286</text:p>
          </table:table-cell>
          <table:table-cell office:value-type="float" office:value="0.166286407382118">
            <text:p>0.166286407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0.154595152705509">
            <text:p>0.1545951527</text:p>
          </table:table-cell>
          <table:table-cell office:value-type="float" office:value="0.169315484676195">
            <text:p>0.169315484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0.160823518371888">
            <text:p>0.1608235184</text:p>
          </table:table-cell>
          <table:table-cell office:value-type="float" office:value="0.172544338687925">
            <text:p>0.172544338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0.166791549814298">
            <text:p>0.1667915498</text:p>
          </table:table-cell>
          <table:table-cell office:value-type="float" office:value="0.175915879408441">
            <text:p>0.175915879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0.172542387182294">
            <text:p>0.1725423872</text:p>
          </table:table-cell>
          <table:table-cell office:value-type="float" office:value="0.179380951149559">
            <text:p>0.17938095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0.178102876232712">
            <text:p>0.1781028762</text:p>
          </table:table-cell>
          <table:table-cell office:value-type="float" office:value="0.18289993688888">
            <text:p>0.182899936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10">
            <text:p>-10</text:p>
          </table:table-cell>
          <table:table-cell office:value-type="float" office:value="2.38084154505368">
            <text:p>2.3808415451</text:p>
          </table:table-cell>
          <table:table-cell office:value-type="float" office:value="2.96917013539901">
            <text:p>2.969170135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9">
            <text:p>-9</text:p>
          </table:table-cell>
          <table:table-cell office:value-type="float" office:value="1.12742760801413">
            <text:p>1.127427608</text:p>
          </table:table-cell>
          <table:table-cell office:value-type="float" office:value="1.48052394146195">
            <text:p>1.480523941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8">
            <text:p>-8</text:p>
          </table:table-cell>
          <table:table-cell office:value-type="float" office:value="0.644799823657637">
            <text:p>0.6447998237</text:p>
          </table:table-cell>
          <table:table-cell office:value-type="float" office:value="0.880753276858703">
            <text:p>0.880753276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7">
            <text:p>-7</text:p>
          </table:table-cell>
          <table:table-cell office:value-type="float" office:value="0.425905876017782">
            <text:p>0.425905876</text:p>
          </table:table-cell>
          <table:table-cell office:value-type="float" office:value="0.593337686899198">
            <text:p>0.593337686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6">
            <text:p>-6</text:p>
          </table:table-cell>
          <table:table-cell office:value-type="float" office:value="0.320033779470068">
            <text:p>0.3200337795</text:p>
          </table:table-cell>
          <table:table-cell office:value-type="float" office:value="0.443153221494317">
            <text:p>0.443153221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5">
            <text:p>-5</text:p>
          </table:table-cell>
          <table:table-cell office:value-type="float" office:value="0.274116742017803">
            <text:p>0.274116742</text:p>
          </table:table-cell>
          <table:table-cell office:value-type="float" office:value="0.366650295315606">
            <text:p>0.366650295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4">
            <text:p>-4</text:p>
          </table:table-cell>
          <table:table-cell office:value-type="float" office:value="0.279498134657745">
            <text:p>0.2794981347</text:p>
          </table:table-cell>
          <table:table-cell office:value-type="float" office:value="0.351397812765196">
            <text:p>0.351397812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">
            <text:p>-3</text:p>
          </table:table-cell>
          <table:table-cell office:value-type="float" office:value="0.472790746821191">
            <text:p>0.4727907468</text:p>
          </table:table-cell>
          <table:table-cell office:value-type="float" office:value="0.559534146061091">
            <text:p>0.559534146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2">
            <text:p>-2</text:p>
          </table:table-cell>
          <table:table-cell office:value-type="float" office:value="1.58202736254425">
            <text:p>1.5820273625</text:p>
          </table:table-cell>
          <table:table-cell office:value-type="float" office:value="2.46711874373526">
            <text:p>2.467118743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0.202358437136174">
            <text:p>0.2023584371</text:p>
          </table:table-cell>
          <table:table-cell office:value-type="float" office:value="0.297915689249039">
            <text:p>0.297915689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11.813471291902">
            <text:p>111.8134712919</text:p>
          </table:table-cell>
          <table:table-cell office:value-type="float" office:value="415.457904526605">
            <text:p>415.457904526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10772813378778">
            <text:p>0.1077281338</text:p>
          </table:table-cell>
          <table:table-cell office:value-type="float" office:value="0.154462353843001">
            <text:p>0.154462353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123282069850685">
            <text:p>0.1232820699</text:p>
          </table:table-cell>
          <table:table-cell office:value-type="float" office:value="0.158505579540096">
            <text:p>0.158505579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0.133049867188102">
            <text:p>0.1330498672</text:p>
          </table:table-cell>
          <table:table-cell office:value-type="float" office:value="0.160988489196578">
            <text:p>0.160988489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0.140979847158035">
            <text:p>0.1409798472</text:p>
          </table:table-cell>
          <table:table-cell office:value-type="float" office:value="0.163520311420575">
            <text:p>0.163520311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0.148060645646555">
            <text:p>0.1480606456</text:p>
          </table:table-cell>
          <table:table-cell office:value-type="float" office:value="0.166320421199776">
            <text:p>0.16632042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0.154647175828271">
            <text:p>0.1546471758</text:p>
          </table:table-cell>
          <table:table-cell office:value-type="float" office:value="0.169376719186746">
            <text:p>0.169376719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0.160893928131128">
            <text:p>0.1608939281</text:p>
          </table:table-cell>
          <table:table-cell office:value-type="float" office:value="0.172632927132303">
            <text:p>0.172632927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0.166877874558033">
            <text:p>0.1668778746</text:p>
          </table:table-cell>
          <table:table-cell office:value-type="float" office:value="0.176031038137886">
            <text:p>0.176031038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0.172642065850325">
            <text:p>0.1726420659</text:p>
          </table:table-cell>
          <table:table-cell office:value-type="float" office:value="0.179521418452335">
            <text:p>0.179521418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0.178213356618161">
            <text:p>0.1782133566</text:p>
          </table:table-cell>
          <table:table-cell office:value-type="float" office:value="0.183064206306987">
            <text:p>0.183064206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10">
            <text:p>-10</text:p>
          </table:table-cell>
          <table:table-cell office:value-type="float" office:value="2.3415118366305">
            <text:p>2.3415118366</text:p>
          </table:table-cell>
          <table:table-cell office:value-type="float" office:value="2.92811282797337">
            <text:p>2.92811282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9">
            <text:p>-9</text:p>
          </table:table-cell>
          <table:table-cell office:value-type="float" office:value="1.11845667049992">
            <text:p>1.1184566705</text:p>
          </table:table-cell>
          <table:table-cell office:value-type="float" office:value="1.47113909183768">
            <text:p>1.471139091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8">
            <text:p>-8</text:p>
          </table:table-cell>
          <table:table-cell office:value-type="float" office:value="0.642753106726199">
            <text:p>0.6427531067</text:p>
          </table:table-cell>
          <table:table-cell office:value-type="float" office:value="0.878585876321642">
            <text:p>0.878585876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7">
            <text:p>-7</text:p>
          </table:table-cell>
          <table:table-cell office:value-type="float" office:value="0.42577500181091">
            <text:p>0.4257750018</text:p>
          </table:table-cell>
          <table:table-cell office:value-type="float" office:value="0.593195196442378">
            <text:p>0.593195196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6">
            <text:p>-6</text:p>
          </table:table-cell>
          <table:table-cell office:value-type="float" office:value="0.320533646638322">
            <text:p>0.3205336466</text:p>
          </table:table-cell>
          <table:table-cell office:value-type="float" office:value="0.443725132673495">
            <text:p>0.443725132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5">
            <text:p>-5</text:p>
          </table:table-cell>
          <table:table-cell office:value-type="float" office:value="0.27500890746442">
            <text:p>0.2750089075</text:p>
          </table:table-cell>
          <table:table-cell office:value-type="float" office:value="0.367747477723139">
            <text:p>0.367747477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4">
            <text:p>-4</text:p>
          </table:table-cell>
          <table:table-cell office:value-type="float" office:value="0.281282345451997">
            <text:p>0.2812823455</text:p>
          </table:table-cell>
          <table:table-cell office:value-type="float" office:value="0.353776612419463">
            <text:p>0.353776612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">
            <text:p>-3</text:p>
          </table:table-cell>
          <table:table-cell office:value-type="float" office:value="0.482509192161038">
            <text:p>0.4825091922</text:p>
          </table:table-cell>
          <table:table-cell office:value-type="float" office:value="0.573261697386101">
            <text:p>0.573261697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2">
            <text:p>-2</text:p>
          </table:table-cell>
          <table:table-cell office:value-type="float" office:value="1.4863518140931">
            <text:p>1.4863518141</text:p>
          </table:table-cell>
          <table:table-cell office:value-type="float" office:value="2.33724459541519">
            <text:p>2.337244595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1">
            <text:p>-1</text:p>
          </table:table-cell>
          <table:table-cell office:value-type="float" office:value="0.202363538951613">
            <text:p>0.202363539</text:p>
          </table:table-cell>
          <table:table-cell office:value-type="float" office:value="0.297922104680922">
            <text:p>0.297922104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9.5756090138641">
            <text:p>39.5756090139</text:p>
          </table:table-cell>
          <table:table-cell office:value-type="float" office:value="107.337536842451">
            <text:p>107.33753684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107688272638957">
            <text:p>0.1076882726</text:p>
          </table:table-cell>
          <table:table-cell office:value-type="float" office:value="0.154506317144053">
            <text:p>0.154506317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123249212802471">
            <text:p>0.1232492128</text:p>
          </table:table-cell>
          <table:table-cell office:value-type="float" office:value="0.158493425413085">
            <text:p>0.158493425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0.133036563267906">
            <text:p>0.1330365633</text:p>
          </table:table-cell>
          <table:table-cell office:value-type="float" office:value="0.160978205772698">
            <text:p>0.160978205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0.140988510925453">
            <text:p>0.1409885109</text:p>
          </table:table-cell>
          <table:table-cell office:value-type="float" office:value="0.16352871367813">
            <text:p>0.163528713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0.148090882541901">
            <text:p>0.1480908825</text:p>
          </table:table-cell>
          <table:table-cell office:value-type="float" office:value="0.166353542851495">
            <text:p>0.166353542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0.154697439742034">
            <text:p>0.1546974397</text:p>
          </table:table-cell>
          <table:table-cell office:value-type="float" office:value="0.169436560588615">
            <text:p>0.169436560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0.160962127283776">
            <text:p>0.1609621273</text:p>
          </table:table-cell>
          <table:table-cell office:value-type="float" office:value="0.172719666325662">
            <text:p>0.172719666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0.166961659177904">
            <text:p>0.1669616592</text:p>
          </table:table-cell>
          <table:table-cell office:value-type="float" office:value="0.176143940039205">
            <text:p>0.1761439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0.172738988065372">
            <text:p>0.1727389881</text:p>
          </table:table-cell>
          <table:table-cell office:value-type="float" office:value="0.179659269969634">
            <text:p>0.1796592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0.178320967479745">
            <text:p>0.1783209675</text:p>
          </table:table-cell>
          <table:table-cell office:value-type="float" office:value="0.183225547905985">
            <text:p>0.183225547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10">
            <text:p>-10</text:p>
          </table:table-cell>
          <table:table-cell office:value-type="float" office:value="2.30486998223834">
            <text:p>2.3048699822</text:p>
          </table:table-cell>
          <table:table-cell office:value-type="float" office:value="2.88983453047526">
            <text:p>2.889834530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9">
            <text:p>-9</text:p>
          </table:table-cell>
          <table:table-cell office:value-type="float" office:value="1.10998457917436">
            <text:p>1.1099845792</text:p>
          </table:table-cell>
          <table:table-cell office:value-type="float" office:value="1.46227807817774">
            <text:p>1.462278078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8">
            <text:p>-8</text:p>
          </table:table-cell>
          <table:table-cell office:value-type="float" office:value="0.640803324851175">
            <text:p>0.6408033249</text:p>
          </table:table-cell>
          <table:table-cell office:value-type="float" office:value="0.876522929719496">
            <text:p>0.876522929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7">
            <text:p>-7</text:p>
          </table:table-cell>
          <table:table-cell office:value-type="float" office:value="0.425649450788193">
            <text:p>0.4256494508</text:p>
          </table:table-cell>
          <table:table-cell office:value-type="float" office:value="0.593058611789151">
            <text:p>0.593058611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6">
            <text:p>-6</text:p>
          </table:table-cell>
          <table:table-cell office:value-type="float" office:value="0.321015805035776">
            <text:p>0.321015805</text:p>
          </table:table-cell>
          <table:table-cell office:value-type="float" office:value="0.444277066190695">
            <text:p>0.444277066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5">
            <text:p>-5</text:p>
          </table:table-cell>
          <table:table-cell office:value-type="float" office:value="0.275874882376826">
            <text:p>0.2758748824</text:p>
          </table:table-cell>
          <table:table-cell office:value-type="float" office:value="0.368815860103916">
            <text:p>0.368815860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4">
            <text:p>-4</text:p>
          </table:table-cell>
          <table:table-cell office:value-type="float" office:value="0.283029207909505">
            <text:p>0.2830292079</text:p>
          </table:table-cell>
          <table:table-cell office:value-type="float" office:value="0.356120193792672">
            <text:p>0.356120193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3">
            <text:p>-3</text:p>
          </table:table-cell>
          <table:table-cell office:value-type="float" office:value="0.492248531286942">
            <text:p>0.4922485313</text:p>
          </table:table-cell>
          <table:table-cell office:value-type="float" office:value="0.587122651936269">
            <text:p>0.587122651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2">
            <text:p>-2</text:p>
          </table:table-cell>
          <table:table-cell office:value-type="float" office:value="1.4031926321707">
            <text:p>1.4031926322</text:p>
          </table:table-cell>
          <table:table-cell office:value-type="float" office:value="2.22401761832676">
            <text:p>2.224017618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 office:value-type="float" office:value="0.202368514827159">
            <text:p>0.2023685148</text:p>
          </table:table-cell>
          <table:table-cell office:value-type="float" office:value="0.297928342250583">
            <text:p>0.297928342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9.41827730322326">
            <text:p>9.4182773032</text:p>
          </table:table-cell>
          <table:table-cell office:value-type="float" office:value="64.6072318659864">
            <text:p>64.60723186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107650034065394">
            <text:p>0.1076500341</text:p>
          </table:table-cell>
          <table:table-cell office:value-type="float" office:value="0.154550257536633">
            <text:p>0.154550257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1232174968348">
            <text:p>0.1232174968</text:p>
          </table:table-cell>
          <table:table-cell office:value-type="float" office:value="0.158481796000466">
            <text:p>0.15848179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0.13302359850513">
            <text:p>0.1330235985</text:p>
          </table:table-cell>
          <table:table-cell office:value-type="float" office:value="0.160968095884619">
            <text:p>0.160968095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.140996739600221">
            <text:p>0.1409967396</text:p>
          </table:table-cell>
          <table:table-cell office:value-type="float" office:value="0.163536782118064">
            <text:p>0.163536782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0.148120009226353">
            <text:p>0.1481200092</text:p>
          </table:table-cell>
          <table:table-cell office:value-type="float" office:value="0.166385810122964">
            <text:p>0.166385810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0.154746035831106">
            <text:p>0.1547460358</text:p>
          </table:table-cell>
          <table:table-cell office:value-type="float" office:value="0.169495054903575">
            <text:p>0.169495054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0.161028220401311">
            <text:p>0.1610282204</text:p>
          </table:table-cell>
          <table:table-cell office:value-type="float" office:value="0.172804607475481">
            <text:p>0.172804607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0.167043014280453">
            <text:p>0.1670430143</text:p>
          </table:table-cell>
          <table:table-cell office:value-type="float" office:value="0.176254639152224">
            <text:p>0.176254639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0.172833264366821">
            <text:p>0.1728332644</text:p>
          </table:table-cell>
          <table:table-cell office:value-type="float" office:value="0.179794560678736">
            <text:p>0.179794560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0.178425814142585">
            <text:p>0.1784258141</text:p>
          </table:table-cell>
          <table:table-cell office:value-type="float" office:value="0.183384016034997">
            <text:p>0.18338401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0">
            <text:p>-10</text:p>
          </table:table-cell>
          <table:table-cell office:value-type="float" office:value="2.27065447128445">
            <text:p>2.2706544713</text:p>
          </table:table-cell>
          <table:table-cell office:value-type="float" office:value="2.85406817816603">
            <text:p>2.854068178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9">
            <text:p>-9</text:p>
          </table:table-cell>
          <table:table-cell office:value-type="float" office:value="1.10197135643748">
            <text:p>1.1019713564</text:p>
          </table:table-cell>
          <table:table-cell office:value-type="float" office:value="1.45389914700853">
            <text:p>1.45389914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8">
            <text:p>-8</text:p>
          </table:table-cell>
          <table:table-cell office:value-type="float" office:value="0.638943826299263">
            <text:p>0.6389438263</text:p>
          </table:table-cell>
          <table:table-cell office:value-type="float" office:value="0.874557230561476">
            <text:p>0.874557230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7">
            <text:p>-7</text:p>
          </table:table-cell>
          <table:table-cell office:value-type="float" office:value="0.425528911345357">
            <text:p>0.4255289113</text:p>
          </table:table-cell>
          <table:table-cell office:value-type="float" office:value="0.592927582531143">
            <text:p>0.592927582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6">
            <text:p>-6</text:p>
          </table:table-cell>
          <table:table-cell office:value-type="float" office:value="0.321481156691007">
            <text:p>0.3214811567</text:p>
          </table:table-cell>
          <table:table-cell office:value-type="float" office:value="0.444810039513439">
            <text:p>0.444810039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5">
            <text:p>-5</text:p>
          </table:table-cell>
          <table:table-cell office:value-type="float" office:value="0.276715736976242">
            <text:p>0.276715737</text:p>
          </table:table-cell>
          <table:table-cell office:value-type="float" office:value="0.369856518138193">
            <text:p>0.369856518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4">
            <text:p>-4</text:p>
          </table:table-cell>
          <table:table-cell office:value-type="float" office:value="0.284739654504983">
            <text:p>0.2847396545</text:p>
          </table:table-cell>
          <table:table-cell office:value-type="float" office:value="0.358428909556171">
            <text:p>0.358428909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3">
            <text:p>-3</text:p>
          </table:table-cell>
          <table:table-cell office:value-type="float" office:value="0.502005162326153">
            <text:p>0.5020051623</text:p>
          </table:table-cell>
          <table:table-cell office:value-type="float" office:value="0.601109583511017">
            <text:p>0.601109583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2">
            <text:p>-2</text:p>
          </table:table-cell>
          <table:table-cell office:value-type="float" office:value="1.3303547520131">
            <text:p>1.330354752</text:p>
          </table:table-cell>
          <table:table-cell office:value-type="float" office:value="2.12456126634762">
            <text:p>2.124561266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">
            <text:p>-1</text:p>
          </table:table-cell>
          <table:table-cell office:value-type="float" office:value="0.202373362798372">
            <text:p>0.2023733628</text:p>
          </table:table-cell>
          <table:table-cell office:value-type="float" office:value="0.297934400924954">
            <text:p>0.297934400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59.411360613664">
            <text:p>59.4113606137</text:p>
          </table:table-cell>
          <table:table-cell office:value-type="float" office:value="64.9855485264621">
            <text:p>64.985548526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107613327670659">
            <text:p>0.1076133277</text:p>
          </table:table-cell>
          <table:table-cell office:value-type="float" office:value="0.154594122688172">
            <text:p>0.154594122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123186871870039">
            <text:p>0.1231868719</text:p>
          </table:table-cell>
          <table:table-cell office:value-type="float" office:value="0.158470669965623">
            <text:p>0.1584706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0.133010969407542">
            <text:p>0.1330109694</text:p>
          </table:table-cell>
          <table:table-cell office:value-type="float" office:value="0.160958164619697">
            <text:p>0.160958164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141004568240914">
            <text:p>0.1410045682</text:p>
          </table:table-cell>
          <table:table-cell office:value-type="float" office:value="0.163544539804548">
            <text:p>0.163544539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0.14814809006201">
            <text:p>0.1481480901</text:p>
          </table:table-cell>
          <table:table-cell office:value-type="float" office:value="0.16641725837013">
            <text:p>0.166417258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0.154793049132498">
            <text:p>0.1547930491</text:p>
          </table:table-cell>
          <table:table-cell office:value-type="float" office:value="0.169552245869935">
            <text:p>0.169552245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0.161092305530059">
            <text:p>0.1610923055</text:p>
          </table:table-cell>
          <table:table-cell office:value-type="float" office:value="0.172887799824804">
            <text:p>0.172887799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.167122044251454">
            <text:p>0.1671220443</text:p>
          </table:table-cell>
          <table:table-cell office:value-type="float" office:value="0.17636318797973">
            <text:p>0.17636318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0.172924999755105">
            <text:p>0.1729249998</text:p>
          </table:table-cell>
          <table:table-cell office:value-type="float" office:value="0.179927344519265">
            <text:p>0.179927344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0.178527997365743">
            <text:p>0.1785279974</text:p>
          </table:table-cell>
          <table:table-cell office:value-type="float" office:value="0.183539664554327">
            <text:p>0.183539664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10">
            <text:p>-10</text:p>
          </table:table-cell>
          <table:table-cell office:value-type="float" office:value="2.23863623583836">
            <text:p>2.2386362358</text:p>
          </table:table-cell>
          <table:table-cell office:value-type="float" office:value="2.82057941896974">
            <text:p>2.82057941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9">
            <text:p>-9</text:p>
          </table:table-cell>
          <table:table-cell office:value-type="float" office:value="1.09438115184349">
            <text:p>1.0943811518</text:p>
          </table:table-cell>
          <table:table-cell office:value-type="float" office:value="1.44596480839697">
            <text:p>1.445964808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8">
            <text:p>-8</text:p>
          </table:table-cell>
          <table:table-cell office:value-type="float" office:value="0.63716855045131">
            <text:p>0.6371685505</text:p>
          </table:table-cell>
          <table:table-cell office:value-type="float" office:value="0.872682210000047">
            <text:p>0.8726822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7">
            <text:p>-7</text:p>
          </table:table-cell>
          <table:table-cell office:value-type="float" office:value="0.425413095371021">
            <text:p>0.4254130954</text:p>
          </table:table-cell>
          <table:table-cell office:value-type="float" office:value="0.592801784854384">
            <text:p>0.592801784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6">
            <text:p>-6</text:p>
          </table:table-cell>
          <table:table-cell office:value-type="float" office:value="0.321930544625439">
            <text:p>0.3219305446</text:p>
          </table:table-cell>
          <table:table-cell office:value-type="float" office:value="0.445325002601314">
            <text:p>0.445325002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5">
            <text:p>-5</text:p>
          </table:table-cell>
          <table:table-cell office:value-type="float" office:value="0.277532488163125">
            <text:p>0.2775324882</text:p>
          </table:table-cell>
          <table:table-cell office:value-type="float" office:value="0.370870475307868">
            <text:p>0.370870475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4">
            <text:p>-4</text:p>
          </table:table-cell>
          <table:table-cell office:value-type="float" office:value="0.286414603106213">
            <text:p>0.2864146031</text:p>
          </table:table-cell>
          <table:table-cell office:value-type="float" office:value="0.360703132976028">
            <text:p>0.36070313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3">
            <text:p>-3</text:p>
          </table:table-cell>
          <table:table-cell office:value-type="float" office:value="0.511775654385684">
            <text:p>0.5117756544</text:p>
          </table:table-cell>
          <table:table-cell office:value-type="float" office:value="0.61521524582655">
            <text:p>0.615215245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2">
            <text:p>-2</text:p>
          </table:table-cell>
          <table:table-cell office:value-type="float" office:value="1.26611387778085">
            <text:p>1.2661138778</text:p>
          </table:table-cell>
          <table:table-cell office:value-type="float" office:value="2.03660929204819">
            <text:p>2.03660929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1">
            <text:p>-1</text:p>
          </table:table-cell>
          <table:table-cell office:value-type="float" office:value="0.202378082055864">
            <text:p>0.2023780821</text:p>
          </table:table-cell>
          <table:table-cell office:value-type="float" office:value="0.297940281100018">
            <text:p>0.297940281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5.7859073487139">
            <text:p>65.7859073487</text:p>
          </table:table-cell>
          <table:table-cell office:value-type="float" office:value="10059.3681607834">
            <text:p>10059.368160783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107578069112683">
            <text:p>0.1075780691</text:p>
          </table:table-cell>
          <table:table-cell office:value-type="float" office:value="0.154637864947797">
            <text:p>0.154637864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123157289988808">
            <text:p>0.12315729</text:p>
          </table:table-cell>
          <table:table-cell office:value-type="float" office:value="0.158460026426457">
            <text:p>0.158460026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0.132998671282223">
            <text:p>0.1329986713</text:p>
          </table:table-cell>
          <table:table-cell office:value-type="float" office:value="0.160948415708697">
            <text:p>0.160948415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0.141012028357547">
            <text:p>0.1410120284</text:p>
          </table:table-cell>
          <table:table-cell office:value-type="float" office:value="0.163552007740638">
            <text:p>0.163552007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0.148175184378761">
            <text:p>0.1481751844</text:p>
          </table:table-cell>
          <table:table-cell office:value-type="float" office:value="0.166447920711739">
            <text:p>0.166447920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0.154838558866892">
            <text:p>0.1548385589</text:p>
          </table:table-cell>
          <table:table-cell office:value-type="float" office:value="0.169608175094118">
            <text:p>0.169608175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0.161154474676792">
            <text:p>0.1611544747</text:p>
          </table:table-cell>
          <table:table-cell office:value-type="float" office:value="0.172969290755104">
            <text:p>0.172969290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0.167198847660748">
            <text:p>0.1671988477</text:p>
          </table:table-cell>
          <table:table-cell office:value-type="float" office:value="0.176469637537897">
            <text:p>0.176469637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0.173014293990954">
            <text:p>0.173014294</text:p>
          </table:table-cell>
          <table:table-cell office:value-type="float" office:value="0.180057674389481">
            <text:p>0.180057674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178627613519065">
            <text:p>0.1786276135</text:p>
          </table:table-cell>
          <table:table-cell office:value-type="float" office:value="0.183692546776974">
            <text:p>0.183692546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10">
            <text:p>-10</text:p>
          </table:table-cell>
          <table:table-cell office:value-type="float" office:value="2.20861381416262">
            <text:p>2.2086138142</text:p>
          </table:table-cell>
          <table:table-cell office:value-type="float" office:value="2.789161792279">
            <text:p>2.789161792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9">
            <text:p>-9</text:p>
          </table:table-cell>
          <table:table-cell office:value-type="float" office:value="1.08718172521001">
            <text:p>1.0871817252</text:p>
          </table:table-cell>
          <table:table-cell office:value-type="float" office:value="1.43844130855865">
            <text:p>1.438441308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8">
            <text:p>-8</text:p>
          </table:table-cell>
          <table:table-cell office:value-type="float" office:value="0.63547196364454">
            <text:p>0.6354719636</text:p>
          </table:table-cell>
          <table:table-cell office:value-type="float" office:value="0.870891868257662">
            <text:p>0.870891868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7">
            <text:p>-7</text:p>
          </table:table-cell>
          <table:table-cell office:value-type="float" office:value="0.425301736082388">
            <text:p>0.4253017361</text:p>
          </table:table-cell>
          <table:table-cell office:value-type="float" office:value="0.592680919086005">
            <text:p>0.592680919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6">
            <text:p>-6</text:p>
          </table:table-cell>
          <table:table-cell office:value-type="float" office:value="0.322364757570132">
            <text:p>0.3223647576</text:p>
          </table:table-cell>
          <table:table-cell office:value-type="float" office:value="0.445822843438591">
            <text:p>0.445822843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5">
            <text:p>-5</text:p>
          </table:table-cell>
          <table:table-cell office:value-type="float" office:value="0.278326102563382">
            <text:p>0.2783261026</text:p>
          </table:table-cell>
          <table:table-cell office:value-type="float" office:value="0.37185870612496">
            <text:p>0.371858706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4">
            <text:p>-4</text:p>
          </table:table-cell>
          <table:table-cell office:value-type="float" office:value="0.288054955780923">
            <text:p>0.2880549558</text:p>
          </table:table-cell>
          <table:table-cell office:value-type="float" office:value="0.362943255547624">
            <text:p>0.362943255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3">
            <text:p>-3</text:p>
          </table:table-cell>
          <table:table-cell office:value-type="float" office:value="0.521556742348761">
            <text:p>0.5215567423</text:p>
          </table:table-cell>
          <table:table-cell office:value-type="float" office:value="0.629432578007674">
            <text:p>0.62943257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1.20909901907121">
            <text:p>1.2090990191</text:p>
          </table:table-cell>
          <table:table-cell office:value-type="float" office:value="1.95835467670235">
            <text:p>1.958354676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0.202382672732692">
            <text:p>0.2023826727</text:p>
          </table:table-cell>
          <table:table-cell office:value-type="float" office:value="0.297945984317743">
            <text:p>0.297945984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2.7027373951383">
            <text:p>22.7027373951</text:p>
          </table:table-cell>
          <table:table-cell office:value-type="float" office:value="330.079173928373">
            <text:p>330.079173928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107544179652173">
            <text:p>0.1075441797</text:p>
          </table:table-cell>
          <table:table-cell office:value-type="float" office:value="0.15468144103456">
            <text:p>0.15468144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123128705394709">
            <text:p>0.1231287054</text:p>
          </table:table-cell>
          <table:table-cell office:value-type="float" office:value="0.158449845021839">
            <text:p>0.15844984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0.132986698477885">
            <text:p>0.1329866985</text:p>
          </table:table-cell>
          <table:table-cell office:value-type="float" office:value="0.160938851704531">
            <text:p>0.160938851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0.141019148311642">
            <text:p>0.1410191483</text:p>
          </table:table-cell>
          <table:table-cell office:value-type="float" office:value="0.163559205065171">
            <text:p>0.163559205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0.148201346946219">
            <text:p>0.1482013469</text:p>
          </table:table-cell>
          <table:table-cell office:value-type="float" office:value="0.166477828207039">
            <text:p>0.166477828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0.154882638920394">
            <text:p>0.1548826389</text:p>
          </table:table-cell>
          <table:table-cell office:value-type="float" office:value="0.169662882192759">
            <text:p>0.169662882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0.16121481425513">
            <text:p>0.1612148143</text:p>
          </table:table-cell>
          <table:table-cell office:value-type="float" office:value="0.173049125885011">
            <text:p>0.173049125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0.167273517640553">
            <text:p>0.1672735176</text:p>
          </table:table-cell>
          <table:table-cell office:value-type="float" office:value="0.17657403740782">
            <text:p>0.176574037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0.173101241882264">
            <text:p>0.1731012419</text:p>
          </table:table-cell>
          <table:table-cell office:value-type="float" office:value="0.180185602148723">
            <text:p>0.180185602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0.178724754762614">
            <text:p>0.1787247548</text:p>
          </table:table-cell>
          <table:table-cell office:value-type="float" office:value="0.183842715421175">
            <text:p>0.183842715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10">
            <text:p>-10</text:p>
          </table:table-cell>
          <table:table-cell office:value-type="float" office:value="2.18040934888021">
            <text:p>2.1804093489</text:p>
          </table:table-cell>
          <table:table-cell office:value-type="float" office:value="2.75963273171629">
            <text:p>2.759632731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9">
            <text:p>-9</text:p>
          </table:table-cell>
          <table:table-cell office:value-type="float" office:value="1.08034400533081">
            <text:p>1.0803440053</text:p>
          </table:table-cell>
          <table:table-cell office:value-type="float" office:value="1.43129817871758">
            <text:p>1.431298178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8">
            <text:p>-8</text:p>
          </table:table-cell>
          <table:table-cell office:value-type="float" office:value="0.63384900321234">
            <text:p>0.6338490032</text:p>
          </table:table-cell>
          <table:table-cell office:value-type="float" office:value="0.869180714725815">
            <text:p>0.869180714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7">
            <text:p>-7</text:p>
          </table:table-cell>
          <table:table-cell office:value-type="float" office:value="0.425194586097428">
            <text:p>0.4251945861</text:p>
          </table:table-cell>
          <table:table-cell office:value-type="float" office:value="0.592564707508576">
            <text:p>0.592564707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6">
            <text:p>-6</text:p>
          </table:table-cell>
          <table:table-cell office:value-type="float" office:value="0.322784534231395">
            <text:p>0.3227845342</text:p>
          </table:table-cell>
          <table:table-cell office:value-type="float" office:value="0.446304393021572">
            <text:p>0.44630439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5">
            <text:p>-5</text:p>
          </table:table-cell>
          <table:table-cell office:value-type="float" office:value="0.279097499374592">
            <text:p>0.2790974994</text:p>
          </table:table-cell>
          <table:table-cell office:value-type="float" office:value="0.372822139100301">
            <text:p>0.372822139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4">
            <text:p>-4</text:p>
          </table:table-cell>
          <table:table-cell office:value-type="float" office:value="0.289661597805671">
            <text:p>0.2896615978</text:p>
          </table:table-cell>
          <table:table-cell office:value-type="float" office:value="0.365149684768885">
            <text:p>0.365149684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3">
            <text:p>-3</text:p>
          </table:table-cell>
          <table:table-cell office:value-type="float" office:value="0.531345321474106">
            <text:p>0.5313453215</text:p>
          </table:table-cell>
          <table:table-cell office:value-type="float" office:value="0.643754708764724">
            <text:p>0.643754708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2">
            <text:p>-2</text:p>
          </table:table-cell>
          <table:table-cell office:value-type="float" office:value="1.15820806893026">
            <text:p>1.1582080689</text:p>
          </table:table-cell>
          <table:table-cell office:value-type="float" office:value="1.88834079857323">
            <text:p>1.888340798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1">
            <text:p>-1</text:p>
          </table:table-cell>
          <table:table-cell office:value-type="float" office:value="0.202387135725806">
            <text:p>0.2023871357</text:p>
          </table:table-cell>
          <table:table-cell office:value-type="float" office:value="0.297951513030158">
            <text:p>0.29795151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32.6787744687967">
            <text:p>32.6787744688</text:p>
          </table:table-cell>
          <table:table-cell office:value-type="float" office:value="30.673179880621">
            <text:p>30.673179880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107511585736167">
            <text:p>0.1075115857</text:p>
          </table:table-cell>
          <table:table-cell office:value-type="float" office:value="0.154724811739678">
            <text:p>0.154724811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12310107436644">
            <text:p>0.1231010744</text:p>
          </table:table-cell>
          <table:table-cell office:value-type="float" office:value="0.158440105962288">
            <text:p>0.15844010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0.132975044589796">
            <text:p>0.1329750446</text:p>
          </table:table-cell>
          <table:table-cell office:value-type="float" office:value="0.160929474140582">
            <text:p>0.160929474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0.141025953668567">
            <text:p>0.1410259537</text:p>
          </table:table-cell>
          <table:table-cell office:value-type="float" office:value="0.163566149231424">
            <text:p>0.163566149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0.1482266283966">
            <text:p>0.1482266284</text:p>
          </table:table-cell>
          <table:table-cell office:value-type="float" office:value="0.16650701001941">
            <text:p>0.1665070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0.15492535828178">
            <text:p>0.1549253583</text:p>
          </table:table-cell>
          <table:table-cell office:value-type="float" office:value="0.169716404925418">
            <text:p>0.169716404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0.161273405495792">
            <text:p>0.1612734055</text:p>
          </table:table-cell>
          <table:table-cell office:value-type="float" office:value="0.173127349164411">
            <text:p>0.173127349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0.167346142238423">
            <text:p>0.1673461422</text:p>
          </table:table-cell>
          <table:table-cell office:value-type="float" office:value="0.176676435787078">
            <text:p>0.176676435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0.173185933557947">
            <text:p>0.1731859336</text:p>
          </table:table-cell>
          <table:table-cell office:value-type="float" office:value="0.180311178624428">
            <text:p>0.180311178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0.178819509226119">
            <text:p>0.1788195092</text:p>
          </table:table-cell>
          <table:table-cell office:value-type="float" office:value="0.183990222571966">
            <text:p>0.183990222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0">
            <text:p>-10</text:p>
          </table:table-cell>
          <table:table-cell office:value-type="float" office:value="2.15386525728942">
            <text:p>2.1538652573</text:p>
          </table:table-cell>
          <table:table-cell office:value-type="float" office:value="2.73183023274276">
            <text:p>2.731830232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9">
            <text:p>-9</text:p>
          </table:table-cell>
          <table:table-cell office:value-type="float" office:value="1.07384171171861">
            <text:p>1.0738417117</text:p>
          </table:table-cell>
          <table:table-cell office:value-type="float" office:value="1.42450784766271">
            <text:p>1.424507847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8">
            <text:p>-8</text:p>
          </table:table-cell>
          <table:table-cell office:value-type="float" office:value="0.632295028521088">
            <text:p>0.6322950285</text:p>
          </table:table-cell>
          <table:table-cell office:value-type="float" office:value="0.867543715478243">
            <text:p>0.867543715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7">
            <text:p>-7</text:p>
          </table:table-cell>
          <table:table-cell office:value-type="float" office:value="0.42509141571375">
            <text:p>0.4250914157</text:p>
          </table:table-cell>
          <table:table-cell office:value-type="float" office:value="0.592452892408482">
            <text:p>0.592452892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6">
            <text:p>-6</text:p>
          </table:table-cell>
          <table:table-cell office:value-type="float" office:value="0.323190567156397">
            <text:p>0.3231905672</text:p>
          </table:table-cell>
          <table:table-cell office:value-type="float" office:value="0.446770429864296">
            <text:p>0.446770429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5">
            <text:p>-5</text:p>
          </table:table-cell>
          <table:table-cell office:value-type="float" office:value="0.279847553028629">
            <text:p>0.279847553</text:p>
          </table:table-cell>
          <table:table-cell office:value-type="float" office:value="0.373761659479952">
            <text:p>0.373761659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4">
            <text:p>-4</text:p>
          </table:table-cell>
          <table:table-cell office:value-type="float" office:value="0.291235396857389">
            <text:p>0.2912353969</text:p>
          </table:table-cell>
          <table:table-cell office:value-type="float" office:value="0.367322842052195">
            <text:p>0.367322842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3">
            <text:p>-3</text:p>
          </table:table-cell>
          <table:table-cell office:value-type="float" office:value="0.541138441859615">
            <text:p>0.5411384419</text:p>
          </table:table-cell>
          <table:table-cell office:value-type="float" office:value="0.658174959380071">
            <text:p>0.658174959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2">
            <text:p>-2</text:p>
          </table:table-cell>
          <table:table-cell office:value-type="float" office:value="1.11254616992493">
            <text:p>1.1125461699</text:p>
          </table:table-cell>
          <table:table-cell office:value-type="float" office:value="1.82538179418494">
            <text:p>1.825381794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office:value-type="float" office:value="0.202391472546304">
            <text:p>0.2023914725</text:p>
          </table:table-cell>
          <table:table-cell office:value-type="float" office:value="0.297956870403127">
            <text:p>0.297956870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7.2742421180142">
            <text:p>37.274242118</text:p>
          </table:table-cell>
          <table:table-cell office:value-type="float" office:value="3910.79285310843">
            <text:p>3910.792853108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107480218614158">
            <text:p>0.1074802186</text:p>
          </table:table-cell>
          <table:table-cell office:value-type="float" office:value="0.154767941643218">
            <text:p>0.154767941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123074355200458">
            <text:p>0.1230743552</text:p>
          </table:table-cell>
          <table:table-cell office:value-type="float" office:value="0.158430790067312">
            <text:p>0.158430790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0.132963702632738">
            <text:p>0.1329637026</text:p>
          </table:table-cell>
          <table:table-cell office:value-type="float" office:value="0.160920283670761">
            <text:p>0.16092028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0.14103246750802">
            <text:p>0.1410324675</text:p>
          </table:table-cell>
          <table:table-cell office:value-type="float" office:value="0.163572856169018">
            <text:p>0.163572856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0.148251075603935">
            <text:p>0.1482510756</text:p>
          </table:table-cell>
          <table:table-cell office:value-type="float" office:value="0.166535493566735">
            <text:p>0.166535493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0.154966781439509">
            <text:p>0.1549667814</text:p>
          </table:table-cell>
          <table:table-cell office:value-type="float" office:value="0.169768779318129">
            <text:p>0.169768779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0.161330324823572">
            <text:p>0.1613303248</text:p>
          </table:table-cell>
          <table:table-cell office:value-type="float" office:value="0.173204002963609">
            <text:p>0.17320400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0.167416804746176">
            <text:p>0.1674168047</text:p>
          </table:table-cell>
          <table:table-cell office:value-type="float" office:value="0.176776879540549">
            <text:p>0.176776879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0.173268454728384">
            <text:p>0.1732684547</text:p>
          </table:table-cell>
          <table:table-cell office:value-type="float" office:value="0.18043445362253">
            <text:p>0.180434453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0.178911961186528">
            <text:p>0.1789119612</text:p>
          </table:table-cell>
          <table:table-cell office:value-type="float" office:value="0.184135119650121">
            <text:p>0.184135119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10">
            <text:p>-10</text:p>
          </table:table-cell>
          <table:table-cell office:value-type="float" office:value="2.12884144635972">
            <text:p>2.1288414464</text:p>
          </table:table-cell>
          <table:table-cell office:value-type="float" office:value="2.70561006006511">
            <text:p>2.705610060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9">
            <text:p>-9</text:p>
          </table:table-cell>
          <table:table-cell office:value-type="float" office:value="1.06765102913497">
            <text:p>1.0676510291</text:p>
          </table:table-cell>
          <table:table-cell office:value-type="float" office:value="1.41804530775473">
            <text:p>1.418045307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8">
            <text:p>-8</text:p>
          </table:table-cell>
          <table:table-cell office:value-type="float" office:value="0.63080577800076">
            <text:p>0.630805778</text:p>
          </table:table-cell>
          <table:table-cell office:value-type="float" office:value="0.865976247145166">
            <text:p>0.86597624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7">
            <text:p>-7</text:p>
          </table:table-cell>
          <table:table-cell office:value-type="float" office:value="0.424992011368302">
            <text:p>0.4249920114</text:p>
          </table:table-cell>
          <table:table-cell office:value-type="float" office:value="0.592345234329094">
            <text:p>0.592345234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6">
            <text:p>-6</text:p>
          </table:table-cell>
          <table:table-cell office:value-type="float" office:value="0.32358350624271">
            <text:p>0.3235835062</text:p>
          </table:table-cell>
          <table:table-cell office:value-type="float" office:value="0.447221684077055">
            <text:p>0.447221684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5">
            <text:p>-5</text:p>
          </table:table-cell>
          <table:table-cell office:value-type="float" office:value="0.280577095685137">
            <text:p>0.2805770957</text:p>
          </table:table-cell>
          <table:table-cell office:value-type="float" office:value="0.374678111773067">
            <text:p>0.374678111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4">
            <text:p>-4</text:p>
          </table:table-cell>
          <table:table-cell office:value-type="float" office:value="0.292777202369463">
            <text:p>0.2927772024</text:p>
          </table:table-cell>
          <table:table-cell office:value-type="float" office:value="0.369463160773456">
            <text:p>0.369463160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3">
            <text:p>-3</text:p>
          </table:table-cell>
          <table:table-cell office:value-type="float" office:value="0.550933302824552">
            <text:p>0.5509333028</text:p>
          </table:table-cell>
          <table:table-cell office:value-type="float" office:value="0.672686845622987">
            <text:p>0.672686845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2">
            <text:p>-2</text:p>
          </table:table-cell>
          <table:table-cell office:value-type="float" office:value="1.07138007010991">
            <text:p>1.0713800701</text:p>
          </table:table-cell>
          <table:table-cell office:value-type="float" office:value="1.76850344658705">
            <text:p>1.768503446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1">
            <text:p>-1</text:p>
          </table:table-cell>
          <table:table-cell office:value-type="float" office:value="0.202395685193844">
            <text:p>0.2023956852</text:p>
          </table:table-cell>
          <table:table-cell office:value-type="float" office:value="0.297962060153242">
            <text:p>0.297962060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78.1846228483793">
            <text:p>78.1846228484</text:p>
          </table:table-cell>
          <table:table-cell office:value-type="float" office:value="3689.50858049975">
            <text:p>3689.508580499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107450013984325">
            <text:p>0.107450014</text:p>
          </table:table-cell>
          <table:table-cell office:value-type="float" office:value="0.154810798845386">
            <text:p>0.154810798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123048508146784">
            <text:p>0.1230485081</text:p>
          </table:table-cell>
          <table:table-cell office:value-type="float" office:value="0.158421878791515">
            <text:p>0.158421878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0.132952665186631">
            <text:p>0.1329526652</text:p>
          </table:table-cell>
          <table:table-cell office:value-type="float" office:value="0.160911280193249">
            <text:p>0.160911280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0.141038710697822">
            <text:p>0.1410387107</text:p>
          </table:table-cell>
          <table:table-cell office:value-type="float" office:value="0.163579340430483">
            <text:p>0.163579340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0.148274732024359">
            <text:p>0.148274732</text:p>
          </table:table-cell>
          <table:table-cell office:value-type="float" office:value="0.166563304659364">
            <text:p>0.166563304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0.155006968742374">
            <text:p>0.1550069687</text:p>
          </table:table-cell>
          <table:table-cell office:value-type="float" office:value="0.169820039778124">
            <text:p>0.169820039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0.161385644203731">
            <text:p>0.1613856442</text:p>
          </table:table-cell>
          <table:table-cell office:value-type="float" office:value="0.173279128157407">
            <text:p>0.173279128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0.167485584006144">
            <text:p>0.167485584</text:p>
          </table:table-cell>
          <table:table-cell office:value-type="float" office:value="0.176875414249929">
            <text:p>0.176875414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0.17334888693248">
            <text:p>0.1733488869</text:p>
          </table:table-cell>
          <table:table-cell office:value-type="float" office:value="0.180555475940265">
            <text:p>0.180555475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0.179002191242148">
            <text:p>0.1790021912</text:p>
          </table:table-cell>
          <table:table-cell office:value-type="float" office:value="0.184277457387143">
            <text:p>0.184277457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0">
            <text:p>-10</text:p>
          </table:table-cell>
          <table:table-cell office:value-type="float" office:value="2.10521297172331">
            <text:p>2.1052129717</text:p>
          </table:table-cell>
          <table:table-cell office:value-type="float" office:value="2.68084339588132">
            <text:p>2.680843395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9">
            <text:p>-9</text:p>
          </table:table-cell>
          <table:table-cell office:value-type="float" office:value="1.06175032652101">
            <text:p>1.0617503265</text:p>
          </table:table-cell>
          <table:table-cell office:value-type="float" office:value="1.4118878259767">
            <text:p>1.41188782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8">
            <text:p>-8</text:p>
          </table:table-cell>
          <table:table-cell office:value-type="float" office:value="0.629377331327548">
            <text:p>0.6293773313</text:p>
          </table:table-cell>
          <table:table-cell office:value-type="float" office:value="0.864474056263605">
            <text:p>0.864474056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7">
            <text:p>-7</text:p>
          </table:table-cell>
          <table:table-cell office:value-type="float" office:value="0.424896174255939">
            <text:p>0.4248961743</text:p>
          </table:table-cell>
          <table:table-cell office:value-type="float" office:value="0.592241510503914">
            <text:p>0.592241510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6">
            <text:p>-6</text:p>
          </table:table-cell>
          <table:table-cell office:value-type="float" office:value="0.323963961930782">
            <text:p>0.3239639619</text:p>
          </table:table-cell>
          <table:table-cell office:value-type="float" office:value="0.447658841065866">
            <text:p>0.447658841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5">
            <text:p>-5</text:p>
          </table:table-cell>
          <table:table-cell office:value-type="float" office:value="0.281286919568816">
            <text:p>0.2812869196</text:p>
          </table:table-cell>
          <table:table-cell office:value-type="float" office:value="0.375572302091969">
            <text:p>0.375572302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4">
            <text:p>-4</text:p>
          </table:table-cell>
          <table:table-cell office:value-type="float" office:value="0.294287845035347">
            <text:p>0.294287845</text:p>
          </table:table-cell>
          <table:table-cell office:value-type="float" office:value="0.371571084455498">
            <text:p>0.371571084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3">
            <text:p>-3</text:p>
          </table:table-cell>
          <table:table-cell office:value-type="float" office:value="0.560727247257329">
            <text:p>0.5607272473</text:p>
          </table:table-cell>
          <table:table-cell office:value-type="float" office:value="0.687284078705038">
            <text:p>0.687284078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2">
            <text:p>-2</text:p>
          </table:table-cell>
          <table:table-cell office:value-type="float" office:value="1.03410387658537">
            <text:p>1.0341038766</text:p>
          </table:table-cell>
          <table:table-cell office:value-type="float" office:value="1.71689873536448">
            <text:p>1.716898735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">
            <text:p>-1</text:p>
          </table:table-cell>
          <table:table-cell office:value-type="float" office:value="0.2023997760515">
            <text:p>0.2023997761</text:p>
          </table:table-cell>
          <table:table-cell office:value-type="float" office:value="0.297967086412577">
            <text:p>0.297967086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2.1429624218252">
            <text:p>32.1429624218</text:p>
          </table:table-cell>
          <table:table-cell office:value-type="float" office:value="51.3861620242928">
            <text:p>51.386162024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107420911667547">
            <text:p>0.1074209117</text:p>
          </table:table-cell>
          <table:table-cell office:value-type="float" office:value="0.154853354712395">
            <text:p>0.154853354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123023495340055">
            <text:p>0.1230234953</text:p>
          </table:table-cell>
          <table:table-cell office:value-type="float" office:value="0.15841335424129">
            <text:p>0.158413354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0.132941924518816">
            <text:p>0.1329419245</text:p>
          </table:table-cell>
          <table:table-cell office:value-type="float" office:value="0.160902462959658">
            <text:p>0.16090246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0.141044702135503">
            <text:p>0.1410447021</text:p>
          </table:table-cell>
          <table:table-cell office:value-type="float" office:value="0.163585615323795">
            <text:p>0.163585615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0.148297638001733">
            <text:p>0.148297638</text:p>
          </table:table-cell>
          <table:table-cell office:value-type="float" office:value="0.166590467626519">
            <text:p>0.166590467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0.155045976727346">
            <text:p>0.1550459767</text:p>
          </table:table-cell>
          <table:table-cell office:value-type="float" office:value="0.169870219200113">
            <text:p>0.169870219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0.161439431460344">
            <text:p>0.1614394315</text:p>
          </table:table-cell>
          <table:table-cell office:value-type="float" office:value="0.173352764204107">
            <text:p>0.173352764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0.167552554696129">
            <text:p>0.1675525547</text:p>
          </table:table-cell>
          <table:table-cell office:value-type="float" office:value="0.176972084261548">
            <text:p>0.176972084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0.173427307771431">
            <text:p>0.1734273078</text:p>
          </table:table-cell>
          <table:table-cell office:value-type="float" office:value="0.180674293380649">
            <text:p>0.180674293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.17909027648233">
            <text:p>0.1790902765</text:p>
          </table:table-cell>
          <table:table-cell office:value-type="float" office:value="0.184417285805227">
            <text:p>0.184417285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10">
            <text:p>-10</text:p>
          </table:table-cell>
          <table:table-cell office:value-type="float" office:value="2.08286806061639">
            <text:p>2.0828680606</text:p>
          </table:table-cell>
          <table:table-cell office:value-type="float" office:value="2.65741485014978">
            <text:p>2.657414850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9">
            <text:p>-9</text:p>
          </table:table-cell>
          <table:table-cell office:value-type="float" office:value="1.05611991342932">
            <text:p>1.0561199134</text:p>
          </table:table-cell>
          <table:table-cell office:value-type="float" office:value="1.40601469310032">
            <text:p>1.406014693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8">
            <text:p>-8</text:p>
          </table:table-cell>
          <table:table-cell office:value-type="float" office:value="0.628006076049899">
            <text:p>0.628006076</text:p>
          </table:table-cell>
          <table:table-cell office:value-type="float" office:value="0.863033223357714">
            <text:p>0.863033223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7">
            <text:p>-7</text:p>
          </table:table-cell>
          <table:table-cell office:value-type="float" office:value="0.424803719087792">
            <text:p>0.4248037191</text:p>
          </table:table-cell>
          <table:table-cell office:value-type="float" office:value="0.592141513448171">
            <text:p>0.592141513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6">
            <text:p>-6</text:p>
          </table:table-cell>
          <table:table-cell office:value-type="float" office:value="0.324332508112724">
            <text:p>0.3243325081</text:p>
          </table:table-cell>
          <table:table-cell office:value-type="float" office:value="0.448082544893986">
            <text:p>0.448082544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5">
            <text:p>-5</text:p>
          </table:table-cell>
          <table:table-cell office:value-type="float" office:value="0.281977779162119">
            <text:p>0.2819777792</text:p>
          </table:table-cell>
          <table:table-cell office:value-type="float" office:value="0.376445000322569">
            <text:p>0.376445000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4">
            <text:p>-4</text:p>
          </table:table-cell>
          <table:table-cell office:value-type="float" office:value="0.295768136443985">
            <text:p>0.2957681364</text:p>
          </table:table-cell>
          <table:table-cell office:value-type="float" office:value="0.373647065082045">
            <text:p>0.373647065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3">
            <text:p>-3</text:p>
          </table:table-cell>
          <table:table-cell office:value-type="float" office:value="0.570517755969785">
            <text:p>0.570517756</text:p>
          </table:table-cell>
          <table:table-cell office:value-type="float" office:value="0.70196056538184">
            <text:p>0.701960565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2">
            <text:p>-2</text:p>
          </table:table-cell>
          <table:table-cell office:value-type="float" office:value="1.00021305105443">
            <text:p>1.0002130511</text:p>
          </table:table-cell>
          <table:table-cell office:value-type="float" office:value="1.66989401052328">
            <text:p>1.669894010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1">
            <text:p>-1</text:p>
          </table:table-cell>
          <table:table-cell office:value-type="float" office:value="0.202403747797869">
            <text:p>0.2024037478</text:p>
          </table:table-cell>
          <table:table-cell office:value-type="float" office:value="0.297971953616822">
            <text:p>0.297971953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.34798755615143">
            <text:p>1.3479875562</text:p>
          </table:table-cell>
          <table:table-cell office:value-type="float" office:value="57.6516670855178">
            <text:p>57.651667085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107392855307026">
            <text:p>0.1073928553</text:p>
          </table:table-cell>
          <table:table-cell office:value-type="float" office:value="0.154895583636732">
            <text:p>0.154895583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12299928072751">
            <text:p>0.1229992807</text:p>
          </table:table-cell>
          <table:table-cell office:value-type="float" office:value="0.15840519918367">
            <text:p>0.158405199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0.132931472686412">
            <text:p>0.1329314727</text:p>
          </table:table-cell>
          <table:table-cell office:value-type="float" office:value="0.160893830671221">
            <text:p>0.160893830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0.141050458961634">
            <text:p>0.141050459</text:p>
          </table:table-cell>
          <table:table-cell office:value-type="float" office:value="0.163591693032129">
            <text:p>0.16359169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0.148319831042377">
            <text:p>0.148319831</text:p>
          </table:table-cell>
          <table:table-cell office:value-type="float" office:value="0.166617005431966">
            <text:p>0.166617005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0.155083858417743">
            <text:p>0.1550838584</text:p>
          </table:table-cell>
          <table:table-cell office:value-type="float" office:value="0.169919349064587">
            <text:p>0.169919349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0.161491750568926">
            <text:p>0.1614917506</text:p>
          </table:table-cell>
          <table:table-cell office:value-type="float" office:value="0.173424949219503">
            <text:p>0.173424949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0.167617787594406">
            <text:p>0.1676177876</text:p>
          </table:table-cell>
          <table:table-cell office:value-type="float" office:value="0.177066932732237">
            <text:p>0.177066932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0.173503791129536">
            <text:p>0.1735037911</text:p>
          </table:table-cell>
          <table:table-cell office:value-type="float" office:value="0.180790952768046">
            <text:p>0.18079095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0.179176290651903">
            <text:p>0.1791762907</text:p>
          </table:table-cell>
          <table:table-cell office:value-type="float" office:value="0.184554654201348">
            <text:p>0.184554654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10">
            <text:p>-10</text:p>
          </table:table-cell>
          <table:table-cell office:value-type="float" office:value="2.06170643473514">
            <text:p>2.0617064347</text:p>
          </table:table-cell>
          <table:table-cell office:value-type="float" office:value="2.6352207697194">
            <text:p>2.635220769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9">
            <text:p>-9</text:p>
          </table:table-cell>
          <table:table-cell office:value-type="float" office:value="1.05074182825523">
            <text:p>1.0507418283</text:p>
          </table:table-cell>
          <table:table-cell office:value-type="float" office:value="1.40040700523118">
            <text:p>1.400407005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8">
            <text:p>-8</text:p>
          </table:table-cell>
          <table:table-cell office:value-type="float" office:value="0.626688678058556">
            <text:p>0.6266886781</text:p>
          </table:table-cell>
          <table:table-cell office:value-type="float" office:value="0.861650131117036">
            <text:p>0.861650131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7">
            <text:p>-7</text:p>
          </table:table-cell>
          <table:table-cell office:value-type="float" office:value="0.424714472973052">
            <text:p>0.424714473</text:p>
          </table:table-cell>
          <table:table-cell office:value-type="float" office:value="0.592045049690309">
            <text:p>0.592045049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6">
            <text:p>-6</text:p>
          </table:table-cell>
          <table:table-cell office:value-type="float" office:value="0.324689684787204">
            <text:p>0.3246896848</text:p>
          </table:table-cell>
          <table:table-cell office:value-type="float" office:value="0.44849340134199">
            <text:p>0.448493401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5">
            <text:p>-5</text:p>
          </table:table-cell>
          <table:table-cell office:value-type="float" office:value="0.282650393263818">
            <text:p>0.2826503933</text:p>
          </table:table-cell>
          <table:table-cell office:value-type="float" office:value="0.37729694214102">
            <text:p>0.377296942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4">
            <text:p>-4</text:p>
          </table:table-cell>
          <table:table-cell office:value-type="float" office:value="0.297218868832389">
            <text:p>0.2972188688</text:p>
          </table:table-cell>
          <table:table-cell office:value-type="float" office:value="0.375691561537698">
            <text:p>0.375691561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3">
            <text:p>-3</text:p>
          </table:table-cell>
          <table:table-cell office:value-type="float" office:value="0.580302442092805">
            <text:p>0.5803024421</text:p>
          </table:table-cell>
          <table:table-cell office:value-type="float" office:value="0.716710407299729">
            <text:p>0.716710407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2">
            <text:p>-2</text:p>
          </table:table-cell>
          <table:table-cell office:value-type="float" office:value="0.969284444836537">
            <text:p>0.9692844448</text:p>
          </table:table-cell>
          <table:table-cell office:value-type="float" office:value="1.62692296667709">
            <text:p>1.626922966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0.202407603333745">
            <text:p>0.2024076033</text:p>
          </table:table-cell>
          <table:table-cell office:value-type="float" office:value="0.297976666413051">
            <text:p>0.297976666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4.21972175073552">
            <text:p>4.2197217507</text:p>
          </table:table-cell>
          <table:table-cell office:value-type="float" office:value="124.948948222898">
            <text:p>124.948948222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107365792091503">
            <text:p>0.1073657921</text:p>
          </table:table-cell>
          <table:table-cell office:value-type="float" office:value="0.154937462811511">
            <text:p>0.154937462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122975829995269">
            <text:p>0.12297583</text:p>
          </table:table-cell>
          <table:table-cell office:value-type="float" office:value="0.158397397048684">
            <text:p>0.15839739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0.132921301621661">
            <text:p>0.1329213016</text:p>
          </table:table-cell>
          <table:table-cell office:value-type="float" office:value="0.160885381563415">
            <text:p>0.160885381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0.141055996748333">
            <text:p>0.1410559967</text:p>
          </table:table-cell>
          <table:table-cell office:value-type="float" office:value="0.163597584721985">
            <text:p>0.163597584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0.148341346062233">
            <text:p>0.1483413461</text:p>
          </table:table-cell>
          <table:table-cell office:value-type="float" office:value="0.166642939779773">
            <text:p>0.166642939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0.155120663594657">
            <text:p>0.1551206636</text:p>
          </table:table-cell>
          <table:table-cell office:value-type="float" office:value="0.169967459528598">
            <text:p>0.169967459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0.161542661925532">
            <text:p>0.1615426619</text:p>
          </table:table-cell>
          <table:table-cell office:value-type="float" office:value="0.173495720046027">
            <text:p>0.1734957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0.16768134982612">
            <text:p>0.1676813498</text:p>
          </table:table-cell>
          <table:table-cell office:value-type="float" office:value="0.1771600016731">
            <text:p>0.177160001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0.173578407382447">
            <text:p>0.1735784074</text:p>
          </table:table-cell>
          <table:table-cell office:value-type="float" office:value="0.180905499964416">
            <text:p>0.180905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0.179260304309817">
            <text:p>0.1792603043</text:p>
          </table:table-cell>
          <table:table-cell office:value-type="float" office:value="0.184689611134737">
            <text:p>0.184689611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0">
            <text:p>-10</text:p>
          </table:table-cell>
          <table:table-cell office:value-type="float" office:value="2.04163788148276">
            <text:p>2.0416378815</text:p>
          </table:table-cell>
          <table:table-cell office:value-type="float" office:value="2.6141677954111">
            <text:p>2.614167795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9">
            <text:p>-9</text:p>
          </table:table-cell>
          <table:table-cell office:value-type="float" office:value="1.04559965353339">
            <text:p>1.0455996535</text:p>
          </table:table-cell>
          <table:table-cell office:value-type="float" office:value="1.39504747296167">
            <text:p>1.39504747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8">
            <text:p>-8</text:p>
          </table:table-cell>
          <table:table-cell office:value-type="float" office:value="0.625422055392431">
            <text:p>0.6254220554</text:p>
          </table:table-cell>
          <table:table-cell office:value-type="float" office:value="0.86032143613605">
            <text:p>0.860321436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0.424628274410011">
            <text:p>0.4246282744</text:p>
          </table:table-cell>
          <table:table-cell office:value-type="float" office:value="0.59195193862737">
            <text:p>0.591951938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6">
            <text:p>-6</text:p>
          </table:table-cell>
          <table:table-cell office:value-type="float" office:value="0.325036000486291">
            <text:p>0.3250360005</text:p>
          </table:table-cell>
          <table:table-cell office:value-type="float" office:value="0.448891980697998">
            <text:p>0.448891980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5">
            <text:p>-5</text:p>
          </table:table-cell>
          <table:table-cell office:value-type="float" office:value="0.283305446922939">
            <text:p>0.2833054469</text:p>
          </table:table-cell>
          <table:table-cell office:value-type="float" office:value="0.378128830890668">
            <text:p>0.378128830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4">
            <text:p>-4</text:p>
          </table:table-cell>
          <table:table-cell office:value-type="float" office:value="0.298640814942004">
            <text:p>0.2986408149</text:p>
          </table:table-cell>
          <table:table-cell office:value-type="float" office:value="0.377705038168863">
            <text:p>0.377705038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">
            <text:p>-3</text:p>
          </table:table-cell>
          <table:table-cell office:value-type="float" office:value="0.590079045542837">
            <text:p>0.5900790455</text:p>
          </table:table-cell>
          <table:table-cell office:value-type="float" office:value="0.731527899678969">
            <text:p>0.731527899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2">
            <text:p>-2</text:p>
          </table:table-cell>
          <table:table-cell office:value-type="float" office:value="0.940960813708005">
            <text:p>0.9409608137</text:p>
          </table:table-cell>
          <table:table-cell office:value-type="float" office:value="1.58750641450646">
            <text:p>1.587506414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office:value-type="float" office:value="0.20241134572103">
            <text:p>0.2024113457</text:p>
          </table:table-cell>
          <table:table-cell office:value-type="float" office:value="0.297981229583839">
            <text:p>0.297981229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107339672500158">
            <text:p>0.1073396725</text:p>
          </table:table-cell>
          <table:table-cell office:value-type="float" office:value="0.154978972018527">
            <text:p>0.15497897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122953110494003">
            <text:p>0.1229531105</text:p>
          </table:table-cell>
          <table:table-cell office:value-type="float" office:value="0.158389931926366">
            <text:p>0.158389931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0.132911403202774">
            <text:p>0.1329114032</text:p>
          </table:table-cell>
          <table:table-cell office:value-type="float" office:value="0.160877113480313">
            <text:p>0.160877113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0.141061329665972">
            <text:p>0.1410613297</text:p>
          </table:table-cell>
          <table:table-cell office:value-type="float" office:value="0.163603300640738">
            <text:p>0.163603300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0.148362215609468">
            <text:p>0.1483622156</text:p>
          </table:table-cell>
          <table:table-cell office:value-type="float" office:value="0.166668291210932">
            <text:p>0.16666829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0.155156439044176">
            <text:p>0.155156439</text:p>
          </table:table-cell>
          <table:table-cell office:value-type="float" office:value="0.170014579509508">
            <text:p>0.170014579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0.161592222594294">
            <text:p>0.1615922226</text:p>
          </table:table-cell>
          <table:table-cell office:value-type="float" office:value="0.173565112317229">
            <text:p>0.173565112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0.167743305092329">
            <text:p>0.1677433051</text:p>
          </table:table-cell>
          <table:table-cell office:value-type="float" office:value="0.177251331991111">
            <text:p>0.17725133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0.173651223593338">
            <text:p>0.1736512236</text:p>
          </table:table-cell>
          <table:table-cell office:value-type="float" office:value="0.181017979885897">
            <text:p>0.181017979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0.179342384981666">
            <text:p>0.179342385</text:p>
          </table:table-cell>
          <table:table-cell office:value-type="float" office:value="0.184822204417211">
            <text:p>0.184822204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10">
            <text:p>-10</text:p>
          </table:table-cell>
          <table:table-cell office:value-type="float" office:value="2.02258103191779">
            <text:p>2.0225810319</text:p>
          </table:table-cell>
          <table:table-cell office:value-type="float" office:value="2.59417162578791">
            <text:p>2.594171625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9">
            <text:p>-9</text:p>
          </table:table-cell>
          <table:table-cell office:value-type="float" office:value="1.04067835435426">
            <text:p>1.0406783544</text:p>
          </table:table-cell>
          <table:table-cell office:value-type="float" office:value="1.38992025414842">
            <text:p>1.389920254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8">
            <text:p>-8</text:p>
          </table:table-cell>
          <table:table-cell office:value-type="float" office:value="0.624203354947652">
            <text:p>0.6242033549</text:p>
          </table:table-cell>
          <table:table-cell office:value-type="float" office:value="0.859044043757463">
            <text:p>0.859044043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7">
            <text:p>-7</text:p>
          </table:table-cell>
          <table:table-cell office:value-type="float" office:value="0.424544972373858">
            <text:p>0.4245449724</text:p>
          </table:table-cell>
          <table:table-cell office:value-type="float" office:value="0.591862011490124">
            <text:p>0.591862011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6">
            <text:p>-6</text:p>
          </table:table-cell>
          <table:table-cell office:value-type="float" office:value="0.325371934497236">
            <text:p>0.3253719345</text:p>
          </table:table-cell>
          <table:table-cell office:value-type="float" office:value="0.449278820306039">
            <text:p>0.449278820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5">
            <text:p>-5</text:p>
          </table:table-cell>
          <table:table-cell office:value-type="float" office:value="0.283943593256624">
            <text:p>0.2839435933</text:p>
          </table:table-cell>
          <table:table-cell office:value-type="float" office:value="0.378941339331599">
            <text:p>0.378941339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4">
            <text:p>-4</text:p>
          </table:table-cell>
          <table:table-cell office:value-type="float" office:value="0.300034727966404">
            <text:p>0.300034728</text:p>
          </table:table-cell>
          <table:table-cell office:value-type="float" office:value="0.379687963460046">
            <text:p>0.379687963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">
            <text:p>-3</text:p>
          </table:table-cell>
          <table:table-cell office:value-type="float" office:value="0.599845427584013">
            <text:p>0.5998454276</text:p>
          </table:table-cell>
          <table:table-cell office:value-type="float" office:value="0.746407529418156">
            <text:p>0.746407529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2">
            <text:p>-2</text:p>
          </table:table-cell>
          <table:table-cell office:value-type="float" office:value="0.914938693418467">
            <text:p>0.9149386934</text:p>
          </table:table-cell>
          <table:table-cell office:value-type="float" office:value="1.55123640958697">
            <text:p>1.551236409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0.202414978132084">
            <text:p>0.2024149781</text:p>
          </table:table-cell>
          <table:table-cell office:value-type="float" office:value="0.297985647985287">
            <text:p>0.29798564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1.1329784013901">
            <text:p>31.1329784014</text:p>
          </table:table-cell>
          <table:table-cell office:value-type="float" office:value="19.1934751552066">
            <text:p>19.193475155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10731445006747">
            <text:p>0.1073144501</text:p>
          </table:table-cell>
          <table:table-cell office:value-type="float" office:value="0.155020093429531">
            <text:p>0.155020093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122931091164855">
            <text:p>0.1229310912</text:p>
          </table:table-cell>
          <table:table-cell office:value-type="float" office:value="0.158382788559434">
            <text:p>0.158382788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0.132901769312425">
            <text:p>0.1329017693</text:p>
          </table:table-cell>
          <table:table-cell office:value-type="float" office:value="0.160869023939806">
            <text:p>0.160869023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0.141066470630709">
            <text:p>0.1410664706</text:p>
          </table:table-cell>
          <table:table-cell office:value-type="float" office:value="0.16360885020462">
            <text:p>0.163608850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0.148382470065134">
            <text:p>0.1483824701</text:p>
          </table:table-cell>
          <table:table-cell office:value-type="float" office:value="0.166693079191565">
            <text:p>0.166693079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0.155191228782782">
            <text:p>0.1551912288</text:p>
          </table:table-cell>
          <table:table-cell office:value-type="float" office:value="0.170060736762178">
            <text:p>0.170060736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0.161640486535268">
            <text:p>0.1616404865</text:p>
          </table:table-cell>
          <table:table-cell office:value-type="float" office:value="0.173633160517848">
            <text:p>0.173633160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0.167803713882922">
            <text:p>0.1678037139</text:p>
          </table:table-cell>
          <table:table-cell office:value-type="float" office:value="0.177340963528535">
            <text:p>0.177340963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0.173722303697524">
            <text:p>0.1737223037</text:p>
          </table:table-cell>
          <table:table-cell office:value-type="float" office:value="0.181128436519487">
            <text:p>0.181128436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0.17942259730589">
            <text:p>0.1794225973</text:p>
          </table:table-cell>
          <table:table-cell office:value-type="float" office:value="0.184952481105881">
            <text:p>0.184952481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10">
            <text:p>-10</text:p>
          </table:table-cell>
          <table:table-cell office:value-type="float" office:value="2.00446231149475">
            <text:p>2.0044623115</text:p>
          </table:table-cell>
          <table:table-cell office:value-type="float" office:value="2.57515595399604">
            <text:p>2.57515595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9">
            <text:p>-9</text:p>
          </table:table-cell>
          <table:table-cell office:value-type="float" office:value="1.03596413659768">
            <text:p>1.0359641366</text:p>
          </table:table-cell>
          <table:table-cell office:value-type="float" office:value="1.38501080697332">
            <text:p>1.38501080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8">
            <text:p>-8</text:p>
          </table:table-cell>
          <table:table-cell office:value-type="float" office:value="0.623029931720312">
            <text:p>0.6230299317</text:p>
          </table:table-cell>
          <table:table-cell office:value-type="float" office:value="0.857815085627906">
            <text:p>0.857815085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7">
            <text:p>-7</text:p>
          </table:table-cell>
          <table:table-cell office:value-type="float" office:value="0.424464425490692">
            <text:p>0.4244644255</text:p>
          </table:table-cell>
          <table:table-cell office:value-type="float" office:value="0.591775110406008">
            <text:p>0.591775110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6">
            <text:p>-6</text:p>
          </table:table-cell>
          <table:table-cell office:value-type="float" office:value="0.325697938899352">
            <text:p>0.3256979389</text:p>
          </table:table-cell>
          <table:table-cell office:value-type="float" office:value="0.449654426897003">
            <text:p>0.449654426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5">
            <text:p>-5</text:p>
          </table:table-cell>
          <table:table-cell office:value-type="float" office:value="0.284565455159884">
            <text:p>0.2845654552</text:p>
          </table:table-cell>
          <table:table-cell office:value-type="float" office:value="0.379735111273894">
            <text:p>0.379735111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4">
            <text:p>-4</text:p>
          </table:table-cell>
          <table:table-cell office:value-type="float" office:value="0.301401341579108">
            <text:p>0.3014013416</text:p>
          </table:table-cell>
          <table:table-cell office:value-type="float" office:value="0.381640808819822">
            <text:p>0.381640808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3">
            <text:p>-3</text:p>
          </table:table-cell>
          <table:table-cell office:value-type="float" office:value="0.609599565506293">
            <text:p>0.6095995655</text:p>
          </table:table-cell>
          <table:table-cell office:value-type="float" office:value="0.761343972697667">
            <text:p>0.761343972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2">
            <text:p>-2</text:p>
          </table:table-cell>
          <table:table-cell office:value-type="float" office:value="0.890958822858154">
            <text:p>0.8909588229</text:p>
          </table:table-cell>
          <table:table-cell office:value-type="float" office:value="1.51776369069507">
            <text:p>1.517763690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0.202418503807844">
            <text:p>0.2024185038</text:p>
          </table:table-cell>
          <table:table-cell office:value-type="float" office:value="0.297989926496579">
            <text:p>0.297989926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32.680224168434">
            <text:p>432.6802241684</text:p>
          </table:table-cell>
          <table:table-cell office:value-type="float" office:value="16057.2357891933">
            <text:p>16057.235789193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107290081166401">
            <text:p>0.1072900812</text:p>
          </table:table-cell>
          <table:table-cell office:value-type="float" office:value="0.155060811420208">
            <text:p>0.155060811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122909742466267">
            <text:p>0.1229097425</text:p>
          </table:table-cell>
          <table:table-cell office:value-type="float" office:value="0.158375952332443">
            <text:p>0.158375952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0.132892391885729">
            <text:p>0.1328923919</text:p>
          </table:table-cell>
          <table:table-cell office:value-type="float" office:value="0.160861110190731">
            <text:p>0.160861110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0.14107143143517">
            <text:p>0.1410714314</text:p>
          </table:table-cell>
          <table:table-cell office:value-type="float" office:value="0.163614242078012">
            <text:p>0.163614242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0.148402137824232">
            <text:p>0.1484021378</text:p>
          </table:table-cell>
          <table:table-cell office:value-type="float" office:value="0.16671732219344">
            <text:p>0.166717322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.155225074263001">
            <text:p>0.1552250743</text:p>
          </table:table-cell>
          <table:table-cell office:value-type="float" office:value="0.170105957950078">
            <text:p>0.17010595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0.161687504814249">
            <text:p>0.1616875048</text:p>
          </table:table-cell>
          <table:table-cell office:value-type="float" office:value="0.173699898039688">
            <text:p>0.17369989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0.167862633674571">
            <text:p>0.1678626337</text:p>
          </table:table-cell>
          <table:table-cell office:value-type="float" office:value="0.177428935100202">
            <text:p>0.177428935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0.173791708676084">
            <text:p>0.1737917087</text:p>
          </table:table-cell>
          <table:table-cell office:value-type="float" office:value="0.181236912939668">
            <text:p>0.181236912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0.179501003173578">
            <text:p>0.1795010032</text:p>
          </table:table-cell>
          <table:table-cell office:value-type="float" office:value="0.185080487497873">
            <text:p>0.185080487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10">
            <text:p>-10</text:p>
          </table:table-cell>
          <table:table-cell office:value-type="float" office:value="1.98721503587484">
            <text:p>1.9872150359</text:p>
          </table:table-cell>
          <table:table-cell office:value-type="float" office:value="2.55705155014814">
            <text:p>2.557051550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9">
            <text:p>-9</text:p>
          </table:table-cell>
          <table:table-cell office:value-type="float" office:value="1.03144432220902">
            <text:p>1.0314443222</text:p>
          </table:table-cell>
          <table:table-cell office:value-type="float" office:value="1.38030576047781">
            <text:p>1.380305760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8">
            <text:p>-8</text:p>
          </table:table-cell>
          <table:table-cell office:value-type="float" office:value="0.621899330266279">
            <text:p>0.6218993303</text:p>
          </table:table-cell>
          <table:table-cell office:value-type="float" office:value="0.856631899630288">
            <text:p>0.856631899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7">
            <text:p>-7</text:p>
          </table:table-cell>
          <table:table-cell office:value-type="float" office:value="0.424386501288145">
            <text:p>0.4243865013</text:p>
          </table:table-cell>
          <table:table-cell office:value-type="float" office:value="0.591691087549015">
            <text:p>0.591691087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6">
            <text:p>-6</text:p>
          </table:table-cell>
          <table:table-cell office:value-type="float" office:value="0.326014440433936">
            <text:p>0.3260144404</text:p>
          </table:table-cell>
          <table:table-cell office:value-type="float" office:value="0.450019278723918">
            <text:p>0.450019278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5">
            <text:p>-5</text:p>
          </table:table-cell>
          <table:table-cell office:value-type="float" office:value="0.285171626914282">
            <text:p>0.2851716269</text:p>
          </table:table-cell>
          <table:table-cell office:value-type="float" office:value="0.380510763104176">
            <text:p>0.380510763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4">
            <text:p>-4</text:p>
          </table:table-cell>
          <table:table-cell office:value-type="float" office:value="0.302741370031207">
            <text:p>0.30274137</text:p>
          </table:table-cell>
          <table:table-cell office:value-type="float" office:value="0.383564047470586">
            <text:p>0.383564047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3">
            <text:p>-3</text:p>
          </table:table-cell>
          <table:table-cell office:value-type="float" office:value="0.619339547435923">
            <text:p>0.6193395474</text:p>
          </table:table-cell>
          <table:table-cell office:value-type="float" office:value="0.776332092153074">
            <text:p>0.776332092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2">
            <text:p>-2</text:p>
          </table:table-cell>
          <table:table-cell office:value-type="float" office:value="0.868798517449895">
            <text:p>0.8687985174</text:p>
          </table:table-cell>
          <table:table-cell office:value-type="float" office:value="1.48678765623976">
            <text:p>1.486787656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float" office:value="0.202421926023266">
            <text:p>0.202421926</text:p>
          </table:table-cell>
          <table:table-cell office:value-type="float" office:value="0.297994069979159">
            <text:p>0.2979940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49.4156742130105">
            <text:p>49.415674213</text:p>
          </table:table-cell>
          <table:table-cell office:value-type="float" office:value="7375.46472011358">
            <text:p>7375.464720113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10726652480844">
            <text:p>0.1072665248</text:p>
          </table:table-cell>
          <table:table-cell office:value-type="float" office:value="0.155101112396321">
            <text:p>0.155101112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122889036302263">
            <text:p>0.1228890363</text:p>
          </table:table-cell>
          <table:table-cell office:value-type="float" office:value="0.158369409258183">
            <text:p>0.158369409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0.132883262949287">
            <text:p>0.1328832629</text:p>
          </table:table-cell>
          <table:table-cell office:value-type="float" office:value="0.160853369262813">
            <text:p>0.160853369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0.141076222864288">
            <text:p>0.1410762229</text:p>
          </table:table-cell>
          <table:table-cell office:value-type="float" office:value="0.163619484244894">
            <text:p>0.163619484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.148421245459274">
            <text:p>0.1484212455</text:p>
          </table:table-cell>
          <table:table-cell office:value-type="float" office:value="0.166741037767421">
            <text:p>0.166741037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0.155258014561217">
            <text:p>0.1552580146</text:p>
          </table:table-cell>
          <table:table-cell office:value-type="float" office:value="0.170150268710762">
            <text:p>0.170150268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0.161733325796114">
            <text:p>0.1617333258</text:p>
          </table:table-cell>
          <table:table-cell office:value-type="float" office:value="0.173765357233599">
            <text:p>0.173765357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0.167920119114781">
            <text:p>0.1679201191</text:p>
          </table:table-cell>
          <table:table-cell office:value-type="float" office:value="0.17751528452871">
            <text:p>0.177515284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0.173859496719054">
            <text:p>0.1738594967</text:p>
          </table:table-cell>
          <table:table-cell office:value-type="float" office:value="0.181343451324839">
            <text:p>0.181343451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0.1795776618619">
            <text:p>0.1795776619</text:p>
          </table:table-cell>
          <table:table-cell office:value-type="float" office:value="0.18520626912677">
            <text:p>0.185206269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10">
            <text:p>-10</text:p>
          </table:table-cell>
          <table:table-cell office:value-type="float" office:value="1.97077862903635">
            <text:p>1.970778629</text:p>
          </table:table-cell>
          <table:table-cell office:value-type="float" office:value="2.53979546660092">
            <text:p>2.539795466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9">
            <text:p>-9</text:p>
          </table:table-cell>
          <table:table-cell office:value-type="float" office:value="1.02710723917813">
            <text:p>1.0271072392</text:p>
          </table:table-cell>
          <table:table-cell office:value-type="float" office:value="1.37579280019553">
            <text:p>1.375792800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8">
            <text:p>-8</text:p>
          </table:table-cell>
          <table:table-cell office:value-type="float" office:value="0.620809268106223">
            <text:p>0.6208092681</text:p>
          </table:table-cell>
          <table:table-cell office:value-type="float" office:value="0.855492011904027">
            <text:p>0.855492011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7">
            <text:p>-7</text:p>
          </table:table-cell>
          <table:table-cell office:value-type="float" office:value="0.424311075514511">
            <text:p>0.4243110755</text:p>
          </table:table-cell>
          <table:table-cell office:value-type="float" office:value="0.591609804367327">
            <text:p>0.591609804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6">
            <text:p>-6</text:p>
          </table:table-cell>
          <table:table-cell office:value-type="float" office:value="0.326321842223186">
            <text:p>0.3263218422</text:p>
          </table:table-cell>
          <table:table-cell office:value-type="float" office:value="0.450373827520715">
            <text:p>0.450373827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5">
            <text:p>-5</text:p>
          </table:table-cell>
          <table:table-cell office:value-type="float" office:value="0.285762675702338">
            <text:p>0.2857626757</text:p>
          </table:table-cell>
          <table:table-cell office:value-type="float" office:value="0.381268885214374">
            <text:p>0.381268885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4">
            <text:p>-4</text:p>
          </table:table-cell>
          <table:table-cell office:value-type="float" office:value="0.304055508309415">
            <text:p>0.3040555083</text:p>
          </table:table-cell>
          <table:table-cell office:value-type="float" office:value="0.385458153436072">
            <text:p>0.385458153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0.629063567291491">
            <text:p>0.6290635673</text:p>
          </table:table-cell>
          <table:table-cell office:value-type="float" office:value="0.791366933683673">
            <text:p>0.791366933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2">
            <text:p>-2</text:p>
          </table:table-cell>
          <table:table-cell office:value-type="float" office:value="0.848265549064674">
            <text:p>0.8482655491</text:p>
          </table:table-cell>
          <table:table-cell office:value-type="float" office:value="1.45804830496179">
            <text:p>1.45804830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1">
            <text:p>-1</text:p>
          </table:table-cell>
          <table:table-cell office:value-type="float" office:value="0.202425248059128">
            <text:p>0.2024252481</text:p>
          </table:table-cell>
          <table:table-cell office:value-type="float" office:value="0.297998083244135">
            <text:p>0.297998083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4.3338788336886">
            <text:p>14.3338788337</text:p>
          </table:table-cell>
          <table:table-cell office:value-type="float" office:value="2169.58721471088">
            <text:p>2169.587214710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107243742459098">
            <text:p>0.1072437425</text:p>
          </table:table-cell>
          <table:table-cell office:value-type="float" office:value="0.155140984631428">
            <text:p>0.155140984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122868945952552">
            <text:p>0.122868946</text:p>
          </table:table-cell>
          <table:table-cell office:value-type="float" office:value="0.158363145961885">
            <text:p>0.15836314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0.132874374652645">
            <text:p>0.1328743747</text:p>
          </table:table-cell>
          <table:table-cell office:value-type="float" office:value="0.160845798010257">
            <text:p>0.16084579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0.141080854798078">
            <text:p>0.1410808548</text:p>
          </table:table-cell>
          <table:table-cell office:value-type="float" office:value="0.163624584073197">
            <text:p>0.163624584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0.148439817868189">
            <text:p>0.1484398179</text:p>
          </table:table-cell>
          <table:table-cell office:value-type="float" office:value="0.166764242610478">
            <text:p>0.166764242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0.155290086549342">
            <text:p>0.1552900865</text:p>
          </table:table-cell>
          <table:table-cell office:value-type="float" office:value="0.170193693716166">
            <text:p>0.170193693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0.161777995323088">
            <text:p>0.1617779953</text:p>
          </table:table-cell>
          <table:table-cell office:value-type="float" office:value="0.173829569457785">
            <text:p>0.173829569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0.16797622219308">
            <text:p>0.1679762222</text:p>
          </table:table-cell>
          <table:table-cell office:value-type="float" office:value="0.177600048677632">
            <text:p>0.177600048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float" office:value="0.17392572337876">
            <text:p>0.1739257234</text:p>
          </table:table-cell>
          <table:table-cell office:value-type="float" office:value="0.181448092973487">
            <text:p>0.18144809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0.179652630161224">
            <text:p>0.1796526302</text:p>
          </table:table-cell>
          <table:table-cell office:value-type="float" office:value="0.18532987076053">
            <text:p>0.185329870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10">
            <text:p>-10</text:p>
          </table:table-cell>
          <table:table-cell office:value-type="float" office:value="1.95509794489457">
            <text:p>1.9550979449</text:p>
          </table:table-cell>
          <table:table-cell office:value-type="float" office:value="2.523330347409">
            <text:p>2.523330347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9">
            <text:p>-9</text:p>
          </table:table-cell>
          <table:table-cell office:value-type="float" office:value="1.02294212424087">
            <text:p>1.0229421242</text:p>
          </table:table-cell>
          <table:table-cell office:value-type="float" office:value="1.3714605668708">
            <text:p>1.371460566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8">
            <text:p>-8</text:p>
          </table:table-cell>
          <table:table-cell office:value-type="float" office:value="0.619757620841318">
            <text:p>0.6197576208</text:p>
          </table:table-cell>
          <table:table-cell office:value-type="float" office:value="0.854393120703786">
            <text:p>0.854393120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7">
            <text:p>-7</text:p>
          </table:table-cell>
          <table:table-cell office:value-type="float" office:value="0.424238031519119">
            <text:p>0.4242380315</text:p>
          </table:table-cell>
          <table:table-cell office:value-type="float" office:value="0.591531130880494">
            <text:p>0.591531130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6">
            <text:p>-6</text:p>
          </table:table-cell>
          <table:table-cell office:value-type="float" office:value="0.326620525352214">
            <text:p>0.3266205254</text:p>
          </table:table-cell>
          <table:table-cell office:value-type="float" office:value="0.450718500301491">
            <text:p>0.450718500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5">
            <text:p>-5</text:p>
          </table:table-cell>
          <table:table-cell office:value-type="float" office:value="0.286339143033618">
            <text:p>0.286339143</text:p>
          </table:table-cell>
          <table:table-cell office:value-type="float" office:value="0.382010043340346">
            <text:p>0.382010043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4">
            <text:p>-4</text:p>
          </table:table-cell>
          <table:table-cell office:value-type="float" office:value="0.305344432346141">
            <text:p>0.3053444323</text:p>
          </table:table-cell>
          <table:table-cell office:value-type="float" office:value="0.387323600620827">
            <text:p>0.387323600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3">
            <text:p>-3</text:p>
          </table:table-cell>
          <table:table-cell office:value-type="float" office:value="0.638769919895305">
            <text:p>0.6387699199</text:p>
          </table:table-cell>
          <table:table-cell office:value-type="float" office:value="0.806443722954515">
            <text:p>0.80644372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2">
            <text:p>-2</text:p>
          </table:table-cell>
          <table:table-cell office:value-type="float" office:value="0.829193199638967">
            <text:p>0.8291931996</text:p>
          </table:table-cell>
          <table:table-cell office:value-type="float" office:value="1.43131970971927">
            <text:p>1.431319709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1">
            <text:p>-1</text:p>
          </table:table-cell>
          <table:table-cell office:value-type="float" office:value="0.202428473178999">
            <text:p>0.2024284732</text:p>
          </table:table-cell>
          <table:table-cell office:value-type="float" office:value="0.298001971026347">
            <text:p>0.29800197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8.3593595615821">
            <text:p>8.3593595616</text:p>
          </table:table-cell>
          <table:table-cell office:value-type="float" office:value="7225.79758912507">
            <text:p>7225.797589125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107221697867633">
            <text:p>0.1072216979</text:p>
          </table:table-cell>
          <table:table-cell office:value-type="float" office:value="0.155180418115614">
            <text:p>0.155180418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122849446004768">
            <text:p>0.122849446</text:p>
          </table:table-cell>
          <table:table-cell office:value-type="float" office:value="0.158357149663786">
            <text:p>0.158357149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.13286571929332">
            <text:p>0.1328657193</text:p>
          </table:table-cell>
          <table:table-cell office:value-type="float" office:value="0.160838393149713">
            <text:p>0.160838393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0.141085336302903">
            <text:p>0.1410853363</text:p>
          </table:table-cell>
          <table:table-cell office:value-type="float" office:value="0.163629548372757">
            <text:p>0.163629548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0.148457878408213">
            <text:p>0.1484578784</text:p>
          </table:table-cell>
          <table:table-cell office:value-type="float" office:value="0.166786952626819">
            <text:p>0.166786952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0.155321325051889">
            <text:p>0.1553213251</text:p>
          </table:table-cell>
          <table:table-cell office:value-type="float" office:value="0.170236256728118">
            <text:p>0.170236256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0.161821556879238">
            <text:p>0.1618215569</text:p>
          </table:table-cell>
          <table:table-cell office:value-type="float" office:value="0.173892565122731">
            <text:p>0.173892565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0.16803099240029">
            <text:p>0.1680309924</text:p>
          </table:table-cell>
          <table:table-cell office:value-type="float" office:value="0.177683263482854">
            <text:p>0.177683263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0.17399044171384">
            <text:p>0.1739904417</text:p>
          </table:table-cell>
          <table:table-cell office:value-type="float" office:value="0.181550878320049">
            <text:p>0.181550878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0.179725962496095">
            <text:p>0.1797259625</text:p>
          </table:table-cell>
          <table:table-cell office:value-type="float" office:value="0.18545133640069">
            <text:p>0.185451336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10">
            <text:p>-10</text:p>
          </table:table-cell>
          <table:table-cell office:value-type="float" office:value="1.94012267685757">
            <text:p>1.9401226769</text:p>
          </table:table-cell>
          <table:table-cell office:value-type="float" office:value="2.50760382641679">
            <text:p>2.507603826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9">
            <text:p>-9</text:p>
          </table:table-cell>
          <table:table-cell office:value-type="float" office:value="1.01893903662221">
            <text:p>1.0189390366</text:p>
          </table:table-cell>
          <table:table-cell office:value-type="float" office:value="1.36729856655154">
            <text:p>1.367298566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8">
            <text:p>-8</text:p>
          </table:table-cell>
          <table:table-cell office:value-type="float" office:value="0.618742408777245">
            <text:p>0.6187424088</text:p>
          </table:table-cell>
          <table:table-cell office:value-type="float" office:value="0.853333081881189">
            <text:p>0.853333081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7">
            <text:p>-7</text:p>
          </table:table-cell>
          <table:table-cell office:value-type="float" office:value="0.424167259687588">
            <text:p>0.4241672597</text:p>
          </table:table-cell>
          <table:table-cell office:value-type="float" office:value="0.591454945038915">
            <text:p>0.59145494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6">
            <text:p>-6</text:p>
          </table:table-cell>
          <table:table-cell office:value-type="float" office:value="0.3269108503268">
            <text:p>0.3269108503</text:p>
          </table:table-cell>
          <table:table-cell office:value-type="float" office:value="0.451053701015349">
            <text:p>0.45105370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5">
            <text:p>-5</text:p>
          </table:table-cell>
          <table:table-cell office:value-type="float" office:value="0.286901546088183">
            <text:p>0.2869015461</text:p>
          </table:table-cell>
          <table:table-cell office:value-type="float" office:value="0.382734779817477">
            <text:p>0.382734779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4">
            <text:p>-4</text:p>
          </table:table-cell>
          <table:table-cell office:value-type="float" office:value="0.306608799273923">
            <text:p>0.3066087993</text:p>
          </table:table-cell>
          <table:table-cell office:value-type="float" office:value="0.389160861975766">
            <text:p>0.38916086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3">
            <text:p>-3</text:p>
          </table:table-cell>
          <table:table-cell office:value-type="float" office:value="0.648456996247672">
            <text:p>0.6484569962</text:p>
          </table:table-cell>
          <table:table-cell office:value-type="float" office:value="0.821557861645291">
            <text:p>0.821557861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2">
            <text:p>-2</text:p>
          </table:table-cell>
          <table:table-cell office:value-type="float" office:value="0.811436236507019">
            <text:p>0.8114362365</text:p>
          </table:table-cell>
          <table:table-cell office:value-type="float" office:value="1.40640469735722">
            <text:p>1.406404697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1">
            <text:p>-1</text:p>
          </table:table-cell>
          <table:table-cell office:value-type="float" office:value="0.202431604610682">
            <text:p>0.2024316046</text:p>
          </table:table-cell>
          <table:table-cell office:value-type="float" office:value="0.298005737964132">
            <text:p>0.29800573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62.39208386304">
            <text:p>362.392083863</text:p>
          </table:table-cell>
          <table:table-cell office:value-type="float" office:value="7335.23833179657">
            <text:p>7335.238331796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107200356909821">
            <text:p>0.1072003569</text:p>
          </table:table-cell>
          <table:table-cell office:value-type="float" office:value="0.155219404414632">
            <text:p>0.155219404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122830512289041">
            <text:p>0.1228305123</text:p>
          </table:table-cell>
          <table:table-cell office:value-type="float" office:value="0.158351408160472">
            <text:p>0.158351408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0.1328572893364">
            <text:p>0.1328572893</text:p>
          </table:table-cell>
          <table:table-cell office:value-type="float" office:value="0.160831151293268">
            <text:p>0.160831151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0.141089675712588">
            <text:p>0.1410896757</text:p>
          </table:table-cell>
          <table:table-cell office:value-type="float" office:value="0.163634383447489">
            <text:p>0.163634383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0.148475449017231">
            <text:p>0.148475449</text:p>
          </table:table-cell>
          <table:table-cell office:value-type="float" office:value="0.166809182983661">
            <text:p>0.16680918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0.155351762989817">
            <text:p>0.155351763</text:p>
          </table:table-cell>
          <table:table-cell office:value-type="float" office:value="0.170277980649477">
            <text:p>0.170277980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0.161864051742354">
            <text:p>0.1618640517</text:p>
          </table:table-cell>
          <table:table-cell office:value-type="float" office:value="0.173954373732983">
            <text:p>0.173954373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0.168084476876759">
            <text:p>0.1680844769</text:p>
          </table:table-cell>
          <table:table-cell office:value-type="float" office:value="0.17776496398213">
            <text:p>0.17776496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0.174053702424516">
            <text:p>0.1740537024</text:p>
          </table:table-cell>
          <table:table-cell office:value-type="float" office:value="0.181651846950443">
            <text:p>0.18165184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0.179797711040197">
            <text:p>0.179797711</text:p>
          </table:table-cell>
          <table:table-cell office:value-type="float" office:value="0.185570709282687">
            <text:p>0.185570709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1.92580684235716">
            <text:p>1.9258068424</text:p>
          </table:table-cell>
          <table:table-cell office:value-type="float" office:value="2.4925680010381">
            <text:p>2.49256800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9">
            <text:p>-9</text:p>
          </table:table-cell>
          <table:table-cell office:value-type="float" office:value="1.0150887813883">
            <text:p>1.0150887814</text:p>
          </table:table-cell>
          <table:table-cell office:value-type="float" office:value="1.36329709059556">
            <text:p>1.363297090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8">
            <text:p>-8</text:p>
          </table:table-cell>
          <table:table-cell office:value-type="float" office:value="0.617761784880682">
            <text:p>0.6177617849</text:p>
          </table:table-cell>
          <table:table-cell office:value-type="float" office:value="0.85230989580202">
            <text:p>0.852309895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7">
            <text:p>-7</text:p>
          </table:table-cell>
          <table:table-cell office:value-type="float" office:value="0.424098656926391">
            <text:p>0.4240986569</text:p>
          </table:table-cell>
          <table:table-cell office:value-type="float" office:value="0.591381132139343">
            <text:p>0.591381132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6">
            <text:p>-6</text:p>
          </table:table-cell>
          <table:table-cell office:value-type="float" office:value="0.327193158418188">
            <text:p>0.3271931584</text:p>
          </table:table-cell>
          <table:table-cell office:value-type="float" office:value="0.45137981207033">
            <text:p>0.451379812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5">
            <text:p>-5</text:p>
          </table:table-cell>
          <table:table-cell office:value-type="float" office:value="0.287450378982632">
            <text:p>0.287450379</text:p>
          </table:table-cell>
          <table:table-cell office:value-type="float" office:value="0.383443614759536">
            <text:p>0.383443614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4">
            <text:p>-4</text:p>
          </table:table-cell>
          <table:table-cell office:value-type="float" office:value="0.307849247717379">
            <text:p>0.3078492477</text:p>
          </table:table-cell>
          <table:table-cell office:value-type="float" office:value="0.390970408744181">
            <text:p>0.390970408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3">
            <text:p>-3</text:p>
          </table:table-cell>
          <table:table-cell office:value-type="float" office:value="0.658123278968747">
            <text:p>0.658123279</text:p>
          </table:table-cell>
          <table:table-cell office:value-type="float" office:value="0.836704923493314">
            <text:p>0.836704923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2">
            <text:p>-2</text:p>
          </table:table-cell>
          <table:table-cell office:value-type="float" office:value="0.79486761699162">
            <text:p>0.794867617</text:p>
          </table:table-cell>
          <table:table-cell office:value-type="float" office:value="1.38313048449983">
            <text:p>1.383130484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0.20243464553141">
            <text:p>0.2024346455</text:p>
          </table:table-cell>
          <table:table-cell office:value-type="float" office:value="0.298009388583808">
            <text:p>0.298009388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51.325710027153">
            <text:p>451.3257100272</text:p>
          </table:table-cell>
          <table:table-cell office:value-type="float" office:value="18855.3196843304">
            <text:p>18855.319684330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107179687442713">
            <text:p>0.1071796874</text:p>
          </table:table-cell>
          <table:table-cell office:value-type="float" office:value="0.155257936538893">
            <text:p>0.155257936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0.122812121815038">
            <text:p>0.1228121218</text:p>
          </table:table-cell>
          <table:table-cell office:value-type="float" office:value="0.158345909805375">
            <text:p>0.158345909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0.132849077429539">
            <text:p>0.1328490774</text:p>
          </table:table-cell>
          <table:table-cell office:value-type="float" office:value="0.160824068977046">
            <text:p>0.16082406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0.141093880700579">
            <text:p>0.1410938807</text:p>
          </table:table-cell>
          <table:table-cell office:value-type="float" office:value="0.163639095142359">
            <text:p>0.163639095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0.14849255032387">
            <text:p>0.1484925503</text:p>
          </table:table-cell>
          <table:table-cell office:value-type="float" office:value="0.166830948162132">
            <text:p>0.166830948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0.155381431512399">
            <text:p>0.1553814315</text:p>
          </table:table-cell>
          <table:table-cell office:value-type="float" office:value="0.170318887571249">
            <text:p>0.170318887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0.161905519124302">
            <text:p>0.1619055191</text:p>
          </table:table-cell>
          <table:table-cell office:value-type="float" office:value="0.17401502392603">
            <text:p>0.174015023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0.168136720550395">
            <text:p>0.1681367206</text:p>
          </table:table-cell>
          <table:table-cell office:value-type="float" office:value="0.177845184342993">
            <text:p>0.177845184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0.174115553979627">
            <text:p>0.174115554</text:p>
          </table:table-cell>
          <table:table-cell office:value-type="float" office:value="0.181751037617245">
            <text:p>0.181751037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0.179867925825547">
            <text:p>0.1798679258</text:p>
          </table:table-cell>
          <table:table-cell office:value-type="float" office:value="0.185688031877182">
            <text:p>0.185688031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0">
            <text:p>-10</text:p>
          </table:table-cell>
          <table:table-cell office:value-type="float" office:value="1.91210833152466">
            <text:p>1.9121083315</text:p>
          </table:table-cell>
          <table:table-cell office:value-type="float" office:value="2.47817897088521">
            <text:p>2.478178970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9">
            <text:p>-9</text:p>
          </table:table-cell>
          <table:table-cell office:value-type="float" office:value="1.01138284118368">
            <text:p>1.0113828412</text:p>
          </table:table-cell>
          <table:table-cell office:value-type="float" office:value="1.35944714434062">
            <text:p>1.359447144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8">
            <text:p>-8</text:p>
          </table:table-cell>
          <table:table-cell office:value-type="float" office:value="0.616814023916092">
            <text:p>0.6168140239</text:p>
          </table:table-cell>
          <table:table-cell office:value-type="float" office:value="0.851321695536463">
            <text:p>0.851321695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7">
            <text:p>-7</text:p>
          </table:table-cell>
          <table:table-cell office:value-type="float" office:value="0.424032126191679">
            <text:p>0.4240321262</text:p>
          </table:table-cell>
          <table:table-cell office:value-type="float" office:value="0.591309584290641">
            <text:p>0.591309584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6">
            <text:p>-6</text:p>
          </table:table-cell>
          <table:table-cell office:value-type="float" office:value="0.327467772905044">
            <text:p>0.3274677729</text:p>
          </table:table-cell>
          <table:table-cell office:value-type="float" office:value="0.451697195738485">
            <text:p>0.451697195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5">
            <text:p>-5</text:p>
          </table:table-cell>
          <table:table-cell office:value-type="float" office:value="0.287986113963547">
            <text:p>0.287986114</text:p>
          </table:table-cell>
          <table:table-cell office:value-type="float" office:value="0.38413704716653">
            <text:p>0.384137047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4">
            <text:p>-4</text:p>
          </table:table-cell>
          <table:table-cell office:value-type="float" office:value="0.30906639811647">
            <text:p>0.3090663981</text:p>
          </table:table-cell>
          <table:table-cell office:value-type="float" office:value="0.392752709782648">
            <text:p>0.392752709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3">
            <text:p>-3</text:p>
          </table:table-cell>
          <table:table-cell office:value-type="float" office:value="0.667767337911505">
            <text:p>0.6677673379</text:p>
          </table:table-cell>
          <table:table-cell office:value-type="float" office:value="0.85188065017395">
            <text:p>0.851880650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2">
            <text:p>-2</text:p>
          </table:table-cell>
          <table:table-cell office:value-type="float" office:value="0.779375774055033">
            <text:p>0.7793757741</text:p>
          </table:table-cell>
          <table:table-cell office:value-type="float" office:value="1.36134507631989">
            <text:p>1.361345076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">
            <text:p>-1</text:p>
          </table:table-cell>
          <table:table-cell office:value-type="float" office:value="0.202437599056147">
            <text:p>0.2024375991</text:p>
          </table:table-cell>
          <table:table-cell office:value-type="float" office:value="0.298012927288045">
            <text:p>0.298012927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107159659170411">
            <text:p>0.1071596592</text:p>
          </table:table-cell>
          <table:table-cell office:value-type="float" office:value="0.155296008821722">
            <text:p>0.155296008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122794252711575">
            <text:p>0.1227942527</text:p>
          </table:table-cell>
          <table:table-cell office:value-type="float" office:value="0.158340643488713">
            <text:p>0.158340643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0.132841076414102">
            <text:p>0.1328410764</text:p>
          </table:table-cell>
          <table:table-cell office:value-type="float" office:value="0.16081714268594">
            <text:p>0.160817142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0.141097958344197">
            <text:p>0.1410979583</text:p>
          </table:table-cell>
          <table:table-cell office:value-type="float" office:value="0.163643688885669">
            <text:p>0.163643688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0.148509201747505">
            <text:p>0.1485092017</text:p>
          </table:table-cell>
          <table:table-cell office:value-type="float" office:value="0.166852262003739">
            <text:p>0.16685226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0.155410360118226">
            <text:p>0.1554103601</text:p>
          </table:table-cell>
          <table:table-cell office:value-type="float" office:value="0.170358998816031">
            <text:p>0.170358998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0.161945996300808">
            <text:p>0.1619459963</text:p>
          </table:table-cell>
          <table:table-cell office:value-type="float" office:value="0.174074543508514">
            <text:p>0.174074543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0.168187766265248">
            <text:p>0.1681877663</text:p>
          </table:table-cell>
          <table:table-cell office:value-type="float" office:value="0.177923957889131">
            <text:p>0.177923957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0.174176042735942">
            <text:p>0.1741760427</text:p>
          </table:table-cell>
          <table:table-cell office:value-type="float" office:value="0.181848488254548">
            <text:p>0.181848488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0.179936654846102">
            <text:p>0.1799366548</text:p>
          </table:table-cell>
          <table:table-cell office:value-type="float" office:value="0.185803345892276">
            <text:p>0.185803345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10">
            <text:p>-10</text:p>
          </table:table-cell>
          <table:table-cell office:value-type="float" office:value="1.89898851092664">
            <text:p>1.8989885109</text:p>
          </table:table-cell>
          <table:table-cell office:value-type="float" office:value="2.46439643214316">
            <text:p>2.464396432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9">
            <text:p>-9</text:p>
          </table:table-cell>
          <table:table-cell office:value-type="float" office:value="1.00781331530451">
            <text:p>1.0078133153</text:p>
          </table:table-cell>
          <table:table-cell office:value-type="float" office:value="1.355740383365">
            <text:p>1.355740383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8">
            <text:p>-8</text:p>
          </table:table-cell>
          <table:table-cell office:value-type="float" office:value="0.615897512629708">
            <text:p>0.6158975126</text:p>
          </table:table-cell>
          <table:table-cell office:value-type="float" office:value="0.850366736180032">
            <text:p>0.850366736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7">
            <text:p>-7</text:p>
          </table:table-cell>
          <table:table-cell office:value-type="float" office:value="0.423967576058149">
            <text:p>0.4239675761</text:p>
          </table:table-cell>
          <table:table-cell office:value-type="float" office:value="0.591240199925041">
            <text:p>0.591240199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6">
            <text:p>-6</text:p>
          </table:table-cell>
          <table:table-cell office:value-type="float" office:value="0.327735000221555">
            <text:p>0.3277350002</text:p>
          </table:table-cell>
          <table:table-cell office:value-type="float" office:value="0.452006195452687">
            <text:p>0.452006195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5">
            <text:p>-5</text:p>
          </table:table-cell>
          <table:table-cell office:value-type="float" office:value="0.288509202532836">
            <text:p>0.2885092025</text:p>
          </table:table-cell>
          <table:table-cell office:value-type="float" office:value="0.384815555966708">
            <text:p>0.38481555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4">
            <text:p>-4</text:p>
          </table:table-cell>
          <table:table-cell office:value-type="float" office:value="0.310260853075686">
            <text:p>0.3102608531</text:p>
          </table:table-cell>
          <table:table-cell office:value-type="float" office:value="0.394508230951672">
            <text:p>0.39450823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0.677387825946654">
            <text:p>0.6773878259</text:p>
          </table:table-cell>
          <table:table-cell office:value-type="float" office:value="0.867080947055902">
            <text:p>0.867080947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2">
            <text:p>-2</text:p>
          </table:table-cell>
          <table:table-cell office:value-type="float" office:value="0.764862368005771">
            <text:p>0.764862368</text:p>
          </table:table-cell>
          <table:table-cell office:value-type="float" office:value="1.34091427831631">
            <text:p>1.340914278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1">
            <text:p>-1</text:p>
          </table:table-cell>
          <table:table-cell office:value-type="float" office:value="0.202440468228507">
            <text:p>0.2024404682</text:p>
          </table:table-cell>
          <table:table-cell office:value-type="float" office:value="0.29801635834744">
            <text:p>0.298016358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7.2855081807935">
            <text:p>27.2855081808</text:p>
          </table:table-cell>
          <table:table-cell office:value-type="float" office:value="331.073468831728">
            <text:p>331.073468831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107140243519963">
            <text:p>0.1071402435</text:p>
          </table:table-cell>
          <table:table-cell office:value-type="float" office:value="0.155333616806349">
            <text:p>0.155333616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0.122776884168821">
            <text:p>0.1227768842</text:p>
          </table:table-cell>
          <table:table-cell office:value-type="float" office:value="0.158335598617154">
            <text:p>0.158335598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0.132833279333061">
            <text:p>0.1328332793</text:p>
          </table:table-cell>
          <table:table-cell office:value-type="float" office:value="0.160810368874921">
            <text:p>0.160810368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0.141101915181906">
            <text:p>0.1411019152</text:p>
          </table:table-cell>
          <table:table-cell office:value-type="float" office:value="0.16364816972712">
            <text:p>0.163648169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14852542158919">
            <text:p>0.1485254216</text:p>
          </table:table-cell>
          <table:table-cell office:value-type="float" office:value="0.166873137752814">
            <text:p>0.166873137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0.155438576766352">
            <text:p>0.1554385768</text:p>
          </table:table-cell>
          <table:table-cell office:value-type="float" office:value="0.170398334978099">
            <text:p>0.17039833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0.161985518731582">
            <text:p>0.1619855187</text:p>
          </table:table-cell>
          <table:table-cell office:value-type="float" office:value="0.174132959489997">
            <text:p>0.174132959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0.168237654901359">
            <text:p>0.1682376549</text:p>
          </table:table-cell>
          <table:table-cell office:value-type="float" office:value="0.178001317125338">
            <text:p>0.178001317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0.174235213050226">
            <text:p>0.1742352131</text:p>
          </table:table-cell>
          <table:table-cell office:value-type="float" office:value="0.18194423599248">
            <text:p>0.18194423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0.180003944156029">
            <text:p>0.1800039442</text:p>
          </table:table-cell>
          <table:table-cell office:value-type="float" office:value="0.185916692276518">
            <text:p>0.185916692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0">
            <text:p>-10</text:p>
          </table:table-cell>
          <table:table-cell office:value-type="float" office:value="1.88641187471319">
            <text:p>1.8864118747</text:p>
          </table:table-cell>
          <table:table-cell office:value-type="float" office:value="2.45118332001418">
            <text:p>2.4511833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9">
            <text:p>-9</text:p>
          </table:table-cell>
          <table:table-cell office:value-type="float" office:value="1.00437286520576">
            <text:p>1.0043728652</text:p>
          </table:table-cell>
          <table:table-cell office:value-type="float" office:value="1.35216905641466">
            <text:p>1.352169056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8">
            <text:p>-8</text:p>
          </table:table-cell>
          <table:table-cell office:value-type="float" office:value="0.615010740864962">
            <text:p>0.6150107409</text:p>
          </table:table-cell>
          <table:table-cell office:value-type="float" office:value="0.849443385181348">
            <text:p>0.849443385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7">
            <text:p>-7</text:p>
          </table:table-cell>
          <table:table-cell office:value-type="float" office:value="0.423904920323865">
            <text:p>0.4239049203</text:p>
          </table:table-cell>
          <table:table-cell office:value-type="float" office:value="0.591172883350251">
            <text:p>0.591172883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6">
            <text:p>-6</text:p>
          </table:table-cell>
          <table:table-cell office:value-type="float" office:value="0.327995131020015">
            <text:p>0.327995131</text:p>
          </table:table-cell>
          <table:table-cell office:value-type="float" office:value="0.45230713700511">
            <text:p>0.45230713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5">
            <text:p>-5</text:p>
          </table:table-cell>
          <table:table-cell office:value-type="float" office:value="0.289020076509172">
            <text:p>0.2890200765</text:p>
          </table:table-cell>
          <table:table-cell office:value-type="float" office:value="0.385479600997451">
            <text:p>0.38547960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4">
            <text:p>-4</text:p>
          </table:table-cell>
          <table:table-cell office:value-type="float" office:value="0.311433197734114">
            <text:p>0.3114331977</text:p>
          </table:table-cell>
          <table:table-cell office:value-type="float" office:value="0.396237434570862">
            <text:p>0.396237434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3">
            <text:p>-3</text:p>
          </table:table-cell>
          <table:table-cell office:value-type="float" office:value="0.686983474919646">
            <text:p>0.6869834749</text:p>
          </table:table-cell>
          <table:table-cell office:value-type="float" office:value="0.882301878865522">
            <text:p>0.882301878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2">
            <text:p>-2</text:p>
          </table:table-cell>
          <table:table-cell office:value-type="float" office:value="0.751240414364252">
            <text:p>0.7512404144</text:p>
          </table:table-cell>
          <table:table-cell office:value-type="float" office:value="1.32171920368628">
            <text:p>1.321719203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0.202443256013927">
            <text:p>0.202443256</text:p>
          </table:table-cell>
          <table:table-cell office:value-type="float" office:value="0.298019685894841">
            <text:p>0.298019685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40.6411042991867">
            <text:p>40.6411042992</text:p>
          </table:table-cell>
          <table:table-cell office:value-type="float" office:value="2111.23839404911">
            <text:p>2111.238394049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107121413526557">
            <text:p>0.1071214135</text:p>
          </table:table-cell>
          <table:table-cell office:value-type="float" office:value="0.155370757141077">
            <text:p>0.155370757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122759996383122">
            <text:p>0.1227599964</text:p>
          </table:table-cell>
          <table:table-cell office:value-type="float" office:value="0.158330765093383">
            <text:p>0.158330765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0.13282567943618">
            <text:p>0.1328256794</text:p>
          </table:table-cell>
          <table:table-cell office:value-type="float" office:value="0.160803743987348">
            <text:p>0.16080374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0.141105757264403">
            <text:p>0.1411057573</text:p>
          </table:table-cell>
          <table:table-cell office:value-type="float" office:value="0.163652542372079">
            <text:p>0.163652542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0.148541227114466">
            <text:p>0.1485412271</text:p>
          </table:table-cell>
          <table:table-cell office:value-type="float" office:value="0.1668935880953">
            <text:p>0.166893588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0.155466107978495">
            <text:p>0.155466108</text:p>
          </table:table-cell>
          <table:table-cell office:value-type="float" office:value="0.170436915960429">
            <text:p>0.17043691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0.162024120171577">
            <text:p>0.1620241202</text:p>
          </table:table-cell>
          <table:table-cell office:value-type="float" office:value="0.174190298114476">
            <text:p>0.174190298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0.168286425486524">
            <text:p>0.1682864255</text:p>
          </table:table-cell>
          <table:table-cell office:value-type="float" office:value="0.178077293761165">
            <text:p>0.178077293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0.174293107384511">
            <text:p>0.1742931074</text:p>
          </table:table-cell>
          <table:table-cell office:value-type="float" office:value="0.182038317171427">
            <text:p>0.182038317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office:value-type="float" office:value="0.180069837962863">
            <text:p>0.180069838</text:p>
          </table:table-cell>
          <table:table-cell office:value-type="float" office:value="0.186028111222649">
            <text:p>0.186028111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10">
            <text:p>-10</text:p>
          </table:table-cell>
          <table:table-cell office:value-type="float" office:value="1.87434573671648">
            <text:p>1.8743457367</text:p>
          </table:table-cell>
          <table:table-cell office:value-type="float" office:value="2.43850549273762">
            <text:p>2.438505492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9">
            <text:p>-9</text:p>
          </table:table-cell>
          <table:table-cell office:value-type="float" office:value="1.00105466566506">
            <text:p>1.0010546657</text:p>
          </table:table-cell>
          <table:table-cell office:value-type="float" office:value="1.34872595419948">
            <text:p>1.348725954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8">
            <text:p>-8</text:p>
          </table:table-cell>
          <table:table-cell office:value-type="float" office:value="0.614152293507771">
            <text:p>0.6141522935</text:p>
          </table:table-cell>
          <table:table-cell office:value-type="float" office:value="0.848550113567837">
            <text:p>0.848550113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7">
            <text:p>-7</text:p>
          </table:table-cell>
          <table:table-cell office:value-type="float" office:value="0.42384407764771">
            <text:p>0.4238440776</text:p>
          </table:table-cell>
          <table:table-cell office:value-type="float" office:value="0.591107544338634">
            <text:p>0.591107544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6">
            <text:p>-6</text:p>
          </table:table-cell>
          <table:table-cell office:value-type="float" office:value="0.328248441154987">
            <text:p>0.3282484412</text:p>
          </table:table-cell>
          <table:table-cell office:value-type="float" office:value="0.452600329655688">
            <text:p>0.452600329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5">
            <text:p>-5</text:p>
          </table:table-cell>
          <table:table-cell office:value-type="float" office:value="0.289519149029424">
            <text:p>0.289519149</text:p>
          </table:table-cell>
          <table:table-cell office:value-type="float" office:value="0.386129623929324">
            <text:p>0.386129623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4">
            <text:p>-4</text:p>
          </table:table-cell>
          <table:table-cell office:value-type="float" office:value="0.312584000152181">
            <text:p>0.3125840002</text:p>
          </table:table-cell>
          <table:table-cell office:value-type="float" office:value="0.397940778933986">
            <text:p>0.397940778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3">
            <text:p>-3</text:p>
          </table:table-cell>
          <table:table-cell office:value-type="float" office:value="0.696553091778407">
            <text:p>0.6965530918</text:p>
          </table:table-cell>
          <table:table-cell office:value-type="float" office:value="0.897539665289926">
            <text:p>0.897539665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2">
            <text:p>-2</text:p>
          </table:table-cell>
          <table:table-cell office:value-type="float" office:value="0.738432717133524">
            <text:p>0.7384327171</text:p>
          </table:table-cell>
          <table:table-cell office:value-type="float" office:value="1.30365418373713">
            <text:p>1.303654183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0.202445965294611">
            <text:p>0.2024459653</text:p>
          </table:table-cell>
          <table:table-cell office:value-type="float" office:value="0.298022913921786">
            <text:p>0.298022913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7.9786750299155">
            <text:p>87.9786750299</text:p>
          </table:table-cell>
          <table:table-cell office:value-type="float" office:value="1367.38210325276">
            <text:p>1367.382103252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107103143727267">
            <text:p>0.1071031437</text:p>
          </table:table-cell>
          <table:table-cell office:value-type="float" office:value="0.155407427482132">
            <text:p>0.155407427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122743570504397">
            <text:p>0.1227435705</text:p>
          </table:table-cell>
          <table:table-cell office:value-type="float" office:value="0.158326133295769">
            <text:p>0.158326133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0.13281827018294">
            <text:p>0.1328182702</text:p>
          </table:table-cell>
          <table:table-cell office:value-type="float" office:value="0.160797264470625">
            <text:p>0.160797264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0.141109490200252">
            <text:p>0.1411094902</text:p>
          </table:table-cell>
          <table:table-cell office:value-type="float" office:value="0.163656811212434">
            <text:p>0.16365681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0.148556634628822">
            <text:p>0.1485566346</text:p>
          </table:table-cell>
          <table:table-cell office:value-type="float" office:value="0.166913625194232">
            <text:p>0.166913625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0.155492978933098">
            <text:p>0.1554929789</text:p>
          </table:table-cell>
          <table:table-cell office:value-type="float" office:value="0.170474761008931">
            <text:p>0.1704747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0.162061832774124">
            <text:p>0.1620618328</text:p>
          </table:table-cell>
          <table:table-cell office:value-type="float" office:value="0.174246584889843">
            <text:p>0.174246584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0.168334115300578">
            <text:p>0.1683341153</text:p>
          </table:table-cell>
          <table:table-cell office:value-type="float" office:value="0.178151918733364">
            <text:p>0.178151918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0.174349766405028">
            <text:p>0.1743497664</text:p>
          </table:table-cell>
          <table:table-cell office:value-type="float" office:value="0.182130767355968">
            <text:p>0.182130767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float" office:value="0.1801343787158">
            <text:p>0.1801343787</text:p>
          </table:table-cell>
          <table:table-cell office:value-type="float" office:value="0.186137642172002">
            <text:p>0.186137642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0">
            <text:p>-10</text:p>
          </table:table-cell>
          <table:table-cell office:value-type="float" office:value="1.86275995802268">
            <text:p>1.862759958</text:p>
          </table:table-cell>
          <table:table-cell office:value-type="float" office:value="2.42633145167341">
            <text:p>2.426331451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9">
            <text:p>-9</text:p>
          </table:table-cell>
          <table:table-cell office:value-type="float" office:value="0.997852360931159">
            <text:p>0.9978523609</text:p>
          </table:table-cell>
          <table:table-cell office:value-type="float" office:value="1.34540436336818">
            <text:p>1.345404363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8">
            <text:p>-8</text:p>
          </table:table-cell>
          <table:table-cell office:value-type="float" office:value="0.613320843172563">
            <text:p>0.6133208432</text:p>
          </table:table-cell>
          <table:table-cell office:value-type="float" office:value="0.847685487973758">
            <text:p>0.84768548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7">
            <text:p>-7</text:p>
          </table:table-cell>
          <table:table-cell office:value-type="float" office:value="0.423784971216309">
            <text:p>0.4237849712</text:p>
          </table:table-cell>
          <table:table-cell office:value-type="float" office:value="0.591044097749878">
            <text:p>0.591044097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6">
            <text:p>-6</text:p>
          </table:table-cell>
          <table:table-cell office:value-type="float" office:value="0.328495192595883">
            <text:p>0.3284951926</text:p>
          </table:table-cell>
          <table:table-cell office:value-type="float" office:value="0.452886067158608">
            <text:p>0.452886067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5">
            <text:p>-5</text:p>
          </table:table-cell>
          <table:table-cell office:value-type="float" office:value="0.290006815493734">
            <text:p>0.2900068155</text:p>
          </table:table-cell>
          <table:table-cell office:value-type="float" office:value="0.386766049137218">
            <text:p>0.386766049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4">
            <text:p>-4</text:p>
          </table:table-cell>
          <table:table-cell office:value-type="float" office:value="0.313713811711106">
            <text:p>0.3137138117</text:p>
          </table:table-cell>
          <table:table-cell office:value-type="float" office:value="0.399618717879204">
            <text:p>0.399618717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3">
            <text:p>-3</text:p>
          </table:table-cell>
          <table:table-cell office:value-type="float" office:value="0.706095554869451">
            <text:p>0.7060955549</text:p>
          </table:table-cell>
          <table:table-cell office:value-type="float" office:value="0.912790676545234">
            <text:p>0.912790676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2">
            <text:p>-2</text:p>
          </table:table-cell>
          <table:table-cell office:value-type="float" office:value="0.726370551419599">
            <text:p>0.7263705514</text:p>
          </table:table-cell>
          <table:table-cell office:value-type="float" office:value="1.28662500789722">
            <text:p>1.286625007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">
            <text:p>-1</text:p>
          </table:table-cell>
          <table:table-cell office:value-type="float" office:value="0.202448598866069">
            <text:p>0.2024485989</text:p>
          </table:table-cell>
          <table:table-cell office:value-type="float" office:value="0.2980260462768">
            <text:p>0.29802604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34.413268783291">
            <text:p>134.4132687833</text:p>
          </table:table-cell>
          <table:table-cell office:value-type="float" office:value="28590.7108189735">
            <text:p>28590.710818973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107085410062658">
            <text:p>0.1070854101</text:p>
          </table:table-cell>
          <table:table-cell office:value-type="float" office:value="0.155443626403688">
            <text:p>0.155443626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122727588586102">
            <text:p>0.1227275886</text:p>
          </table:table-cell>
          <table:table-cell office:value-type="float" office:value="0.158321694058258">
            <text:p>0.158321694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0.132811045243592">
            <text:p>0.1328110452</text:p>
          </table:table-cell>
          <table:table-cell office:value-type="float" office:value="0.160790926789539">
            <text:p>0.160790926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0.141113119196671">
            <text:p>0.1411131192</text:p>
          </table:table-cell>
          <table:table-cell office:value-type="float" office:value="0.163660980354381">
            <text:p>0.163660980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0.148571659546579">
            <text:p>0.1485716595</text:p>
          </table:table-cell>
          <table:table-cell office:value-type="float" office:value="0.166933260722208">
            <text:p>0.166933260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0.155519213551996">
            <text:p>0.1555192136</text:p>
          </table:table-cell>
          <table:table-cell office:value-type="float" office:value="0.170511888744129">
            <text:p>0.170511888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0.162098687186623">
            <text:p>0.1620986872</text:p>
          </table:table-cell>
          <table:table-cell office:value-type="float" office:value="0.174301844615465">
            <text:p>0.174301844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0.168380759972765">
            <text:p>0.16838076</text:p>
          </table:table-cell>
          <table:table-cell office:value-type="float" office:value="0.17822522222723">
            <text:p>0.178225222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0.174405229075174">
            <text:p>0.1744052291</text:p>
          </table:table-cell>
          <table:table-cell office:value-type="float" office:value="0.182221621348544">
            <text:p>0.182221621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.180197607189341">
            <text:p>0.1801976072</text:p>
          </table:table-cell>
          <table:table-cell office:value-type="float" office:value="0.186245323819523">
            <text:p>0.186245323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10">
            <text:p>-10</text:p>
          </table:table-cell>
          <table:table-cell office:value-type="float" office:value="1.85162670535786">
            <text:p>1.8516267054</text:p>
          </table:table-cell>
          <table:table-cell office:value-type="float" office:value="2.41463209275355">
            <text:p>2.414632092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9">
            <text:p>-9</text:p>
          </table:table-cell>
          <table:table-cell office:value-type="float" office:value="0.99476002527454">
            <text:p>0.9947600253</text:p>
          </table:table-cell>
          <table:table-cell office:value-type="float" office:value="1.3421980250628">
            <text:p>1.342198025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8">
            <text:p>-8</text:p>
          </table:table-cell>
          <table:table-cell office:value-type="float" office:value="0.612515143551028">
            <text:p>0.6125151436</text:p>
          </table:table-cell>
          <table:table-cell office:value-type="float" office:value="0.846848163386745">
            <text:p>0.846848163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7">
            <text:p>-7</text:p>
          </table:table-cell>
          <table:table-cell office:value-type="float" office:value="0.423727528437724">
            <text:p>0.4237275284</text:p>
          </table:table-cell>
          <table:table-cell office:value-type="float" office:value="0.590982463184093">
            <text:p>0.590982463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6">
            <text:p>-6</text:p>
          </table:table-cell>
          <table:table-cell office:value-type="float" office:value="0.328735634273819">
            <text:p>0.3287356343</text:p>
          </table:table-cell>
          <table:table-cell office:value-type="float" office:value="0.453164628713696">
            <text:p>0.453164628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5">
            <text:p>-5</text:p>
          </table:table-cell>
          <table:table-cell office:value-type="float" office:value="0.290483454457615">
            <text:p>0.2904834545</text:p>
          </table:table-cell>
          <table:table-cell office:value-type="float" office:value="0.387389284522173">
            <text:p>0.387389284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4">
            <text:p>-4</text:p>
          </table:table-cell>
          <table:table-cell office:value-type="float" office:value="0.314823167521771">
            <text:p>0.3148231675</text:p>
          </table:table-cell>
          <table:table-cell office:value-type="float" office:value="0.401271700410285">
            <text:p>0.401271700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3">
            <text:p>-3</text:p>
          </table:table-cell>
          <table:table-cell office:value-type="float" office:value="0.715609810399044">
            <text:p>0.7156098104</text:p>
          </table:table-cell>
          <table:table-cell office:value-type="float" office:value="0.928051428932734">
            <text:p>0.928051428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2">
            <text:p>-2</text:p>
          </table:table-cell>
          <table:table-cell office:value-type="float" office:value="0.714992550722763">
            <text:p>0.7149925507</text:p>
          </table:table-cell>
          <table:table-cell office:value-type="float" office:value="1.27054743470184">
            <text:p>1.270547434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1">
            <text:p>-1</text:p>
          </table:table-cell>
          <table:table-cell office:value-type="float" office:value="0.202451159434855">
            <text:p>0.2024511594</text:p>
          </table:table-cell>
          <table:table-cell office:value-type="float" office:value="0.298029086665088">
            <text:p>0.29802908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94.5869487072132">
            <text:p>94.5869487072</text:p>
          </table:table-cell>
          <table:table-cell office:value-type="float" office:value="8517.15456862248">
            <text:p>8517.154568622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107068189785635">
            <text:p>0.1070681898</text:p>
          </table:table-cell>
          <table:table-cell office:value-type="float" office:value="0.15547935331461">
            <text:p>0.155479353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.122712033537662">
            <text:p>0.1227120335</text:p>
          </table:table-cell>
          <table:table-cell office:value-type="float" office:value="0.158317438650603">
            <text:p>0.158317438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0.132803998498669">
            <text:p>0.1328039985</text:p>
          </table:table-cell>
          <table:table-cell office:value-type="float" office:value="0.160784727437559">
            <text:p>0.160784727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0.141116649096034">
            <text:p>0.1411166491</text:p>
          </table:table-cell>
          <table:table-cell office:value-type="float" office:value="0.16366505364345">
            <text:p>0.163665053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0.148586316453813">
            <text:p>0.1485863165</text:p>
          </table:table-cell>
          <table:table-cell office:value-type="float" office:value="0.166952505891137">
            <text:p>0.16695250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0.155544834580346">
            <text:p>0.1555448346</text:p>
          </table:table-cell>
          <table:table-cell office:value-type="float" office:value="0.170548317190528">
            <text:p>0.170548317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0.162134712639383">
            <text:p>0.1621347126</text:p>
          </table:table-cell>
          <table:table-cell office:value-type="float" office:value="0.17435610140805">
            <text:p>0.174356101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0.168426393572682">
            <text:p>0.1684263936</text:p>
          </table:table-cell>
          <table:table-cell office:value-type="float" office:value="0.178297233696938">
            <text:p>0.178297233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0.174459532742933">
            <text:p>0.1744595327</text:p>
          </table:table-cell>
          <table:table-cell office:value-type="float" office:value="0.182310913202896">
            <text:p>0.182310913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0.180259562562547">
            <text:p>0.1802595626</text:p>
          </table:table-cell>
          <table:table-cell office:value-type="float" office:value="0.18635119411934">
            <text:p>0.186351194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10">
            <text:p>-10</text:p>
          </table:table-cell>
          <table:table-cell office:value-type="float" office:value="1.84092023631367">
            <text:p>1.8409202363</text:p>
          </table:table-cell>
          <table:table-cell office:value-type="float" office:value="2.40338048529108">
            <text:p>2.403380485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9">
            <text:p>-9</text:p>
          </table:table-cell>
          <table:table-cell office:value-type="float" office:value="0.991772127434302">
            <text:p>0.9917721274</text:p>
          </table:table-cell>
          <table:table-cell office:value-type="float" office:value="1.33910109753135">
            <text:p>1.339101097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8">
            <text:p>-8</text:p>
          </table:table-cell>
          <table:table-cell office:value-type="float" office:value="0.611734023354477">
            <text:p>0.6117340234</text:p>
          </table:table-cell>
          <table:table-cell office:value-type="float" office:value="0.846036876538509">
            <text:p>0.84603687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7">
            <text:p>-7</text:p>
          </table:table-cell>
          <table:table-cell office:value-type="float" office:value="0.423671680659381">
            <text:p>0.4236716807</text:p>
          </table:table-cell>
          <table:table-cell office:value-type="float" office:value="0.590922564662435">
            <text:p>0.59092256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6">
            <text:p>-6</text:p>
          </table:table-cell>
          <table:table-cell office:value-type="float" office:value="0.328970002868234">
            <text:p>0.3289700029</text:p>
          </table:table-cell>
          <table:table-cell office:value-type="float" office:value="0.45343627984912">
            <text:p>0.453436279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5">
            <text:p>-5</text:p>
          </table:table-cell>
          <table:table-cell office:value-type="float" office:value="0.290949428474265">
            <text:p>0.2909494285</text:p>
          </table:table-cell>
          <table:table-cell office:value-type="float" office:value="0.387999722287141">
            <text:p>0.387999722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4">
            <text:p>-4</text:p>
          </table:table-cell>
          <table:table-cell office:value-type="float" office:value="0.315912586839932">
            <text:p>0.3159125868</text:p>
          </table:table-cell>
          <table:table-cell office:value-type="float" office:value="0.402900170364643">
            <text:p>0.402900170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3">
            <text:p>-3</text:p>
          </table:table-cell>
          <table:table-cell office:value-type="float" office:value="0.725094869055932">
            <text:p>0.7250948691</text:p>
          </table:table-cell>
          <table:table-cell office:value-type="float" office:value="0.943318580403446">
            <text:p>0.943318580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2">
            <text:p>-2</text:p>
          </table:table-cell>
          <table:table-cell office:value-type="float" office:value="0.704243763072305">
            <text:p>0.7042437631</text:p>
          </table:table-cell>
          <table:table-cell office:value-type="float" office:value="1.2553459266727">
            <text:p>1.25534592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1">
            <text:p>-1</text:p>
          </table:table-cell>
          <table:table-cell office:value-type="float" office:value="0.20245364961741">
            <text:p>0.2024536496</text:p>
          </table:table-cell>
          <table:table-cell office:value-type="float" office:value="0.29803203864947">
            <text:p>0.298032038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107051461376931">
            <text:p>0.1070514614</text:p>
          </table:table-cell>
          <table:table-cell office:value-type="float" office:value="0.155514608381464">
            <text:p>0.155514608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122696889079329">
            <text:p>0.1226968891</text:p>
          </table:table-cell>
          <table:table-cell office:value-type="float" office:value="0.158313358759033">
            <text:p>0.158313358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0.132797124037235">
            <text:p>0.132797124</text:p>
          </table:table-cell>
          <table:table-cell office:value-type="float" office:value="0.160778662946337">
            <text:p>0.160778662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0.14112008440858">
            <text:p>0.1411200844</text:p>
          </table:table-cell>
          <table:table-cell office:value-type="float" office:value="0.163669034687061">
            <text:p>0.16366903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0.148600619165931">
            <text:p>0.1486006192</text:p>
          </table:table-cell>
          <table:table-cell office:value-type="float" office:value="0.166971371479521">
            <text:p>0.166971371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0.155569863660423">
            <text:p>0.1555698637</text:p>
          </table:table-cell>
          <table:table-cell office:value-type="float" office:value="0.170584063803869">
            <text:p>0.170584063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0.162169937028191">
            <text:p>0.162169937</text:p>
          </table:table-cell>
          <table:table-cell office:value-type="float" office:value="0.17440937872594">
            <text:p>0.174409378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0.168471048695312">
            <text:p>0.1684710487</text:p>
          </table:table-cell>
          <table:table-cell office:value-type="float" office:value="0.178367981884957">
            <text:p>0.178367981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0.174512713223083">
            <text:p>0.1745127132</text:p>
          </table:table-cell>
          <table:table-cell office:value-type="float" office:value="0.182398676237277">
            <text:p>0.182398676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office:value-type="float" office:value="0.180320282494101">
            <text:p>0.1803202825</text:p>
          </table:table-cell>
          <table:table-cell office:value-type="float" office:value="0.186455290290858">
            <text:p>0.186455290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10">
            <text:p>-10</text:p>
          </table:table-cell>
          <table:table-cell office:value-type="float" office:value="1.83061670801217">
            <text:p>1.830616708</text:p>
          </table:table-cell>
          <table:table-cell office:value-type="float" office:value="2.39255167471049">
            <text:p>2.392551674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9">
            <text:p>-9</text:p>
          </table:table-cell>
          <table:table-cell office:value-type="float" office:value="0.988883498520596">
            <text:p>0.9888834985</text:p>
          </table:table-cell>
          <table:table-cell office:value-type="float" office:value="1.33610812234413">
            <text:p>1.336108122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8">
            <text:p>-8</text:p>
          </table:table-cell>
          <table:table-cell office:value-type="float" office:value="0.610976380788983">
            <text:p>0.6109763808</text:p>
          </table:table-cell>
          <table:table-cell office:value-type="float" office:value="0.845250439874221">
            <text:p>0.845250439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7">
            <text:p>-7</text:p>
          </table:table-cell>
          <table:table-cell office:value-type="float" office:value="0.423617362908092">
            <text:p>0.4236173629</text:p>
          </table:table-cell>
          <table:table-cell office:value-type="float" office:value="0.590864330332845">
            <text:p>0.590864330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6">
            <text:p>-6</text:p>
          </table:table-cell>
          <table:table-cell office:value-type="float" office:value="0.329198523538091">
            <text:p>0.3291985235</text:p>
          </table:table-cell>
          <table:table-cell office:value-type="float" office:value="0.453701273241012">
            <text:p>0.453701273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5">
            <text:p>-5</text:p>
          </table:table-cell>
          <table:table-cell office:value-type="float" office:value="0.291405084890098">
            <text:p>0.2914050849</text:p>
          </table:table-cell>
          <table:table-cell office:value-type="float" office:value="0.388597739669782">
            <text:p>0.388597739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4">
            <text:p>-4</text:p>
          </table:table-cell>
          <table:table-cell office:value-type="float" office:value="0.316982573485259">
            <text:p>0.3169825735</text:p>
          </table:table-cell>
          <table:table-cell office:value-type="float" office:value="0.404504566124493">
            <text:p>0.40450456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3">
            <text:p>-3</text:p>
          </table:table-cell>
          <table:table-cell office:value-type="float" office:value="0.734549802790783">
            <text:p>0.7345498028</text:p>
          </table:table-cell>
          <table:table-cell office:value-type="float" office:value="0.958588926147857">
            <text:p>0.95858892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2">
            <text:p>-2</text:p>
          </table:table-cell>
          <table:table-cell office:value-type="float" office:value="0.694074847122533">
            <text:p>0.6940748471</text:p>
          </table:table-cell>
          <table:table-cell office:value-type="float" office:value="1.24095257108123">
            <text:p>1.240952571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0.202456071939717">
            <text:p>0.2024560719</text:p>
          </table:table-cell>
          <table:table-cell office:value-type="float" office:value="0.298034905652184">
            <text:p>0.298034905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8.7788403523442">
            <text:p>18.7788403523</text:p>
          </table:table-cell>
          <table:table-cell office:value-type="float" office:value="2074.78639940651">
            <text:p>2074.786399406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107035204466739">
            <text:p>0.1070352045</text:p>
          </table:table-cell>
          <table:table-cell office:value-type="float" office:value="0.155549392457363">
            <text:p>0.155549392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122682139699376">
            <text:p>0.1226821397</text:p>
          </table:table-cell>
          <table:table-cell office:value-type="float" office:value="0.158309446467411">
            <text:p>0.158309446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0.132790416154109">
            <text:p>0.1327904162</text:p>
          </table:table-cell>
          <table:table-cell office:value-type="float" office:value="0.160772729893651">
            <text:p>0.160772729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0.141123429341737">
            <text:p>0.1411234293</text:p>
          </table:table-cell>
          <table:table-cell office:value-type="float" office:value="0.163672926874847">
            <text:p>0.163672926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0.148614580780389">
            <text:p>0.1486145808</text:p>
          </table:table-cell>
          <table:table-cell office:value-type="float" office:value="0.166989867857499">
            <text:p>0.166989867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0.155594321399817">
            <text:p>0.1555943214</text:p>
          </table:table-cell>
          <table:table-cell office:value-type="float" office:value="0.170619145496462">
            <text:p>0.170619145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0.162204386991104">
            <text:p>0.162204387</text:p>
          </table:table-cell>
          <table:table-cell office:value-type="float" office:value="0.174461699391975">
            <text:p>0.174461699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0.16851475654054">
            <text:p>0.1685147565</text:p>
          </table:table-cell>
          <table:table-cell office:value-type="float" office:value="0.17843749484062">
            <text:p>0.178437494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0.174564804874542">
            <text:p>0.1745648049</text:p>
          </table:table-cell>
          <table:table-cell office:value-type="float" office:value="0.182484943047472">
            <text:p>0.18248494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0.180379803193423">
            <text:p>0.1803798032</text:p>
          </table:table-cell>
          <table:table-cell office:value-type="float" office:value="0.186557648825333">
            <text:p>0.186557648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10">
            <text:p>-10</text:p>
          </table:table-cell>
          <table:table-cell office:value-type="float" office:value="1.82069400629019">
            <text:p>1.8206940063</text:p>
          </table:table-cell>
          <table:table-cell office:value-type="float" office:value="2.38212250624574">
            <text:p>2.38212250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9">
            <text:p>-9</text:p>
          </table:table-cell>
          <table:table-cell office:value-type="float" office:value="0.986089302988074">
            <text:p>0.986089303</text:p>
          </table:table-cell>
          <table:table-cell office:value-type="float" office:value="1.33321399381642">
            <text:p>1.333213993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8">
            <text:p>-8</text:p>
          </table:table-cell>
          <table:table-cell office:value-type="float" office:value="0.610241178509692">
            <text:p>0.6102411785</text:p>
          </table:table-cell>
          <table:table-cell office:value-type="float" office:value="0.844487736042786">
            <text:p>0.84448773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7">
            <text:p>-7</text:p>
          </table:table-cell>
          <table:table-cell office:value-type="float" office:value="0.423564513650194">
            <text:p>0.4235645137</text:p>
          </table:table-cell>
          <table:table-cell office:value-type="float" office:value="0.590807692198649">
            <text:p>0.590807692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6">
            <text:p>-6</text:p>
          </table:table-cell>
          <table:table-cell office:value-type="float" office:value="0.329421410602227">
            <text:p>0.3294214106</text:p>
          </table:table-cell>
          <table:table-cell office:value-type="float" office:value="0.453959849475329">
            <text:p>0.453959849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5">
            <text:p>-5</text:p>
          </table:table-cell>
          <table:table-cell office:value-type="float" office:value="0.291850756596238">
            <text:p>0.2918507566</text:p>
          </table:table-cell>
          <table:table-cell office:value-type="float" office:value="0.389183699635012">
            <text:p>0.389183699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4">
            <text:p>-4</text:p>
          </table:table-cell>
          <table:table-cell office:value-type="float" office:value="0.318033616261815">
            <text:p>0.3180336163</text:p>
          </table:table-cell>
          <table:table-cell office:value-type="float" office:value="0.40608532036739">
            <text:p>0.406085320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3">
            <text:p>-3</text:p>
          </table:table-cell>
          <table:table-cell office:value-type="float" office:value="0.743973741748008">
            <text:p>0.7439737417</text:p>
          </table:table-cell>
          <table:table-cell office:value-type="float" office:value="0.973859394226258">
            <text:p>0.973859394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2">
            <text:p>-2</text:p>
          </table:table-cell>
          <table:table-cell office:value-type="float" office:value="0.684441384795222">
            <text:p>0.6844413848</text:p>
          </table:table-cell>
          <table:table-cell office:value-type="float" office:value="1.22730615573499">
            <text:p>1.227306155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1">
            <text:p>-1</text:p>
          </table:table-cell>
          <table:table-cell office:value-type="float" office:value="0.202458428837698">
            <text:p>0.2024584288</text:p>
          </table:table-cell>
          <table:table-cell office:value-type="float" office:value="0.298037690957504">
            <text:p>0.29803769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15.41217763067">
            <text:p>115.4121776307</text:p>
          </table:table-cell>
          <table:table-cell office:value-type="float" office:value="381.303467547439">
            <text:p>381.303467547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107019399761981">
            <text:p>0.1070193998</text:p>
          </table:table-cell>
          <table:table-cell office:value-type="float" office:value="0.15558370701626">
            <text:p>0.15558370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0.122667770613537">
            <text:p>0.1226677706</text:p>
          </table:table-cell>
          <table:table-cell office:value-type="float" office:value="0.15830569423895">
            <text:p>0.158305694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0.132783869346269">
            <text:p>0.1327838693</text:p>
          </table:table-cell>
          <table:table-cell office:value-type="float" office:value="0.160766924909979">
            <text:p>0.160766924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0.141126687826455">
            <text:p>0.1411266878</text:p>
          </table:table-cell>
          <table:table-cell office:value-type="float" office:value="0.163676733396992">
            <text:p>0.163676733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0.14862821372504">
            <text:p>0.1486282137</text:p>
          </table:table-cell>
          <table:table-cell office:value-type="float" office:value="0.167008005009869">
            <text:p>0.16700800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0.155618227434526">
            <text:p>0.1556182274</text:p>
          </table:table-cell>
          <table:table-cell office:value-type="float" office:value="0.170653578660771">
            <text:p>0.170653578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0.162238087979921">
            <text:p>0.162238088</text:p>
          </table:table-cell>
          <table:table-cell office:value-type="float" office:value="0.174513085615051">
            <text:p>0.17451308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0.168557546987583">
            <text:p>0.168557547</text:p>
          </table:table-cell>
          <table:table-cell office:value-type="float" office:value="0.178505799937922">
            <text:p>0.178505799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0.174615840673166">
            <text:p>0.1746158407</text:p>
          </table:table-cell>
          <table:table-cell office:value-type="float" office:value="0.182569745519639">
            <text:p>0.18256974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0.180438159488028">
            <text:p>0.1804381595</text:p>
          </table:table-cell>
          <table:table-cell office:value-type="float" office:value="0.186658305492887">
            <text:p>0.186658305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0">
            <text:p>-10</text:p>
          </table:table-cell>
          <table:table-cell office:value-type="float" office:value="1.81113159289175">
            <text:p>1.8111315929</text:p>
          </table:table-cell>
          <table:table-cell office:value-type="float" office:value="2.37207146706144">
            <text:p>2.372071467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9">
            <text:p>-9</text:p>
          </table:table-cell>
          <table:table-cell office:value-type="float" office:value="0.983385012343481">
            <text:p>0.9833850123</text:p>
          </table:table-cell>
          <table:table-cell office:value-type="float" office:value="1.33041393128911">
            <text:p>1.330413931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8">
            <text:p>-8</text:p>
          </table:table-cell>
          <table:table-cell office:value-type="float" office:value="0.609527439006212">
            <text:p>0.609527439</text:p>
          </table:table-cell>
          <table:table-cell office:value-type="float" office:value="0.843747712856097">
            <text:p>0.843747712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7">
            <text:p>-7</text:p>
          </table:table-cell>
          <table:table-cell office:value-type="float" office:value="0.423513074569965">
            <text:p>0.4235130746</text:p>
          </table:table-cell>
          <table:table-cell office:value-type="float" office:value="0.590752585867924">
            <text:p>0.590752585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">
            <text:p>-6</text:p>
          </table:table-cell>
          <table:table-cell office:value-type="float" office:value="0.329638868172853">
            <text:p>0.3296388682</text:p>
          </table:table-cell>
          <table:table-cell office:value-type="float" office:value="0.454212237756583">
            <text:p>0.454212237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">
            <text:p>-5</text:p>
          </table:table-cell>
          <table:table-cell office:value-type="float" office:value="0.292286762738591">
            <text:p>0.2922867627</text:p>
          </table:table-cell>
          <table:table-cell office:value-type="float" office:value="0.38975795152989">
            <text:p>0.389757951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">
            <text:p>-4</text:p>
          </table:table-cell>
          <table:table-cell office:value-type="float" office:value="0.319066189378193">
            <text:p>0.3190661894</text:p>
          </table:table-cell>
          <table:table-cell office:value-type="float" office:value="0.407642859853091">
            <text:p>0.407642859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3">
            <text:p>-3</text:p>
          </table:table-cell>
          <table:table-cell office:value-type="float" office:value="0.75336587134462">
            <text:p>0.7533658713</text:p>
          </table:table-cell>
          <table:table-cell office:value-type="float" office:value="0.989127041252166">
            <text:p>0.989127041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2">
            <text:p>-2</text:p>
          </table:table-cell>
          <table:table-cell office:value-type="float" office:value="0.675303291398926">
            <text:p>0.6753032914</text:p>
          </table:table-cell>
          <table:table-cell office:value-type="float" office:value="1.21435137461833">
            <text:p>1.214351374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">
            <text:p>-1</text:p>
          </table:table-cell>
          <table:table-cell office:value-type="float" office:value="0.202460722658129">
            <text:p>0.2024607227</text:p>
          </table:table-cell>
          <table:table-cell office:value-type="float" office:value="0.298040397714864">
            <text:p>0.298040397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70.6004287627219">
            <text:p>70.6004287627</text:p>
          </table:table-cell>
          <table:table-cell office:value-type="float" office:value="410.257362702441">
            <text:p>410.257362702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107004028978774">
            <text:p>0.107004029</text:p>
          </table:table-cell>
          <table:table-cell office:value-type="float" office:value="0.155617554092308">
            <text:p>0.155617554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.122653767726611">
            <text:p>0.1226537677</text:p>
          </table:table-cell>
          <table:table-cell office:value-type="float" office:value="0.158302094898517">
            <text:p>0.158302094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0.132777478308613">
            <text:p>0.1327774783</text:p>
          </table:table-cell>
          <table:table-cell office:value-type="float" office:value="0.160761244683875">
            <text:p>0.160761244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0.141129863540874">
            <text:p>0.1411298635</text:p>
          </table:table-cell>
          <table:table-cell office:value-type="float" office:value="0.163680457260758">
            <text:p>0.163680457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0.14864152980252">
            <text:p>0.1486415298</text:p>
          </table:table-cell>
          <table:table-cell office:value-type="float" office:value="0.167025792557272">
            <text:p>0.167025792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0.155641600487382">
            <text:p>0.1556416005</text:p>
          </table:table-cell>
          <table:table-cell office:value-type="float" office:value="0.170687379191406">
            <text:p>0.17068737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0.162271064326783">
            <text:p>0.1622710643</text:p>
          </table:table-cell>
          <table:table-cell office:value-type="float" office:value="0.174563559010484">
            <text:p>0.17456355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0.168599448664698">
            <text:p>0.1685994487</text:p>
          </table:table-cell>
          <table:table-cell office:value-type="float" office:value="0.178572923892624">
            <text:p>0.178572923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0.174665852280292">
            <text:p>0.1746658523</text:p>
          </table:table-cell>
          <table:table-cell office:value-type="float" office:value="0.182653114842982">
            <text:p>0.182653114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0.180495384887346">
            <text:p>0.1804953849</text:p>
          </table:table-cell>
          <table:table-cell office:value-type="float" office:value="0.186757295349933">
            <text:p>0.186757295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10">
            <text:p>-10</text:p>
          </table:table-cell>
          <table:table-cell office:value-type="float" office:value="1.8019103685007">
            <text:p>1.8019103685</text:p>
          </table:table-cell>
          <table:table-cell office:value-type="float" office:value="2.36237854459874">
            <text:p>2.362378544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9">
            <text:p>-9</text:p>
          </table:table-cell>
          <table:table-cell office:value-type="float" office:value="0.980766381292853">
            <text:p>0.9807663813</text:p>
          </table:table-cell>
          <table:table-cell office:value-type="float" office:value="1.32770345396222">
            <text:p>1.32770345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8">
            <text:p>-8</text:p>
          </table:table-cell>
          <table:table-cell office:value-type="float" office:value="0.608834240377293">
            <text:p>0.6088342404</text:p>
          </table:table-cell>
          <table:table-cell office:value-type="float" office:value="0.843029378672136">
            <text:p>0.843029378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7">
            <text:p>-7</text:p>
          </table:table-cell>
          <table:table-cell office:value-type="float" office:value="0.423462990364708">
            <text:p>0.4234629904</text:p>
          </table:table-cell>
          <table:table-cell office:value-type="float" office:value="0.590698950321799">
            <text:p>0.590698950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6">
            <text:p>-6</text:p>
          </table:table-cell>
          <table:table-cell office:value-type="float" office:value="0.329851090745773">
            <text:p>0.3298510907</text:p>
          </table:table-cell>
          <table:table-cell office:value-type="float" office:value="0.454458656567566">
            <text:p>0.45445865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5">
            <text:p>-5</text:p>
          </table:table-cell>
          <table:table-cell office:value-type="float" office:value="0.292713409389006">
            <text:p>0.2927134094</text:p>
          </table:table-cell>
          <table:table-cell office:value-type="float" office:value="0.390320831703285">
            <text:p>0.39032083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">
            <text:p>-4</text:p>
          </table:table-cell>
          <table:table-cell office:value-type="float" office:value="0.320080752865358">
            <text:p>0.3200807529</text:p>
          </table:table-cell>
          <table:table-cell office:value-type="float" office:value="0.409177605243271">
            <text:p>0.409177605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3">
            <text:p>-3</text:p>
          </table:table-cell>
          <table:table-cell office:value-type="float" office:value="0.762725429490818">
            <text:p>0.7627254295</text:p>
          </table:table-cell>
          <table:table-cell office:value-type="float" office:value="1.00438904813954">
            <text:p>1.004389048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2">
            <text:p>-2</text:p>
          </table:table-cell>
          <table:table-cell office:value-type="float" office:value="0.666624307611051">
            <text:p>0.6666243076</text:p>
          </table:table-cell>
          <table:table-cell office:value-type="float" office:value="1.20203814274871">
            <text:p>1.202038142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1">
            <text:p>-1</text:p>
          </table:table-cell>
          <table:table-cell office:value-type="float" office:value="0.20246295566007">
            <text:p>0.2024629557</text:p>
          </table:table-cell>
          <table:table-cell office:value-type="float" office:value="0.298043028942491">
            <text:p>0.298043028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.792713775062">
            <text:p>3.7927137751</text:p>
          </table:table-cell>
          <table:table-cell office:value-type="float" office:value="17.5414483908234">
            <text:p>17.541448390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106989074779699">
            <text:p>0.1069890748</text:p>
          </table:table-cell>
          <table:table-cell office:value-type="float" office:value="0.155650936223925">
            <text:p>0.155650936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122640117596126">
            <text:p>0.1226401176</text:p>
          </table:table-cell>
          <table:table-cell office:value-type="float" office:value="0.158298641615548">
            <text:p>0.158298641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0.132771237929203">
            <text:p>0.1327712379</text:p>
          </table:table-cell>
          <table:table-cell office:value-type="float" office:value="0.160755685966299">
            <text:p>0.16075568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0.141132959931625">
            <text:p>0.1411329599</text:p>
          </table:table-cell>
          <table:table-cell office:value-type="float" office:value="0.163684101305423">
            <text:p>0.163684101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0.148654540231043">
            <text:p>0.1486545402</text:p>
          </table:table-cell>
          <table:table-cell office:value-type="float" office:value="0.167043239775712">
            <text:p>0.167043239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0.155664458422207">
            <text:p>0.1556644584</text:p>
          </table:table-cell>
          <table:table-cell office:value-type="float" office:value="0.170720562505664">
            <text:p>0.170720562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 office:value-type="float" office:value="0.162303339306252">
            <text:p>0.1623033393</text:p>
          </table:table-cell>
          <table:table-cell office:value-type="float" office:value="0.174613140619286">
            <text:p>0.174613140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0.168640489014497">
            <text:p>0.168640489</text:p>
          </table:table-cell>
          <table:table-cell office:value-type="float" office:value="0.1786388927787">
            <text:p>0.178638892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0.174714870107301">
            <text:p>0.1747148701</text:p>
          </table:table-cell>
          <table:table-cell office:value-type="float" office:value="0.182735081522289">
            <text:p>0.182735081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0.180551511643183">
            <text:p>0.1805515116</text:p>
          </table:table-cell>
          <table:table-cell office:value-type="float" office:value="0.186854652746981">
            <text:p>0.186854652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10">
            <text:p>-10</text:p>
          </table:table-cell>
          <table:table-cell office:value-type="float" office:value="1.79301254973849">
            <text:p>1.7930125497</text:p>
          </table:table-cell>
          <table:table-cell office:value-type="float" office:value="2.35302509924158">
            <text:p>2.353025099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9">
            <text:p>-9</text:p>
          </table:table-cell>
          <table:table-cell office:value-type="float" office:value="0.978229426068418">
            <text:p>0.9782294261</text:p>
          </table:table-cell>
          <table:table-cell office:value-type="float" office:value="1.32507835801173">
            <text:p>1.32507835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8">
            <text:p>-8</text:p>
          </table:table-cell>
          <table:table-cell office:value-type="float" office:value="0.608160712456659">
            <text:p>0.6081607125</text:p>
          </table:table-cell>
          <table:table-cell office:value-type="float" office:value="0.842331798160686">
            <text:p>0.842331798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7">
            <text:p>-7</text:p>
          </table:table-cell>
          <table:table-cell office:value-type="float" office:value="0.423414208555277">
            <text:p>0.4234142086</text:p>
          </table:table-cell>
          <table:table-cell office:value-type="float" office:value="0.590646727700311">
            <text:p>0.590646727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6">
            <text:p>-6</text:p>
          </table:table-cell>
          <table:table-cell office:value-type="float" office:value="0.330058263750925">
            <text:p>0.3300582638</text:p>
          </table:table-cell>
          <table:table-cell office:value-type="float" office:value="0.454699314284241">
            <text:p>0.454699314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5">
            <text:p>-5</text:p>
          </table:table-cell>
          <table:table-cell office:value-type="float" office:value="0.293130990179725">
            <text:p>0.2931309902</text:p>
          </table:table-cell>
          <table:table-cell office:value-type="float" office:value="0.390872664092417">
            <text:p>0.390872664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">
            <text:p>-4</text:p>
          </table:table-cell>
          <table:table-cell office:value-type="float" office:value="0.321077752990993">
            <text:p>0.321077753</text:p>
          </table:table-cell>
          <table:table-cell office:value-type="float" office:value="0.41068997095154">
            <text:p>0.41068997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3">
            <text:p>-3</text:p>
          </table:table-cell>
          <table:table-cell office:value-type="float" office:value="0.772051703947049">
            <text:p>0.7720517039</text:p>
          </table:table-cell>
          <table:table-cell office:value-type="float" office:value="1.01964271592308">
            <text:p>1.019642715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2">
            <text:p>-2</text:p>
          </table:table-cell>
          <table:table-cell office:value-type="float" office:value="0.658371560484061">
            <text:p>0.6583715605</text:p>
          </table:table-cell>
          <table:table-cell office:value-type="float" office:value="1.19032100325516">
            <text:p>1.190321003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1">
            <text:p>-1</text:p>
          </table:table-cell>
          <table:table-cell office:value-type="float" office:value="0.202465130016571">
            <text:p>0.20246513</text:p>
          </table:table-cell>
          <table:table-cell office:value-type="float" office:value="0.298045587531262">
            <text:p>0.298045587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4.3939645715403">
            <text:p>34.3939645715</text:p>
          </table:table-cell>
          <table:table-cell office:value-type="float" office:value="37.2791351147753">
            <text:p>37.279135114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106974520715481">
            <text:p>0.1069745207</text:p>
          </table:table-cell>
          <table:table-cell office:value-type="float" office:value="0.155683856402245">
            <text:p>0.15568385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0.122626807397986">
            <text:p>0.1226268074</text:p>
          </table:table-cell>
          <table:table-cell office:value-type="float" office:value="0.158295327887604">
            <text:p>0.158295327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0.132765143284145">
            <text:p>0.1327651433</text:p>
          </table:table-cell>
          <table:table-cell office:value-type="float" office:value="0.160750245574053">
            <text:p>0.16075024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0.141135980233019">
            <text:p>0.1411359802</text:p>
          </table:table-cell>
          <table:table-cell office:value-type="float" office:value="0.163687668215757">
            <text:p>0.163687668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0.148667255681942">
            <text:p>0.1486672557</text:p>
          </table:table-cell>
          <table:table-cell office:value-type="float" office:value="0.16706035561457">
            <text:p>0.16706035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0.155686818294062">
            <text:p>0.1556868183</text:p>
          </table:table-cell>
          <table:table-cell office:value-type="float" office:value="0.170753143562751">
            <text:p>0.170753143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0.162334935193252">
            <text:p>0.1623349352</text:p>
          </table:table-cell>
          <table:table-cell office:value-type="float" office:value="0.174661850926439">
            <text:p>0.174661850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0.168680694355208">
            <text:p>0.1686806944</text:p>
          </table:table-cell>
          <table:table-cell office:value-type="float" office:value="0.178703732044203">
            <text:p>0.17870373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office:value-type="float" office:value="0.174762923376465">
            <text:p>0.1747629234</text:p>
          </table:table-cell>
          <table:table-cell office:value-type="float" office:value="0.18281567539032">
            <text:p>0.182815675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0.180606570807024">
            <text:p>0.1806065708</text:p>
          </table:table-cell>
          <table:table-cell office:value-type="float" office:value="0.186950411336789">
            <text:p>0.186950411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10">
            <text:p>-10</text:p>
          </table:table-cell>
          <table:table-cell office:value-type="float" office:value="1.78442155849972">
            <text:p>1.7844215585</text:p>
          </table:table-cell>
          <table:table-cell office:value-type="float" office:value="2.34399374964854">
            <text:p>2.343993749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9">
            <text:p>-9</text:p>
          </table:table-cell>
          <table:table-cell office:value-type="float" office:value="0.975770404707247">
            <text:p>0.9757704047</text:p>
          </table:table-cell>
          <table:table-cell office:value-type="float" office:value="1.32253469575313">
            <text:p>1.322534695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8">
            <text:p>-8</text:p>
          </table:table-cell>
          <table:table-cell office:value-type="float" office:value="0.607506033256755">
            <text:p>0.6075060333</text:p>
          </table:table-cell>
          <table:table-cell office:value-type="float" office:value="0.841654088415668">
            <text:p>0.841654088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7">
            <text:p>-7</text:p>
          </table:table-cell>
          <table:table-cell office:value-type="float" office:value="0.423366679310341">
            <text:p>0.4233666793</text:p>
          </table:table-cell>
          <table:table-cell office:value-type="float" office:value="0.590595863103854">
            <text:p>0.590595863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6">
            <text:p>-6</text:p>
          </table:table-cell>
          <table:table-cell office:value-type="float" office:value="0.330260564066072">
            <text:p>0.3302605641</text:p>
          </table:table-cell>
          <table:table-cell office:value-type="float" office:value="0.454934409749043">
            <text:p>0.454934409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5">
            <text:p>-5</text:p>
          </table:table-cell>
          <table:table-cell office:value-type="float" office:value="0.293539786903348">
            <text:p>0.2935397869</text:p>
          </table:table-cell>
          <table:table-cell office:value-type="float" office:value="0.391413760778402">
            <text:p>0.391413760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">
            <text:p>-4</text:p>
          </table:table-cell>
          <table:table-cell office:value-type="float" office:value="0.322057622668931">
            <text:p>0.3220576227</text:p>
          </table:table-cell>
          <table:table-cell office:value-type="float" office:value="0.41218036502085">
            <text:p>0.41218036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3">
            <text:p>-3</text:p>
          </table:table-cell>
          <table:table-cell office:value-type="float" office:value="0.781344029811865">
            <text:p>0.7813440298</text:p>
          </table:table-cell>
          <table:table-cell office:value-type="float" office:value="1.03488546165885">
            <text:p>1.034885461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2">
            <text:p>-2</text:p>
          </table:table-cell>
          <table:table-cell office:value-type="float" office:value="0.650515182874042">
            <text:p>0.6505151829</text:p>
          </table:table-cell>
          <table:table-cell office:value-type="float" office:value="1.17915861262705">
            <text:p>1.179158612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0.202467247816735">
            <text:p>0.2024672478</text:p>
          </table:table-cell>
          <table:table-cell office:value-type="float" office:value="0.298048076248904">
            <text:p>0.29804807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4.1701307092243">
            <text:p>24.1701307092</text:p>
          </table:table-cell>
          <table:table-cell office:value-type="float" office:value="876.2724454558">
            <text:p>876.272445455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106960351170757">
            <text:p>0.1069603512</text:p>
          </table:table-cell>
          <table:table-cell office:value-type="float" office:value="0.155716318023629">
            <text:p>0.15571631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12261382489399">
            <text:p>0.1226138249</text:p>
          </table:table-cell>
          <table:table-cell office:value-type="float" office:value="0.158292147524559">
            <text:p>0.158292147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0.132759189632176">
            <text:p>0.1327591896</text:p>
          </table:table-cell>
          <table:table-cell office:value-type="float" office:value="0.160744920392418">
            <text:p>0.160744920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0.141138927484348">
            <text:p>0.1411389275</text:p>
          </table:table-cell>
          <table:table-cell office:value-type="float" office:value="0.163691160534211">
            <text:p>0.163691160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0.148679686314251">
            <text:p>0.1486796863</text:p>
          </table:table-cell>
          <table:table-cell office:value-type="float" office:value="0.167077148713256">
            <text:p>0.167077148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0.155708696395928">
            <text:p>0.1557086964</text:p>
          </table:table-cell>
          <table:table-cell office:value-type="float" office:value="0.170785136881801">
            <text:p>0.170785136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0.162365873317169">
            <text:p>0.1623658733</text:p>
          </table:table-cell>
          <table:table-cell office:value-type="float" office:value="0.174709709878271">
            <text:p>0.174709709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0.168720089938141">
            <text:p>0.1687200899</text:p>
          </table:table-cell>
          <table:table-cell office:value-type="float" office:value="0.178767466526591">
            <text:p>0.178767466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0.174810040178305">
            <text:p>0.1748100402</text:p>
          </table:table-cell>
          <table:table-cell office:value-type="float" office:value="0.18289492562008">
            <text:p>0.182894925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0.180660592284336">
            <text:p>0.1806605923</text:p>
          </table:table-cell>
          <table:table-cell office:value-type="float" office:value="0.187044604082837">
            <text:p>0.187044604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10">
            <text:p>-10</text:p>
          </table:table-cell>
          <table:table-cell office:value-type="float" office:value="1.77612192221169">
            <text:p>1.7761219222</text:p>
          </table:table-cell>
          <table:table-cell office:value-type="float" office:value="2.33526826931154">
            <text:p>2.335268269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9">
            <text:p>-9</text:p>
          </table:table-cell>
          <table:table-cell office:value-type="float" office:value="0.973385799080223">
            <text:p>0.9733857991</text:p>
          </table:table-cell>
          <table:table-cell office:value-type="float" office:value="1.32006875664222">
            <text:p>1.32006875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8">
            <text:p>-8</text:p>
          </table:table-cell>
          <table:table-cell office:value-type="float" office:value="0.606869425700385">
            <text:p>0.6068694257</text:p>
          </table:table-cell>
          <table:table-cell office:value-type="float" office:value="0.840995415381569">
            <text:p>0.840995415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7">
            <text:p>-7</text:p>
          </table:table-cell>
          <table:table-cell office:value-type="float" office:value="0.4233203552836">
            <text:p>0.4233203553</text:p>
          </table:table-cell>
          <table:table-cell office:value-type="float" office:value="0.590546304409343">
            <text:p>0.590546304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6">
            <text:p>-6</text:p>
          </table:table-cell>
          <table:table-cell office:value-type="float" office:value="0.33045816049656">
            <text:p>0.3304581605</text:p>
          </table:table-cell>
          <table:table-cell office:value-type="float" office:value="0.455164132805932">
            <text:p>0.455164132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5">
            <text:p>-5</text:p>
          </table:table-cell>
          <table:table-cell office:value-type="float" office:value="0.293940070080303">
            <text:p>0.2939400701</text:p>
          </table:table-cell>
          <table:table-cell office:value-type="float" office:value="0.391944422512633">
            <text:p>0.391944422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4">
            <text:p>-4</text:p>
          </table:table-cell>
          <table:table-cell office:value-type="float" office:value="0.323020781862731">
            <text:p>0.3230207819</text:p>
          </table:table-cell>
          <table:table-cell office:value-type="float" office:value="0.413649189025913">
            <text:p>0.41364918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3">
            <text:p>-3</text:p>
          </table:table-cell>
          <table:table-cell office:value-type="float" office:value="0.790601787135184">
            <text:p>0.7906017871</text:p>
          </table:table-cell>
          <table:table-cell office:value-type="float" office:value="1.05011481441154">
            <text:p>1.050114814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2">
            <text:p>-2</text:p>
          </table:table-cell>
          <table:table-cell office:value-type="float" office:value="0.643027982495064">
            <text:p>0.6430279825</text:p>
          </table:table-cell>
          <table:table-cell office:value-type="float" office:value="1.16851329245706">
            <text:p>1.168513292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1">
            <text:p>-1</text:p>
          </table:table-cell>
          <table:table-cell office:value-type="float" office:value="0.202469311067966">
            <text:p>0.2024693111</text:p>
          </table:table-cell>
          <table:table-cell office:value-type="float" office:value="0.298050497744284">
            <text:p>0.298050497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4.8345359316063">
            <text:p>14.8345359316</text:p>
          </table:table-cell>
          <table:table-cell office:value-type="float" office:value="772.045642168983">
            <text:p>772.0456421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106946551313604">
            <text:p>0.1069465513</text:p>
          </table:table-cell>
          <table:table-cell office:value-type="float" office:value="0.155748324845942">
            <text:p>0.155748324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122601158401136">
            <text:p>0.1226011584</text:p>
          </table:table-cell>
          <table:table-cell office:value-type="float" office:value="0.158289094633435">
            <text:p>0.158289094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0.132753372409068">
            <text:p>0.1327533724</text:p>
          </table:table-cell>
          <table:table-cell office:value-type="float" office:value="0.160739707377115">
            <text:p>0.160739707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0.141141804545528">
            <text:p>0.1411418045</text:p>
          </table:table-cell>
          <table:table-cell office:value-type="float" office:value="0.163694580671938">
            <text:p>0.163694580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0.148691841806614">
            <text:p>0.1486918418</text:p>
          </table:table-cell>
          <table:table-cell office:value-type="float" office:value="0.167093627416612">
            <text:p>0.167093627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0.155730108302089">
            <text:p>0.1557301083</text:p>
          </table:table-cell>
          <table:table-cell office:value-type="float" office:value="0.17081655655879">
            <text:p>0.17081655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0.162396174112423">
            <text:p>0.1623961741</text:p>
          </table:table-cell>
          <table:table-cell office:value-type="float" office:value="0.17475673689898">
            <text:p>0.17475673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0.16875870000166">
            <text:p>0.1687587</text:p>
          </table:table-cell>
          <table:table-cell office:value-type="float" office:value="0.178830120467541">
            <text:p>0.178830120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float" office:value="0.1748562475257">
            <text:p>0.1748562475</text:p>
          </table:table-cell>
          <table:table-cell office:value-type="float" office:value="0.182972860736974">
            <text:p>0.182972860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0.180713604886061">
            <text:p>0.1807136049</text:p>
          </table:table-cell>
          <table:table-cell office:value-type="float" office:value="0.187137263268087">
            <text:p>0.187137263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10">
            <text:p>-10</text:p>
          </table:table-cell>
          <table:table-cell office:value-type="float" office:value="1.76809918378562">
            <text:p>1.7680991838</text:p>
          </table:table-cell>
          <table:table-cell office:value-type="float" office:value="2.32683349308509">
            <text:p>2.326833493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9">
            <text:p>-9</text:p>
          </table:table-cell>
          <table:table-cell office:value-type="float" office:value="0.971072298493076">
            <text:p>0.9710722985</text:p>
          </table:table-cell>
          <table:table-cell office:value-type="float" office:value="1.31767704992771">
            <text:p>1.317677049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8">
            <text:p>-8</text:p>
          </table:table-cell>
          <table:table-cell office:value-type="float" office:value="0.606250154613429">
            <text:p>0.6062501546</text:p>
          </table:table-cell>
          <table:table-cell office:value-type="float" office:value="0.840354990564902">
            <text:p>0.840354990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7">
            <text:p>-7</text:p>
          </table:table-cell>
          <table:table-cell office:value-type="float" office:value="0.423275191462695">
            <text:p>0.4232751915</text:p>
          </table:table-cell>
          <table:table-cell office:value-type="float" office:value="0.590498002099676">
            <text:p>0.590498002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6">
            <text:p>-6</text:p>
          </table:table-cell>
          <table:table-cell office:value-type="float" office:value="0.330651214223695">
            <text:p>0.3306512142</text:p>
          </table:table-cell>
          <table:table-cell office:value-type="float" office:value="0.455388664800145">
            <text:p>0.455388664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5">
            <text:p>-5</text:p>
          </table:table-cell>
          <table:table-cell office:value-type="float" office:value="0.294332099495729">
            <text:p>0.2943320995</text:p>
          </table:table-cell>
          <table:table-cell office:value-type="float" office:value="0.392464939215813">
            <text:p>0.392464939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4">
            <text:p>-4</text:p>
          </table:table-cell>
          <table:table-cell office:value-type="float" office:value="0.323967637982457">
            <text:p>0.323967638</text:p>
          </table:table-cell>
          <table:table-cell office:value-type="float" office:value="0.415096837998261">
            <text:p>0.41509683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3">
            <text:p>-3</text:p>
          </table:table-cell>
          <table:table-cell office:value-type="float" office:value="0.79982439865135">
            <text:p>0.7998243987</text:p>
          </table:table-cell>
          <table:table-cell office:value-type="float" office:value="1.06532841133298">
            <text:p>1.065328411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2">
            <text:p>-2</text:p>
          </table:table-cell>
          <table:table-cell office:value-type="float" office:value="0.635885153275317">
            <text:p>0.6358851533</text:p>
          </table:table-cell>
          <table:table-cell office:value-type="float" office:value="1.15835063794431">
            <text:p>1.158350637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1">
            <text:p>-1</text:p>
          </table:table-cell>
          <table:table-cell office:value-type="float" office:value="0.202471321698329">
            <text:p>0.2024713217</text:p>
          </table:table-cell>
          <table:table-cell office:value-type="float" office:value="0.298052854551751">
            <text:p>0.298052854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30.7078657106359">
            <text:p>30.7078657106</text:p>
          </table:table-cell>
          <table:table-cell office:value-type="float" office:value="756.26930583625">
            <text:p>756.26930583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106933107048549">
            <text:p>0.106933107</text:p>
          </table:table-cell>
          <table:table-cell office:value-type="float" office:value="0.155779880948344">
            <text:p>0.155779880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0.122588796762638">
            <text:p>0.1225887968</text:p>
          </table:table-cell>
          <table:table-cell office:value-type="float" office:value="0.158286163603882">
            <text:p>0.158286163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0.132747687221913">
            <text:p>0.1327476872</text:p>
          </table:table-cell>
          <table:table-cell office:value-type="float" office:value="0.160734603555682">
            <text:p>0.160734603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0.141144614111219">
            <text:p>0.1411446141</text:p>
          </table:table-cell>
          <table:table-cell office:value-type="float" office:value="0.163697930918766">
            <text:p>0.163697930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0.148703731386736">
            <text:p>0.1487037314</text:p>
          </table:table-cell>
          <table:table-cell office:value-type="float" office:value="0.167109799789198">
            <text:p>0.167109799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0.155751068908512">
            <text:p>0.1557510689</text:p>
          </table:table-cell>
          <table:table-cell office:value-type="float" office:value="0.170847416282456">
            <text:p>0.17084741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0.162425857165768">
            <text:p>0.1624258572</text:p>
          </table:table-cell>
          <table:table-cell office:value-type="float" office:value="0.174802950906405">
            <text:p>0.174802950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0.168796547821879">
            <text:p>0.1687965478</text:p>
          </table:table-cell>
          <table:table-cell office:value-type="float" office:value="0.178891717527325">
            <text:p>0.178891717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0.17490157140494">
            <text:p>0.1749015714</text:p>
          </table:table-cell>
          <table:table-cell office:value-type="float" office:value="0.183049508630845">
            <text:p>0.183049508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0.180765636377426">
            <text:p>0.1807656364</text:p>
          </table:table-cell>
          <table:table-cell office:value-type="float" office:value="0.187228420504011">
            <text:p>0.187228420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10">
            <text:p>-10</text:p>
          </table:table-cell>
          <table:table-cell office:value-type="float" office:value="1.76033982018176">
            <text:p>1.7603398202</text:p>
          </table:table-cell>
          <table:table-cell office:value-type="float" office:value="2.31867523258675">
            <text:p>2.318675232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9">
            <text:p>-9</text:p>
          </table:table-cell>
          <table:table-cell office:value-type="float" office:value="0.968826784702017">
            <text:p>0.9688267847</text:p>
          </table:table-cell>
          <table:table-cell office:value-type="float" office:value="1.31535628879145">
            <text:p>1.315356288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8">
            <text:p>-8</text:p>
          </table:table-cell>
          <table:table-cell office:value-type="float" office:value="0.605647523954871">
            <text:p>0.605647524</text:p>
          </table:table-cell>
          <table:table-cell office:value-type="float" office:value="0.839732068004867">
            <text:p>0.8397320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7">
            <text:p>-7</text:p>
          </table:table-cell>
          <table:table-cell office:value-type="float" office:value="0.423231145028818">
            <text:p>0.423231145</text:p>
          </table:table-cell>
          <table:table-cell office:value-type="float" office:value="0.59045090910531">
            <text:p>0.590450909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6">
            <text:p>-6</text:p>
          </table:table-cell>
          <table:table-cell office:value-type="float" office:value="0.330839879224008">
            <text:p>0.3308398792</text:p>
          </table:table-cell>
          <table:table-cell office:value-type="float" office:value="0.455608179045226">
            <text:p>0.45560817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5">
            <text:p>-5</text:p>
          </table:table-cell>
          <table:table-cell office:value-type="float" office:value="0.294716124707525">
            <text:p>0.2947161247</text:p>
          </table:table-cell>
          <table:table-cell office:value-type="float" office:value="0.392975590451194">
            <text:p>0.392975590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4">
            <text:p>-4</text:p>
          </table:table-cell>
          <table:table-cell office:value-type="float" office:value="0.324898586274017">
            <text:p>0.3248985863</text:p>
          </table:table-cell>
          <table:table-cell office:value-type="float" office:value="0.416523700371901">
            <text:p>0.416523700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3">
            <text:p>-3</text:p>
          </table:table-cell>
          <table:table-cell office:value-type="float" office:value="0.809011327626616">
            <text:p>0.8090113276</text:p>
          </table:table-cell>
          <table:table-cell office:value-type="float" office:value="1.08052399383588">
            <text:p>1.080523993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2">
            <text:p>-2</text:p>
          </table:table-cell>
          <table:table-cell office:value-type="float" office:value="0.629064022893536">
            <text:p>0.6290640229</text:p>
          </table:table-cell>
          <table:table-cell office:value-type="float" office:value="1.14863917501065">
            <text:p>1.14863917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1">
            <text:p>-1</text:p>
          </table:table-cell>
          <table:table-cell office:value-type="float" office:value="0.202473281559093">
            <text:p>0.2024732816</text:p>
          </table:table-cell>
          <table:table-cell office:value-type="float" office:value="0.298055149095599">
            <text:p>0.298055149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33.9558053990946">
            <text:p>33.9558053991</text:p>
          </table:table-cell>
          <table:table-cell office:value-type="float" office:value="371.787415587493">
            <text:p>371.787415587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106920004972792">
            <text:p>0.106920005</text:p>
          </table:table-cell>
          <table:table-cell office:value-type="float" office:value="0.15581099069431">
            <text:p>0.155810990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0.122576729320533">
            <text:p>0.1225767293</text:p>
          </table:table-cell>
          <table:table-cell office:value-type="float" office:value="0.158283349094279">
            <text:p>0.158283349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0.132742129843342">
            <text:p>0.1327421298</text:p>
          </table:table-cell>
          <table:table-cell office:value-type="float" office:value="0.160729606028336">
            <text:p>0.16072960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0.141147358723629">
            <text:p>0.1411473587</text:p>
          </table:table-cell>
          <table:table-cell office:value-type="float" office:value="0.163701213452241">
            <text:p>0.163701213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0.14871536385862">
            <text:p>0.1487153639</text:p>
          </table:table-cell>
          <table:table-cell office:value-type="float" office:value="0.167125673628553">
            <text:p>0.167125673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0.15577159247046">
            <text:p>0.1557715925</text:p>
          </table:table-cell>
          <table:table-cell office:value-type="float" office:value="0.170877729349291">
            <text:p>0.170877729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0.162454941260564">
            <text:p>0.1624549413</text:p>
          </table:table-cell>
          <table:table-cell office:value-type="float" office:value="0.174848370327085">
            <text:p>0.174848370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0.168833655760326">
            <text:p>0.1688336558</text:p>
          </table:table-cell>
          <table:table-cell office:value-type="float" office:value="0.17895228079874">
            <text:p>0.178952280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0.17494603682393">
            <text:p>0.1749460368</text:p>
          </table:table-cell>
          <table:table-cell office:value-type="float" office:value="0.183124896567913">
            <text:p>0.18312489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0.180816713524255">
            <text:p>0.1808167135</text:p>
          </table:table-cell>
          <table:table-cell office:value-type="float" office:value="0.187318106739861">
            <text:p>0.187318106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10">
            <text:p>-10</text:p>
          </table:table-cell>
          <table:table-cell office:value-type="float" office:value="1.75283116864736">
            <text:p>1.7528311686</text:p>
          </table:table-cell>
          <table:table-cell office:value-type="float" office:value="2.31078019950748">
            <text:p>2.310780199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9">
            <text:p>-9</text:p>
          </table:table-cell>
          <table:table-cell office:value-type="float" office:value="0.966646318203947">
            <text:p>0.9666463182</text:p>
          </table:table-cell>
          <table:table-cell office:value-type="float" office:value="1.31310337583032">
            <text:p>1.313103375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8">
            <text:p>-8</text:p>
          </table:table-cell>
          <table:table-cell office:value-type="float" office:value="0.605060874262435">
            <text:p>0.6050608743</text:p>
          </table:table-cell>
          <table:table-cell office:value-type="float" office:value="0.839125941479668">
            <text:p>0.839125941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7">
            <text:p>-7</text:p>
          </table:table-cell>
          <table:table-cell office:value-type="float" office:value="0.423188175226283">
            <text:p>0.4231881752</text:p>
          </table:table-cell>
          <table:table-cell office:value-type="float" office:value="0.590404980657186">
            <text:p>0.590404980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6">
            <text:p>-6</text:p>
          </table:table-cell>
          <table:table-cell office:value-type="float" office:value="0.331024302661618">
            <text:p>0.3310243027</text:p>
          </table:table-cell>
          <table:table-cell office:value-type="float" office:value="0.45582284125986">
            <text:p>0.455822841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5">
            <text:p>-5</text:p>
          </table:table-cell>
          <table:table-cell office:value-type="float" office:value="0.295092385527283">
            <text:p>0.2950923855</text:p>
          </table:table-cell>
          <table:table-cell office:value-type="float" office:value="0.393476645873643">
            <text:p>0.39347664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4">
            <text:p>-4</text:p>
          </table:table-cell>
          <table:table-cell office:value-type="float" office:value="0.32581401020037">
            <text:p>0.3258140102</text:p>
          </table:table-cell>
          <table:table-cell office:value-type="float" office:value="0.41793015794747">
            <text:p>0.417930157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3">
            <text:p>-3</text:p>
          </table:table-cell>
          <table:table-cell office:value-type="float" office:value="0.818162075815883">
            <text:p>0.8181620758</text:p>
          </table:table-cell>
          <table:table-cell office:value-type="float" office:value="1.09569940386575">
            <text:p>1.095699403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2">
            <text:p>-2</text:p>
          </table:table-cell>
          <table:table-cell office:value-type="float" office:value="0.622543831357139">
            <text:p>0.6225438314</text:p>
          </table:table-cell>
          <table:table-cell office:value-type="float" office:value="1.13935005918234">
            <text:p>1.139350059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1">
            <text:p>-1</text:p>
          </table:table-cell>
          <table:table-cell office:value-type="float" office:value="0.202475192427277">
            <text:p>0.2024751924</text:p>
          </table:table-cell>
          <table:table-cell office:value-type="float" office:value="0.298057383694439">
            <text:p>0.298057383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7.38682236433838">
            <text:p>7.3868223643</text:p>
          </table:table-cell>
          <table:table-cell office:value-type="float" office:value="13.397538966142">
            <text:p>13.397538966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106907232335398">
            <text:p>0.1069072323</text:p>
          </table:table-cell>
          <table:table-cell office:value-type="float" office:value="0.155841658697663">
            <text:p>0.155841658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.122564945889825">
            <text:p>0.1225649459</text:p>
          </table:table-cell>
          <table:table-cell office:value-type="float" office:value="0.158280646018462">
            <text:p>0.15828064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0.132736696205738">
            <text:p>0.1327366962</text:p>
          </table:table-cell>
          <table:table-cell office:value-type="float" office:value="0.160724711968407">
            <text:p>0.16072471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0.141150040784109">
            <text:p>0.1411500408</text:p>
          </table:table-cell>
          <table:table-cell office:value-type="float" office:value="0.163704430345816">
            <text:p>0.163704430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0.148726747627773">
            <text:p>0.1487267476</text:p>
          </table:table-cell>
          <table:table-cell office:value-type="float" office:value="0.167141256477526">
            <text:p>0.167141256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float" office:value="0.155791692637552">
            <text:p>0.1557916926</text:p>
          </table:table-cell>
          <table:table-cell office:value-type="float" office:value="0.170907508677707">
            <text:p>0.170907508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0.162483444418267">
            <text:p>0.1624834444</text:p>
          </table:table-cell>
          <table:table-cell office:value-type="float" office:value="0.174893013110678">
            <text:p>0.174893013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0.168870045308781">
            <text:p>0.1688700453</text:p>
          </table:table-cell>
          <table:table-cell office:value-type="float" office:value="0.179011832820652">
            <text:p>0.179011832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0.174989667857713">
            <text:p>0.1749896679</text:p>
          </table:table-cell>
          <table:table-cell office:value-type="float" office:value="0.183199051202606">
            <text:p>0.183199051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0.180866862136897">
            <text:p>0.1808668621</text:p>
          </table:table-cell>
          <table:table-cell office:value-type="float" office:value="0.187406352272146">
            <text:p>0.187406352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10">
            <text:p>-10</text:p>
          </table:table-cell>
          <table:table-cell office:value-type="float" office:value="1.7455613597995">
            <text:p>1.7455613598</text:p>
          </table:table-cell>
          <table:table-cell office:value-type="float" office:value="2.3031359359853">
            <text:p>2.30313593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9">
            <text:p>-9</text:p>
          </table:table-cell>
          <table:table-cell office:value-type="float" office:value="0.964528125676977">
            <text:p>0.9645281257</text:p>
          </table:table-cell>
          <table:table-cell office:value-type="float" office:value="1.31091538974998">
            <text:p>1.310915389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8">
            <text:p>-8</text:p>
          </table:table-cell>
          <table:table-cell office:value-type="float" office:value="0.604489580294699">
            <text:p>0.6044895803</text:p>
          </table:table-cell>
          <table:table-cell office:value-type="float" office:value="0.838535941927658">
            <text:p>0.838535941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">
            <text:p>-7</text:p>
          </table:table-cell>
          <table:table-cell office:value-type="float" office:value="0.42314624324118">
            <text:p>0.4231462432</text:p>
          </table:table-cell>
          <table:table-cell office:value-type="float" office:value="0.590360174149932">
            <text:p>0.590360174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6">
            <text:p>-6</text:p>
          </table:table-cell>
          <table:table-cell office:value-type="float" office:value="0.331204625255689">
            <text:p>0.3312046253</text:p>
          </table:table-cell>
          <table:table-cell office:value-type="float" office:value="0.456032809976782">
            <text:p>0.4560328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5">
            <text:p>-5</text:p>
          </table:table-cell>
          <table:table-cell office:value-type="float" office:value="0.295461112475643">
            <text:p>0.2954611125</text:p>
          </table:table-cell>
          <table:table-cell office:value-type="float" office:value="0.393968365655889">
            <text:p>0.393968365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4">
            <text:p>-4</text:p>
          </table:table-cell>
          <table:table-cell office:value-type="float" office:value="0.326714281814288">
            <text:p>0.3267142818</text:p>
          </table:table-cell>
          <table:table-cell office:value-type="float" office:value="0.419316585873272">
            <text:p>0.419316585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3">
            <text:p>-3</text:p>
          </table:table-cell>
          <table:table-cell office:value-type="float" office:value="0.827276181523234">
            <text:p>0.8272761815</text:p>
          </table:table-cell>
          <table:table-cell office:value-type="float" office:value="1.11085258027273">
            <text:p>1.110852580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2">
            <text:p>-2</text:p>
          </table:table-cell>
          <table:table-cell office:value-type="float" office:value="0.616305536296143">
            <text:p>0.6163055363</text:p>
          </table:table-cell>
          <table:table-cell office:value-type="float" office:value="1.13045681046428">
            <text:p>1.130456810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1">
            <text:p>-1</text:p>
          </table:table-cell>
          <table:table-cell office:value-type="float" office:value="0.202477056008287">
            <text:p>0.202477056</text:p>
          </table:table-cell>
          <table:table-cell office:value-type="float" office:value="0.298059560565587">
            <text:p>0.298059560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706.86877731713">
            <text:p>3706.8687773171</text:p>
          </table:table-cell>
          <table:table-cell office:value-type="float" office:value="94729.8279756587">
            <text:p>94729.827975658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10689477699924">
            <text:p>0.106894777</text:p>
          </table:table-cell>
          <table:table-cell office:value-type="float" office:value="0.155871889791387">
            <text:p>0.155871889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12255343673407">
            <text:p>0.1225534367</text:p>
          </table:table-cell>
          <table:table-cell office:value-type="float" office:value="0.158278049533061">
            <text:p>0.158278049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0.132731382395486">
            <text:p>0.1327313824</text:p>
          </table:table-cell>
          <table:table-cell office:value-type="float" office:value="0.160719918622393">
            <text:p>0.160719918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0.141152662563677">
            <text:p>0.1411526626</text:p>
          </table:table-cell>
          <table:table-cell office:value-type="float" office:value="0.163707583576291">
            <text:p>0.163707583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0.148737890724558">
            <text:p>0.1487378907</text:p>
          </table:table-cell>
          <table:table-cell office:value-type="float" office:value="0.167156555635767">
            <text:p>0.16715655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float" office:value="0.155811382486487">
            <text:p>0.1558113825</text:p>
          </table:table-cell>
          <table:table-cell office:value-type="float" office:value="0.170936766821418">
            <text:p>0.170936766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0.162511383937306">
            <text:p>0.1625113839</text:p>
          </table:table-cell>
          <table:table-cell office:value-type="float" office:value="0.174936896743771">
            <text:p>0.17493689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0.168905737131478">
            <text:p>0.1689057371</text:p>
          </table:table-cell>
          <table:table-cell office:value-type="float" office:value="0.179070395591175">
            <text:p>0.17907039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0.175032487691494">
            <text:p>0.1750324877</text:p>
          </table:table-cell>
          <table:table-cell office:value-type="float" office:value="0.183271998589297">
            <text:p>0.183271998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0.180916107111912">
            <text:p>0.1809161071</text:p>
          </table:table-cell>
          <table:table-cell office:value-type="float" office:value="0.187493186754307">
            <text:p>0.187493186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10">
            <text:p>-10</text:p>
          </table:table-cell>
          <table:table-cell office:value-type="float" office:value="1.73851925682641">
            <text:p>1.7385192568</text:p>
          </table:table-cell>
          <table:table-cell office:value-type="float" office:value="2.29573075129865">
            <text:p>2.295730751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9">
            <text:p>-9</text:p>
          </table:table-cell>
          <table:table-cell office:value-type="float" office:value="0.962469588460543">
            <text:p>0.9624695885</text:p>
          </table:table-cell>
          <table:table-cell office:value-type="float" office:value="1.30878957315472">
            <text:p>1.308789573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8">
            <text:p>-8</text:p>
          </table:table-cell>
          <table:table-cell office:value-type="float" office:value="0.603933048852385">
            <text:p>0.6039330489</text:p>
          </table:table-cell>
          <table:table-cell office:value-type="float" office:value="0.837961435064491">
            <text:p>0.837961435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">
            <text:p>-7</text:p>
          </table:table-cell>
          <table:table-cell office:value-type="float" office:value="0.423105312088289">
            <text:p>0.4231053121</text:p>
          </table:table-cell>
          <table:table-cell office:value-type="float" office:value="0.590316449014454">
            <text:p>0.59031644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6">
            <text:p>-6</text:p>
          </table:table-cell>
          <table:table-cell office:value-type="float" office:value="0.331380981624661">
            <text:p>0.3313809816</text:p>
          </table:table-cell>
          <table:table-cell office:value-type="float" office:value="0.456238236925687">
            <text:p>0.456238236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5">
            <text:p>-5</text:p>
          </table:table-cell>
          <table:table-cell office:value-type="float" office:value="0.29582252721352">
            <text:p>0.2958225272</text:p>
          </table:table-cell>
          <table:table-cell office:value-type="float" office:value="0.394451000893265">
            <text:p>0.394451000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4">
            <text:p>-4</text:p>
          </table:table-cell>
          <table:table-cell office:value-type="float" office:value="0.327599762122099">
            <text:p>0.3275997621</text:p>
          </table:table-cell>
          <table:table-cell office:value-type="float" office:value="0.420683352641261">
            <text:p>0.420683352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3">
            <text:p>-3</text:p>
          </table:table-cell>
          <table:table-cell office:value-type="float" office:value="0.836353217761395">
            <text:p>0.8363532178</text:p>
          </table:table-cell>
          <table:table-cell office:value-type="float" office:value="1.12598155528485">
            <text:p>1.125981555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2">
            <text:p>-2</text:p>
          </table:table-cell>
          <table:table-cell office:value-type="float" office:value="0.61033164132003">
            <text:p>0.6103316413</text:p>
          </table:table-cell>
          <table:table-cell office:value-type="float" office:value="1.12193507932699">
            <text:p>1.121935079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1">
            <text:p>-1</text:p>
          </table:table-cell>
          <table:table-cell office:value-type="float" office:value="0.202478873938527">
            <text:p>0.2024788739</text:p>
          </table:table-cell>
          <table:table-cell office:value-type="float" office:value="0.298061681829349">
            <text:p>0.298061681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8.07321342300216">
            <text:p>8.073213423</text:p>
          </table:table-cell>
          <table:table-cell office:value-type="float" office:value="179.115856045132">
            <text:p>179.115856045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106882627405487">
            <text:p>0.1068826274</text:p>
          </table:table-cell>
          <table:table-cell office:value-type="float" office:value="0.155901688999015">
            <text:p>0.15590168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0.122542192542318">
            <text:p>0.1225421925</text:p>
          </table:table-cell>
          <table:table-cell office:value-type="float" office:value="0.158275555025419">
            <text:p>0.15827555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0.132726184647276">
            <text:p>0.1327261846</text:p>
          </table:table-cell>
          <table:table-cell office:value-type="float" office:value="0.160715223309708">
            <text:p>0.160715223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0.141155226212586">
            <text:p>0.1411552262</text:p>
          </table:table-cell>
          <table:table-cell office:value-type="float" office:value="0.163710675030569">
            <text:p>0.16371067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0.148748800825857">
            <text:p>0.1487488008</text:p>
          </table:table-cell>
          <table:table-cell office:value-type="float" office:value="0.167171578170446">
            <text:p>0.167171578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0.155830674551599">
            <text:p>0.1558306746</text:p>
          </table:table-cell>
          <table:table-cell office:value-type="float" office:value="0.170965515982133">
            <text:p>0.17096551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0.162538776429581">
            <text:p>0.1625387764</text:p>
          </table:table-cell>
          <table:table-cell office:value-type="float" office:value="0.174980038263147">
            <text:p>0.174980038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0.168940751104854">
            <text:p>0.1689407511</text:p>
          </table:table-cell>
          <table:table-cell office:value-type="float" office:value="0.1791279905805">
            <text:p>0.179127990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0.175074518661312">
            <text:p>0.1750745187</text:p>
          </table:table-cell>
          <table:table-cell office:value-type="float" office:value="0.183343764193927">
            <text:p>0.183343764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0.180964472471649">
            <text:p>0.1809644725</text:p>
          </table:table-cell>
          <table:table-cell office:value-type="float" office:value="0.187578639206545">
            <text:p>0.187578639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10">
            <text:p>-10</text:p>
          </table:table-cell>
          <table:table-cell office:value-type="float" office:value="1.73169440016716">
            <text:p>1.7316944002</text:p>
          </table:table-cell>
          <table:table-cell office:value-type="float" office:value="2.2885536642236">
            <text:p>2.288553664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 office:value-type="float" office:value="0.960468231976466">
            <text:p>0.960468232</text:p>
          </table:table-cell>
          <table:table-cell office:value-type="float" office:value="1.30672332133018">
            <text:p>1.306723321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8">
            <text:p>-8</text:p>
          </table:table-cell>
          <table:table-cell office:value-type="float" office:value="0.603390716763041">
            <text:p>0.6033907168</text:p>
          </table:table-cell>
          <table:table-cell office:value-type="float" office:value="0.837401819179101">
            <text:p>0.837401819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 office:value-type="float" office:value="0.423065346505879">
            <text:p>0.4230653465</text:p>
          </table:table-cell>
          <table:table-cell office:value-type="float" office:value="0.590273766599472">
            <text:p>0.59027376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6">
            <text:p>-6</text:p>
          </table:table-cell>
          <table:table-cell office:value-type="float" office:value="0.33155350060907">
            <text:p>0.3315535006</text:p>
          </table:table-cell>
          <table:table-cell office:value-type="float" office:value="0.45643926739217">
            <text:p>0.456439267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 office:value-type="float" office:value="0.296176842950701">
            <text:p>0.296176843</text:p>
          </table:table-cell>
          <table:table-cell office:value-type="float" office:value="0.394924793988301">
            <text:p>0.39492479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4">
            <text:p>-4</text:p>
          </table:table-cell>
          <table:table-cell office:value-type="float" office:value="0.328470801438377">
            <text:p>0.3284708014</text:p>
          </table:table-cell>
          <table:table-cell office:value-type="float" office:value="0.422030820096744">
            <text:p>0.422030820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0.845392790505206">
            <text:p>0.8453927905</text:p>
          </table:table-cell>
          <table:table-cell office:value-type="float" office:value="1.1410844510833">
            <text:p>1.141084451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2">
            <text:p>-2</text:p>
          </table:table-cell>
          <table:table-cell office:value-type="float" office:value="0.604606044335166">
            <text:p>0.6046060443</text:p>
          </table:table-cell>
          <table:table-cell office:value-type="float" office:value="1.11376243965474">
            <text:p>1.113762439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0.202480647788011">
            <text:p>0.2024806478</text:p>
          </table:table-cell>
          <table:table-cell office:value-type="float" office:value="0.298063749513216">
            <text:p>0.298063749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1.016854446266">
            <text:p>161.0168544463</text:p>
          </table:table-cell>
          <table:table-cell office:value-type="float" office:value="128.73135375517">
            <text:p>128.731353755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106870772540446">
            <text:p>0.1068707725</text:p>
          </table:table-cell>
          <table:table-cell office:value-type="float" office:value="0.155931061508404">
            <text:p>0.15593106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122531204407352">
            <text:p>0.1225312044</text:p>
          </table:table-cell>
          <table:table-cell office:value-type="float" office:value="0.158273158102085">
            <text:p>0.158273158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132721099338501">
            <text:p>0.1327210993</text:p>
          </table:table-cell>
          <table:table-cell office:value-type="float" office:value="0.160710623422154">
            <text:p>0.160710623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141157733769027">
            <text:p>0.1411577338</text:p>
          </table:table-cell>
          <table:table-cell office:value-type="float" office:value="0.163713706511804">
            <text:p>0.16371370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148759485275186">
            <text:p>0.1487594853</text:p>
          </table:table-cell>
          <table:table-cell office:value-type="float" office:value="0.167186330926271">
            <text:p>0.167186330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0.155849580853431">
            <text:p>0.1558495809</text:p>
          </table:table-cell>
          <table:table-cell office:value-type="float" office:value="0.170993768021583">
            <text:p>0.17099376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.162565637854714">
            <text:p>0.1625656379</text:p>
          </table:table-cell>
          <table:table-cell office:value-type="float" office:value="0.175022454268536">
            <text:p>0.175022454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16897510635501">
            <text:p>0.1689751064</text:p>
          </table:table-cell>
          <table:table-cell office:value-type="float" office:value="0.179184638743399">
            <text:p>0.179184638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0.175115782292507">
            <text:p>0.1751157823</text:p>
          </table:table-cell>
          <table:table-cell office:value-type="float" office:value="0.183414372905542">
            <text:p>0.183414372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.181011981401825">
            <text:p>0.1810119814</text:p>
          </table:table-cell>
          <table:table-cell office:value-type="float" office:value="0.187662738025809">
            <text:p>0.1876627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03/08/2012</text:date>, <text:time>09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08T09:11:01</dc:date>
    <dc:creator>Eduardo </dc:creator>
    <meta:generator>LibreOffice/3.4$Unix LibreOffice_project/340m1$Build-402</meta:generator>
    <meta:editing-duration>PT3H29M22S</meta:editing-duration>
    <meta:editing-cycles>2</meta:editing-cycles>
    <meta:document-statistic meta:table-count="1" meta:cell-count="847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454cm" style:legend-expansion="high" chart:style-name="ch2"/>
        <chart:plot-area chart:style-name="ch3" table:cell-range-address="Sheet1.A4:Sheet1.D24" svg:x="0.77cm" svg:y="0.675cm" svg:width="12.327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7cm" svg:y="0.711cm" svg:width="10.96cm" svg:height="7.455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A4:Sheet1.A24" chart:class="chart:line">
            <chart:data-point chart:repeated="21"/>
          </chart:series>
          <chart:series chart:style-name="ch7" chart:values-cell-range-address="Sheet1.B4:Sheet1.B24" chart:class="chart:line">
            <chart:data-point chart:repeated="21"/>
          </chart:series>
          <chart:series chart:style-name="ch8" chart:values-cell-range-address="Sheet1.C4:Sheet1.C24" chart:class="chart:line">
            <chart:data-point chart:repeated="21"/>
          </chart:series>
          <chart:series chart:style-name="ch9" chart:values-cell-range-address="Sheet1.D4:Sheet1.D24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4</svg:desc>
                </draw:g>
              </table:table-cell>
              <table:table-cell office:value-type="float" office:value="-10">
                <text:p>-10</text:p>
                <draw:g>
                  <svg:desc>Sheet1.B4:Sheet1.B24</svg:desc>
                </draw:g>
              </table:table-cell>
              <table:table-cell office:value-type="float" office:value="37.3802121290206">
                <text:p>37.3802121290206</text:p>
                <draw:g>
                  <svg:desc>Sheet1.C4:Sheet1.C24</svg:desc>
                </draw:g>
              </table:table-cell>
              <table:table-cell office:value-type="float" office:value="39.0737365241341">
                <text:p>39.0737365241341</text:p>
                <draw:g>
                  <svg:desc>Sheet1.D4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  <table:table-cell office:value-type="float" office:value="7.83185188577048">
                <text:p>7.83185188577048</text:p>
              </table:table-cell>
              <table:table-cell office:value-type="float" office:value="8.56879415131158">
                <text:p>8.56879415131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  <table:table-cell office:value-type="float" office:value="2.96373123266796">
                <text:p>2.96373123266796</text:p>
              </table:table-cell>
              <table:table-cell office:value-type="float" office:value="3.38181278835159">
                <text:p>3.38181278835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1.46367079886312">
                <text:p>1.46367079886312</text:p>
              </table:table-cell>
              <table:table-cell office:value-type="float" office:value="1.72232199961801">
                <text:p>1.722321999618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0.862514504259067">
                <text:p>0.862514504259067</text:p>
              </table:table-cell>
              <table:table-cell office:value-type="float" office:value="1.02550749205671">
                <text:p>1.02550749205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0.586276960222553">
                <text:p>0.586276960222553</text:p>
              </table:table-cell>
              <table:table-cell office:value-type="float" office:value="0.685497806048705">
                <text:p>0.685497806048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0.449960340130931">
                <text:p>0.449960340130931</text:p>
              </table:table-cell>
              <table:table-cell office:value-type="float" office:value="0.503629655977444">
                <text:p>0.503629655977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0.381080014088871">
                <text:p>0.381080014088871</text:p>
              </table:table-cell>
              <table:table-cell office:value-type="float" office:value="0.400585682450655">
                <text:p>0.400585682450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.347273620664548">
                <text:p>0.347273620664548</text:p>
              </table:table-cell>
              <table:table-cell office:value-type="float" office:value="0.340207563204876">
                <text:p>0.340207563204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332681837828376">
                <text:p>0.332681837828376</text:p>
              </table:table-cell>
              <table:table-cell office:value-type="float" office:value="0.304358399711538">
                <text:p>0.304358399711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8976714286902">
                <text:p>0.328976714286902</text:p>
              </table:table-cell>
              <table:table-cell office:value-type="float" office:value="0.283260873814202">
                <text:p>0.283260873814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31549716746259">
                <text:p>0.331549716746259</text:p>
              </table:table-cell>
              <table:table-cell office:value-type="float" office:value="0.271340207643674">
                <text:p>0.271340207643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337746237461987">
                <text:p>0.337746237461987</text:p>
              </table:table-cell>
              <table:table-cell office:value-type="float" office:value="0.265272854903345">
                <text:p>0.265272854903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345990036671219">
                <text:p>0.345990036671219</text:p>
              </table:table-cell>
              <table:table-cell office:value-type="float" office:value="0.263004762578814">
                <text:p>0.263004762578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355324259470713">
                <text:p>0.355324259470713</text:p>
              </table:table-cell>
              <table:table-cell office:value-type="float" office:value="0.26322867938238">
                <text:p>0.26322867938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365159561371603">
                <text:p>0.365159561371603</text:p>
              </table:table-cell>
              <table:table-cell office:value-type="float" office:value="0.265092463536834">
                <text:p>0.265092463536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375130502346778">
                <text:p>0.375130502346778</text:p>
              </table:table-cell>
              <table:table-cell office:value-type="float" office:value="0.2680297123828">
                <text:p>0.26802971238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.385010990068444">
                <text:p>0.385010990068444</text:p>
              </table:table-cell>
              <table:table-cell office:value-type="float" office:value="0.271658029322946">
                <text:p>0.271658029322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394663115022164">
                <text:p>0.394663115022164</text:p>
              </table:table-cell>
              <table:table-cell office:value-type="float" office:value="0.275716106735307">
                <text:p>0.2757161067353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404005466001738">
                <text:p>0.404005466001738</text:p>
              </table:table-cell>
              <table:table-cell office:value-type="float" office:value="0.280023814927658">
                <text:p>0.280023814927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412993121123033">
                <text:p>0.412993121123033</text:p>
              </table:table-cell>
              <table:table-cell office:value-type="float" office:value="0.284456317050989">
                <text:p>0.2844563170509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454cm" style:legend-expansion="high" chart:style-name="ch2"/>
        <chart:plot-area chart:style-name="ch3" table:cell-range-address="Sheet1.A211:Sheet1.D231" svg:x="0.77cm" svg:y="0.675cm" svg:width="12.327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77cm" svg:y="0.712cm" svg:width="10.872cm" svg:height="7.452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axis chart:dimension="z" chart:name="primary-z" chart:style-name="ch4"/>
          <chart:series chart:attached-axis="primary-y" chart:style-name="ch7" chart:values-cell-range-address="Sheet1.A211:Sheet1.A231" chart:class="chart:line">
            <chart:data-point chart:repeated="21"/>
          </chart:series>
          <chart:series chart:attached-axis="primary-y" chart:style-name="ch8" chart:values-cell-range-address="Sheet1.B211:Sheet1.B231" chart:class="chart:line">
            <chart:data-point chart:repeated="21"/>
          </chart:series>
          <chart:series chart:attached-axis="primary-y" chart:style-name="ch9" chart:values-cell-range-address="Sheet1.C211:Sheet1.C231" chart:class="chart:line">
            <chart:data-point chart:repeated="21"/>
          </chart:series>
          <chart:series chart:attached-axis="primary-y" chart:style-name="ch10" chart:values-cell-range-address="Sheet1.D211:Sheet1.D23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211:Sheet1.A231</svg:desc>
                </draw:g>
              </table:table-cell>
              <table:table-cell office:value-type="float" office:value="-10">
                <text:p>-10</text:p>
                <draw:g>
                  <svg:desc>Sheet1.B211:Sheet1.B231</svg:desc>
                </draw:g>
              </table:table-cell>
              <table:table-cell office:value-type="float" office:value="0.572502212533878">
                <text:p>0.572502212533878</text:p>
                <draw:g>
                  <svg:desc>Sheet1.C211:Sheet1.C231</svg:desc>
                </draw:g>
              </table:table-cell>
              <table:table-cell office:value-type="float" office:value="0.771399288082039">
                <text:p>0.771399288082039</text:p>
                <draw:g>
                  <svg:desc>Sheet1.D211:Sheet1.D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0.468713148842891">
                <text:p>0.468713148842891</text:p>
              </table:table-cell>
              <table:table-cell office:value-type="float" office:value="0.657983433973358">
                <text:p>0.657983433973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0.413153339339958">
                <text:p>0.413153339339958</text:p>
              </table:table-cell>
              <table:table-cell office:value-type="float" office:value="0.591840739253249">
                <text:p>0.591840739253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0.423858546208271">
                <text:p>0.423858546208271</text:p>
              </table:table-cell>
              <table:table-cell office:value-type="float" office:value="0.590165272646565">
                <text:p>0.590165272646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0.689401280678322">
                <text:p>0.689401280678322</text:p>
              </table:table-cell>
              <table:table-cell office:value-type="float" office:value="0.821926609425122">
                <text:p>0.821926609425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-5">
                <text:p>-5</text:p>
              </table:table-cell>
              <table:table-cell office:value-type="float" office:value="116.772406811161">
                <text:p>116.772406811161</text:p>
              </table:table-cell>
              <table:table-cell office:value-type="float" office:value="94.4660824979334">
                <text:p>94.4660824979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0.428867821942019">
                <text:p>0.428867821942019</text:p>
              </table:table-cell>
              <table:table-cell office:value-type="float" office:value="0.400352077758734">
                <text:p>0.4003520777587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0.186222404520787">
                <text:p>0.186222404520787</text:p>
              </table:table-cell>
              <table:table-cell office:value-type="float" office:value="0.245408417498901">
                <text:p>0.245408417498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.156736082869401">
                <text:p>0.156736082869401</text:p>
              </table:table-cell>
              <table:table-cell office:value-type="float" office:value="0.230676208231218">
                <text:p>0.230676208231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0.19483694977795">
                <text:p>0.19483694977795</text:p>
              </table:table-cell>
              <table:table-cell office:value-type="float" office:value="0.28613260938123">
                <text:p>0.28613260938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73093180495063">
                <text:p>0.0673093180495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11544154546279">
                <text:p>0.111544154546279</text:p>
              </table:table-cell>
              <table:table-cell office:value-type="float" office:value="0.155291506351553">
                <text:p>0.155291506351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21953649128419">
                <text:p>0.121953649128419</text:p>
              </table:table-cell>
              <table:table-cell office:value-type="float" office:value="0.162303912541723">
                <text:p>0.162303912541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129791383689429">
                <text:p>0.129791383689429</text:p>
              </table:table-cell>
              <table:table-cell office:value-type="float" office:value="0.164824160973132">
                <text:p>0.164824160973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137351310908744">
                <text:p>0.137351310908744</text:p>
              </table:table-cell>
              <table:table-cell office:value-type="float" office:value="0.166491787014825">
                <text:p>0.166491787014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145035254722979">
                <text:p>0.145035254722979</text:p>
              </table:table-cell>
              <table:table-cell office:value-type="float" office:value="0.168145909094944">
                <text:p>0.168145909094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152898786344289">
                <text:p>0.152898786344289</text:p>
              </table:table-cell>
              <table:table-cell office:value-type="float" office:value="0.170025284528271">
                <text:p>0.170025284528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160910888630904">
                <text:p>0.160910888630904</text:p>
              </table:table-cell>
              <table:table-cell office:value-type="float" office:value="0.172185500959751">
                <text:p>0.1721855009597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69020217716928">
                <text:p>0.169020217716928</text:p>
              </table:table-cell>
              <table:table-cell office:value-type="float" office:value="0.17461776364525">
                <text:p>0.17461776364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7717516609559">
                <text:p>0.17717516609559</text:p>
              </table:table-cell>
              <table:table-cell office:value-type="float" office:value="0.177290530497063">
                <text:p>0.1772905304970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185330035056588">
                <text:p>0.185330035056588</text:p>
              </table:table-cell>
              <table:table-cell office:value-type="float" office:value="0.180165858084194">
                <text:p>0.1801658580841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454cm" style:legend-expansion="high" chart:style-name="ch2"/>
        <chart:plot-area chart:style-name="ch3" table:cell-range-address="Sheet1.A234:Sheet1.D254" svg:x="0.77cm" svg:y="0.675cm" svg:width="12.327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7cm" svg:y="0.713cm" svg:width="10.96cm" svg:height="7.45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A234:Sheet1.A254" chart:class="chart:line">
            <chart:data-point chart:repeated="21"/>
          </chart:series>
          <chart:series chart:style-name="ch7" chart:values-cell-range-address="Sheet1.B234:Sheet1.B254" chart:class="chart:line">
            <chart:data-point chart:repeated="21"/>
          </chart:series>
          <chart:series chart:style-name="ch8" chart:values-cell-range-address="Sheet1.C234:Sheet1.C254" chart:class="chart:line">
            <chart:data-point chart:repeated="21"/>
          </chart:series>
          <chart:series chart:style-name="ch9" chart:values-cell-range-address="Sheet1.D234:Sheet1.D254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34:Sheet1.A254</svg:desc>
                </draw:g>
              </table:table-cell>
              <table:table-cell office:value-type="float" office:value="-10">
                <text:p>-10</text:p>
                <draw:g>
                  <svg:desc>Sheet1.B234:Sheet1.B254</svg:desc>
                </draw:g>
              </table:table-cell>
              <table:table-cell office:value-type="float" office:value="0.522583691555244">
                <text:p>0.522583691555244</text:p>
                <draw:g>
                  <svg:desc>Sheet1.C234:Sheet1.C254</svg:desc>
                </draw:g>
              </table:table-cell>
              <table:table-cell office:value-type="float" office:value="0.701500154057158">
                <text:p>0.701500154057158</text:p>
                <draw:g>
                  <svg:desc>Sheet1.D234:Sheet1.D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0.431539988788091">
                <text:p>0.431539988788091</text:p>
              </table:table-cell>
              <table:table-cell office:value-type="float" office:value="0.606451232767549">
                <text:p>0.606451232767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.385427837781545">
                <text:p>0.385427837781545</text:p>
              </table:table-cell>
              <table:table-cell office:value-type="float" office:value="0.555736143521607">
                <text:p>0.555736143521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.415641656303325">
                <text:p>0.415641656303325</text:p>
              </table:table-cell>
              <table:table-cell office:value-type="float" office:value="0.580769999045587">
                <text:p>0.580769999045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  <table:table-cell office:value-type="float" office:value="0.967746736513286">
                <text:p>0.967746736513286</text:p>
              </table:table-cell>
              <table:table-cell office:value-type="float" office:value="1.08384338786304">
                <text:p>1.08384338786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2.87428974214557">
                <text:p>2.87428974214557</text:p>
              </table:table-cell>
              <table:table-cell office:value-type="float" office:value="2.10395083994602">
                <text:p>2.10395083994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-4">
                <text:p>-4</text:p>
              </table:table-cell>
              <table:table-cell office:value-type="float" office:value="0.253855893492587">
                <text:p>0.253855893492587</text:p>
              </table:table-cell>
              <table:table-cell office:value-type="float" office:value="0.272027914660897">
                <text:p>0.272027914660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0.165651214769949">
                <text:p>0.165651214769949</text:p>
              </table:table-cell>
              <table:table-cell office:value-type="float" office:value="0.225268526974397">
                <text:p>0.225268526974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  <table:table-cell office:value-type="float" office:value="0.15097274776889">
                <text:p>0.15097274776889</text:p>
              </table:table-cell>
              <table:table-cell office:value-type="float" office:value="0.22094179244992">
                <text:p>0.22094179244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0.193694521343984">
                <text:p>0.193694521343984</text:p>
              </table:table-cell>
              <table:table-cell office:value-type="float" office:value="0.284433657861269">
                <text:p>0.284433657861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3172702803241">
                <text:p>0.003172702803241</text:p>
              </table:table-cell>
              <table:table-cell office:value-type="float" office:value="0.0505836536547918">
                <text:p>0.0505836536547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112158787772816">
                <text:p>0.112158787772816</text:p>
              </table:table-cell>
              <table:table-cell office:value-type="float" office:value="0.154618263576861">
                <text:p>0.154618263576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121882119584529">
                <text:p>0.121882119584529</text:p>
              </table:table-cell>
              <table:table-cell office:value-type="float" office:value="0.161057006295541">
                <text:p>0.1610570062955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129020568398027">
                <text:p>0.129020568398027</text:p>
              </table:table-cell>
              <table:table-cell office:value-type="float" office:value="0.163360530293938">
                <text:p>0.163360530293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135945324737122">
                <text:p>0.135945324737122</text:p>
              </table:table-cell>
              <table:table-cell office:value-type="float" office:value="0.164918187317695">
                <text:p>0.164918187317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143053385940724">
                <text:p>0.143053385940724</text:p>
              </table:table-cell>
              <table:table-cell office:value-type="float" office:value="0.166496053270135">
                <text:p>0.166496053270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150393848125282">
                <text:p>0.150393848125282</text:p>
              </table:table-cell>
              <table:table-cell office:value-type="float" office:value="0.168308732404656">
                <text:p>0.168308732404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157930439516187">
                <text:p>0.157930439516187</text:p>
              </table:table-cell>
              <table:table-cell office:value-type="float" office:value="0.170403487808564">
                <text:p>0.170403487808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165607432763169">
                <text:p>0.165607432763169</text:p>
              </table:table-cell>
              <table:table-cell office:value-type="float" office:value="0.172769014611854">
                <text:p>0.1727690146118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7336941126297">
                <text:p>0.17336941126297</text:p>
              </table:table-cell>
              <table:table-cell office:value-type="float" office:value="0.175373508336332">
                <text:p>0.175373508336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81167280863815">
                <text:p>0.181167280863815</text:p>
              </table:table-cell>
              <table:table-cell office:value-type="float" office:value="0.178179599022701">
                <text:p>0.17817959902270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454cm" style:legend-expansion="high" chart:style-name="ch2"/>
        <chart:plot-area chart:style-name="ch3" table:cell-range-address="Sheet1.A27:Sheet1.D47" svg:x="0.77cm" svg:y="0.675cm" svg:width="12.327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7cm" svg:y="0.713cm" svg:width="10.96cm" svg:height="7.45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A27:Sheet1.A47" chart:class="chart:line">
            <chart:data-point chart:repeated="21"/>
          </chart:series>
          <chart:series chart:style-name="ch7" chart:values-cell-range-address="Sheet1.B27:Sheet1.B47" chart:class="chart:line">
            <chart:data-point chart:repeated="21"/>
          </chart:series>
          <chart:series chart:style-name="ch8" chart:values-cell-range-address="Sheet1.C27:Sheet1.C47" chart:class="chart:line">
            <chart:data-point chart:repeated="21"/>
          </chart:series>
          <chart:series chart:style-name="ch9" chart:values-cell-range-address="Sheet1.D27:Sheet1.D47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7:Sheet1.A47</svg:desc>
                </draw:g>
              </table:table-cell>
              <table:table-cell office:value-type="float" office:value="-10">
                <text:p>-10</text:p>
                <draw:g>
                  <svg:desc>Sheet1.B27:Sheet1.B47</svg:desc>
                </draw:g>
              </table:table-cell>
              <table:table-cell office:value-type="float" office:value="2.90237196759361">
                <text:p>2.90237196759361</text:p>
                <draw:g>
                  <svg:desc>Sheet1.C27:Sheet1.C47</svg:desc>
                </draw:g>
              </table:table-cell>
              <table:table-cell office:value-type="float" office:value="3.40793388202971">
                <text:p>3.40793388202971</text:p>
                <draw:g>
                  <svg:desc>Sheet1.D27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  <table:table-cell office:value-type="float" office:value="1.64568339365521">
                <text:p>1.64568339365521</text:p>
              </table:table-cell>
              <table:table-cell office:value-type="float" office:value="2.00644617612212">
                <text:p>2.00644617612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1.03735408876498">
                <text:p>1.03735408876498</text:p>
              </table:table-cell>
              <table:table-cell office:value-type="float" office:value="1.30054882764015">
                <text:p>1.30054882764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.715473017414088">
                <text:p>0.715473017414088</text:p>
              </table:table-cell>
              <table:table-cell office:value-type="float" office:value="0.90811717027516">
                <text:p>0.90811717027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.536387062275034">
                <text:p>0.536387062275034</text:p>
              </table:table-cell>
              <table:table-cell office:value-type="float" office:value="0.675163356841127">
                <text:p>0.675163356841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0.435371309068452">
                <text:p>0.435371309068452</text:p>
              </table:table-cell>
              <table:table-cell office:value-type="float" office:value="0.530920119564081">
                <text:p>0.530920119564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0.381383775172784">
                <text:p>0.381383775172784</text:p>
              </table:table-cell>
              <table:table-cell office:value-type="float" office:value="0.440075716425176">
                <text:p>0.440075716425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0.362091979505455">
                <text:p>0.362091979505455</text:p>
              </table:table-cell>
              <table:table-cell office:value-type="float" office:value="0.38560057746001">
                <text:p>0.38560057746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0.395858341280478">
                <text:p>0.395858341280478</text:p>
              </table:table-cell>
              <table:table-cell office:value-type="float" office:value="0.37224374647156">
                <text:p>0.37224374647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2.82566778502898">
                <text:p>2.82566778502898</text:p>
              </table:table-cell>
              <table:table-cell office:value-type="float" office:value="2.11499650619268">
                <text:p>2.11499650619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38492476815612">
                <text:p>0.238492476815612</text:p>
              </table:table-cell>
              <table:table-cell office:value-type="float" office:value="0.282473707974066">
                <text:p>0.282473707974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3830955056799">
                <text:p>0.253830955056799</text:p>
              </table:table-cell>
              <table:table-cell office:value-type="float" office:value="0.257858000051366">
                <text:p>0.257858000051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26784939965551">
                <text:p>0.26784939965551</text:p>
              </table:table-cell>
              <table:table-cell office:value-type="float" office:value="0.250848710166073">
                <text:p>0.250848710166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279692050829231">
                <text:p>0.279692050829231</text:p>
              </table:table-cell>
              <table:table-cell office:value-type="float" office:value="0.247473678309452">
                <text:p>0.247473678309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290708652980606">
                <text:p>0.290708652980606</text:p>
              </table:table-cell>
              <table:table-cell office:value-type="float" office:value="0.246222945870342">
                <text:p>0.246222945870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301330786825845">
                <text:p>0.301330786825845</text:p>
              </table:table-cell>
              <table:table-cell office:value-type="float" office:value="0.246463863132874">
                <text:p>0.246463863132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311673887313565">
                <text:p>0.311673887313565</text:p>
              </table:table-cell>
              <table:table-cell office:value-type="float" office:value="0.24778556237218">
                <text:p>0.24778556237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321751896110496">
                <text:p>0.321751896110496</text:p>
              </table:table-cell>
              <table:table-cell office:value-type="float" office:value="0.249892042320506">
                <text:p>0.249892042320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33154999377664">
                <text:p>0.33154999377664</text:p>
              </table:table-cell>
              <table:table-cell office:value-type="float" office:value="0.252564110265178">
                <text:p>0.252564110265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341049528897646">
                <text:p>0.341049528897646</text:p>
              </table:table-cell>
              <table:table-cell office:value-type="float" office:value="0.255637792739196">
                <text:p>0.255637792739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350236008286306">
                <text:p>0.350236008286306</text:p>
              </table:table-cell>
              <table:table-cell office:value-type="float" office:value="0.258989764361749">
                <text:p>0.2589897643617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454cm" style:legend-expansion="high" chart:style-name="ch2"/>
        <chart:plot-area chart:style-name="ch3" table:cell-range-address="Sheet1.A50:Sheet1.D70" svg:x="0.77cm" svg:y="0.675cm" svg:width="12.327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7cm" svg:y="0.713cm" svg:width="10.96cm" svg:height="7.45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A50:Sheet1.A70" chart:class="chart:line">
            <chart:data-point chart:repeated="21"/>
          </chart:series>
          <chart:series chart:style-name="ch7" chart:values-cell-range-address="Sheet1.B50:Sheet1.B70" chart:class="chart:line">
            <chart:data-point chart:repeated="21"/>
          </chart:series>
          <chart:series chart:style-name="ch8" chart:values-cell-range-address="Sheet1.C50:Sheet1.C70" chart:class="chart:line">
            <chart:data-point chart:repeated="21"/>
          </chart:series>
          <chart:series chart:style-name="ch9" chart:values-cell-range-address="Sheet1.D50:Sheet1.D70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50:Sheet1.A70</svg:desc>
                </draw:g>
              </table:table-cell>
              <table:table-cell office:value-type="float" office:value="-10">
                <text:p>-10</text:p>
                <draw:g>
                  <svg:desc>Sheet1.B50:Sheet1.B70</svg:desc>
                </draw:g>
              </table:table-cell>
              <table:table-cell office:value-type="float" office:value="1.63211198062362">
                <text:p>1.63211198062362</text:p>
                <draw:g>
                  <svg:desc>Sheet1.C50:Sheet1.C70</svg:desc>
                </draw:g>
              </table:table-cell>
              <table:table-cell office:value-type="float" office:value="2.0158400666099">
                <text:p>2.0158400666099</text:p>
                <draw:g>
                  <svg:desc>Sheet1.D50:Sheet1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1.0753814795992">
                <text:p>1.0753814795992</text:p>
              </table:table-cell>
              <table:table-cell office:value-type="float" office:value="1.37435146944937">
                <text:p>1.37435146944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0.759901480987483">
                <text:p>0.759901480987483</text:p>
              </table:table-cell>
              <table:table-cell office:value-type="float" office:value="0.993396108640805">
                <text:p>0.993396108640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0.575063740231512">
                <text:p>0.575063740231512</text:p>
              </table:table-cell>
              <table:table-cell office:value-type="float" office:value="0.755839628356755">
                <text:p>0.755839628356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0.467304194995166">
                <text:p>0.467304194995166</text:p>
              </table:table-cell>
              <table:table-cell office:value-type="float" office:value="0.603701885724671">
                <text:p>0.603701885724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0.4105818567015">
                <text:p>0.4105818567015</text:p>
              </table:table-cell>
              <table:table-cell office:value-type="float" office:value="0.507209242705183">
                <text:p>0.507209242705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0.39806190412448">
                <text:p>0.39806190412448</text:p>
              </table:table-cell>
              <table:table-cell office:value-type="float" office:value="0.454448566836717">
                <text:p>0.454448566836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0.465428993465019">
                <text:p>0.465428993465019</text:p>
              </table:table-cell>
              <table:table-cell office:value-type="float" office:value="0.465747031585957">
                <text:p>0.4657470315859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1.46245667630169">
                <text:p>1.46245667630169</text:p>
              </table:table-cell>
              <table:table-cell office:value-type="float" office:value="1.18059765824962">
                <text:p>1.18059765824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.367332611902658">
                <text:p>0.367332611902658</text:p>
              </table:table-cell>
              <table:table-cell office:value-type="float" office:value="0.486373414214147">
                <text:p>0.486373414214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149151725204086">
                <text:p>0.0149151725204086</text:p>
              </table:table-cell>
              <table:table-cell office:value-type="float" office:value="0.0609385824368655">
                <text:p>0.0609385824368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92124387003408">
                <text:p>0.192124387003408</text:p>
              </table:table-cell>
              <table:table-cell office:value-type="float" office:value="0.228481660982299">
                <text:p>0.228481660982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11635427039804">
                <text:p>0.211635427039804</text:p>
              </table:table-cell>
              <table:table-cell office:value-type="float" office:value="0.227349072509933">
                <text:p>0.227349072509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25996452179751">
                <text:p>0.225996452179751</text:p>
              </table:table-cell>
              <table:table-cell office:value-type="float" office:value="0.225893741995228">
                <text:p>0.225893741995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238622979576458">
                <text:p>0.238622979576458</text:p>
              </table:table-cell>
              <table:table-cell office:value-type="float" office:value="0.225456456009975">
                <text:p>0.225456456009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0381150226438">
                <text:p>0.250381150226438</text:p>
              </table:table-cell>
              <table:table-cell office:value-type="float" office:value="0.226008755351897">
                <text:p>0.226008755351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61583868436632">
                <text:p>0.261583868436632</text:p>
              </table:table-cell>
              <table:table-cell office:value-type="float" office:value="0.227380723541715">
                <text:p>0.227380723541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72356581545734">
                <text:p>0.272356581545734</text:p>
              </table:table-cell>
              <table:table-cell office:value-type="float" office:value="0.229399749463225">
                <text:p>0.229399749463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82751454053313">
                <text:p>0.282751454053313</text:p>
              </table:table-cell>
              <table:table-cell office:value-type="float" office:value="0.23191650365546">
                <text:p>0.231916503655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92790898297516">
                <text:p>0.292790898297516</text:p>
              </table:table-cell>
              <table:table-cell office:value-type="float" office:value="0.23480818245178">
                <text:p>0.23480818245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302485691187967">
                <text:p>0.302485691187967</text:p>
              </table:table-cell>
              <table:table-cell office:value-type="float" office:value="0.237975947511112">
                <text:p>0.2379759475111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454cm" style:legend-expansion="high" chart:style-name="ch2"/>
        <chart:plot-area chart:style-name="ch3" table:cell-range-address="Sheet1.A73:Sheet1.D93" svg:x="0.714cm" svg:y="0.665cm" svg:width="12.247cm" svg:height="7.63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41cm" svg:y="0.66cm" svg:width="10.959cm" svg:height="7.45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A73:Sheet1.A93" chart:class="chart:line">
            <chart:data-point chart:repeated="21"/>
          </chart:series>
          <chart:series chart:style-name="ch7" chart:values-cell-range-address="Sheet1.B73:Sheet1.B93" chart:class="chart:line">
            <chart:data-point chart:repeated="21"/>
          </chart:series>
          <chart:series chart:style-name="ch8" chart:values-cell-range-address="Sheet1.C73:Sheet1.C93" chart:class="chart:line">
            <chart:data-point chart:repeated="21"/>
          </chart:series>
          <chart:series chart:style-name="ch9" chart:values-cell-range-address="Sheet1.D73:Sheet1.D93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73:Sheet1.A93</svg:desc>
                </draw:g>
              </table:table-cell>
              <table:table-cell office:value-type="float" office:value="-10">
                <text:p>-10</text:p>
                <draw:g>
                  <svg:desc>Sheet1.B73:Sheet1.B93</svg:desc>
                </draw:g>
              </table:table-cell>
              <table:table-cell office:value-type="float" office:value="1.22046448130269">
                <text:p>1.22046448130269</text:p>
                <draw:g>
                  <svg:desc>Sheet1.C73:Sheet1.C93</svg:desc>
                </draw:g>
              </table:table-cell>
              <table:table-cell office:value-type="float" office:value="1.5532459751955">
                <text:p>1.5532459751955</text:p>
                <draw:g>
                  <svg:desc>Sheet1.D73:Sheet1.D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.861791766836895">
                <text:p>0.861791766836895</text:p>
              </table:table-cell>
              <table:table-cell office:value-type="float" office:value="1.13305083562118">
                <text:p>1.13305083562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0.64591193315048">
                <text:p>0.64591193315048</text:p>
              </table:table-cell>
              <table:table-cell office:value-type="float" office:value="0.865967888158531">
                <text:p>0.865967888158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  <table:table-cell office:value-type="float" office:value="0.516436912516909">
                <text:p>0.516436912516909</text:p>
              </table:table-cell>
              <table:table-cell office:value-type="float" office:value="0.692378722363016">
                <text:p>0.692378722363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0.445320264532297">
                <text:p>0.445320264532297</text:p>
              </table:table-cell>
              <table:table-cell office:value-type="float" office:value="0.581240605578217">
                <text:p>0.581240605578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0.424232132049307">
                <text:p>0.424232132049307</text:p>
              </table:table-cell>
              <table:table-cell office:value-type="float" office:value="0.520064282783148">
                <text:p>0.520064282783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0.480874697082325">
                <text:p>0.480874697082325</text:p>
              </table:table-cell>
              <table:table-cell office:value-type="float" office:value="0.525526485029906">
                <text:p>0.525526485029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0.951833381045234">
                <text:p>0.951833381045234</text:p>
              </table:table-cell>
              <table:table-cell office:value-type="float" office:value="0.855342067633974">
                <text:p>0.855342067633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4.77174117074574">
                <text:p>4.77174117074574</text:p>
              </table:table-cell>
              <table:table-cell office:value-type="float" office:value="4.39439982865105">
                <text:p>4.39439982865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0.23922841262484">
                <text:p>0.23922841262484</text:p>
              </table:table-cell>
              <table:table-cell office:value-type="float" office:value="0.342906248138894">
                <text:p>0.342906248138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449961134856737">
                <text:p>0.00449961134856737</text:p>
              </table:table-cell>
              <table:table-cell office:value-type="float" office:value="0.0750921722193544">
                <text:p>0.0750921722193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52400149299299">
                <text:p>0.152400149299299</text:p>
              </table:table-cell>
              <table:table-cell office:value-type="float" office:value="0.201538491485685">
                <text:p>0.2015384914856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73944591409825">
                <text:p>0.173944591409825</text:p>
              </table:table-cell>
              <table:table-cell office:value-type="float" office:value="0.206140539875104">
                <text:p>0.206140539875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88914451906438">
                <text:p>0.188914451906438</text:p>
              </table:table-cell>
              <table:table-cell office:value-type="float" office:value="0.206794192187537">
                <text:p>0.206794192187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01889369741019">
                <text:p>0.201889369741019</text:p>
              </table:table-cell>
              <table:table-cell office:value-type="float" office:value="0.207397672428181">
                <text:p>0.207397672428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213911883994186">
                <text:p>0.213911883994186</text:p>
              </table:table-cell>
              <table:table-cell office:value-type="float" office:value="0.208516777794936">
                <text:p>0.208516777794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25343340642987">
                <text:p>0.225343340642987</text:p>
              </table:table-cell>
              <table:table-cell office:value-type="float" office:value="0.210203396576902">
                <text:p>0.210203396576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236330926590839">
                <text:p>0.236330926590839</text:p>
              </table:table-cell>
              <table:table-cell office:value-type="float" office:value="0.212392197822745">
                <text:p>0.212392197822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46939139515751">
                <text:p>0.246939139515751</text:p>
              </table:table-cell>
              <table:table-cell office:value-type="float" office:value="0.214993583121225">
                <text:p>0.214993583121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7197720690847">
                <text:p>0.257197720690847</text:p>
              </table:table-cell>
              <table:table-cell office:value-type="float" office:value="0.217920618011488">
                <text:p>0.217920618011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67121592290005">
                <text:p>0.267121592290005</text:p>
              </table:table-cell>
              <table:table-cell office:value-type="float" office:value="0.221096878528638">
                <text:p>0.2210968785286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454cm" style:legend-expansion="high" chart:style-name="ch2"/>
        <chart:plot-area chart:style-name="ch3" table:cell-range-address="Sheet1.A96:Sheet1.D116" svg:x="0.77cm" svg:y="0.675cm" svg:width="12.327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7cm" svg:y="0.713cm" svg:width="10.96cm" svg:height="7.45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A96:Sheet1.A116" chart:class="chart:line">
            <chart:data-point chart:repeated="21"/>
          </chart:series>
          <chart:series chart:style-name="ch7" chart:values-cell-range-address="Sheet1.B96:Sheet1.B116" chart:class="chart:line">
            <chart:data-point chart:repeated="21"/>
          </chart:series>
          <chart:series chart:style-name="ch8" chart:values-cell-range-address="Sheet1.C96:Sheet1.C116" chart:class="chart:line">
            <chart:data-point chart:repeated="21"/>
          </chart:series>
          <chart:series chart:style-name="ch9" chart:values-cell-range-address="Sheet1.D96:Sheet1.D116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96:Sheet1.A116</svg:desc>
                </draw:g>
              </table:table-cell>
              <table:table-cell office:value-type="float" office:value="-10">
                <text:p>-10</text:p>
                <draw:g>
                  <svg:desc>Sheet1.B96:Sheet1.B116</svg:desc>
                </draw:g>
              </table:table-cell>
              <table:table-cell office:value-type="float" office:value="1.00799508049681">
                <text:p>1.00799508049681</text:p>
                <draw:g>
                  <svg:desc>Sheet1.C96:Sheet1.C116</svg:desc>
                </draw:g>
              </table:table-cell>
              <table:table-cell office:value-type="float" office:value="1.30895206379273">
                <text:p>1.30895206379273</text:p>
                <draw:g>
                  <svg:desc>Sheet1.D96:Sheet1.D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0.743420922814959">
                <text:p>0.743420922814959</text:p>
              </table:table-cell>
              <table:table-cell office:value-type="float" office:value="0.996681207544734">
                <text:p>0.996681207544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0.580309735732433">
                <text:p>0.580309735732433</text:p>
              </table:table-cell>
              <table:table-cell office:value-type="float" office:value="0.791621877422026">
                <text:p>0.791621877422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0.484709825489784">
                <text:p>0.484709825489784</text:p>
              </table:table-cell>
              <table:table-cell office:value-type="float" office:value="0.657834402593423">
                <text:p>0.657834402593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  <table:table-cell office:value-type="float" office:value="0.442907845036239">
                <text:p>0.442907845036239</text:p>
              </table:table-cell>
              <table:table-cell office:value-type="float" office:value="0.578781010430202">
                <text:p>0.578781010430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0.467538515250586">
                <text:p>0.467538515250586</text:p>
              </table:table-cell>
              <table:table-cell office:value-type="float" office:value="0.560560754598562">
                <text:p>0.560560754598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0.694562184789708">
                <text:p>0.694562184789708</text:p>
              </table:table-cell>
              <table:table-cell office:value-type="float" office:value="0.708241707115575">
                <text:p>0.708241707115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7.85686742122774">
                <text:p>7.85686742122774</text:p>
              </table:table-cell>
              <table:table-cell office:value-type="float" office:value="6.51682193735945">
                <text:p>6.51682193735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0.500248611153138">
                <text:p>0.500248611153138</text:p>
              </table:table-cell>
              <table:table-cell office:value-type="float" office:value="0.590061471967232">
                <text:p>0.590061471967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0.214296393444245">
                <text:p>0.214296393444245</text:p>
              </table:table-cell>
              <table:table-cell office:value-type="float" office:value="0.312187137926707">
                <text:p>0.312187137926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170335926495353">
                <text:p>0.00170335926495353</text:p>
              </table:table-cell>
              <table:table-cell office:value-type="float" office:value="0.0685597690365133">
                <text:p>0.0685597690365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1300138834885">
                <text:p>0.1300138834885</text:p>
              </table:table-cell>
              <table:table-cell office:value-type="float" office:value="0.182478672368163">
                <text:p>0.182478672368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150568842441844">
                <text:p>0.150568842441844</text:p>
              </table:table-cell>
              <table:table-cell office:value-type="float" office:value="0.190299937983308">
                <text:p>0.190299937983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4816754496961">
                <text:p>0.164816754496961</text:p>
              </table:table-cell>
              <table:table-cell office:value-type="float" office:value="0.192348937483663">
                <text:p>0.192348937483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77253991805549">
                <text:p>0.177253991805549</text:p>
              </table:table-cell>
              <table:table-cell office:value-type="float" office:value="0.193676592488035">
                <text:p>0.193676592488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188879504129772">
                <text:p>0.188879504129772</text:p>
              </table:table-cell>
              <table:table-cell office:value-type="float" office:value="0.195202484642391">
                <text:p>0.195202484642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200018636290566">
                <text:p>0.200018636290566</text:p>
              </table:table-cell>
              <table:table-cell office:value-type="float" office:value="0.197121800478387">
                <text:p>0.197121800478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210794459638704">
                <text:p>0.210794459638704</text:p>
              </table:table-cell>
              <table:table-cell office:value-type="float" office:value="0.199440576374877">
                <text:p>0.199440576374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21255485982137">
                <text:p>0.221255485982137</text:p>
              </table:table-cell>
              <table:table-cell office:value-type="float" office:value="0.202109654128853">
                <text:p>0.2021096541288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31420327179534">
                <text:p>0.231420327179534</text:p>
              </table:table-cell>
              <table:table-cell office:value-type="float" office:value="0.205066832575574">
                <text:p>0.2050668325755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41295654611141">
                <text:p>0.241295654611141</text:p>
              </table:table-cell>
              <table:table-cell office:value-type="float" office:value="0.208251486396085">
                <text:p>0.2082514863960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454cm" style:legend-expansion="high" chart:style-name="ch2"/>
        <chart:plot-area chart:style-name="ch3" table:cell-range-address="Sheet1.A119:Sheet1.D139" svg:x="0.77cm" svg:y="0.675cm" svg:width="12.327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7cm" svg:y="0.713cm" svg:width="10.96cm" svg:height="7.45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A119:Sheet1.A139" chart:class="chart:line">
            <chart:data-point chart:repeated="21"/>
          </chart:series>
          <chart:series chart:style-name="ch7" chart:values-cell-range-address="Sheet1.B119:Sheet1.B139" chart:class="chart:line">
            <chart:data-point chart:repeated="21"/>
          </chart:series>
          <chart:series chart:style-name="ch8" chart:values-cell-range-address="Sheet1.C119:Sheet1.C139" chart:class="chart:line">
            <chart:data-point chart:repeated="21"/>
          </chart:series>
          <chart:series chart:style-name="ch9" chart:values-cell-range-address="Sheet1.D119:Sheet1.D139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19:Sheet1.A139</svg:desc>
                </draw:g>
              </table:table-cell>
              <table:table-cell office:value-type="float" office:value="-10">
                <text:p>-10</text:p>
                <draw:g>
                  <svg:desc>Sheet1.B119:Sheet1.B139</svg:desc>
                </draw:g>
              </table:table-cell>
              <table:table-cell office:value-type="float" office:value="0.871708177258792">
                <text:p>0.871708177258792</text:p>
                <draw:g>
                  <svg:desc>Sheet1.C119:Sheet1.C139</svg:desc>
                </draw:g>
              </table:table-cell>
              <table:table-cell office:value-type="float" office:value="1.14842051210261">
                <text:p>1.14842051210261</text:p>
                <draw:g>
                  <svg:desc>Sheet1.D119:Sheet1.D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-9">
                <text:p>-9</text:p>
              </table:table-cell>
              <table:table-cell office:value-type="float" office:value="0.663548379169644">
                <text:p>0.663548379169644</text:p>
              </table:table-cell>
              <table:table-cell office:value-type="float" office:value="0.902641352282185">
                <text:p>0.902641352282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0.534901275745181">
                <text:p>0.534901275745181</text:p>
              </table:table-cell>
              <table:table-cell office:value-type="float" office:value="0.739307915846789">
                <text:p>0.739307915846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0.464882309655021">
                <text:p>0.464882309655021</text:p>
              </table:table-cell>
              <table:table-cell office:value-type="float" office:value="0.636067366857766">
                <text:p>0.636067366857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0.452842547631507">
                <text:p>0.452842547631507</text:p>
              </table:table-cell>
              <table:table-cell office:value-type="float" office:value="0.588891767081427">
                <text:p>0.588891767081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0.551754799561446">
                <text:p>0.551754799561446</text:p>
              </table:table-cell>
              <table:table-cell office:value-type="float" office:value="0.638459836261796">
                <text:p>0.638459836261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1.39086038638662">
                <text:p>1.39086038638662</text:p>
              </table:table-cell>
              <table:table-cell office:value-type="float" office:value="1.29654413305992">
                <text:p>1.29654413305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5.32352293553332">
                <text:p>5.32352293553332</text:p>
              </table:table-cell>
              <table:table-cell office:value-type="float" office:value="4.57746450886368">
                <text:p>4.57746450886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0.271213320535283">
                <text:p>0.271213320535283</text:p>
              </table:table-cell>
              <table:table-cell office:value-type="float" office:value="0.363877284833213">
                <text:p>0.363877284833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0.204849523656796">
                <text:p>0.204849523656796</text:p>
              </table:table-cell>
              <table:table-cell office:value-type="float" office:value="0.299961831435086">
                <text:p>0.299961831435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164732831703986">
                <text:p>0.00164732831703986</text:p>
              </table:table-cell>
              <table:table-cell office:value-type="float" office:value="0.0680514915629971">
                <text:p>0.0680514915629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18579686038477">
                <text:p>0.118579686038477</text:p>
              </table:table-cell>
              <table:table-cell office:value-type="float" office:value="0.170386692996672">
                <text:p>0.170386692996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3674222978315">
                <text:p>0.13674222978315</text:p>
              </table:table-cell>
              <table:table-cell office:value-type="float" office:value="0.179363939278778">
                <text:p>0.179363939278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149632575254892">
                <text:p>0.149632575254892</text:p>
              </table:table-cell>
              <table:table-cell office:value-type="float" office:value="0.182106617543081">
                <text:p>0.1821066175430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1095848026723">
                <text:p>0.161095848026723</text:p>
              </table:table-cell>
              <table:table-cell office:value-type="float" office:value="0.183817163305079">
                <text:p>0.183817163305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71978566862911">
                <text:p>0.171978566862911</text:p>
              </table:table-cell>
              <table:table-cell office:value-type="float" office:value="0.185553729875237">
                <text:p>0.185553729875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82535133699277">
                <text:p>0.182535133699277</text:p>
              </table:table-cell>
              <table:table-cell office:value-type="float" office:value="0.187582311492224">
                <text:p>0.187582311492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192847659539048">
                <text:p>0.192847659539048</text:p>
              </table:table-cell>
              <table:table-cell office:value-type="float" office:value="0.189948281159884">
                <text:p>0.189948281159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20293850056107">
                <text:p>0.20293850056107</text:p>
              </table:table-cell>
              <table:table-cell office:value-type="float" office:value="0.192626262743962">
                <text:p>0.192626262743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21280834812837">
                <text:p>0.21280834812837</text:p>
              </table:table-cell>
              <table:table-cell office:value-type="float" office:value="0.195569259640459">
                <text:p>0.195569259640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222450877573403">
                <text:p>0.222450877573403</text:p>
              </table:table-cell>
              <table:table-cell office:value-type="float" office:value="0.198726688340318">
                <text:p>0.1987266883403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454cm" style:legend-expansion="high" chart:style-name="ch2"/>
        <chart:plot-area chart:style-name="ch3" table:cell-range-address="Sheet1.A142:Sheet1.D162" svg:x="0.77cm" svg:y="0.675cm" svg:width="12.327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7cm" svg:y="0.713cm" svg:width="10.96cm" svg:height="7.45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A142:Sheet1.A162" chart:class="chart:line">
            <chart:data-point chart:repeated="21"/>
          </chart:series>
          <chart:series chart:style-name="ch7" chart:values-cell-range-address="Sheet1.B142:Sheet1.B162" chart:class="chart:line">
            <chart:data-point chart:repeated="21"/>
          </chart:series>
          <chart:series chart:style-name="ch8" chart:values-cell-range-address="Sheet1.C142:Sheet1.C162" chart:class="chart:line">
            <chart:data-point chart:repeated="21"/>
          </chart:series>
          <chart:series chart:style-name="ch9" chart:values-cell-range-address="Sheet1.D142:Sheet1.D162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142:Sheet1.A162</svg:desc>
                </draw:g>
              </table:table-cell>
              <table:table-cell office:value-type="float" office:value="-10">
                <text:p>-10</text:p>
                <draw:g>
                  <svg:desc>Sheet1.B142:Sheet1.B162</svg:desc>
                </draw:g>
              </table:table-cell>
              <table:table-cell office:value-type="float" office:value="0.772511399889059">
                <text:p>0.772511399889059</text:p>
                <draw:g>
                  <svg:desc>Sheet1.C142:Sheet1.C162</svg:desc>
                </draw:g>
              </table:table-cell>
              <table:table-cell office:value-type="float" office:value="1.02845434418156">
                <text:p>1.02845434418156</text:p>
                <draw:g>
                  <svg:desc>Sheet1.D142:Sheet1.D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9">
                <text:p>-9</text:p>
              </table:table-cell>
              <table:table-cell office:value-type="float" office:value="0.602726687440796">
                <text:p>0.602726687440796</text:p>
              </table:table-cell>
              <table:table-cell office:value-type="float" office:value="0.829276230632324">
                <text:p>0.829276230632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8">
                <text:p>-8</text:p>
              </table:table-cell>
              <table:table-cell office:value-type="float" office:value="0.49930396800643">
                <text:p>0.49930396800643</text:p>
              </table:table-cell>
              <table:table-cell office:value-type="float" office:value="0.697532842536538">
                <text:p>0.697532842536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7">
                <text:p>-7</text:p>
              </table:table-cell>
              <table:table-cell office:value-type="float" office:value="0.451113805592359">
                <text:p>0.451113805592359</text:p>
              </table:table-cell>
              <table:table-cell office:value-type="float" office:value="0.620821211046121">
                <text:p>0.620821211046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0.474237930916742">
                <text:p>0.474237930916742</text:p>
              </table:table-cell>
              <table:table-cell office:value-type="float" office:value="0.610567887205245">
                <text:p>0.610567887205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0.719754018613255">
                <text:p>0.719754018613255</text:p>
              </table:table-cell>
              <table:table-cell office:value-type="float" office:value="0.791181287773942">
                <text:p>0.791181287773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7.38243007751984">
                <text:p>7.38243007751984</text:p>
              </table:table-cell>
              <table:table-cell office:value-type="float" office:value="6.25595600839222">
                <text:p>6.25595600839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0.735614382909777">
                <text:p>0.735614382909777</text:p>
              </table:table-cell>
              <table:table-cell office:value-type="float" office:value="0.72334116668927">
                <text:p>0.723341166689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0.208030654296044">
                <text:p>0.208030654296044</text:p>
              </table:table-cell>
              <table:table-cell office:value-type="float" office:value="0.29565600355822">
                <text:p>0.29565600355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0.200290935100585">
                <text:p>0.200290935100585</text:p>
              </table:table-cell>
              <table:table-cell office:value-type="float" office:value="0.293840432474166">
                <text:p>0.293840432474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162427046262247">
                <text:p>0.00162427046262247</text:p>
              </table:table-cell>
              <table:table-cell office:value-type="float" office:value="0.0692094555202652">
                <text:p>0.0692094555202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13370348143969">
                <text:p>0.113370348143969</text:p>
              </table:table-cell>
              <table:table-cell office:value-type="float" office:value="0.1631341680668">
                <text:p>0.1631341680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128913563925853">
                <text:p>0.128913563925853</text:p>
              </table:table-cell>
              <table:table-cell office:value-type="float" office:value="0.172087763225613">
                <text:p>0.172087763225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140289463124978">
                <text:p>0.140289463124978</text:p>
              </table:table-cell>
              <table:table-cell office:value-type="float" office:value="0.175049960558826">
                <text:p>0.175049960558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150647342590784">
                <text:p>0.150647342590784</text:p>
              </table:table-cell>
              <table:table-cell office:value-type="float" office:value="0.176901578630686">
                <text:p>0.1769015786306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60663631859769">
                <text:p>0.160663631859769</text:p>
              </table:table-cell>
              <table:table-cell office:value-type="float" office:value="0.178706567629789">
                <text:p>0.178706567629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70518832840938">
                <text:p>0.170518832840938</text:p>
              </table:table-cell>
              <table:table-cell office:value-type="float" office:value="0.180752874608383">
                <text:p>0.180752874608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180253691155076">
                <text:p>0.180253691155076</text:p>
              </table:table-cell>
              <table:table-cell office:value-type="float" office:value="0.1831030470784">
                <text:p>0.1831030470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189864228802916">
                <text:p>0.189864228802916</text:p>
              </table:table-cell>
              <table:table-cell office:value-type="float" office:value="0.185743923048501">
                <text:p>0.185743923048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199332964711695">
                <text:p>0.199332964711695</text:p>
              </table:table-cell>
              <table:table-cell office:value-type="float" office:value="0.188637101652636">
                <text:p>0.188637101652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08640285497618">
                <text:p>0.208640285497618</text:p>
              </table:table-cell>
              <table:table-cell office:value-type="float" office:value="0.191738046094553">
                <text:p>0.1917380460945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454cm" style:legend-expansion="high" chart:style-name="ch2"/>
        <chart:plot-area chart:style-name="ch3" table:cell-range-address="Sheet1.A165:Sheet1.D185" svg:x="0.77cm" svg:y="0.675cm" svg:width="12.327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7cm" svg:y="0.713cm" svg:width="10.96cm" svg:height="7.45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A165:Sheet1.A185" chart:class="chart:line">
            <chart:data-point chart:repeated="21"/>
          </chart:series>
          <chart:series chart:style-name="ch7" chart:values-cell-range-address="Sheet1.B165:Sheet1.B185" chart:class="chart:line">
            <chart:data-point chart:repeated="21"/>
          </chart:series>
          <chart:series chart:style-name="ch8" chart:values-cell-range-address="Sheet1.C165:Sheet1.C185" chart:class="chart:line">
            <chart:data-point chart:repeated="21"/>
          </chart:series>
          <chart:series chart:style-name="ch9" chart:values-cell-range-address="Sheet1.D165:Sheet1.D185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A165:Sheet1.A185</svg:desc>
                </draw:g>
              </table:table-cell>
              <table:table-cell office:value-type="float" office:value="-10">
                <text:p>-10</text:p>
                <draw:g>
                  <svg:desc>Sheet1.B165:Sheet1.B185</svg:desc>
                </draw:g>
              </table:table-cell>
              <table:table-cell office:value-type="float" office:value="0.694205905039674">
                <text:p>0.694205905039674</text:p>
                <draw:g>
                  <svg:desc>Sheet1.C165:Sheet1.C185</svg:desc>
                </draw:g>
              </table:table-cell>
              <table:table-cell office:value-type="float" office:value="0.930933720579487">
                <text:p>0.930933720579487</text:p>
                <draw:g>
                  <svg:desc>Sheet1.D165:Sheet1.D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9">
                <text:p>-9</text:p>
              </table:table-cell>
              <table:table-cell office:value-type="float" office:value="0.552495397862802">
                <text:p>0.552495397862802</text:p>
              </table:table-cell>
              <table:table-cell office:value-type="float" office:value="0.767013693389931">
                <text:p>0.7670136933899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-8">
                <text:p>-8</text:p>
              </table:table-cell>
              <table:table-cell office:value-type="float" office:value="0.468719862091912">
                <text:p>0.468719862091912</text:p>
              </table:table-cell>
              <table:table-cell office:value-type="float" office:value="0.660895478900145">
                <text:p>0.660895478900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0.440630457531563">
                <text:p>0.440630457531563</text:p>
              </table:table-cell>
              <table:table-cell office:value-type="float" office:value="0.609115127908019">
                <text:p>0.609115127908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0.510615993721132">
                <text:p>0.510615993721132</text:p>
              </table:table-cell>
              <table:table-cell office:value-type="float" office:value="0.647111519195342">
                <text:p>0.647111519195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1.1324297003256">
                <text:p>1.1324297003256</text:p>
              </table:table-cell>
              <table:table-cell office:value-type="float" office:value="1.15700993609063">
                <text:p>1.15700993609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7.5504290376251">
                <text:p>17.5504290376251</text:p>
              </table:table-cell>
              <table:table-cell office:value-type="float" office:value="14.0184196566867">
                <text:p>14.0184196566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  <table:table-cell office:value-type="float" office:value="0.338265704235176">
                <text:p>0.338265704235176</text:p>
              </table:table-cell>
              <table:table-cell office:value-type="float" office:value="0.381740316911884">
                <text:p>0.381740316911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0.180554908403651">
                <text:p>0.180554908403651</text:p>
              </table:table-cell>
              <table:table-cell office:value-type="float" office:value="0.263185186566849">
                <text:p>0.263185186566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0.197733704386569">
                <text:p>0.197733704386569</text:p>
              </table:table-cell>
              <table:table-cell office:value-type="float" office:value="0.290297701896666">
                <text:p>0.290297701896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1591357617261">
                <text:p>0.001591357617261</text:p>
              </table:table-cell>
              <table:table-cell office:value-type="float" office:value="0.0684956435445058">
                <text:p>0.0684956435445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111453914230942">
                <text:p>0.111453914230942</text:p>
              </table:table-cell>
              <table:table-cell office:value-type="float" office:value="0.158936587019341">
                <text:p>0.158936587019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12473324895137">
                <text:p>0.12473324895137</text:p>
              </table:table-cell>
              <table:table-cell office:value-type="float" office:value="0.167336935161538">
                <text:p>0.16733693516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134699429291573">
                <text:p>0.134699429291573</text:p>
              </table:table-cell>
              <table:table-cell office:value-type="float" office:value="0.170251104969364">
                <text:p>0.170251104969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143991935164738">
                <text:p>0.143991935164738</text:p>
              </table:table-cell>
              <table:table-cell office:value-type="float" office:value="0.172100245721898">
                <text:p>0.1721002457218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153148006283776">
                <text:p>0.153148006283776</text:p>
              </table:table-cell>
              <table:table-cell office:value-type="float" office:value="0.173888906113389">
                <text:p>0.173888906113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6228751541729">
                <text:p>0.16228751541729</text:p>
              </table:table-cell>
              <table:table-cell office:value-type="float" office:value="0.175899192738358">
                <text:p>0.1758991927383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71417248278759">
                <text:p>0.171417248278759</text:p>
              </table:table-cell>
              <table:table-cell office:value-type="float" office:value="0.178197387625214">
                <text:p>0.178197387625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180511367958283">
                <text:p>0.180511367958283</text:p>
              </table:table-cell>
              <table:table-cell office:value-type="float" office:value="0.180775323330234">
                <text:p>0.180775323330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189537055991322">
                <text:p>0.189537055991322</text:p>
              </table:table-cell>
              <table:table-cell office:value-type="float" office:value="0.183599021244152">
                <text:p>0.183599021244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98463280780057">
                <text:p>0.198463280780057</text:p>
              </table:table-cell>
              <table:table-cell office:value-type="float" office:value="0.186627461142642">
                <text:p>0.1866274611426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454cm" style:legend-expansion="high" chart:style-name="ch2"/>
        <chart:plot-area chart:style-name="ch3" table:cell-range-address="Sheet1.A188:Sheet1.D208" svg:x="0.77cm" svg:y="0.675cm" svg:width="12.327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7cm" svg:y="0.713cm" svg:width="10.96cm" svg:height="7.45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A188:Sheet1.A208" chart:class="chart:line">
            <chart:data-point chart:repeated="21"/>
          </chart:series>
          <chart:series chart:style-name="ch7" chart:values-cell-range-address="Sheet1.B188:Sheet1.B208" chart:class="chart:line">
            <chart:data-point chart:repeated="21"/>
          </chart:series>
          <chart:series chart:style-name="ch8" chart:values-cell-range-address="Sheet1.C188:Sheet1.C208" chart:class="chart:line">
            <chart:data-point chart:repeated="21"/>
          </chart:series>
          <chart:series chart:style-name="ch9" chart:values-cell-range-address="Sheet1.D188:Sheet1.D208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88:Sheet1.A208</svg:desc>
                </draw:g>
              </table:table-cell>
              <table:table-cell office:value-type="float" office:value="-10">
                <text:p>-10</text:p>
                <draw:g>
                  <svg:desc>Sheet1.B188:Sheet1.B208</svg:desc>
                </draw:g>
              </table:table-cell>
              <table:table-cell office:value-type="float" office:value="0.628933537704968">
                <text:p>0.628933537704968</text:p>
                <draw:g>
                  <svg:desc>Sheet1.C188:Sheet1.C208</svg:desc>
                </draw:g>
              </table:table-cell>
              <table:table-cell office:value-type="float" office:value="0.846897910716988">
                <text:p>0.846897910716988</text:p>
                <draw:g>
                  <svg:desc>Sheet1.D188:Sheet1.D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-9">
                <text:p>-9</text:p>
              </table:table-cell>
              <table:table-cell office:value-type="float" office:value="0.508600429313984">
                <text:p>0.508600429313984</text:p>
              </table:table-cell>
              <table:table-cell office:value-type="float" office:value="0.710884473745867">
                <text:p>0.710884473745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.440542865573027">
                <text:p>0.440542865573027</text:p>
              </table:table-cell>
              <table:table-cell office:value-type="float" office:value="0.626347268392999">
                <text:p>0.626347268392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0.431889164546728">
                <text:p>0.431889164546728</text:p>
              </table:table-cell>
              <table:table-cell office:value-type="float" office:value="0.599275593245442">
                <text:p>0.599275593245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-6">
                <text:p>-6</text:p>
              </table:table-cell>
              <table:table-cell office:value-type="float" office:value="0.572510417056152">
                <text:p>0.572510417056152</text:p>
              </table:table-cell>
              <table:table-cell office:value-type="float" office:value="0.70844762435273">
                <text:p>0.70844762435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2.83552926556097">
                <text:p>2.83552926556097</text:p>
              </table:table-cell>
              <table:table-cell office:value-type="float" office:value="2.61387366444552">
                <text:p>2.61387366444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1.20408023492675">
                <text:p>1.20408023492675</text:p>
              </table:table-cell>
              <table:table-cell office:value-type="float" office:value="0.9947915654402">
                <text:p>0.9947915654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0.229523207202175">
                <text:p>0.229523207202175</text:p>
              </table:table-cell>
              <table:table-cell office:value-type="float" office:value="0.285396941880059">
                <text:p>0.285396941880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0.165724475849172">
                <text:p>0.165724475849172</text:p>
              </table:table-cell>
              <table:table-cell office:value-type="float" office:value="0.243836251261699">
                <text:p>0.243836251261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0.196085200745363">
                <text:p>0.196085200745363</text:p>
              </table:table-cell>
              <table:table-cell office:value-type="float" office:value="0.287951378367872">
                <text:p>0.287951378367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48921368466537">
                <text:p>0.0648921368466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11150452994087">
                <text:p>0.111150452994087</text:p>
              </table:table-cell>
              <table:table-cell office:value-type="float" office:value="0.156577162374482">
                <text:p>0.156577162374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12271834424855">
                <text:p>0.12271834424855</text:p>
              </table:table-cell>
              <table:table-cell office:value-type="float" office:value="0.164268795867065">
                <text:p>0.164268795867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131494748450188">
                <text:p>0.131494748450188</text:p>
              </table:table-cell>
              <table:table-cell office:value-type="float" office:value="0.167007741544993">
                <text:p>0.167007741544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139844521322773">
                <text:p>0.139844521322773</text:p>
              </table:table-cell>
              <table:table-cell office:value-type="float" office:value="0.168780936230413">
                <text:p>0.168780936230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148213535601987">
                <text:p>0.148213535601987</text:p>
              </table:table-cell>
              <table:table-cell office:value-type="float" office:value="0.170510455651515">
                <text:p>0.170510455651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156680041871151">
                <text:p>0.156680041871151</text:p>
              </table:table-cell>
              <table:table-cell office:value-type="float" office:value="0.172459133123974">
                <text:p>0.1724591331239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65226930502574">
                <text:p>0.165226930502574</text:p>
              </table:table-cell>
              <table:table-cell office:value-type="float" office:value="0.174689649783996">
                <text:p>0.174689649783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73812575814873">
                <text:p>0.173812575814873</text:p>
              </table:table-cell>
              <table:table-cell office:value-type="float" office:value="0.177194648253744">
                <text:p>0.177194648253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182392761836328">
                <text:p>0.182392761836328</text:p>
              </table:table-cell>
              <table:table-cell office:value-type="float" office:value="0.17994207950621">
                <text:p>0.179942079506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190927728196218">
                <text:p>0.190927728196218</text:p>
              </table:table-cell>
              <table:table-cell office:value-type="float" office:value="0.182892910789476">
                <text:p>0.1828929107894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